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42.23mm"/>
    </style:style>
    <style:style style:name="co3" style:family="table-column">
      <style:table-column-properties fo:break-before="auto" style:column-width="25.89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41.6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34.78mm"/>
    </style:style>
    <style:style style:name="co10" style:family="table-column">
      <style:table-column-properties fo:break-before="auto" style:column-width="66.57mm"/>
    </style:style>
    <style:style style:name="co11" style:family="table-column">
      <style:table-column-properties fo:break-before="auto" style:column-width="52.21mm"/>
    </style:style>
    <style:style style:name="co12" style:family="table-column">
      <style:table-column-properties fo:break-before="auto" style:column-width="140.26mm"/>
    </style:style>
    <style:style style:name="co13" style:family="table-column">
      <style:table-column-properties fo:break-before="auto" style:column-width="41.93mm"/>
    </style:style>
    <style:style style:name="co14" style:family="table-column">
      <style:table-column-properties fo:break-before="auto" style:column-width="33.46mm"/>
    </style:style>
    <style:style style:name="co15" style:family="table-column">
      <style:table-column-properties fo:break-before="auto" style:column-width="27.83mm"/>
    </style:style>
    <style:style style:name="co16" style:family="table-column">
      <style:table-column-properties fo:break-before="auto" style:column-width="41.15mm"/>
    </style:style>
    <style:style style:name="co17" style:family="table-column">
      <style:table-column-properties fo:break-before="auto" style:column-width="40.41mm"/>
    </style:style>
    <style:style style:name="co18" style:family="table-column">
      <style:table-column-properties fo:break-before="auto" style:column-width="32.24mm"/>
    </style:style>
    <style:style style:name="co19" style:family="table-column">
      <style:table-column-properties fo:break-before="auto" style:column-width="26.79mm"/>
    </style:style>
    <style:style style:name="co20" style:family="table-column">
      <style:table-column-properties fo:break-before="auto" style:column-width="32.07mm"/>
    </style:style>
    <style:style style:name="co21" style:family="table-column">
      <style:table-column-properties fo:break-before="auto" style:column-width="43.87mm"/>
    </style:style>
    <style:style style:name="co22" style:family="table-column">
      <style:table-column-properties fo:break-before="auto" style:column-width="40.23mm"/>
    </style:style>
    <style:style style:name="co23" style:family="table-column">
      <style:table-column-properties fo:break-before="auto" style:column-width="35.08mm"/>
    </style:style>
    <style:style style:name="co24" style:family="table-column">
      <style:table-column-properties fo:break-before="auto" style:column-width="33.28mm"/>
    </style:style>
    <style:style style:name="co25" style:family="table-column">
      <style:table-column-properties fo:break-before="auto" style:column-width="37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3">
      <style:text-properties fo:font-style="italic" style:font-style-asian="italic" style:font-style-complex="italic"/>
    </style:style>
    <style:style style:name="ce6" style:family="table-cell" style:parent-style-name="Default" style:data-style-name="N107"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 style:data-style-name="N99"/>
    <style:style style:name="ce11" style:family="table-cell" style:parent-style-name="Champ_20_de_20_la_20_table_20_dynamique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Catégorie_20_de_20_la_20_table_20_dynamique" style:data-style-name="N0">
      <style:table-cell-properties fo:border-bottom="0.99pt solid #000000" fo:border-left="2.01pt solid #000000" fo:border-right="0.99pt solid #000000" fo:border-top="none"/>
    </style:style>
    <style:style style:name="ce15" style:family="table-cell" style:parent-style-name="Titre_20_de_20_la_20_table_20_dynamique" style:data-style-name="N0">
      <style:table-cell-properties fo:border-bottom="2.01pt solid #000000" fo:border-left="2.01pt solid #000000" fo:border-right="none" fo:border-top="0.99pt solid #000000"/>
    </style:style>
    <style:style style:name="ce16" style:family="table-cell" style:parent-style-name="Coin_20_de_20_la_20_table_20_dynamique">
      <style:table-cell-properties fo:border-bottom="none" fo:border-left="2.01pt solid #000000" fo:border-right="none" fo:border-top="2.01pt solid #000000"/>
    </style:style>
    <style:style style:name="ce17" style:family="table-cell" style:parent-style-name="Champ_20_de_20_la_20_table_20_dynamique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Titre_20_de_20_la_20_table_20_dynamique" style:data-style-name="N0">
      <style:table-cell-properties fo:border-bottom="2.01pt solid #000000" fo:border-left="2.01pt solid #000000" fo:border-right="0.99pt solid #000000" fo:border-top="0.99pt solid #000000"/>
    </style:style>
    <style:style style:name="ce19" style:family="table-cell" style:parent-style-name="Champ_20_de_20_la_20_table_20_dynamique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Catégorie_20_de_20_la_20_table_20_dynamique" style:data-style-name="N0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Catégorie_20_de_20_la_20_table_20_dynamique" style:data-style-name="N0">
      <style:table-cell-properties fo:border-bottom="none" fo:border-left="0.99pt solid #000000" fo:border-right="0.99pt solid #000000" fo:border-top="none"/>
    </style:style>
    <style:style style:name="ce22" style:family="table-cell" style:parent-style-name="Catégorie_20_de_20_la_20_table_20_dynamique" style:data-style-name="N0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Titre_20_de_20_la_20_table_20_dynamique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Coin_20_de_20_la_20_table_20_dynamique">
      <style:table-cell-properties fo:border-bottom="none" fo:border-left="none" fo:border-right="0.99pt solid #000000" fo:border-top="2.01pt solid #000000"/>
    </style:style>
    <style:style style:name="ce25" style:family="table-cell" style:parent-style-name="Champ_20_de_20_la_20_table_20_dynamique">
      <style:table-cell-properties fo:border="0.99pt solid #000000"/>
    </style:style>
    <style:style style:name="ce26" style:family="table-cell" style:parent-style-name="Coin_20_de_20_la_20_table_20_dynamique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Valeur_20_de_20_la_20_table_20_dynamique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Valeur_20_de_20_la_20_table_20_dynamique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Valeur_20_de_20_la_20_table_20_dynamique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Résultat_20_de_20_la_20_table_20_dynamique" style:data-style-name="N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Catégorie_20_de_20_la_20_table_20_dynamique" style:data-style-name="N0">
      <style:table-cell-properties fo:border-bottom="0.99pt solid #000000" fo:border-left="0.99pt solid #000000" fo:border-right="none" fo:border-top="none"/>
    </style:style>
    <style:style style:name="ce32" style:family="table-cell" style:parent-style-name="Valeur_20_de_20_la_20_table_20_dynamique" style:data-style-name="N0">
      <style:table-cell-properties fo:border-bottom="none" fo:border-left="0.99pt solid #000000" fo:border-right="none" fo:border-top="0.99pt solid #000000"/>
    </style:style>
    <style:style style:name="ce33" style:family="table-cell" style:parent-style-name="Valeur_20_de_20_la_20_table_20_dynamique" style:data-style-name="N0">
      <style:table-cell-properties fo:border-bottom="none" fo:border-left="0.99pt solid #000000" fo:border-right="none" fo:border-top="none"/>
    </style:style>
    <style:style style:name="ce34" style:family="table-cell" style:parent-style-name="Valeur_20_de_20_la_20_table_20_dynamique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Résultat_20_de_20_la_20_table_20_dynamique" style:data-style-name="N0">
      <style:table-cell-properties fo:border-bottom="2.01pt solid #000000" fo:border-left="0.99pt solid #000000" fo:border-right="none" fo:border-top="0.99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Coin_20_de_20_la_20_table_20_dynamique">
      <style:table-cell-properties fo:border-bottom="0.99pt solid #000000" fo:border-left="none" fo:border-right="none" fo:border-top="2.01pt solid #000000"/>
    </style:style>
    <style:style style:name="ce38" style:family="table-cell" style:parent-style-name="Catégorie_20_de_20_la_20_table_20_dynamique" style:data-style-name="N0">
      <style:table-cell-properties fo:border-bottom="0.99pt solid #000000" fo:border-left="none" fo:border-right="none" fo:border-top="none"/>
    </style:style>
    <style:style style:name="ce39" style:family="table-cell" style:parent-style-name="Valeur_20_de_20_la_20_table_20_dynamique" style:data-style-name="N0">
      <style:table-cell-properties fo:border-bottom="none" fo:border-left="none" fo:border-right="none" fo:border-top="0.99pt solid #000000"/>
    </style:style>
    <style:style style:name="ce40" style:family="table-cell" style:parent-style-name="Valeur_20_de_20_la_20_table_20_dynamique" style:data-style-name="N0"/>
    <style:style style:name="ce41" style:family="table-cell" style:parent-style-name="Valeur_20_de_20_la_20_table_20_dynamique" style:data-style-name="N0">
      <style:table-cell-properties fo:border-bottom="0.99pt solid #000000" fo:border-left="none" fo:border-right="none" fo:border-top="none"/>
    </style:style>
    <style:style style:name="ce42" style:family="table-cell" style:parent-style-name="Résultat_20_de_20_la_20_table_20_dynamique" style:data-style-name="N0">
      <style:table-cell-properties fo:border-bottom="2.01pt solid #000000" fo:border-left="none" fo:border-right="none" fo:border-top="0.99pt solid #000000"/>
    </style:style>
    <style:style style:name="ce43" style:family="table-cell" style:parent-style-name="Valeur_20_de_20_la_20_table_20_dynamique">
      <style:table-cell-properties fo:border-bottom="0.99pt solid #000000" fo:border-left="none" fo:border-right="none" fo:border-top="none"/>
    </style:style>
    <style:style style:name="ce44" style:family="table-cell" style:parent-style-name="Default" style:data-style-name="N107"/>
    <style:style style:name="ce45" style:family="table-cell" style:parent-style-name="Coin_20_de_20_la_20_table_20_dynamique">
      <style:table-cell-properties fo:border-bottom="0.99pt solid #000000" fo:border-left="none" fo:border-right="2.01pt solid #000000" fo:border-top="2.01pt solid #000000"/>
    </style:style>
    <style:style style:name="ce46" style:family="table-cell" style:parent-style-name="Catégorie_20_de_20_la_20_table_20_dynamique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Valeur_20_de_20_la_20_table_20_dynamique" style:data-style-name="N0">
      <style:table-cell-properties fo:border-bottom="none" fo:border-left="none" fo:border-right="2.01pt solid #000000" fo:border-top="0.99pt solid #000000"/>
    </style:style>
    <style:style style:name="ce48" style:family="table-cell" style:parent-style-name="Valeur_20_de_20_la_20_table_20_dynamique" style:data-style-name="N0">
      <style:table-cell-properties fo:border-bottom="none" fo:border-left="none" fo:border-right="2.01pt solid #000000" fo:border-top="none"/>
    </style:style>
    <style:style style:name="ce49" style:family="table-cell" style:parent-style-name="Valeur_20_de_20_la_20_table_20_dynamique">
      <style:table-cell-properties fo:border-bottom="none" fo:border-left="none" fo:border-right="2.01pt solid #000000" fo:border-top="none"/>
    </style:style>
    <style:style style:name="ce50" style:family="table-cell" style:parent-style-name="Valeur_20_de_20_la_20_table_20_dynamique" style:data-style-name="N0">
      <style:table-cell-properties fo:border-bottom="0.99pt solid #000000" fo:border-left="none" fo:border-right="2.01pt solid #000000" fo:border-top="none"/>
    </style:style>
    <style:style style:name="ce51" style:family="table-cell" style:parent-style-name="Résultat_20_de_20_la_20_table_20_dynamique" style:data-style-name="N0">
      <style:table-cell-properties fo:border-bottom="2.01pt solid #000000" fo:border-left="none" fo:border-right="2.01pt solid #000000" fo:border-top="0.99pt solid #000000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1. summary_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# total specific small var</text:p>
          </table:table-cell>
          <table:table-cell table:style-name="ce1" office:value-type="string" calcext:value-type="string">
            <text:p># High Impact</text:p>
          </table:table-cell>
          <table:table-cell table:style-name="ce1" office:value-type="string" calcext:value-type="string">
            <text:p># Moderate impact</text:p>
          </table:table-cell>
          <table:table-cell table:style-name="ce1" office:value-type="string" calcext:value-type="string">
            <text:p>#Low Impact</text:p>
          </table:table-cell>
          <table:table-cell table:style-name="ce1" office:value-type="string" calcext:value-type="string">
            <text:p>Total functional impacts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table:style-name="ce3" office:value-type="float" office:value="2014" calcext:value-type="float">
            <text:p>2 0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C2:.E2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table:style-name="ce3" office:value-type="float" office:value="1999" calcext:value-type="float">
            <text:p>1 99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SUM([.C3:.E3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table:style-name="ce3" office:value-type="float" office:value="2041" calcext:value-type="float">
            <text:p>2 04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SUM([.C4:.E4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table:style-name="ce3" office:value-type="float" office:value="1914" calcext:value-type="float">
            <text:p>1 91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formula="of:=SUM([.C5:.E5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table:style-name="ce3" office:value-type="float" office:value="2371" calcext:value-type="float">
            <text:p>2 37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C6:.E6])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2:.B6])" office:value-type="float" office:value="10339" calcext:value-type="float">
            <text:p>10 339</text:p>
          </table:table-cell>
          <table:table-cell table:formula="of:=SUM([.C2:.C6])" office:value-type="float" office:value="105" calcext:value-type="float">
            <text:p>105</text:p>
          </table:table-cell>
          <table:table-cell table:formula="of:=SUM([.D2:.D6])" office:value-type="float" office:value="151" calcext:value-type="float">
            <text:p>151</text:p>
          </table:table-cell>
          <table:table-cell table:formula="of:=SUM([.E2:.E6])" office:value-type="float" office:value="100" calcext:value-type="float">
            <text:p>100</text:p>
          </table:table-cell>
          <table:table-cell table:style-name="ce1" table:formula="of:=SUM([.F2:.F6])" office:value-type="float" office:value="356" calcext:value-type="float">
            <text:p>356</text:p>
          </table:table-cell>
        </table:table-row>
        <table:table-row table:style-name="ro1">
          <table:table-cell table:style-name="ce1" office:value-type="string" calcext:value-type="string">
            <text:p>Average / mutant line</text:p>
          </table:table-cell>
          <table:table-cell table:style-name="ce3" table:formula="of:=AVERAGE([.B2:.B6])" office:value-type="float" office:value="2067.8" calcext:value-type="float">
            <text:p>2 068</text:p>
          </table:table-cell>
          <table:table-cell table:formula="of:=AVERAGE([.C2:.C6])" office:value-type="float" office:value="21" calcext:value-type="float">
            <text:p>21</text:p>
          </table:table-cell>
          <table:table-cell table:formula="of:=AVERAGE([.D2:.D6])" office:value-type="float" office:value="30.2" calcext:value-type="float">
            <text:p>30,2</text:p>
          </table:table-cell>
          <table:table-cell table:formula="of:=AVERAGE([.E2:.E6])" office:value-type="float" office:value="20" calcext:value-type="float">
            <text:p>20</text:p>
          </table:table-cell>
          <table:table-cell table:formula="of:=AVERAGE([.F2:.F6])" office:value-type="float" office:value="71.2" calcext:value-type="float">
            <text:p>71,2</text:p>
          </table:table-cell>
        </table:table-row>
        <table:table-row table:style-name="ro1">
          <table:table-cell table:style-name="ce2" office:value-type="string" calcext:value-type="string">
            <text:p>sd / mutant line</text:p>
          </table:table-cell>
          <table:table-cell table:style-name="ce5" table:formula="of:=STDEV([.B2:.B6])" office:value-type="float" office:value="176.019033061769" calcext:value-type="float">
            <text:p>176</text:p>
          </table:table-cell>
          <table:table-cell table:style-name="ce6" table:formula="of:=STDEV([.C2:.C6])" office:value-type="float" office:value="20.2854627751008" calcext:value-type="float">
            <text:p>20,3</text:p>
          </table:table-cell>
          <table:table-cell table:style-name="ce6" table:formula="of:=STDEV([.D2:.D6])" office:value-type="float" office:value="14.2372750201715" calcext:value-type="float">
            <text:p>14,2</text:p>
          </table:table-cell>
          <table:table-cell table:style-name="ce6" table:formula="of:=STDEV([.E2:.E6])" office:value-type="float" office:value="6.16441400296898" calcext:value-type="float">
            <text:p>6,2</text:p>
          </table:table-cell>
          <table:table-cell table:style-name="ce6" table:formula="of:=STDEV([.F2:.F6])" office:value-type="float" office:value="36.4513374240233" calcext:value-type="float">
            <text:p>36,5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3"/>
          <table:table-cell table:formula="of:=30/2000 *100" office:value-type="float" office:value="1.5" calcext:value-type="float">
            <text:p>1,5</text:p>
          </table:table-cell>
          <table:table-cell table:number-columns-repeated="2"/>
        </table:table-row>
      </table:table>
      <table:table table:name="2. List_Impact-mutations" table:style-name="ta1">
        <office:forms form:automatic-focus="false" form:apply-design-mode="false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3" table:default-cell-style-name="Default"/>
        <table:table-row table:style-name="ro1"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IMPACT</text:p>
          </table:table-cell>
          <table:table-cell table:style-name="ce7" office:value-type="string" calcext:value-type="string">
            <text:p>CHROM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string" calcext:value-type="string">
            <text:p>REF</text:p>
          </table:table-cell>
          <table:table-cell table:style-name="ce7" office:value-type="string" calcext:value-type="string">
            <text:p>ALT</text:p>
          </table:table-cell>
          <table:table-cell table:style-name="ce7" office:value-type="string" calcext:value-type="string">
            <text:p>ANN[*].GENE</text:p>
          </table:table-cell>
          <table:table-cell table:style-name="ce7" office:value-type="string" calcext:value-type="string">
            <text:p>ANN[*].FEATUREID</text:p>
          </table:table-cell>
          <table:table-cell table:style-name="ce7" office:value-type="string" calcext:value-type="string">
            <text:p>ANN[*].EFFECT</text:p>
          </table:table-cell>
          <table:table-cell table:style-name="ce7" office:value-type="string" calcext:value-type="string">
            <text:p>LOF[*].GENE</text:p>
          </table:table-cell>
          <table:table-cell table:style-name="ce1" office:value-type="string" calcext:value-type="string">
            <text:p>identical_mutation</text:p>
          </table:table-cell>
          <table:table-cell table:style-name="ce1" office:value-type="string" calcext:value-type="string">
            <text:p>mutation type</text:p>
          </table:table-cell>
          <table:table-cell table:style-name="ce1" office:value-type="string" calcext:value-type="string">
            <text:p>event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9567760" calcext:value-type="float">
            <text:p>95677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ATGGCTGGGTGGATGGCTGGATGGCTGGGTGGATGGCT</text:p>
          </table:table-cell>
          <table:table-cell office:value-type="string" calcext:value-type="string">
            <text:p>Pp3c21_15050V3.1-E1</text:p>
          </table:table-cell>
          <table:table-cell office:value-type="string" calcext:value-type="string">
            <text:p>transcript:Pp3c21_1505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1_15050V3.1-E1</text:p>
          </table:table-cell>
          <table:table-cell table:formula="of:=IF(AND([.C2]=[.C3];[.D2]=[.D3]);&quot;yes&quot;;&quot;no&quot;)" office:value-type="string" office:string-value="no" calcext:value-type="string">
            <text:p>no</text:p>
          </table:table-cell>
          <table:table-cell table:formula="of:=IF(OR(LEN([.E2])&gt;1;LEN([.F2])&gt;1);IF(LEN([.F2])=1;&quot;del&quot;;IF(ISERROR(FIND(&quot;,&quot;;[.F2];1));&quot;ins&quot;;&quot;mltple_var&quot;));&quot;snp&quot;)" office:value-type="string" office:string-value="ins" calcext:value-type="string">
            <text:p>ins</text:p>
          </table:table-cell>
          <table:table-cell table:formula="of:=IF([.L2]=&quot;mltple_var&quot;;&quot;n/a&quot;;LEN([.F2])-LEN([.E2])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HIGH</text:p>
          </table:table-cell>
          <table:table-cell office:value-type="float" office:value="22" calcext:value-type="float">
            <text:p>22</text:p>
          </table:table-cell>
          <table:table-cell office:value-type="float" office:value="727298" calcext:value-type="float">
            <text:p>7272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CCTATT</text:p>
          </table:table-cell>
          <table:table-cell office:value-type="string" calcext:value-type="string">
            <text:p>Pp3c22_1050V3.1-E1</text:p>
          </table:table-cell>
          <table:table-cell office:value-type="string" calcext:value-type="string">
            <text:p>transcript:Pp3c22_1050V3.1</text:p>
          </table:table-cell>
          <table:table-cell office:value-type="string" calcext:value-type="string">
            <text:p>frameshift_variant&amp;stop_gained</text:p>
          </table:table-cell>
          <table:table-cell office:value-type="string" calcext:value-type="string">
            <text:p>Pp3c22_1050V3.1-E1</text:p>
          </table:table-cell>
          <table:table-cell table:formula="of:=IF(AND([.C3]=[.C4];[.D3]=[.D4]);&quot;yes&quot;;&quot;no&quot;)" office:value-type="string" office:string-value="no" calcext:value-type="string">
            <text:p>no</text:p>
          </table:table-cell>
          <table:table-cell table:formula="of:=IF(OR(LEN([.E3])&gt;1;LEN([.F3])&gt;1);IF(LEN([.F3])=1;&quot;del&quot;;IF(ISERROR(FIND(&quot;,&quot;;[.F3];1));&quot;ins&quot;;&quot;mltple_var&quot;));&quot;snp&quot;)" office:value-type="string" office:string-value="ins" calcext:value-type="string">
            <text:p>ins</text:p>
          </table:table-cell>
          <table:table-cell table:formula="of:=IF([.L3]=&quot;mltple_var&quot;;&quot;n/a&quot;;LEN([.F3])-LEN([.E3]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325863" calcext:value-type="float">
            <text:p>3258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_780V3.1-E1</text:p>
          </table:table-cell>
          <table:table-cell office:value-type="string" calcext:value-type="string">
            <text:p>transcript:Pp3c2_78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4]=[.C5];[.D4]=[.D5]);&quot;yes&quot;;&quot;no&quot;)" office:value-type="string" office:string-value="no" calcext:value-type="string">
            <text:p>no</text:p>
          </table:table-cell>
          <table:table-cell table:formula="of:=IF(OR(LEN([.E4])&gt;1;LEN([.F4])&gt;1);IF(LEN([.F4])=1;&quot;del&quot;;IF(ISERROR(FIND(&quot;,&quot;;[.F4];1));&quot;ins&quot;;&quot;mltple_var&quot;));&quot;snp&quot;)" office:value-type="string" office:string-value="snp" calcext:value-type="string">
            <text:p>snp</text:p>
          </table:table-cell>
          <table:table-cell table:formula="of:=IF([.L4]=&quot;mltple_var&quot;;&quot;n/a&quot;;LEN([.F4])-LEN([.E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95020" calcext:value-type="float">
            <text:p>1395020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office:value-type="string" calcext:value-type="string">
            <text:p>Pp3c8_2770V3.2-E1</text:p>
          </table:table-cell>
          <table:table-cell office:value-type="string" calcext:value-type="string">
            <text:p>transcript:Pp3c8_277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5]=[.C6];[.D5]=[.D6]);&quot;yes&quot;;&quot;no&quot;)" office:value-type="string" office:string-value="yes" calcext:value-type="string">
            <text:p>yes</text:p>
          </table:table-cell>
          <table:table-cell table:formula="of:=IF(OR(LEN([.E5])&gt;1;LEN([.F5])&gt;1);IF(LEN([.F5])=1;&quot;del&quot;;IF(ISERROR(FIND(&quot;,&quot;;[.F5];1));&quot;ins&quot;;&quot;mltple_var&quot;));&quot;snp&quot;)" office:value-type="string" office:string-value="snp" calcext:value-type="string">
            <text:p>snp</text:p>
          </table:table-cell>
          <table:table-cell table:formula="of:=IF([.L5]=&quot;mltple_var&quot;;&quot;n/a&quot;;LEN([.F5])-LEN([.E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95020" calcext:value-type="float">
            <text:p>1395020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office:value-type="string" calcext:value-type="string">
            <text:p>Pp3c8_2770V3.1-E1</text:p>
          </table:table-cell>
          <table:table-cell office:value-type="string" calcext:value-type="string">
            <text:p>transcript:Pp3c8_277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6]=[.C7];[.D6]=[.D7]);&quot;yes&quot;;&quot;no&quot;)" office:value-type="string" office:string-value="no" calcext:value-type="string">
            <text:p>no</text:p>
          </table:table-cell>
          <table:table-cell table:formula="of:=IF(OR(LEN([.E6])&gt;1;LEN([.F6])&gt;1);IF(LEN([.F6])=1;&quot;del&quot;;IF(ISERROR(FIND(&quot;,&quot;;[.F6];1));&quot;ins&quot;;&quot;mltple_var&quot;));&quot;snp&quot;)" office:value-type="string" office:string-value="snp" calcext:value-type="string">
            <text:p>snp</text:p>
          </table:table-cell>
          <table:table-cell table:formula="of:=IF([.L6]=&quot;mltple_var&quot;;&quot;n/a&quot;;LEN([.F6])-LEN([.E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12093867" calcext:value-type="float">
            <text:p>120938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5_18349V3.1-E1</text:p>
          </table:table-cell>
          <table:table-cell office:value-type="string" calcext:value-type="string">
            <text:p>transcript:Pp3c15_18349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7]=[.C8];[.D7]=[.D8]);&quot;yes&quot;;&quot;no&quot;)" office:value-type="string" office:string-value="no" calcext:value-type="string">
            <text:p>no</text:p>
          </table:table-cell>
          <table:table-cell table:formula="of:=IF(OR(LEN([.E7])&gt;1;LEN([.F7])&gt;1);IF(LEN([.F7])=1;&quot;del&quot;;IF(ISERROR(FIND(&quot;,&quot;;[.F7];1));&quot;ins&quot;;&quot;mltple_var&quot;));&quot;snp&quot;)" office:value-type="string" office:string-value="snp" calcext:value-type="string">
            <text:p>snp</text:p>
          </table:table-cell>
          <table:table-cell table:formula="of:=IF([.L7]=&quot;mltple_var&quot;;&quot;n/a&quot;;LEN([.F7])-LEN([.E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758222" calcext:value-type="float">
            <text:p>12758222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</text:p>
          </table:table-cell>
          <table:table-cell office:value-type="string" calcext:value-type="string">
            <text:p>Pp3c17_18970V3.1-E4</text:p>
          </table:table-cell>
          <table:table-cell office:value-type="string" calcext:value-type="string">
            <text:p>transcript:Pp3c17_1897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8]=[.C9];[.D8]=[.D9]);&quot;yes&quot;;&quot;no&quot;)" office:value-type="string" office:string-value="yes" calcext:value-type="string">
            <text:p>yes</text:p>
          </table:table-cell>
          <table:table-cell table:formula="of:=IF(OR(LEN([.E8])&gt;1;LEN([.F8])&gt;1);IF(LEN([.F8])=1;&quot;del&quot;;IF(ISERROR(FIND(&quot;,&quot;;[.F8];1));&quot;ins&quot;;&quot;mltple_var&quot;));&quot;snp&quot;)" office:value-type="string" office:string-value="snp" calcext:value-type="string">
            <text:p>snp</text:p>
          </table:table-cell>
          <table:table-cell table:formula="of:=IF([.L8]=&quot;mltple_var&quot;;&quot;n/a&quot;;LEN([.F8])-LEN([.E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758222" calcext:value-type="float">
            <text:p>12758222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</text:p>
          </table:table-cell>
          <table:table-cell office:value-type="string" calcext:value-type="string">
            <text:p>Pp3c17_18970V3.2-E1</text:p>
          </table:table-cell>
          <table:table-cell office:value-type="string" calcext:value-type="string">
            <text:p>transcript:Pp3c17_1897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9]=[.C10];[.D9]=[.D10]);&quot;yes&quot;;&quot;no&quot;)" office:value-type="string" office:string-value="no" calcext:value-type="string">
            <text:p>no</text:p>
          </table:table-cell>
          <table:table-cell table:formula="of:=IF(OR(LEN([.E9])&gt;1;LEN([.F9])&gt;1);IF(LEN([.F9])=1;&quot;del&quot;;IF(ISERROR(FIND(&quot;,&quot;;[.F9];1));&quot;ins&quot;;&quot;mltple_var&quot;));&quot;snp&quot;)" office:value-type="string" office:string-value="snp" calcext:value-type="string">
            <text:p>snp</text:p>
          </table:table-cell>
          <table:table-cell table:formula="of:=IF([.L9]=&quot;mltple_var&quot;;&quot;n/a&quot;;LEN([.F9])-LEN([.E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44993" calcext:value-type="float">
            <text:p>274499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,*</text:p>
          </table:table-cell>
          <table:table-cell office:value-type="string" calcext:value-type="string">
            <text:p>Pp3c24_3580V3.2-E1</text:p>
          </table:table-cell>
          <table:table-cell office:value-type="string" calcext:value-type="string">
            <text:p>transcript:Pp3c24_358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0]=[.C11];[.D10]=[.D11]);&quot;yes&quot;;&quot;no&quot;)" office:value-type="string" office:string-value="yes" calcext:value-type="string">
            <text:p>yes</text:p>
          </table:table-cell>
          <table:table-cell table:formula="of:=IF(OR(LEN([.E10])&gt;1;LEN([.F10])&gt;1);IF(LEN([.F10])=1;&quot;del&quot;;IF(ISERROR(FIND(&quot;,&quot;;[.F10];1));&quot;ins&quot;;&quot;mltple_var&quot;));&quot;snp&quot;)" office:value-type="string" office:string-value="mltple_var" calcext:value-type="string">
            <text:p>mltple_var</text:p>
          </table:table-cell>
          <table:table-cell table:formula="of:=IF([.L10]=&quot;mltple_var&quot;;&quot;n/a&quot;;LEN([.F10])-LEN([.E10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44993" calcext:value-type="float">
            <text:p>274499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,*</text:p>
          </table:table-cell>
          <table:table-cell office:value-type="string" calcext:value-type="string">
            <text:p>Pp3c24_3580V3.2-E1</text:p>
          </table:table-cell>
          <table:table-cell office:value-type="string" calcext:value-type="string">
            <text:p>transcript:Pp3c24_3580V3.3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1]=[.C12];[.D11]=[.D12]);&quot;yes&quot;;&quot;no&quot;)" office:value-type="string" office:string-value="no" calcext:value-type="string">
            <text:p>no</text:p>
          </table:table-cell>
          <table:table-cell table:formula="of:=IF(OR(LEN([.E11])&gt;1;LEN([.F11])&gt;1);IF(LEN([.F11])=1;&quot;del&quot;;IF(ISERROR(FIND(&quot;,&quot;;[.F11];1));&quot;ins&quot;;&quot;mltple_var&quot;));&quot;snp&quot;)" office:value-type="string" office:string-value="mltple_var" calcext:value-type="string">
            <text:p>mltple_var</text:p>
          </table:table-cell>
          <table:table-cell table:formula="of:=IF([.L11]=&quot;mltple_var&quot;;&quot;n/a&quot;;LEN([.F11])-LEN([.E11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744995" calcext:value-type="float">
            <text:p>2744995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office:value-type="string" calcext:value-type="string">
            <text:p>Pp3c24_3580V3.2-E1</text:p>
          </table:table-cell>
          <table:table-cell office:value-type="string" calcext:value-type="string">
            <text:p>transcript:Pp3c24_358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2]=[.C13];[.D12]=[.D13]);&quot;yes&quot;;&quot;no&quot;)" office:value-type="string" office:string-value="yes" calcext:value-type="string">
            <text:p>yes</text:p>
          </table:table-cell>
          <table:table-cell table:formula="of:=IF(OR(LEN([.E12])&gt;1;LEN([.F12])&gt;1);IF(LEN([.F12])=1;&quot;del&quot;;IF(ISERROR(FIND(&quot;,&quot;;[.F12];1));&quot;ins&quot;;&quot;mltple_var&quot;));&quot;snp&quot;)" office:value-type="string" office:string-value="snp" calcext:value-type="string">
            <text:p>snp</text:p>
          </table:table-cell>
          <table:table-cell table:formula="of:=IF([.L12]=&quot;mltple_var&quot;;&quot;n/a&quot;;LEN([.F12])-LEN([.E1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744995" calcext:value-type="float">
            <text:p>2744995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office:value-type="string" calcext:value-type="string">
            <text:p>Pp3c24_3580V3.2-E1</text:p>
          </table:table-cell>
          <table:table-cell office:value-type="string" calcext:value-type="string">
            <text:p>transcript:Pp3c24_3580V3.3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3]=[.C14];[.D13]=[.D14]);&quot;yes&quot;;&quot;no&quot;)" office:value-type="string" office:string-value="no" calcext:value-type="string">
            <text:p>no</text:p>
          </table:table-cell>
          <table:table-cell table:formula="of:=IF(OR(LEN([.E13])&gt;1;LEN([.F13])&gt;1);IF(LEN([.F13])=1;&quot;del&quot;;IF(ISERROR(FIND(&quot;,&quot;;[.F13];1));&quot;ins&quot;;&quot;mltple_var&quot;));&quot;snp&quot;)" office:value-type="string" office:string-value="snp" calcext:value-type="string">
            <text:p>snp</text:p>
          </table:table-cell>
          <table:table-cell table:formula="of:=IF([.L13]=&quot;mltple_var&quot;;&quot;n/a&quot;;LEN([.F13])-LEN([.E1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office:value-type="float" office:value="325855" calcext:value-type="float">
            <text:p>3258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_780V3.1-E1</text:p>
          </table:table-cell>
          <table:table-cell office:value-type="string" calcext:value-type="string">
            <text:p>transcript:Pp3c2_78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4]=[.C15];[.D14]=[.D15]);&quot;yes&quot;;&quot;no&quot;)" office:value-type="string" office:string-value="no" calcext:value-type="string">
            <text:p>no</text:p>
          </table:table-cell>
          <table:table-cell table:formula="of:=IF(OR(LEN([.E14])&gt;1;LEN([.F14])&gt;1);IF(LEN([.F14])=1;&quot;del&quot;;IF(ISERROR(FIND(&quot;,&quot;;[.F14];1));&quot;ins&quot;;&quot;mltple_var&quot;));&quot;snp&quot;)" office:value-type="string" office:string-value="snp" calcext:value-type="string">
            <text:p>snp</text:p>
          </table:table-cell>
          <table:table-cell table:formula="of:=IF([.L14]=&quot;mltple_var&quot;;&quot;n/a&quot;;LEN([.F14])-LEN([.E1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6" calcext:value-type="float">
            <text:p>6</text:p>
          </table:table-cell>
          <table:table-cell office:value-type="float" office:value="10179340" calcext:value-type="float">
            <text:p>10179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6_15850V3.1-E1</text:p>
          </table:table-cell>
          <table:table-cell office:value-type="string" calcext:value-type="string">
            <text:p>transcript:Pp3c6_158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5]=[.C16];[.D15]=[.D16]);&quot;yes&quot;;&quot;no&quot;)" office:value-type="string" office:string-value="no" calcext:value-type="string">
            <text:p>no</text:p>
          </table:table-cell>
          <table:table-cell table:formula="of:=IF(OR(LEN([.E15])&gt;1;LEN([.F15])&gt;1);IF(LEN([.F15])=1;&quot;del&quot;;IF(ISERROR(FIND(&quot;,&quot;;[.F15];1));&quot;ins&quot;;&quot;mltple_var&quot;));&quot;snp&quot;)" office:value-type="string" office:string-value="snp" calcext:value-type="string">
            <text:p>snp</text:p>
          </table:table-cell>
          <table:table-cell table:formula="of:=IF([.L15]=&quot;mltple_var&quot;;&quot;n/a&quot;;LEN([.F15])-LEN([.E1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5831723" calcext:value-type="float">
            <text:p>5831723</text:p>
          </table:table-cell>
          <table:table-cell office:value-type="string" calcext:value-type="string">
            <text:p>GTAGTTGCATATACTCATTAGGTGCAGATTGACGAGTA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7_8980V3.1-E1</text:p>
          </table:table-cell>
          <table:table-cell office:value-type="string" calcext:value-type="string">
            <text:p>transcript:Pp3c7_8980V3.1</text:p>
          </table:table-cell>
          <table:table-cell office:value-type="string" calcext:value-type="string">
            <text:p>conservative_inframe_deletion</text:p>
          </table:table-cell>
          <table:table-cell/>
          <table:table-cell table:formula="of:=IF(AND([.C16]=[.C17];[.D16]=[.D17]);&quot;yes&quot;;&quot;no&quot;)" office:value-type="string" office:string-value="yes" calcext:value-type="string">
            <text:p>yes</text:p>
          </table:table-cell>
          <table:table-cell table:formula="of:=IF(OR(LEN([.E16])&gt;1;LEN([.F16])&gt;1);IF(LEN([.F16])=1;&quot;del&quot;;IF(ISERROR(FIND(&quot;,&quot;;[.F16];1));&quot;ins&quot;;&quot;mltple_var&quot;));&quot;snp&quot;)" office:value-type="string" office:string-value="del" calcext:value-type="string">
            <text:p>del</text:p>
          </table:table-cell>
          <table:table-cell table:formula="of:=IF([.L16]=&quot;mltple_var&quot;;&quot;n/a&quot;;LEN([.F16])-LEN([.E16]))" office:value-type="float" office:value="-39" calcext:value-type="float">
            <text:p>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5831723" calcext:value-type="float">
            <text:p>5831723</text:p>
          </table:table-cell>
          <table:table-cell office:value-type="string" calcext:value-type="string">
            <text:p>GTAGTTGCATATACTCATTAGGTGCAGATTGACGAGTA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7_8980V3.2-E1</text:p>
          </table:table-cell>
          <table:table-cell office:value-type="string" calcext:value-type="string">
            <text:p>transcript:Pp3c7_8980V3.2</text:p>
          </table:table-cell>
          <table:table-cell office:value-type="string" calcext:value-type="string">
            <text:p>conservative_inframe_deletion</text:p>
          </table:table-cell>
          <table:table-cell/>
          <table:table-cell table:formula="of:=IF(AND([.C17]=[.C18];[.D17]=[.D18]);&quot;yes&quot;;&quot;no&quot;)" office:value-type="string" office:string-value="no" calcext:value-type="string">
            <text:p>no</text:p>
          </table:table-cell>
          <table:table-cell table:formula="of:=IF(OR(LEN([.E17])&gt;1;LEN([.F17])&gt;1);IF(LEN([.F17])=1;&quot;del&quot;;IF(ISERROR(FIND(&quot;,&quot;;[.F17];1));&quot;ins&quot;;&quot;mltple_var&quot;));&quot;snp&quot;)" office:value-type="string" office:string-value="del" calcext:value-type="string">
            <text:p>del</text:p>
          </table:table-cell>
          <table:table-cell table:formula="of:=IF([.L17]=&quot;mltple_var&quot;;&quot;n/a&quot;;LEN([.F17])-LEN([.E17]))" office:value-type="float" office:value="-39" calcext:value-type="float">
            <text:p>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8" calcext:value-type="float">
            <text:p>8</text:p>
          </table:table-cell>
          <table:table-cell office:value-type="float" office:value="1395021" calcext:value-type="float">
            <text:p>1395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2770V3.2-E1</text:p>
          </table:table-cell>
          <table:table-cell office:value-type="string" calcext:value-type="string">
            <text:p>transcript:Pp3c8_277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8]=[.C19];[.D18]=[.D19]);&quot;yes&quot;;&quot;no&quot;)" office:value-type="string" office:string-value="yes" calcext:value-type="string">
            <text:p>yes</text:p>
          </table:table-cell>
          <table:table-cell table:formula="of:=IF(OR(LEN([.E18])&gt;1;LEN([.F18])&gt;1);IF(LEN([.F18])=1;&quot;del&quot;;IF(ISERROR(FIND(&quot;,&quot;;[.F18];1));&quot;ins&quot;;&quot;mltple_var&quot;));&quot;snp&quot;)" office:value-type="string" office:string-value="snp" calcext:value-type="string">
            <text:p>snp</text:p>
          </table:table-cell>
          <table:table-cell table:formula="of:=IF([.L18]=&quot;mltple_var&quot;;&quot;n/a&quot;;LEN([.F18])-LEN([.E1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8" calcext:value-type="float">
            <text:p>8</text:p>
          </table:table-cell>
          <table:table-cell office:value-type="float" office:value="1395021" calcext:value-type="float">
            <text:p>1395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2770V3.1-E1</text:p>
          </table:table-cell>
          <table:table-cell office:value-type="string" calcext:value-type="string">
            <text:p>transcript:Pp3c8_27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9]=[.C20];[.D19]=[.D20]);&quot;yes&quot;;&quot;no&quot;)" office:value-type="string" office:string-value="no" calcext:value-type="string">
            <text:p>no</text:p>
          </table:table-cell>
          <table:table-cell table:formula="of:=IF(OR(LEN([.E19])&gt;1;LEN([.F19])&gt;1);IF(LEN([.F19])=1;&quot;del&quot;;IF(ISERROR(FIND(&quot;,&quot;;[.F19];1));&quot;ins&quot;;&quot;mltple_var&quot;));&quot;snp&quot;)" office:value-type="string" office:string-value="snp" calcext:value-type="string">
            <text:p>snp</text:p>
          </table:table-cell>
          <table:table-cell table:formula="of:=IF([.L19]=&quot;mltple_var&quot;;&quot;n/a&quot;;LEN([.F19])-LEN([.E1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8" calcext:value-type="float">
            <text:p>8</text:p>
          </table:table-cell>
          <table:table-cell office:value-type="float" office:value="1395023" calcext:value-type="float">
            <text:p>13950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2770V3.2-E1</text:p>
          </table:table-cell>
          <table:table-cell office:value-type="string" calcext:value-type="string">
            <text:p>transcript:Pp3c8_277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0]=[.C21];[.D20]=[.D21]);&quot;yes&quot;;&quot;no&quot;)" office:value-type="string" office:string-value="yes" calcext:value-type="string">
            <text:p>yes</text:p>
          </table:table-cell>
          <table:table-cell table:formula="of:=IF(OR(LEN([.E20])&gt;1;LEN([.F20])&gt;1);IF(LEN([.F20])=1;&quot;del&quot;;IF(ISERROR(FIND(&quot;,&quot;;[.F20];1));&quot;ins&quot;;&quot;mltple_var&quot;));&quot;snp&quot;)" office:value-type="string" office:string-value="snp" calcext:value-type="string">
            <text:p>snp</text:p>
          </table:table-cell>
          <table:table-cell table:formula="of:=IF([.L20]=&quot;mltple_var&quot;;&quot;n/a&quot;;LEN([.F20])-LEN([.E2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8" calcext:value-type="float">
            <text:p>8</text:p>
          </table:table-cell>
          <table:table-cell office:value-type="float" office:value="1395023" calcext:value-type="float">
            <text:p>13950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2770V3.1-E1</text:p>
          </table:table-cell>
          <table:table-cell office:value-type="string" calcext:value-type="string">
            <text:p>transcript:Pp3c8_27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1]=[.C22];[.D21]=[.D22]);&quot;yes&quot;;&quot;no&quot;)" office:value-type="string" office:string-value="no" calcext:value-type="string">
            <text:p>no</text:p>
          </table:table-cell>
          <table:table-cell table:formula="of:=IF(OR(LEN([.E21])&gt;1;LEN([.F21])&gt;1);IF(LEN([.F21])=1;&quot;del&quot;;IF(ISERROR(FIND(&quot;,&quot;;[.F21];1));&quot;ins&quot;;&quot;mltple_var&quot;));&quot;snp&quot;)" office:value-type="string" office:string-value="snp" calcext:value-type="string">
            <text:p>snp</text:p>
          </table:table-cell>
          <table:table-cell table:formula="of:=IF([.L21]=&quot;mltple_var&quot;;&quot;n/a&quot;;LEN([.F21])-LEN([.E2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8" calcext:value-type="float">
            <text:p>8</text:p>
          </table:table-cell>
          <table:table-cell office:value-type="float" office:value="1395024" calcext:value-type="float">
            <text:p>13950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8_2770V3.2-E1</text:p>
          </table:table-cell>
          <table:table-cell office:value-type="string" calcext:value-type="string">
            <text:p>transcript:Pp3c8_277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2]=[.C23];[.D22]=[.D23]);&quot;yes&quot;;&quot;no&quot;)" office:value-type="string" office:string-value="yes" calcext:value-type="string">
            <text:p>yes</text:p>
          </table:table-cell>
          <table:table-cell table:formula="of:=IF(OR(LEN([.E22])&gt;1;LEN([.F22])&gt;1);IF(LEN([.F22])=1;&quot;del&quot;;IF(ISERROR(FIND(&quot;,&quot;;[.F22];1));&quot;ins&quot;;&quot;mltple_var&quot;));&quot;snp&quot;)" office:value-type="string" office:string-value="snp" calcext:value-type="string">
            <text:p>snp</text:p>
          </table:table-cell>
          <table:table-cell table:formula="of:=IF([.L22]=&quot;mltple_var&quot;;&quot;n/a&quot;;LEN([.F22])-LEN([.E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8" calcext:value-type="float">
            <text:p>8</text:p>
          </table:table-cell>
          <table:table-cell office:value-type="float" office:value="1395024" calcext:value-type="float">
            <text:p>13950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8_2770V3.1-E1</text:p>
          </table:table-cell>
          <table:table-cell office:value-type="string" calcext:value-type="string">
            <text:p>transcript:Pp3c8_27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3]=[.C24];[.D23]=[.D24]);&quot;yes&quot;;&quot;no&quot;)" office:value-type="string" office:string-value="no" calcext:value-type="string">
            <text:p>no</text:p>
          </table:table-cell>
          <table:table-cell table:formula="of:=IF(OR(LEN([.E23])&gt;1;LEN([.F23])&gt;1);IF(LEN([.F23])=1;&quot;del&quot;;IF(ISERROR(FIND(&quot;,&quot;;[.F23];1));&quot;ins&quot;;&quot;mltple_var&quot;));&quot;snp&quot;)" office:value-type="string" office:string-value="snp" calcext:value-type="string">
            <text:p>snp</text:p>
          </table:table-cell>
          <table:table-cell table:formula="of:=IF([.L23]=&quot;mltple_var&quot;;&quot;n/a&quot;;LEN([.F23])-LEN([.E2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9" calcext:value-type="float">
            <text:p>9</text:p>
          </table:table-cell>
          <table:table-cell office:value-type="float" office:value="3201329" calcext:value-type="float">
            <text:p>32013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9_5610V3.1-E3</text:p>
          </table:table-cell>
          <table:table-cell office:value-type="string" calcext:value-type="string">
            <text:p>transcript:Pp3c9_561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]=[.C25];[.D24]=[.D25]);&quot;yes&quot;;&quot;no&quot;)" office:value-type="string" office:string-value="no" calcext:value-type="string">
            <text:p>no</text:p>
          </table:table-cell>
          <table:table-cell table:formula="of:=IF(OR(LEN([.E24])&gt;1;LEN([.F24])&gt;1);IF(LEN([.F24])=1;&quot;del&quot;;IF(ISERROR(FIND(&quot;,&quot;;[.F24];1));&quot;ins&quot;;&quot;mltple_var&quot;));&quot;snp&quot;)" office:value-type="string" office:string-value="snp" calcext:value-type="string">
            <text:p>snp</text:p>
          </table:table-cell>
          <table:table-cell table:formula="of:=IF([.L24]=&quot;mltple_var&quot;;&quot;n/a&quot;;LEN([.F24])-LEN([.E2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9" calcext:value-type="float">
            <text:p>9</text:p>
          </table:table-cell>
          <table:table-cell office:value-type="float" office:value="12619694" calcext:value-type="float">
            <text:p>126196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9_18660V3.2-E1</text:p>
          </table:table-cell>
          <table:table-cell office:value-type="string" calcext:value-type="string">
            <text:p>transcript:Pp3c9_1866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]=[.C26];[.D25]=[.D26]);&quot;yes&quot;;&quot;no&quot;)" office:value-type="string" office:string-value="yes" calcext:value-type="string">
            <text:p>yes</text:p>
          </table:table-cell>
          <table:table-cell table:formula="of:=IF(OR(LEN([.E25])&gt;1;LEN([.F25])&gt;1);IF(LEN([.F25])=1;&quot;del&quot;;IF(ISERROR(FIND(&quot;,&quot;;[.F25];1));&quot;ins&quot;;&quot;mltple_var&quot;));&quot;snp&quot;)" office:value-type="string" office:string-value="snp" calcext:value-type="string">
            <text:p>snp</text:p>
          </table:table-cell>
          <table:table-cell table:formula="of:=IF([.L25]=&quot;mltple_var&quot;;&quot;n/a&quot;;LEN([.F25])-LEN([.E2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9" calcext:value-type="float">
            <text:p>9</text:p>
          </table:table-cell>
          <table:table-cell office:value-type="float" office:value="12619694" calcext:value-type="float">
            <text:p>126196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9_18660V3.1-E1</text:p>
          </table:table-cell>
          <table:table-cell office:value-type="string" calcext:value-type="string">
            <text:p>transcript:Pp3c9_1866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]=[.C27];[.D26]=[.D27]);&quot;yes&quot;;&quot;no&quot;)" office:value-type="string" office:string-value="no" calcext:value-type="string">
            <text:p>no</text:p>
          </table:table-cell>
          <table:table-cell table:formula="of:=IF(OR(LEN([.E26])&gt;1;LEN([.F26])&gt;1);IF(LEN([.F26])=1;&quot;del&quot;;IF(ISERROR(FIND(&quot;,&quot;;[.F26];1));&quot;ins&quot;;&quot;mltple_var&quot;));&quot;snp&quot;)" office:value-type="string" office:string-value="snp" calcext:value-type="string">
            <text:p>snp</text:p>
          </table:table-cell>
          <table:table-cell table:formula="of:=IF([.L26]=&quot;mltple_var&quot;;&quot;n/a&quot;;LEN([.F26])-LEN([.E2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14" calcext:value-type="float">
            <text:p>14</text:p>
          </table:table-cell>
          <table:table-cell office:value-type="float" office:value="1057408" calcext:value-type="float">
            <text:p>10574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GAGGTTTCCCATTTCATTTGGCAATAATCTCAACCTTGAGCATCCTCTGATATCAAAGGTAGTCAAAGATG</text:p>
          </table:table-cell>
          <table:table-cell office:value-type="string" calcext:value-type="string">
            <text:p>Pp3c14_1440V3.1-E3</text:p>
          </table:table-cell>
          <table:table-cell office:value-type="string" calcext:value-type="string">
            <text:p>transcript:Pp3c14_1440V3.2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27]=[.C28];[.D27]=[.D28]);&quot;yes&quot;;&quot;no&quot;)" office:value-type="string" office:string-value="yes" calcext:value-type="string">
            <text:p>yes</text:p>
          </table:table-cell>
          <table:table-cell table:formula="of:=IF(OR(LEN([.E27])&gt;1;LEN([.F27])&gt;1);IF(LEN([.F27])=1;&quot;del&quot;;IF(ISERROR(FIND(&quot;,&quot;;[.F27];1));&quot;ins&quot;;&quot;mltple_var&quot;));&quot;snp&quot;)" office:value-type="string" office:string-value="ins" calcext:value-type="string">
            <text:p>ins</text:p>
          </table:table-cell>
          <table:table-cell table:formula="of:=IF([.L27]=&quot;mltple_var&quot;;&quot;n/a&quot;;LEN([.F27])-LEN([.E27]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14" calcext:value-type="float">
            <text:p>14</text:p>
          </table:table-cell>
          <table:table-cell office:value-type="float" office:value="1057408" calcext:value-type="float">
            <text:p>10574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GAGGTTTCCCATTTCATTTGGCAATAATCTCAACCTTGAGCATCCTCTGATATCAAAGGTAGTCAAAGATG</text:p>
          </table:table-cell>
          <table:table-cell office:value-type="string" calcext:value-type="string">
            <text:p>Pp3c14_1440V3.1-E3</text:p>
          </table:table-cell>
          <table:table-cell office:value-type="string" calcext:value-type="string">
            <text:p>transcript:Pp3c14_1440V3.1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28]=[.C29];[.D28]=[.D29]);&quot;yes&quot;;&quot;no&quot;)" office:value-type="string" office:string-value="no" calcext:value-type="string">
            <text:p>no</text:p>
          </table:table-cell>
          <table:table-cell table:formula="of:=IF(OR(LEN([.E28])&gt;1;LEN([.F28])&gt;1);IF(LEN([.F28])=1;&quot;del&quot;;IF(ISERROR(FIND(&quot;,&quot;;[.F28];1));&quot;ins&quot;;&quot;mltple_var&quot;));&quot;snp&quot;)" office:value-type="string" office:string-value="ins" calcext:value-type="string">
            <text:p>ins</text:p>
          </table:table-cell>
          <table:table-cell table:formula="of:=IF([.L28]=&quot;mltple_var&quot;;&quot;n/a&quot;;LEN([.F28])-LEN([.E28]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17" calcext:value-type="float">
            <text:p>17</text:p>
          </table:table-cell>
          <table:table-cell office:value-type="float" office:value="1543373" calcext:value-type="float">
            <text:p>15433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GGGGTGCTCCTCCACCGCCACCACCTCCTCCAGGAGGG</text:p>
          </table:table-cell>
          <table:table-cell office:value-type="string" calcext:value-type="string">
            <text:p>Pp3c17_2120V3.1-E1</text:p>
          </table:table-cell>
          <table:table-cell office:value-type="string" calcext:value-type="string">
            <text:p>transcript:Pp3c17_2120V3.1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29]=[.C30];[.D29]=[.D30]);&quot;yes&quot;;&quot;no&quot;)" office:value-type="string" office:string-value="yes" calcext:value-type="string">
            <text:p>yes</text:p>
          </table:table-cell>
          <table:table-cell table:formula="of:=IF(OR(LEN([.E29])&gt;1;LEN([.F29])&gt;1);IF(LEN([.F29])=1;&quot;del&quot;;IF(ISERROR(FIND(&quot;,&quot;;[.F29];1));&quot;ins&quot;;&quot;mltple_var&quot;));&quot;snp&quot;)" office:value-type="string" office:string-value="ins" calcext:value-type="string">
            <text:p>ins</text:p>
          </table:table-cell>
          <table:table-cell table:formula="of:=IF([.L29]=&quot;mltple_var&quot;;&quot;n/a&quot;;LEN([.F29])-LEN([.E29]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17" calcext:value-type="float">
            <text:p>17</text:p>
          </table:table-cell>
          <table:table-cell office:value-type="float" office:value="1543373" calcext:value-type="float">
            <text:p>15433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GGGGTGCTCCTCCACCGCCACCACCTCCTCCAGGAGGG</text:p>
          </table:table-cell>
          <table:table-cell office:value-type="string" calcext:value-type="string">
            <text:p>Pp3c17_2120V3.3-E1</text:p>
          </table:table-cell>
          <table:table-cell office:value-type="string" calcext:value-type="string">
            <text:p>transcript:Pp3c17_2120V3.2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30]=[.C31];[.D30]=[.D31]);&quot;yes&quot;;&quot;no&quot;)" office:value-type="string" office:string-value="yes" calcext:value-type="string">
            <text:p>yes</text:p>
          </table:table-cell>
          <table:table-cell table:formula="of:=IF(OR(LEN([.E30])&gt;1;LEN([.F30])&gt;1);IF(LEN([.F30])=1;&quot;del&quot;;IF(ISERROR(FIND(&quot;,&quot;;[.F30];1));&quot;ins&quot;;&quot;mltple_var&quot;));&quot;snp&quot;)" office:value-type="string" office:string-value="ins" calcext:value-type="string">
            <text:p>ins</text:p>
          </table:table-cell>
          <table:table-cell table:formula="of:=IF([.L30]=&quot;mltple_var&quot;;&quot;n/a&quot;;LEN([.F30])-LEN([.E30]))" office:value-type="float" office:value="39" calcext:value-type="float">
            <text:p>39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17" calcext:value-type="float">
            <text:p>17</text:p>
          </table:table-cell>
          <table:table-cell office:value-type="float" office:value="1543373" calcext:value-type="float">
            <text:p>15433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GGGGTGCTCCTCCACCGCCACCACCTCCTCCAGGAGGG</text:p>
          </table:table-cell>
          <table:table-cell office:value-type="string" calcext:value-type="string">
            <text:p>Pp3c17_2120V3.4-E1</text:p>
          </table:table-cell>
          <table:table-cell office:value-type="string" calcext:value-type="string">
            <text:p>transcript:Pp3c17_2120V3.4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31]=[.C32];[.D31]=[.D32]);&quot;yes&quot;;&quot;no&quot;)" office:value-type="string" office:string-value="yes" calcext:value-type="string">
            <text:p>yes</text:p>
          </table:table-cell>
          <table:table-cell table:formula="of:=IF(OR(LEN([.E31])&gt;1;LEN([.F31])&gt;1);IF(LEN([.F31])=1;&quot;del&quot;;IF(ISERROR(FIND(&quot;,&quot;;[.F31];1));&quot;ins&quot;;&quot;mltple_var&quot;));&quot;snp&quot;)" office:value-type="string" office:string-value="ins" calcext:value-type="string">
            <text:p>ins</text:p>
          </table:table-cell>
          <table:table-cell table:formula="of:=IF([.L31]=&quot;mltple_var&quot;;&quot;n/a&quot;;LEN([.F31])-LEN([.E31]))" office:value-type="float" office:value="39" calcext:value-type="float">
            <text:p>39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17" calcext:value-type="float">
            <text:p>17</text:p>
          </table:table-cell>
          <table:table-cell office:value-type="float" office:value="1543373" calcext:value-type="float">
            <text:p>15433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GGGGTGCTCCTCCACCGCCACCACCTCCTCCAGGAGGG</text:p>
          </table:table-cell>
          <table:table-cell office:value-type="string" calcext:value-type="string">
            <text:p>Pp3c17_2120V3.3-E1</text:p>
          </table:table-cell>
          <table:table-cell office:value-type="string" calcext:value-type="string">
            <text:p>transcript:Pp3c17_2120V3.3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32]=[.C33];[.D32]=[.D33]);&quot;yes&quot;;&quot;no&quot;)" office:value-type="string" office:string-value="no" calcext:value-type="string">
            <text:p>no</text:p>
          </table:table-cell>
          <table:table-cell table:formula="of:=IF(OR(LEN([.E32])&gt;1;LEN([.F32])&gt;1);IF(LEN([.F32])=1;&quot;del&quot;;IF(ISERROR(FIND(&quot;,&quot;;[.F32];1));&quot;ins&quot;;&quot;mltple_var&quot;));&quot;snp&quot;)" office:value-type="string" office:string-value="ins" calcext:value-type="string">
            <text:p>ins</text:p>
          </table:table-cell>
          <table:table-cell table:formula="of:=IF([.L32]=&quot;mltple_var&quot;;&quot;n/a&quot;;LEN([.F32])-LEN([.E32]))" office:value-type="float" office:value="39" calcext:value-type="float">
            <text:p>39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1" calcext:value-type="float">
            <text:p>21</text:p>
          </table:table-cell>
          <table:table-cell office:value-type="float" office:value="2844142" calcext:value-type="float">
            <text:p>28441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T</text:p>
          </table:table-cell>
          <table:table-cell office:value-type="string" calcext:value-type="string">
            <text:p>Pp3c21_4389V3.1-E3</text:p>
          </table:table-cell>
          <table:table-cell office:value-type="string" calcext:value-type="string">
            <text:p>transcript:Pp3c21_4389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3]=[.C34];[.D33]=[.D34]);&quot;yes&quot;;&quot;no&quot;)" office:value-type="string" office:string-value="yes" calcext:value-type="string">
            <text:p>yes</text:p>
          </table:table-cell>
          <table:table-cell table:formula="of:=IF(OR(LEN([.E33])&gt;1;LEN([.F33])&gt;1);IF(LEN([.F33])=1;&quot;del&quot;;IF(ISERROR(FIND(&quot;,&quot;;[.F33];1));&quot;ins&quot;;&quot;mltple_var&quot;));&quot;snp&quot;)" office:value-type="string" office:string-value="mltple_var" calcext:value-type="string">
            <text:p>mltple_var</text:p>
          </table:table-cell>
          <table:table-cell table:formula="of:=IF([.L33]=&quot;mltple_var&quot;;&quot;n/a&quot;;LEN([.F33])-LEN([.E33]))" office:value-type="string" office:string-value="n/a" calcext:value-type="string">
            <text:p>n/a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1" calcext:value-type="float">
            <text:p>21</text:p>
          </table:table-cell>
          <table:table-cell office:value-type="float" office:value="2844142" calcext:value-type="float">
            <text:p>28441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T</text:p>
          </table:table-cell>
          <table:table-cell office:value-type="string" calcext:value-type="string">
            <text:p>Pp3c21_4389V3.1-E3</text:p>
          </table:table-cell>
          <table:table-cell office:value-type="string" calcext:value-type="string">
            <text:p>transcript:Pp3c21_4389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4]=[.C35];[.D34]=[.D35]);&quot;yes&quot;;&quot;no&quot;)" office:value-type="string" office:string-value="yes" calcext:value-type="string">
            <text:p>yes</text:p>
          </table:table-cell>
          <table:table-cell table:formula="of:=IF(OR(LEN([.E34])&gt;1;LEN([.F34])&gt;1);IF(LEN([.F34])=1;&quot;del&quot;;IF(ISERROR(FIND(&quot;,&quot;;[.F34];1));&quot;ins&quot;;&quot;mltple_var&quot;));&quot;snp&quot;)" office:value-type="string" office:string-value="mltple_var" calcext:value-type="string">
            <text:p>mltple_var</text:p>
          </table:table-cell>
          <table:table-cell table:formula="of:=IF([.L34]=&quot;mltple_var&quot;;&quot;n/a&quot;;LEN([.F34])-LEN([.E34]))" office:value-type="string" office:string-value="n/a" calcext:value-type="string">
            <text:p>n/a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1" calcext:value-type="float">
            <text:p>21</text:p>
          </table:table-cell>
          <table:table-cell office:value-type="float" office:value="2844142" calcext:value-type="float">
            <text:p>28441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T</text:p>
          </table:table-cell>
          <table:table-cell office:value-type="string" calcext:value-type="string">
            <text:p>Pp3c21_4390V3.1-E1</text:p>
          </table:table-cell>
          <table:table-cell office:value-type="string" calcext:value-type="string">
            <text:p>transcript:Pp3c21_43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5]=[.C36];[.D35]=[.D36]);&quot;yes&quot;;&quot;no&quot;)" office:value-type="string" office:string-value="yes" calcext:value-type="string">
            <text:p>yes</text:p>
          </table:table-cell>
          <table:table-cell table:formula="of:=IF(OR(LEN([.E35])&gt;1;LEN([.F35])&gt;1);IF(LEN([.F35])=1;&quot;del&quot;;IF(ISERROR(FIND(&quot;,&quot;;[.F35];1));&quot;ins&quot;;&quot;mltple_var&quot;));&quot;snp&quot;)" office:value-type="string" office:string-value="mltple_var" calcext:value-type="string">
            <text:p>mltple_var</text:p>
          </table:table-cell>
          <table:table-cell table:formula="of:=IF([.L35]=&quot;mltple_var&quot;;&quot;n/a&quot;;LEN([.F35])-LEN([.E35]))" office:value-type="string" office:string-value="n/a" calcext:value-type="string">
            <text:p>n/a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1" calcext:value-type="float">
            <text:p>21</text:p>
          </table:table-cell>
          <table:table-cell office:value-type="float" office:value="2844142" calcext:value-type="float">
            <text:p>28441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T</text:p>
          </table:table-cell>
          <table:table-cell office:value-type="string" calcext:value-type="string">
            <text:p>Pp3c21_4390V3.1-E1</text:p>
          </table:table-cell>
          <table:table-cell office:value-type="string" calcext:value-type="string">
            <text:p>transcript:Pp3c21_43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6]=[.C37];[.D36]=[.D37]);&quot;yes&quot;;&quot;no&quot;)" office:value-type="string" office:string-value="no" calcext:value-type="string">
            <text:p>no</text:p>
          </table:table-cell>
          <table:table-cell table:formula="of:=IF(OR(LEN([.E36])&gt;1;LEN([.F36])&gt;1);IF(LEN([.F36])=1;&quot;del&quot;;IF(ISERROR(FIND(&quot;,&quot;;[.F36];1));&quot;ins&quot;;&quot;mltple_var&quot;));&quot;snp&quot;)" office:value-type="string" office:string-value="mltple_var" calcext:value-type="string">
            <text:p>mltple_var</text:p>
          </table:table-cell>
          <table:table-cell table:formula="of:=IF([.L36]=&quot;mltple_var&quot;;&quot;n/a&quot;;LEN([.F36])-LEN([.E36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3" calcext:value-type="float">
            <text:p>23</text:p>
          </table:table-cell>
          <table:table-cell office:value-type="float" office:value="461776" calcext:value-type="float">
            <text:p>461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3_830V3.2-E1</text:p>
          </table:table-cell>
          <table:table-cell office:value-type="string" calcext:value-type="string">
            <text:p>transcript:Pp3c23_8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7]=[.C38];[.D37]=[.D38]);&quot;yes&quot;;&quot;no&quot;)" office:value-type="string" office:string-value="yes" calcext:value-type="string">
            <text:p>yes</text:p>
          </table:table-cell>
          <table:table-cell table:formula="of:=IF(OR(LEN([.E37])&gt;1;LEN([.F37])&gt;1);IF(LEN([.F37])=1;&quot;del&quot;;IF(ISERROR(FIND(&quot;,&quot;;[.F37];1));&quot;ins&quot;;&quot;mltple_var&quot;));&quot;snp&quot;)" office:value-type="string" office:string-value="snp" calcext:value-type="string">
            <text:p>snp</text:p>
          </table:table-cell>
          <table:table-cell table:formula="of:=IF([.L37]=&quot;mltple_var&quot;;&quot;n/a&quot;;LEN([.F37])-LEN([.E3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3" calcext:value-type="float">
            <text:p>23</text:p>
          </table:table-cell>
          <table:table-cell office:value-type="float" office:value="461776" calcext:value-type="float">
            <text:p>461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3_830V3.1-E1</text:p>
          </table:table-cell>
          <table:table-cell office:value-type="string" calcext:value-type="string">
            <text:p>transcript:Pp3c23_8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8]=[.C39];[.D38]=[.D39]);&quot;yes&quot;;&quot;no&quot;)" office:value-type="string" office:string-value="yes" calcext:value-type="string">
            <text:p>yes</text:p>
          </table:table-cell>
          <table:table-cell table:formula="of:=IF(OR(LEN([.E38])&gt;1;LEN([.F38])&gt;1);IF(LEN([.F38])=1;&quot;del&quot;;IF(ISERROR(FIND(&quot;,&quot;;[.F38];1));&quot;ins&quot;;&quot;mltple_var&quot;));&quot;snp&quot;)" office:value-type="string" office:string-value="snp" calcext:value-type="string">
            <text:p>snp</text:p>
          </table:table-cell>
          <table:table-cell table:formula="of:=IF([.L38]=&quot;mltple_var&quot;;&quot;n/a&quot;;LEN([.F38])-LEN([.E3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3" calcext:value-type="float">
            <text:p>23</text:p>
          </table:table-cell>
          <table:table-cell office:value-type="float" office:value="461776" calcext:value-type="float">
            <text:p>461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3_830V3.3-E1</text:p>
          </table:table-cell>
          <table:table-cell office:value-type="string" calcext:value-type="string">
            <text:p>transcript:Pp3c23_8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9]=[.C40];[.D39]=[.D40]);&quot;yes&quot;;&quot;no&quot;)" office:value-type="string" office:string-value="no" calcext:value-type="string">
            <text:p>no</text:p>
          </table:table-cell>
          <table:table-cell table:formula="of:=IF(OR(LEN([.E39])&gt;1;LEN([.F39])&gt;1);IF(LEN([.F39])=1;&quot;del&quot;;IF(ISERROR(FIND(&quot;,&quot;;[.F39];1));&quot;ins&quot;;&quot;mltple_var&quot;));&quot;snp&quot;)" office:value-type="string" office:string-value="snp" calcext:value-type="string">
            <text:p>snp</text:p>
          </table:table-cell>
          <table:table-cell table:formula="of:=IF([.L39]=&quot;mltple_var&quot;;&quot;n/a&quot;;LEN([.F39])-LEN([.E3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4" calcext:value-type="float">
            <text:p>24</text:p>
          </table:table-cell>
          <table:table-cell office:value-type="float" office:value="13461295" calcext:value-type="float">
            <text:p>13461295</text:p>
          </table:table-cell>
          <table:table-cell office:value-type="string" calcext:value-type="string">
            <text:p>CGGGGGGGG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4_20431V3.1-E1</text:p>
          </table:table-cell>
          <table:table-cell office:value-type="string" calcext:value-type="string">
            <text:p>transcript:Pp3c24_20431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40]=[.C41];[.D40]=[.D41]);&quot;yes&quot;;&quot;no&quot;)" office:value-type="string" office:string-value="no" calcext:value-type="string">
            <text:p>no</text:p>
          </table:table-cell>
          <table:table-cell table:formula="of:=IF(OR(LEN([.E40])&gt;1;LEN([.F40])&gt;1);IF(LEN([.F40])=1;&quot;del&quot;;IF(ISERROR(FIND(&quot;,&quot;;[.F40];1));&quot;ins&quot;;&quot;mltple_var&quot;));&quot;snp&quot;)" office:value-type="string" office:string-value="del" calcext:value-type="string">
            <text:p>del</text:p>
          </table:table-cell>
          <table:table-cell table:formula="of:=IF([.L40]=&quot;mltple_var&quot;;&quot;n/a&quot;;LEN([.F40])-LEN([.E40]))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3174070" calcext:value-type="float">
            <text:p>31740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7_5570V3.1-E4</text:p>
          </table:table-cell>
          <table:table-cell office:value-type="string" calcext:value-type="string">
            <text:p>transcript:Pp3c27_55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41]=[.C42];[.D41]=[.D42]);&quot;yes&quot;;&quot;no&quot;)" office:value-type="string" office:string-value="no" calcext:value-type="string">
            <text:p>no</text:p>
          </table:table-cell>
          <table:table-cell table:formula="of:=IF(OR(LEN([.E41])&gt;1;LEN([.F41])&gt;1);IF(LEN([.F41])=1;&quot;del&quot;;IF(ISERROR(FIND(&quot;,&quot;;[.F41];1));&quot;ins&quot;;&quot;mltple_var&quot;));&quot;snp&quot;)" office:value-type="string" office:string-value="snp" calcext:value-type="string">
            <text:p>snp</text:p>
          </table:table-cell>
          <table:table-cell table:formula="of:=IF([.L41]=&quot;mltple_var&quot;;&quot;n/a&quot;;LEN([.F41])-LEN([.E4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1-E1&amp;Pp3c1_29360V3.12-E1</text:p>
          </table:table-cell>
          <table:table-cell office:value-type="string" calcext:value-type="string">
            <text:p>GENE_Pp3c1_29360V3.12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42]=[.C43];[.D42]=[.D43]);&quot;yes&quot;;&quot;no&quot;)" office:value-type="string" office:string-value="yes" calcext:value-type="string">
            <text:p>yes</text:p>
          </table:table-cell>
          <table:table-cell table:formula="of:=IF(OR(LEN([.E42])&gt;1;LEN([.F42])&gt;1);IF(LEN([.F42])=1;&quot;del&quot;;IF(ISERROR(FIND(&quot;,&quot;;[.F42];1));&quot;ins&quot;;&quot;mltple_var&quot;));&quot;snp&quot;)" office:value-type="string" office:string-value="del" calcext:value-type="string">
            <text:p>del</text:p>
          </table:table-cell>
          <table:table-cell table:formula="of:=IF([.L42]=&quot;mltple_var&quot;;&quot;n/a&quot;;LEN([.F42])-LEN([.E42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0-E1&amp;Pp3c1_29360V3.12-E1</text:p>
          </table:table-cell>
          <table:table-cell office:value-type="string" calcext:value-type="string">
            <text:p>GENE_Pp3c1_29360V3.12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43]=[.C44];[.D43]=[.D44]);&quot;yes&quot;;&quot;no&quot;)" office:value-type="string" office:string-value="yes" calcext:value-type="string">
            <text:p>yes</text:p>
          </table:table-cell>
          <table:table-cell table:formula="of:=IF(OR(LEN([.E43])&gt;1;LEN([.F43])&gt;1);IF(LEN([.F43])=1;&quot;del&quot;;IF(ISERROR(FIND(&quot;,&quot;;[.F43];1));&quot;ins&quot;;&quot;mltple_var&quot;));&quot;snp&quot;)" office:value-type="string" office:string-value="del" calcext:value-type="string">
            <text:p>del</text:p>
          </table:table-cell>
          <table:table-cell table:formula="of:=IF([.L43]=&quot;mltple_var&quot;;&quot;n/a&quot;;LEN([.F43])-LEN([.E43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2-E1&amp;Pp3c1_29360V3.13-E1</text:p>
          </table:table-cell>
          <table:table-cell office:value-type="string" calcext:value-type="string">
            <text:p>GENE_Pp3c1_29360V3.12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44]=[.C45];[.D44]=[.D45]);&quot;yes&quot;;&quot;no&quot;)" office:value-type="string" office:string-value="yes" calcext:value-type="string">
            <text:p>yes</text:p>
          </table:table-cell>
          <table:table-cell table:formula="of:=IF(OR(LEN([.E44])&gt;1;LEN([.F44])&gt;1);IF(LEN([.F44])=1;&quot;del&quot;;IF(ISERROR(FIND(&quot;,&quot;;[.F44];1));&quot;ins&quot;;&quot;mltple_var&quot;));&quot;snp&quot;)" office:value-type="string" office:string-value="del" calcext:value-type="string">
            <text:p>del</text:p>
          </table:table-cell>
          <table:table-cell table:formula="of:=IF([.L44]=&quot;mltple_var&quot;;&quot;n/a&quot;;LEN([.F44])-LEN([.E44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2-E1&amp;Pp3c1_29360V3.14-E1</text:p>
          </table:table-cell>
          <table:table-cell office:value-type="string" calcext:value-type="string">
            <text:p>GENE_Pp3c1_29360V3.12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45]=[.C46];[.D45]=[.D46]);&quot;yes&quot;;&quot;no&quot;)" office:value-type="string" office:string-value="yes" calcext:value-type="string">
            <text:p>yes</text:p>
          </table:table-cell>
          <table:table-cell table:formula="of:=IF(OR(LEN([.E45])&gt;1;LEN([.F45])&gt;1);IF(LEN([.F45])=1;&quot;del&quot;;IF(ISERROR(FIND(&quot;,&quot;;[.F45];1));&quot;ins&quot;;&quot;mltple_var&quot;));&quot;snp&quot;)" office:value-type="string" office:string-value="del" calcext:value-type="string">
            <text:p>del</text:p>
          </table:table-cell>
          <table:table-cell table:formula="of:=IF([.L45]=&quot;mltple_var&quot;;&quot;n/a&quot;;LEN([.F45])-LEN([.E45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1-E1&amp;gene:Pp3c1_29360</text:p>
          </table:table-cell>
          <table:table-cell office:value-type="string" calcext:value-type="string">
            <text:p>gene:Pp3c1_29360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46]=[.C47];[.D46]=[.D47]);&quot;yes&quot;;&quot;no&quot;)" office:value-type="string" office:string-value="yes" calcext:value-type="string">
            <text:p>yes</text:p>
          </table:table-cell>
          <table:table-cell table:formula="of:=IF(OR(LEN([.E46])&gt;1;LEN([.F46])&gt;1);IF(LEN([.F46])=1;&quot;del&quot;;IF(ISERROR(FIND(&quot;,&quot;;[.F46];1));&quot;ins&quot;;&quot;mltple_var&quot;));&quot;snp&quot;)" office:value-type="string" office:string-value="del" calcext:value-type="string">
            <text:p>del</text:p>
          </table:table-cell>
          <table:table-cell table:formula="of:=IF([.L46]=&quot;mltple_var&quot;;&quot;n/a&quot;;LEN([.F46])-LEN([.E46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0-E1&amp;gene:Pp3c1_29360</text:p>
          </table:table-cell>
          <table:table-cell office:value-type="string" calcext:value-type="string">
            <text:p>gene:Pp3c1_29360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47]=[.C48];[.D47]=[.D48]);&quot;yes&quot;;&quot;no&quot;)" office:value-type="string" office:string-value="yes" calcext:value-type="string">
            <text:p>yes</text:p>
          </table:table-cell>
          <table:table-cell table:formula="of:=IF(OR(LEN([.E47])&gt;1;LEN([.F47])&gt;1);IF(LEN([.F47])=1;&quot;del&quot;;IF(ISERROR(FIND(&quot;,&quot;;[.F47];1));&quot;ins&quot;;&quot;mltple_var&quot;));&quot;snp&quot;)" office:value-type="string" office:string-value="del" calcext:value-type="string">
            <text:p>del</text:p>
          </table:table-cell>
          <table:table-cell table:formula="of:=IF([.L47]=&quot;mltple_var&quot;;&quot;n/a&quot;;LEN([.F47])-LEN([.E47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3-E1&amp;gene:Pp3c1_29360</text:p>
          </table:table-cell>
          <table:table-cell office:value-type="string" calcext:value-type="string">
            <text:p>gene:Pp3c1_29360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48]=[.C49];[.D48]=[.D49]);&quot;yes&quot;;&quot;no&quot;)" office:value-type="string" office:string-value="yes" calcext:value-type="string">
            <text:p>yes</text:p>
          </table:table-cell>
          <table:table-cell table:formula="of:=IF(OR(LEN([.E48])&gt;1;LEN([.F48])&gt;1);IF(LEN([.F48])=1;&quot;del&quot;;IF(ISERROR(FIND(&quot;,&quot;;[.F48];1));&quot;ins&quot;;&quot;mltple_var&quot;));&quot;snp&quot;)" office:value-type="string" office:string-value="del" calcext:value-type="string">
            <text:p>del</text:p>
          </table:table-cell>
          <table:table-cell table:formula="of:=IF([.L48]=&quot;mltple_var&quot;;&quot;n/a&quot;;LEN([.F48])-LEN([.E48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4-E1&amp;gene:Pp3c1_29360</text:p>
          </table:table-cell>
          <table:table-cell office:value-type="string" calcext:value-type="string">
            <text:p>gene:Pp3c1_29360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49]=[.C50];[.D49]=[.D50]);&quot;yes&quot;;&quot;no&quot;)" office:value-type="string" office:string-value="yes" calcext:value-type="string">
            <text:p>yes</text:p>
          </table:table-cell>
          <table:table-cell table:formula="of:=IF(OR(LEN([.E49])&gt;1;LEN([.F49])&gt;1);IF(LEN([.F49])=1;&quot;del&quot;;IF(ISERROR(FIND(&quot;,&quot;;[.F49];1));&quot;ins&quot;;&quot;mltple_var&quot;));&quot;snp&quot;)" office:value-type="string" office:string-value="del" calcext:value-type="string">
            <text:p>del</text:p>
          </table:table-cell>
          <table:table-cell table:formula="of:=IF([.L49]=&quot;mltple_var&quot;;&quot;n/a&quot;;LEN([.F49])-LEN([.E49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1-E1&amp;Pp3c1_29360V3.15-E1</text:p>
          </table:table-cell>
          <table:table-cell office:value-type="string" calcext:value-type="string">
            <text:p>GENE_Pp3c1_29360V3.15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50]=[.C51];[.D50]=[.D51]);&quot;yes&quot;;&quot;no&quot;)" office:value-type="string" office:string-value="yes" calcext:value-type="string">
            <text:p>yes</text:p>
          </table:table-cell>
          <table:table-cell table:formula="of:=IF(OR(LEN([.E50])&gt;1;LEN([.F50])&gt;1);IF(LEN([.F50])=1;&quot;del&quot;;IF(ISERROR(FIND(&quot;,&quot;;[.F50];1));&quot;ins&quot;;&quot;mltple_var&quot;));&quot;snp&quot;)" office:value-type="string" office:string-value="del" calcext:value-type="string">
            <text:p>del</text:p>
          </table:table-cell>
          <table:table-cell table:formula="of:=IF([.L50]=&quot;mltple_var&quot;;&quot;n/a&quot;;LEN([.F50])-LEN([.E50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0-E1&amp;Pp3c1_29360V3.15-E1</text:p>
          </table:table-cell>
          <table:table-cell office:value-type="string" calcext:value-type="string">
            <text:p>GENE_Pp3c1_29360V3.15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51]=[.C52];[.D51]=[.D52]);&quot;yes&quot;;&quot;no&quot;)" office:value-type="string" office:string-value="yes" calcext:value-type="string">
            <text:p>yes</text:p>
          </table:table-cell>
          <table:table-cell table:formula="of:=IF(OR(LEN([.E51])&gt;1;LEN([.F51])&gt;1);IF(LEN([.F51])=1;&quot;del&quot;;IF(ISERROR(FIND(&quot;,&quot;;[.F51];1));&quot;ins&quot;;&quot;mltple_var&quot;));&quot;snp&quot;)" office:value-type="string" office:string-value="del" calcext:value-type="string">
            <text:p>del</text:p>
          </table:table-cell>
          <table:table-cell table:formula="of:=IF([.L51]=&quot;mltple_var&quot;;&quot;n/a&quot;;LEN([.F51])-LEN([.E51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3-E1&amp;Pp3c1_29360V3.15-E1</text:p>
          </table:table-cell>
          <table:table-cell office:value-type="string" calcext:value-type="string">
            <text:p>GENE_Pp3c1_29360V3.15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52]=[.C53];[.D52]=[.D53]);&quot;yes&quot;;&quot;no&quot;)" office:value-type="string" office:string-value="yes" calcext:value-type="string">
            <text:p>yes</text:p>
          </table:table-cell>
          <table:table-cell table:formula="of:=IF(OR(LEN([.E52])&gt;1;LEN([.F52])&gt;1);IF(LEN([.F52])=1;&quot;del&quot;;IF(ISERROR(FIND(&quot;,&quot;;[.F52];1));&quot;ins&quot;;&quot;mltple_var&quot;));&quot;snp&quot;)" office:value-type="string" office:string-value="del" calcext:value-type="string">
            <text:p>del</text:p>
          </table:table-cell>
          <table:table-cell table:formula="of:=IF([.L52]=&quot;mltple_var&quot;;&quot;n/a&quot;;LEN([.F52])-LEN([.E52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4-E1&amp;Pp3c1_29360V3.15-E1</text:p>
          </table:table-cell>
          <table:table-cell office:value-type="string" calcext:value-type="string">
            <text:p>GENE_Pp3c1_29360V3.15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53]=[.C54];[.D53]=[.D54]);&quot;yes&quot;;&quot;no&quot;)" office:value-type="string" office:string-value="no" calcext:value-type="string">
            <text:p>no</text:p>
          </table:table-cell>
          <table:table-cell table:formula="of:=IF(OR(LEN([.E53])&gt;1;LEN([.F53])&gt;1);IF(LEN([.F53])=1;&quot;del&quot;;IF(ISERROR(FIND(&quot;,&quot;;[.F53];1));&quot;ins&quot;;&quot;mltple_var&quot;));&quot;snp&quot;)" office:value-type="string" office:string-value="del" calcext:value-type="string">
            <text:p>del</text:p>
          </table:table-cell>
          <table:table-cell table:formula="of:=IF([.L53]=&quot;mltple_var&quot;;&quot;n/a&quot;;LEN([.F53])-LEN([.E53]))"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1777531" calcext:value-type="float">
            <text:p>11777531</text:p>
          </table:table-cell>
          <table:table-cell office:value-type="string" calcext:value-type="string">
            <text:p>ATGTGTGTG</text:p>
          </table:table-cell>
          <table:table-cell office:value-type="string" calcext:value-type="string">
            <text:p>A,ATG</text:p>
          </table:table-cell>
          <table:table-cell office:value-type="string" calcext:value-type="string">
            <text:p>Pp3c3_16712V3.1-E1</text:p>
          </table:table-cell>
          <table:table-cell office:value-type="string" calcext:value-type="string">
            <text:p>transcript:Pp3c3_16712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712V3.1-E1</text:p>
          </table:table-cell>
          <table:table-cell table:formula="of:=IF(AND([.C54]=[.C55];[.D54]=[.D55]);&quot;yes&quot;;&quot;no&quot;)" office:value-type="string" office:string-value="no" calcext:value-type="string">
            <text:p>no</text:p>
          </table:table-cell>
          <table:table-cell table:formula="of:=IF(OR(LEN([.E54])&gt;1;LEN([.F54])&gt;1);IF(LEN([.F54])=1;&quot;del&quot;;IF(ISERROR(FIND(&quot;,&quot;;[.F54];1));&quot;ins&quot;;&quot;mltple_var&quot;));&quot;snp&quot;)" office:value-type="string" office:string-value="mltple_var" calcext:value-type="string">
            <text:p>mltple_var</text:p>
          </table:table-cell>
          <table:table-cell table:formula="of:=IF([.L54]=&quot;mltple_var&quot;;&quot;n/a&quot;;LEN([.F54])-LEN([.E54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614872" calcext:value-type="float">
            <text:p>15614872</text:p>
          </table:table-cell>
          <table:table-cell table:style-name="ce9" office:value-type="string" calcext:value-type="string">
            <text:p>AATTACCTTCCCAATAATGT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6</text:p>
          </table:table-cell>
          <table:table-cell office:value-type="string" calcext:value-type="string">
            <text:p>splice_donor_variant&amp;splice_region_variant&amp;3_prime_UTR_variant&amp;intron_variant</text:p>
          </table:table-cell>
          <table:table-cell/>
          <table:table-cell table:formula="of:=IF(AND([.C55]=[.C56];[.D55]=[.D56]);&quot;yes&quot;;&quot;no&quot;)" office:value-type="string" office:string-value="yes" calcext:value-type="string">
            <text:p>yes</text:p>
          </table:table-cell>
          <table:table-cell table:formula="of:=IF(OR(LEN([.E55])&gt;1;LEN([.F55])&gt;1);IF(LEN([.F55])=1;&quot;del&quot;;IF(ISERROR(FIND(&quot;,&quot;;[.F55];1));&quot;ins&quot;;&quot;mltple_var&quot;));&quot;snp&quot;)" office:value-type="string" office:string-value="del" calcext:value-type="string">
            <text:p>del</text:p>
          </table:table-cell>
          <table:table-cell table:formula="of:=IF([.L55]=&quot;mltple_var&quot;;&quot;n/a&quot;;LEN([.F55])-LEN([.E55]))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614872" calcext:value-type="float">
            <text:p>15614872</text:p>
          </table:table-cell>
          <table:table-cell table:style-name="ce9" office:value-type="string" calcext:value-type="string">
            <text:p>AATTACCTTCCCAATAATGT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2</text:p>
          </table:table-cell>
          <table:table-cell office:value-type="string" calcext:value-type="string">
            <text:p>splice_donor_variant&amp;splice_region_variant&amp;3_prime_UTR_variant&amp;intron_variant</text:p>
          </table:table-cell>
          <table:table-cell/>
          <table:table-cell table:formula="of:=IF(AND([.C56]=[.C57];[.D56]=[.D57]);&quot;yes&quot;;&quot;no&quot;)" office:value-type="string" office:string-value="yes" calcext:value-type="string">
            <text:p>yes</text:p>
          </table:table-cell>
          <table:table-cell table:formula="of:=IF(OR(LEN([.E56])&gt;1;LEN([.F56])&gt;1);IF(LEN([.F56])=1;&quot;del&quot;;IF(ISERROR(FIND(&quot;,&quot;;[.F56];1));&quot;ins&quot;;&quot;mltple_var&quot;));&quot;snp&quot;)" office:value-type="string" office:string-value="del" calcext:value-type="string">
            <text:p>del</text:p>
          </table:table-cell>
          <table:table-cell table:formula="of:=IF([.L56]=&quot;mltple_var&quot;;&quot;n/a&quot;;LEN([.F56])-LEN([.E56]))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614872" calcext:value-type="float">
            <text:p>15614872</text:p>
          </table:table-cell>
          <table:table-cell table:style-name="ce9" office:value-type="string" calcext:value-type="string">
            <text:p>AATTACCTTCCCAATAATGT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4</text:p>
          </table:table-cell>
          <table:table-cell office:value-type="string" calcext:value-type="string">
            <text:p>splice_donor_variant&amp;splice_region_variant&amp;3_prime_UTR_variant&amp;intron_variant</text:p>
          </table:table-cell>
          <table:table-cell/>
          <table:table-cell table:formula="of:=IF(AND([.C57]=[.C58];[.D57]=[.D58]);&quot;yes&quot;;&quot;no&quot;)" office:value-type="string" office:string-value="yes" calcext:value-type="string">
            <text:p>yes</text:p>
          </table:table-cell>
          <table:table-cell table:formula="of:=IF(OR(LEN([.E57])&gt;1;LEN([.F57])&gt;1);IF(LEN([.F57])=1;&quot;del&quot;;IF(ISERROR(FIND(&quot;,&quot;;[.F57];1));&quot;ins&quot;;&quot;mltple_var&quot;));&quot;snp&quot;)" office:value-type="string" office:string-value="del" calcext:value-type="string">
            <text:p>del</text:p>
          </table:table-cell>
          <table:table-cell table:formula="of:=IF([.L57]=&quot;mltple_var&quot;;&quot;n/a&quot;;LEN([.F57])-LEN([.E57]))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614872" calcext:value-type="float">
            <text:p>15614872</text:p>
          </table:table-cell>
          <table:table-cell table:style-name="ce9" office:value-type="string" calcext:value-type="string">
            <text:p>AATTACCTTCCCAATAATGT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5</text:p>
          </table:table-cell>
          <table:table-cell office:value-type="string" calcext:value-type="string">
            <text:p>splice_donor_variant&amp;splice_region_variant&amp;3_prime_UTR_variant&amp;intron_variant</text:p>
          </table:table-cell>
          <table:table-cell/>
          <table:table-cell table:formula="of:=IF(AND([.C58]=[.C59];[.D58]=[.D59]);&quot;yes&quot;;&quot;no&quot;)" office:value-type="string" office:string-value="no" calcext:value-type="string">
            <text:p>no</text:p>
          </table:table-cell>
          <table:table-cell table:formula="of:=IF(OR(LEN([.E58])&gt;1;LEN([.F58])&gt;1);IF(LEN([.F58])=1;&quot;del&quot;;IF(ISERROR(FIND(&quot;,&quot;;[.F58];1));&quot;ins&quot;;&quot;mltple_var&quot;));&quot;snp&quot;)" office:value-type="string" office:string-value="del" calcext:value-type="string">
            <text:p>del</text:p>
          </table:table-cell>
          <table:table-cell table:formula="of:=IF([.L58]=&quot;mltple_var&quot;;&quot;n/a&quot;;LEN([.F58])-LEN([.E58]))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6799905" calcext:value-type="float">
            <text:p>67999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CGCTGACGCCGAGTCGGCATATCCTATGCC</text:p>
          </table:table-cell>
          <table:table-cell office:value-type="string" calcext:value-type="string">
            <text:p>Pp3c7_10190V3.1-E1</text:p>
          </table:table-cell>
          <table:table-cell office:value-type="string" calcext:value-type="string">
            <text:p>transcript:Pp3c7_1019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7_10190V3.1-E1</text:p>
          </table:table-cell>
          <table:table-cell table:formula="of:=IF(AND([.C59]=[.C60];[.D59]=[.D60]);&quot;yes&quot;;&quot;no&quot;)" office:value-type="string" office:string-value="no" calcext:value-type="string">
            <text:p>no</text:p>
          </table:table-cell>
          <table:table-cell table:formula="of:=IF(OR(LEN([.E59])&gt;1;LEN([.F59])&gt;1);IF(LEN([.F59])=1;&quot;del&quot;;IF(ISERROR(FIND(&quot;,&quot;;[.F59];1));&quot;ins&quot;;&quot;mltple_var&quot;));&quot;snp&quot;)" office:value-type="string" office:string-value="ins" calcext:value-type="string">
            <text:p>ins</text:p>
          </table:table-cell>
          <table:table-cell table:formula="of:=IF([.L59]=&quot;mltple_var&quot;;&quot;n/a&quot;;LEN([.F59])-LEN([.E59]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float" office:value="1250389" calcext:value-type="float">
            <text:p>1250389</text:p>
          </table:table-cell>
          <table:table-cell office:value-type="string" calcext:value-type="string">
            <text:p>GAGATCAGCAACCCAGATCAGCAA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2450V3.1-E1</text:p>
          </table:table-cell>
          <table:table-cell office:value-type="string" calcext:value-type="string">
            <text:p>transcript:Pp3c8_245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8_2450V3.1-E1</text:p>
          </table:table-cell>
          <table:table-cell table:formula="of:=IF(AND([.C60]=[.C61];[.D60]=[.D61]);&quot;yes&quot;;&quot;no&quot;)" office:value-type="string" office:string-value="no" calcext:value-type="string">
            <text:p>no</text:p>
          </table:table-cell>
          <table:table-cell table:formula="of:=IF(OR(LEN([.E60])&gt;1;LEN([.F60])&gt;1);IF(LEN([.F60])=1;&quot;del&quot;;IF(ISERROR(FIND(&quot;,&quot;;[.F60];1));&quot;ins&quot;;&quot;mltple_var&quot;));&quot;snp&quot;)" office:value-type="string" office:string-value="del" calcext:value-type="string">
            <text:p>del</text:p>
          </table:table-cell>
          <table:table-cell table:formula="of:=IF([.L60]=&quot;mltple_var&quot;;&quot;n/a&quot;;LEN([.F60])-LEN([.E60]))"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office:value-type="float" office:value="325561" calcext:value-type="float">
            <text:p>325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_780V3.1-E1</text:p>
          </table:table-cell>
          <table:table-cell office:value-type="string" calcext:value-type="string">
            <text:p>transcript:Pp3c2_78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61]=[.C62];[.D61]=[.D62]);&quot;yes&quot;;&quot;no&quot;)" office:value-type="string" office:string-value="no" calcext:value-type="string">
            <text:p>no</text:p>
          </table:table-cell>
          <table:table-cell table:formula="of:=IF(OR(LEN([.E61])&gt;1;LEN([.F61])&gt;1);IF(LEN([.F61])=1;&quot;del&quot;;IF(ISERROR(FIND(&quot;,&quot;;[.F61];1));&quot;ins&quot;;&quot;mltple_var&quot;));&quot;snp&quot;)" office:value-type="string" office:string-value="snp" calcext:value-type="string">
            <text:p>snp</text:p>
          </table:table-cell>
          <table:table-cell table:formula="of:=IF([.L61]=&quot;mltple_var&quot;;&quot;n/a&quot;;LEN([.F61])-LEN([.E6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945241" calcext:value-type="float">
            <text:p>9452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3_1470V3.1-E3</text:p>
          </table:table-cell>
          <table:table-cell office:value-type="string" calcext:value-type="string">
            <text:p>transcript:Pp3c3_14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62]=[.C63];[.D62]=[.D63]);&quot;yes&quot;;&quot;no&quot;)" office:value-type="string" office:string-value="no" calcext:value-type="string">
            <text:p>no</text:p>
          </table:table-cell>
          <table:table-cell table:formula="of:=IF(OR(LEN([.E62])&gt;1;LEN([.F62])&gt;1);IF(LEN([.F62])=1;&quot;del&quot;;IF(ISERROR(FIND(&quot;,&quot;;[.F62];1));&quot;ins&quot;;&quot;mltple_var&quot;));&quot;snp&quot;)" office:value-type="string" office:string-value="snp" calcext:value-type="string">
            <text:p>snp</text:p>
          </table:table-cell>
          <table:table-cell table:formula="of:=IF([.L62]=&quot;mltple_var&quot;;&quot;n/a&quot;;LEN([.F62])-LEN([.E6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1777531" calcext:value-type="float">
            <text:p>11777531</text:p>
          </table:table-cell>
          <table:table-cell office:value-type="string" calcext:value-type="string">
            <text:p>ATGTGTGTG</text:p>
          </table:table-cell>
          <table:table-cell office:value-type="string" calcext:value-type="string">
            <text:p>A,ATG</text:p>
          </table:table-cell>
          <table:table-cell office:value-type="string" calcext:value-type="string">
            <text:p>Pp3c3_16712V3.1-E1</text:p>
          </table:table-cell>
          <table:table-cell office:value-type="string" calcext:value-type="string">
            <text:p>transcript:Pp3c3_16712V3.1</text:p>
          </table:table-cell>
          <table:table-cell office:value-type="string" calcext:value-type="string">
            <text:p>disruptive_inframe_deletion</text:p>
          </table:table-cell>
          <table:table-cell office:value-type="string" calcext:value-type="string">
            <text:p>Pp3c3_16712V3.1-E1</text:p>
          </table:table-cell>
          <table:table-cell table:formula="of:=IF(AND([.C63]=[.C64];[.D63]=[.D64]);&quot;yes&quot;;&quot;no&quot;)" office:value-type="string" office:string-value="no" calcext:value-type="string">
            <text:p>no</text:p>
          </table:table-cell>
          <table:table-cell table:formula="of:=IF(OR(LEN([.E63])&gt;1;LEN([.F63])&gt;1);IF(LEN([.F63])=1;&quot;del&quot;;IF(ISERROR(FIND(&quot;,&quot;;[.F63];1));&quot;ins&quot;;&quot;mltple_var&quot;));&quot;snp&quot;)" office:value-type="string" office:string-value="mltple_var" calcext:value-type="string">
            <text:p>mltple_var</text:p>
          </table:table-cell>
          <table:table-cell table:formula="of:=IF([.L63]=&quot;mltple_var&quot;;&quot;n/a&quot;;LEN([.F63])-LEN([.E63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1777539" calcext:value-type="float">
            <text:p>117775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*</text:p>
          </table:table-cell>
          <table:table-cell office:value-type="string" calcext:value-type="string">
            <text:p>Pp3c3_16712V3.1-E1</text:p>
          </table:table-cell>
          <table:table-cell office:value-type="string" calcext:value-type="string">
            <text:p>transcript:Pp3c3_16712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64]=[.C65];[.D64]=[.D65]);&quot;yes&quot;;&quot;no&quot;)" office:value-type="string" office:string-value="no" calcext:value-type="string">
            <text:p>no</text:p>
          </table:table-cell>
          <table:table-cell table:formula="of:=IF(OR(LEN([.E64])&gt;1;LEN([.F64])&gt;1);IF(LEN([.F64])=1;&quot;del&quot;;IF(ISERROR(FIND(&quot;,&quot;;[.F64];1));&quot;ins&quot;;&quot;mltple_var&quot;));&quot;snp&quot;)" office:value-type="string" office:string-value="mltple_var" calcext:value-type="string">
            <text:p>mltple_var</text:p>
          </table:table-cell>
          <table:table-cell table:formula="of:=IF([.L64]=&quot;mltple_var&quot;;&quot;n/a&quot;;LEN([.F64])-LEN([.E64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14116403" calcext:value-type="float">
            <text:p>141164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CCCTCGTCCTTATTCCCCTT</text:p>
          </table:table-cell>
          <table:table-cell office:value-type="string" calcext:value-type="string">
            <text:p>Pp3c7_20090V3.4-E3</text:p>
          </table:table-cell>
          <table:table-cell office:value-type="string" calcext:value-type="string">
            <text:p>transcript:Pp3c7_20090V3.4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65]=[.C66];[.D65]=[.D66]);&quot;yes&quot;;&quot;no&quot;)" office:value-type="string" office:string-value="yes" calcext:value-type="string">
            <text:p>yes</text:p>
          </table:table-cell>
          <table:table-cell table:formula="of:=IF(OR(LEN([.E65])&gt;1;LEN([.F65])&gt;1);IF(LEN([.F65])=1;&quot;del&quot;;IF(ISERROR(FIND(&quot;,&quot;;[.F65];1));&quot;ins&quot;;&quot;mltple_var&quot;));&quot;snp&quot;)" office:value-type="string" office:string-value="ins" calcext:value-type="string">
            <text:p>ins</text:p>
          </table:table-cell>
          <table:table-cell table:formula="of:=IF([.L65]=&quot;mltple_var&quot;;&quot;n/a&quot;;LEN([.F65])-LEN([.E65]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14116403" calcext:value-type="float">
            <text:p>141164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CCCTCGTCCTTATTCCCCTT</text:p>
          </table:table-cell>
          <table:table-cell office:value-type="string" calcext:value-type="string">
            <text:p>Pp3c7_20090V3.3-E4</text:p>
          </table:table-cell>
          <table:table-cell office:value-type="string" calcext:value-type="string">
            <text:p>transcript:Pp3c7_20090V3.3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66]=[.C67];[.D66]=[.D67]);&quot;yes&quot;;&quot;no&quot;)" office:value-type="string" office:string-value="yes" calcext:value-type="string">
            <text:p>yes</text:p>
          </table:table-cell>
          <table:table-cell table:formula="of:=IF(OR(LEN([.E66])&gt;1;LEN([.F66])&gt;1);IF(LEN([.F66])=1;&quot;del&quot;;IF(ISERROR(FIND(&quot;,&quot;;[.F66];1));&quot;ins&quot;;&quot;mltple_var&quot;));&quot;snp&quot;)" office:value-type="string" office:string-value="ins" calcext:value-type="string">
            <text:p>ins</text:p>
          </table:table-cell>
          <table:table-cell table:formula="of:=IF([.L66]=&quot;mltple_var&quot;;&quot;n/a&quot;;LEN([.F66])-LEN([.E66]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14116403" calcext:value-type="float">
            <text:p>141164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CCCTCGTCCTTATTCCCCTT</text:p>
          </table:table-cell>
          <table:table-cell office:value-type="string" calcext:value-type="string">
            <text:p>Pp3c7_20090V3.1-E5</text:p>
          </table:table-cell>
          <table:table-cell office:value-type="string" calcext:value-type="string">
            <text:p>transcript:Pp3c7_20090V3.1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67]=[.C68];[.D67]=[.D68]);&quot;yes&quot;;&quot;no&quot;)" office:value-type="string" office:string-value="yes" calcext:value-type="string">
            <text:p>yes</text:p>
          </table:table-cell>
          <table:table-cell table:formula="of:=IF(OR(LEN([.E67])&gt;1;LEN([.F67])&gt;1);IF(LEN([.F67])=1;&quot;del&quot;;IF(ISERROR(FIND(&quot;,&quot;;[.F67];1));&quot;ins&quot;;&quot;mltple_var&quot;));&quot;snp&quot;)" office:value-type="string" office:string-value="ins" calcext:value-type="string">
            <text:p>ins</text:p>
          </table:table-cell>
          <table:table-cell table:formula="of:=IF([.L67]=&quot;mltple_var&quot;;&quot;n/a&quot;;LEN([.F67])-LEN([.E67]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14116403" calcext:value-type="float">
            <text:p>141164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CCCTCGTCCTTATTCCCCTT</text:p>
          </table:table-cell>
          <table:table-cell office:value-type="string" calcext:value-type="string">
            <text:p>Pp3c7_20090V3.2-E7</text:p>
          </table:table-cell>
          <table:table-cell office:value-type="string" calcext:value-type="string">
            <text:p>transcript:Pp3c7_20090V3.2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68]=[.C69];[.D68]=[.D69]);&quot;yes&quot;;&quot;no&quot;)" office:value-type="string" office:string-value="yes" calcext:value-type="string">
            <text:p>yes</text:p>
          </table:table-cell>
          <table:table-cell table:formula="of:=IF(OR(LEN([.E68])&gt;1;LEN([.F68])&gt;1);IF(LEN([.F68])=1;&quot;del&quot;;IF(ISERROR(FIND(&quot;,&quot;;[.F68];1));&quot;ins&quot;;&quot;mltple_var&quot;));&quot;snp&quot;)" office:value-type="string" office:string-value="ins" calcext:value-type="string">
            <text:p>ins</text:p>
          </table:table-cell>
          <table:table-cell table:formula="of:=IF([.L68]=&quot;mltple_var&quot;;&quot;n/a&quot;;LEN([.F68])-LEN([.E68]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14116403" calcext:value-type="float">
            <text:p>141164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CCCTCGTCCTTATTCCCCTT</text:p>
          </table:table-cell>
          <table:table-cell office:value-type="string" calcext:value-type="string">
            <text:p>Pp3c7_20090V3.3-E4</text:p>
          </table:table-cell>
          <table:table-cell office:value-type="string" calcext:value-type="string">
            <text:p>transcript:Pp3c7_20090V3.5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69]=[.C70];[.D69]=[.D70]);&quot;yes&quot;;&quot;no&quot;)" office:value-type="string" office:string-value="no" calcext:value-type="string">
            <text:p>no</text:p>
          </table:table-cell>
          <table:table-cell table:formula="of:=IF(OR(LEN([.E69])&gt;1;LEN([.F69])&gt;1);IF(LEN([.F69])=1;&quot;del&quot;;IF(ISERROR(FIND(&quot;,&quot;;[.F69];1));&quot;ins&quot;;&quot;mltple_var&quot;));&quot;snp&quot;)" office:value-type="string" office:string-value="ins" calcext:value-type="string">
            <text:p>ins</text:p>
          </table:table-cell>
          <table:table-cell table:formula="of:=IF([.L69]=&quot;mltple_var&quot;;&quot;n/a&quot;;LEN([.F69])-LEN([.E69]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11089283" calcext:value-type="float">
            <text:p>110892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3_15200V3.1-E1</text:p>
          </table:table-cell>
          <table:table-cell office:value-type="string" calcext:value-type="string">
            <text:p>transcript:Pp3c13_1520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70]=[.C71];[.D70]=[.D71]);&quot;yes&quot;;&quot;no&quot;)" office:value-type="string" office:string-value="no" calcext:value-type="string">
            <text:p>no</text:p>
          </table:table-cell>
          <table:table-cell table:formula="of:=IF(OR(LEN([.E70])&gt;1;LEN([.F70])&gt;1);IF(LEN([.F70])=1;&quot;del&quot;;IF(ISERROR(FIND(&quot;,&quot;;[.F70];1));&quot;ins&quot;;&quot;mltple_var&quot;));&quot;snp&quot;)" office:value-type="string" office:string-value="snp" calcext:value-type="string">
            <text:p>snp</text:p>
          </table:table-cell>
          <table:table-cell table:formula="of:=IF([.L70]=&quot;mltple_var&quot;;&quot;n/a&quot;;LEN([.F70])-LEN([.E7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19" calcext:value-type="float">
            <text:p>19</text:p>
          </table:table-cell>
          <table:table-cell office:value-type="float" office:value="12391050" calcext:value-type="float">
            <text:p>12391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19_18730V3.1-E1</text:p>
          </table:table-cell>
          <table:table-cell office:value-type="string" calcext:value-type="string">
            <text:p>transcript:Pp3c19_187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71]=[.C72];[.D71]=[.D72]);&quot;yes&quot;;&quot;no&quot;)" office:value-type="string" office:string-value="no" calcext:value-type="string">
            <text:p>no</text:p>
          </table:table-cell>
          <table:table-cell table:formula="of:=IF(OR(LEN([.E71])&gt;1;LEN([.F71])&gt;1);IF(LEN([.F71])=1;&quot;del&quot;;IF(ISERROR(FIND(&quot;,&quot;;[.F71];1));&quot;ins&quot;;&quot;mltple_var&quot;));&quot;snp&quot;)" office:value-type="string" office:string-value="snp" calcext:value-type="string">
            <text:p>snp</text:p>
          </table:table-cell>
          <table:table-cell table:formula="of:=IF([.L71]=&quot;mltple_var&quot;;&quot;n/a&quot;;LEN([.F71])-LEN([.E7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19" calcext:value-type="float">
            <text:p>19</text:p>
          </table:table-cell>
          <table:table-cell office:value-type="float" office:value="12391059" calcext:value-type="float">
            <text:p>123910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9_18730V3.1-E1</text:p>
          </table:table-cell>
          <table:table-cell office:value-type="string" calcext:value-type="string">
            <text:p>transcript:Pp3c19_187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72]=[.C73];[.D72]=[.D73]);&quot;yes&quot;;&quot;no&quot;)" office:value-type="string" office:string-value="no" calcext:value-type="string">
            <text:p>no</text:p>
          </table:table-cell>
          <table:table-cell table:formula="of:=IF(OR(LEN([.E72])&gt;1;LEN([.F72])&gt;1);IF(LEN([.F72])=1;&quot;del&quot;;IF(ISERROR(FIND(&quot;,&quot;;[.F72];1));&quot;ins&quot;;&quot;mltple_var&quot;));&quot;snp&quot;)" office:value-type="string" office:string-value="snp" calcext:value-type="string">
            <text:p>snp</text:p>
          </table:table-cell>
          <table:table-cell table:formula="of:=IF([.L72]=&quot;mltple_var&quot;;&quot;n/a&quot;;LEN([.F72])-LEN([.E7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1" calcext:value-type="float">
            <text:p>21</text:p>
          </table:table-cell>
          <table:table-cell office:value-type="float" office:value="2844213" calcext:value-type="float">
            <text:p>28442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4389V3.1-E3</text:p>
          </table:table-cell>
          <table:table-cell office:value-type="string" calcext:value-type="string">
            <text:p>transcript:Pp3c21_4389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73]=[.C74];[.D73]=[.D74]);&quot;yes&quot;;&quot;no&quot;)" office:value-type="string" office:string-value="yes" calcext:value-type="string">
            <text:p>yes</text:p>
          </table:table-cell>
          <table:table-cell table:formula="of:=IF(OR(LEN([.E73])&gt;1;LEN([.F73])&gt;1);IF(LEN([.F73])=1;&quot;del&quot;;IF(ISERROR(FIND(&quot;,&quot;;[.F73];1));&quot;ins&quot;;&quot;mltple_var&quot;));&quot;snp&quot;)" office:value-type="string" office:string-value="snp" calcext:value-type="string">
            <text:p>snp</text:p>
          </table:table-cell>
          <table:table-cell table:formula="of:=IF([.L73]=&quot;mltple_var&quot;;&quot;n/a&quot;;LEN([.F73])-LEN([.E7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1" calcext:value-type="float">
            <text:p>21</text:p>
          </table:table-cell>
          <table:table-cell office:value-type="float" office:value="2844213" calcext:value-type="float">
            <text:p>28442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4390V3.1-E1</text:p>
          </table:table-cell>
          <table:table-cell office:value-type="string" calcext:value-type="string">
            <text:p>transcript:Pp3c21_43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74]=[.C75];[.D74]=[.D75]);&quot;yes&quot;;&quot;no&quot;)" office:value-type="string" office:string-value="no" calcext:value-type="string">
            <text:p>no</text:p>
          </table:table-cell>
          <table:table-cell table:formula="of:=IF(OR(LEN([.E74])&gt;1;LEN([.F74])&gt;1);IF(LEN([.F74])=1;&quot;del&quot;;IF(ISERROR(FIND(&quot;,&quot;;[.F74];1));&quot;ins&quot;;&quot;mltple_var&quot;));&quot;snp&quot;)" office:value-type="string" office:string-value="snp" calcext:value-type="string">
            <text:p>snp</text:p>
          </table:table-cell>
          <table:table-cell table:formula="of:=IF([.L74]=&quot;mltple_var&quot;;&quot;n/a&quot;;LEN([.F74])-LEN([.E7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4" calcext:value-type="float">
            <text:p>24</text:p>
          </table:table-cell>
          <table:table-cell office:value-type="float" office:value="3851819" calcext:value-type="float">
            <text:p>3851819</text:p>
          </table:table-cell>
          <table:table-cell office:value-type="string" calcext:value-type="string">
            <text:p>AGGCTGCTAATCTGTTGCCCTAGATTGACTATCTGTTGATC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4_5540V3.2-E8</text:p>
          </table:table-cell>
          <table:table-cell office:value-type="string" calcext:value-type="string">
            <text:p>transcript:Pp3c24_5540V3.2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75]=[.C76];[.D75]=[.D76]);&quot;yes&quot;;&quot;no&quot;)" office:value-type="string" office:string-value="yes" calcext:value-type="string">
            <text:p>yes</text:p>
          </table:table-cell>
          <table:table-cell table:formula="of:=IF(OR(LEN([.E75])&gt;1;LEN([.F75])&gt;1);IF(LEN([.F75])=1;&quot;del&quot;;IF(ISERROR(FIND(&quot;,&quot;;[.F75];1));&quot;ins&quot;;&quot;mltple_var&quot;));&quot;snp&quot;)" office:value-type="string" office:string-value="del" calcext:value-type="string">
            <text:p>del</text:p>
          </table:table-cell>
          <table:table-cell table:formula="of:=IF([.L75]=&quot;mltple_var&quot;;&quot;n/a&quot;;LEN([.F75])-LEN([.E75]))" office:value-type="float" office:value="-42" calcext:value-type="float">
            <text:p>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4" calcext:value-type="float">
            <text:p>24</text:p>
          </table:table-cell>
          <table:table-cell office:value-type="float" office:value="3851819" calcext:value-type="float">
            <text:p>3851819</text:p>
          </table:table-cell>
          <table:table-cell office:value-type="string" calcext:value-type="string">
            <text:p>AGGCTGCTAATCTGTTGCCCTAGATTGACTATCTGTTGATC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4_5540V3.1-E8</text:p>
          </table:table-cell>
          <table:table-cell office:value-type="string" calcext:value-type="string">
            <text:p>transcript:Pp3c24_5540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76]=[.C77];[.D76]=[.D77]);&quot;yes&quot;;&quot;no&quot;)" office:value-type="string" office:string-value="no" calcext:value-type="string">
            <text:p>no</text:p>
          </table:table-cell>
          <table:table-cell table:formula="of:=IF(OR(LEN([.E76])&gt;1;LEN([.F76])&gt;1);IF(LEN([.F76])=1;&quot;del&quot;;IF(ISERROR(FIND(&quot;,&quot;;[.F76];1));&quot;ins&quot;;&quot;mltple_var&quot;));&quot;snp&quot;)" office:value-type="string" office:string-value="del" calcext:value-type="string">
            <text:p>del</text:p>
          </table:table-cell>
          <table:table-cell table:formula="of:=IF([.L76]=&quot;mltple_var&quot;;&quot;n/a&quot;;LEN([.F76])-LEN([.E76]))" office:value-type="float" office:value="-42" calcext:value-type="float">
            <text:p>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6" calcext:value-type="float">
            <text:p>26</text:p>
          </table:table-cell>
          <table:table-cell office:value-type="float" office:value="291681" calcext:value-type="float">
            <text:p>291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6_710V3.1-E3</text:p>
          </table:table-cell>
          <table:table-cell office:value-type="string" calcext:value-type="string">
            <text:p>transcript:Pp3c26_71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77]=[.C78];[.D77]=[.D78]);&quot;yes&quot;;&quot;no&quot;)" office:value-type="string" office:string-value="no" calcext:value-type="string">
            <text:p>no</text:p>
          </table:table-cell>
          <table:table-cell table:formula="of:=IF(OR(LEN([.E77])&gt;1;LEN([.F77])&gt;1);IF(LEN([.F77])=1;&quot;del&quot;;IF(ISERROR(FIND(&quot;,&quot;;[.F77];1));&quot;ins&quot;;&quot;mltple_var&quot;));&quot;snp&quot;)" office:value-type="string" office:string-value="snp" calcext:value-type="string">
            <text:p>snp</text:p>
          </table:table-cell>
          <table:table-cell table:formula="of:=IF([.L77]=&quot;mltple_var&quot;;&quot;n/a&quot;;LEN([.F77])-LEN([.E7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1776900" calcext:value-type="float">
            <text:p>117769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3_16710V3.1-E1</text:p>
          </table:table-cell>
          <table:table-cell office:value-type="string" calcext:value-type="string">
            <text:p>transcript:Pp3c3_167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78]=[.C79];[.D78]=[.D79]);&quot;yes&quot;;&quot;no&quot;)" office:value-type="string" office:string-value="no" calcext:value-type="string">
            <text:p>no</text:p>
          </table:table-cell>
          <table:table-cell table:formula="of:=IF(OR(LEN([.E78])&gt;1;LEN([.F78])&gt;1);IF(LEN([.F78])=1;&quot;del&quot;;IF(ISERROR(FIND(&quot;,&quot;;[.F78];1));&quot;ins&quot;;&quot;mltple_var&quot;));&quot;snp&quot;)" office:value-type="string" office:string-value="snp" calcext:value-type="string">
            <text:p>snp</text:p>
          </table:table-cell>
          <table:table-cell table:formula="of:=IF([.L78]=&quot;mltple_var&quot;;&quot;n/a&quot;;LEN([.F78])-LEN([.E7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5614872" calcext:value-type="float">
            <text:p>15614872</text:p>
          </table:table-cell>
          <table:table-cell office:value-type="string" calcext:value-type="string">
            <text:p>AATTACCTTCCCAATAAT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6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79]=[.C80];[.D79]=[.D80]);&quot;yes&quot;;&quot;no&quot;)" office:value-type="string" office:string-value="yes" calcext:value-type="string">
            <text:p>yes</text:p>
          </table:table-cell>
          <table:table-cell table:formula="of:=IF(OR(LEN([.E79])&gt;1;LEN([.F79])&gt;1);IF(LEN([.F79])=1;&quot;del&quot;;IF(ISERROR(FIND(&quot;,&quot;;[.F79];1));&quot;ins&quot;;&quot;mltple_var&quot;));&quot;snp&quot;)" office:value-type="string" office:string-value="del" calcext:value-type="string">
            <text:p>del</text:p>
          </table:table-cell>
          <table:table-cell table:formula="of:=IF([.L79]=&quot;mltple_var&quot;;&quot;n/a&quot;;LEN([.F79])-LEN([.E79]))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5614872" calcext:value-type="float">
            <text:p>15614872</text:p>
          </table:table-cell>
          <table:table-cell office:value-type="string" calcext:value-type="string">
            <text:p>AATTACCTTCCCAATAAT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2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80]=[.C81];[.D80]=[.D81]);&quot;yes&quot;;&quot;no&quot;)" office:value-type="string" office:string-value="yes" calcext:value-type="string">
            <text:p>yes</text:p>
          </table:table-cell>
          <table:table-cell table:formula="of:=IF(OR(LEN([.E80])&gt;1;LEN([.F80])&gt;1);IF(LEN([.F80])=1;&quot;del&quot;;IF(ISERROR(FIND(&quot;,&quot;;[.F80];1));&quot;ins&quot;;&quot;mltple_var&quot;));&quot;snp&quot;)" office:value-type="string" office:string-value="del" calcext:value-type="string">
            <text:p>del</text:p>
          </table:table-cell>
          <table:table-cell table:formula="of:=IF([.L80]=&quot;mltple_var&quot;;&quot;n/a&quot;;LEN([.F80])-LEN([.E80]))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5614872" calcext:value-type="float">
            <text:p>15614872</text:p>
          </table:table-cell>
          <table:table-cell office:value-type="string" calcext:value-type="string">
            <text:p>AATTACCTTCCCAATAAT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4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81]=[.C82];[.D81]=[.D82]);&quot;yes&quot;;&quot;no&quot;)" office:value-type="string" office:string-value="yes" calcext:value-type="string">
            <text:p>yes</text:p>
          </table:table-cell>
          <table:table-cell table:formula="of:=IF(OR(LEN([.E81])&gt;1;LEN([.F81])&gt;1);IF(LEN([.F81])=1;&quot;del&quot;;IF(ISERROR(FIND(&quot;,&quot;;[.F81];1));&quot;ins&quot;;&quot;mltple_var&quot;));&quot;snp&quot;)" office:value-type="string" office:string-value="del" calcext:value-type="string">
            <text:p>del</text:p>
          </table:table-cell>
          <table:table-cell table:formula="of:=IF([.L81]=&quot;mltple_var&quot;;&quot;n/a&quot;;LEN([.F81])-LEN([.E81]))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5614872" calcext:value-type="float">
            <text:p>15614872</text:p>
          </table:table-cell>
          <table:table-cell office:value-type="string" calcext:value-type="string">
            <text:p>AATTACCTTCCCAATAAT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5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82]=[.C83];[.D82]=[.D83]);&quot;yes&quot;;&quot;no&quot;)" office:value-type="string" office:string-value="no" calcext:value-type="string">
            <text:p>no</text:p>
          </table:table-cell>
          <table:table-cell table:formula="of:=IF(OR(LEN([.E82])&gt;1;LEN([.F82])&gt;1);IF(LEN([.F82])=1;&quot;del&quot;;IF(ISERROR(FIND(&quot;,&quot;;[.F82];1));&quot;ins&quot;;&quot;mltple_var&quot;));&quot;snp&quot;)" office:value-type="string" office:string-value="del" calcext:value-type="string">
            <text:p>del</text:p>
          </table:table-cell>
          <table:table-cell table:formula="of:=IF([.L82]=&quot;mltple_var&quot;;&quot;n/a&quot;;LEN([.F82])-LEN([.E82]))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2792845" calcext:value-type="float">
            <text:p>27928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,CAGTA</text:p>
          </table:table-cell>
          <table:table-cell office:value-type="string" calcext:value-type="string">
            <text:p>Pp3c9_4880V3.1-E1</text:p>
          </table:table-cell>
          <table:table-cell office:value-type="string" calcext:value-type="string">
            <text:p>transcript:Pp3c9_4880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83]=[.C84];[.D83]=[.D84]);&quot;yes&quot;;&quot;no&quot;)" office:value-type="string" office:string-value="no" calcext:value-type="string">
            <text:p>no</text:p>
          </table:table-cell>
          <table:table-cell table:formula="of:=IF(OR(LEN([.E83])&gt;1;LEN([.F83])&gt;1);IF(LEN([.F83])=1;&quot;del&quot;;IF(ISERROR(FIND(&quot;,&quot;;[.F83];1));&quot;ins&quot;;&quot;mltple_var&quot;));&quot;snp&quot;)" office:value-type="string" office:string-value="mltple_var" calcext:value-type="string">
            <text:p>mltple_var</text:p>
          </table:table-cell>
          <table:table-cell table:formula="of:=IF([.L83]=&quot;mltple_var&quot;;&quot;n/a&quot;;LEN([.F83])-LEN([.E83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0422649" calcext:value-type="float">
            <text:p>104226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0_15500V3.1-E1</text:p>
          </table:table-cell>
          <table:table-cell office:value-type="string" calcext:value-type="string">
            <text:p>transcript:Pp3c10_1550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84]=[.C85];[.D84]=[.D85]);&quot;yes&quot;;&quot;no&quot;)" office:value-type="string" office:string-value="yes" calcext:value-type="string">
            <text:p>yes</text:p>
          </table:table-cell>
          <table:table-cell table:formula="of:=IF(OR(LEN([.E84])&gt;1;LEN([.F84])&gt;1);IF(LEN([.F84])=1;&quot;del&quot;;IF(ISERROR(FIND(&quot;,&quot;;[.F84];1));&quot;ins&quot;;&quot;mltple_var&quot;));&quot;snp&quot;)" office:value-type="string" office:string-value="snp" calcext:value-type="string">
            <text:p>snp</text:p>
          </table:table-cell>
          <table:table-cell table:formula="of:=IF([.L84]=&quot;mltple_var&quot;;&quot;n/a&quot;;LEN([.F84])-LEN([.E8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0422649" calcext:value-type="float">
            <text:p>104226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0_15500V3.2-E1</text:p>
          </table:table-cell>
          <table:table-cell office:value-type="string" calcext:value-type="string">
            <text:p>transcript:Pp3c10_1550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85]=[.C86];[.D85]=[.D86]);&quot;yes&quot;;&quot;no&quot;)" office:value-type="string" office:string-value="yes" calcext:value-type="string">
            <text:p>yes</text:p>
          </table:table-cell>
          <table:table-cell table:formula="of:=IF(OR(LEN([.E85])&gt;1;LEN([.F85])&gt;1);IF(LEN([.F85])=1;&quot;del&quot;;IF(ISERROR(FIND(&quot;,&quot;;[.F85];1));&quot;ins&quot;;&quot;mltple_var&quot;));&quot;snp&quot;)" office:value-type="string" office:string-value="snp" calcext:value-type="string">
            <text:p>snp</text:p>
          </table:table-cell>
          <table:table-cell table:formula="of:=IF([.L85]=&quot;mltple_var&quot;;&quot;n/a&quot;;LEN([.F85])-LEN([.E8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0422649" calcext:value-type="float">
            <text:p>104226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0_15500V3.3-E1</text:p>
          </table:table-cell>
          <table:table-cell office:value-type="string" calcext:value-type="string">
            <text:p>transcript:Pp3c10_15500V3.3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86]=[.C87];[.D86]=[.D87]);&quot;yes&quot;;&quot;no&quot;)" office:value-type="string" office:string-value="no" calcext:value-type="string">
            <text:p>no</text:p>
          </table:table-cell>
          <table:table-cell table:formula="of:=IF(OR(LEN([.E86])&gt;1;LEN([.F86])&gt;1);IF(LEN([.F86])=1;&quot;del&quot;;IF(ISERROR(FIND(&quot;,&quot;;[.F86];1));&quot;ins&quot;;&quot;mltple_var&quot;));&quot;snp&quot;)" office:value-type="string" office:string-value="snp" calcext:value-type="string">
            <text:p>snp</text:p>
          </table:table-cell>
          <table:table-cell table:formula="of:=IF([.L86]=&quot;mltple_var&quot;;&quot;n/a&quot;;LEN([.F86])-LEN([.E8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float" office:value="438052" calcext:value-type="float">
            <text:p>438052</text:p>
          </table:table-cell>
          <table:table-cell office:value-type="string" calcext:value-type="string">
            <text:p>GAAAACTCATATTCTCGAGTCAATACATGAAGTACGCAGAATTAA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1_970V3.5-E1</text:p>
          </table:table-cell>
          <table:table-cell office:value-type="string" calcext:value-type="string">
            <text:p>transcript:Pp3c11_970V3.5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87]=[.C88];[.D87]=[.D88]);&quot;yes&quot;;&quot;no&quot;)" office:value-type="string" office:string-value="no" calcext:value-type="string">
            <text:p>no</text:p>
          </table:table-cell>
          <table:table-cell table:formula="of:=IF(OR(LEN([.E87])&gt;1;LEN([.F87])&gt;1);IF(LEN([.F87])=1;&quot;del&quot;;IF(ISERROR(FIND(&quot;,&quot;;[.F87];1));&quot;ins&quot;;&quot;mltple_var&quot;));&quot;snp&quot;)" office:value-type="string" office:string-value="del" calcext:value-type="string">
            <text:p>del</text:p>
          </table:table-cell>
          <table:table-cell table:formula="of:=IF([.L87]=&quot;mltple_var&quot;;&quot;n/a&quot;;LEN([.F87])-LEN([.E87]))" office:value-type="float" office:value="-46" calcext:value-type="float">
            <text:p>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4701974" calcext:value-type="float">
            <text:p>4701974</text:p>
          </table:table-cell>
          <table:table-cell office:value-type="string" calcext:value-type="string">
            <text:p>GTAACTCCAAAATCTTATACTACAGGCACTCTTTAATCATGCAGTGAATCTGCACACTAGTACCACATCTCATTAAAA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3_6960V3.1-E1</text:p>
          </table:table-cell>
          <table:table-cell office:value-type="string" calcext:value-type="string">
            <text:p>transcript:Pp3c13_6960V3.1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88]=[.C89];[.D88]=[.D89]);&quot;yes&quot;;&quot;no&quot;)" office:value-type="string" office:string-value="no" calcext:value-type="string">
            <text:p>no</text:p>
          </table:table-cell>
          <table:table-cell table:formula="of:=IF(OR(LEN([.E88])&gt;1;LEN([.F88])&gt;1);IF(LEN([.F88])=1;&quot;del&quot;;IF(ISERROR(FIND(&quot;,&quot;;[.F88];1));&quot;ins&quot;;&quot;mltple_var&quot;));&quot;snp&quot;)" office:value-type="string" office:string-value="del" calcext:value-type="string">
            <text:p>del</text:p>
          </table:table-cell>
          <table:table-cell table:formula="of:=IF([.L88]=&quot;mltple_var&quot;;&quot;n/a&quot;;LEN([.F88])-LEN([.E88]))" office:value-type="float" office:value="-79" calcext:value-type="float">
            <text:p>-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12076989" calcext:value-type="float">
            <text:p>1207698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5_18270V3.1-E5</text:p>
          </table:table-cell>
          <table:table-cell office:value-type="string" calcext:value-type="string">
            <text:p>transcript:Pp3c15_18270V3.1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89]=[.C90];[.D89]=[.D90]);&quot;yes&quot;;&quot;no&quot;)" office:value-type="string" office:string-value="no" calcext:value-type="string">
            <text:p>no</text:p>
          </table:table-cell>
          <table:table-cell table:formula="of:=IF(OR(LEN([.E89])&gt;1;LEN([.F89])&gt;1);IF(LEN([.F89])=1;&quot;del&quot;;IF(ISERROR(FIND(&quot;,&quot;;[.F89];1));&quot;ins&quot;;&quot;mltple_var&quot;));&quot;snp&quot;)" office:value-type="string" office:string-value="del" calcext:value-type="string">
            <text:p>del</text:p>
          </table:table-cell>
          <table:table-cell table:formula="of:=IF([.L89]=&quot;mltple_var&quot;;&quot;n/a&quot;;LEN([.F89])-LEN([.E89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9290386" calcext:value-type="float">
            <text:p>92903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7_13250V3.2-E1</text:p>
          </table:table-cell>
          <table:table-cell office:value-type="string" calcext:value-type="string">
            <text:p>transcript:Pp3c17_1325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90]=[.C91];[.D90]=[.D91]);&quot;yes&quot;;&quot;no&quot;)" office:value-type="string" office:string-value="no" calcext:value-type="string">
            <text:p>no</text:p>
          </table:table-cell>
          <table:table-cell table:formula="of:=IF(OR(LEN([.E90])&gt;1;LEN([.F90])&gt;1);IF(LEN([.F90])=1;&quot;del&quot;;IF(ISERROR(FIND(&quot;,&quot;;[.F90];1));&quot;ins&quot;;&quot;mltple_var&quot;));&quot;snp&quot;)" office:value-type="string" office:string-value="snp" calcext:value-type="string">
            <text:p>snp</text:p>
          </table:table-cell>
          <table:table-cell table:formula="of:=IF([.L90]=&quot;mltple_var&quot;;&quot;n/a&quot;;LEN([.F90])-LEN([.E9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1457122" calcext:value-type="float">
            <text:p>114571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TCTCTCT</text:p>
          </table:table-cell>
          <table:table-cell office:value-type="string" calcext:value-type="string">
            <text:p>Pp3c17_16800V3.1-E1</text:p>
          </table:table-cell>
          <table:table-cell office:value-type="string" calcext:value-type="string">
            <text:p>transcript:Pp3c17_16800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91]=[.C92];[.D91]=[.D92]);&quot;yes&quot;;&quot;no&quot;)" office:value-type="string" office:string-value="yes" calcext:value-type="string">
            <text:p>yes</text:p>
          </table:table-cell>
          <table:table-cell table:formula="of:=IF(OR(LEN([.E91])&gt;1;LEN([.F91])&gt;1);IF(LEN([.F91])=1;&quot;del&quot;;IF(ISERROR(FIND(&quot;,&quot;;[.F91];1));&quot;ins&quot;;&quot;mltple_var&quot;));&quot;snp&quot;)" office:value-type="string" office:string-value="ins" calcext:value-type="string">
            <text:p>ins</text:p>
          </table:table-cell>
          <table:table-cell table:formula="of:=IF([.L91]=&quot;mltple_var&quot;;&quot;n/a&quot;;LEN([.F91])-LEN([.E91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1457122" calcext:value-type="float">
            <text:p>114571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TCTCTCT</text:p>
          </table:table-cell>
          <table:table-cell office:value-type="string" calcext:value-type="string">
            <text:p>Pp3c17_16800V3.3-E1</text:p>
          </table:table-cell>
          <table:table-cell office:value-type="string" calcext:value-type="string">
            <text:p>transcript:Pp3c17_16800V3.2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92]=[.C93];[.D92]=[.D93]);&quot;yes&quot;;&quot;no&quot;)" office:value-type="string" office:string-value="yes" calcext:value-type="string">
            <text:p>yes</text:p>
          </table:table-cell>
          <table:table-cell table:formula="of:=IF(OR(LEN([.E92])&gt;1;LEN([.F92])&gt;1);IF(LEN([.F92])=1;&quot;del&quot;;IF(ISERROR(FIND(&quot;,&quot;;[.F92];1));&quot;ins&quot;;&quot;mltple_var&quot;));&quot;snp&quot;)" office:value-type="string" office:string-value="ins" calcext:value-type="string">
            <text:p>ins</text:p>
          </table:table-cell>
          <table:table-cell table:formula="of:=IF([.L92]=&quot;mltple_var&quot;;&quot;n/a&quot;;LEN([.F92])-LEN([.E92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1457122" calcext:value-type="float">
            <text:p>114571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TCTCTCT</text:p>
          </table:table-cell>
          <table:table-cell office:value-type="string" calcext:value-type="string">
            <text:p>Pp3c17_16800V3.3-E1</text:p>
          </table:table-cell>
          <table:table-cell office:value-type="string" calcext:value-type="string">
            <text:p>transcript:Pp3c17_16800V3.3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93]=[.C94];[.D93]=[.D94]);&quot;yes&quot;;&quot;no&quot;)" office:value-type="string" office:string-value="no" calcext:value-type="string">
            <text:p>no</text:p>
          </table:table-cell>
          <table:table-cell table:formula="of:=IF(OR(LEN([.E93])&gt;1;LEN([.F93])&gt;1);IF(LEN([.F93])=1;&quot;del&quot;;IF(ISERROR(FIND(&quot;,&quot;;[.F93];1));&quot;ins&quot;;&quot;mltple_var&quot;));&quot;snp&quot;)" office:value-type="string" office:string-value="ins" calcext:value-type="string">
            <text:p>ins</text:p>
          </table:table-cell>
          <table:table-cell table:formula="of:=IF([.L93]=&quot;mltple_var&quot;;&quot;n/a&quot;;LEN([.F93])-LEN([.E93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502550" calcext:value-type="float">
            <text:p>5025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3_920V3.1-E5</text:p>
          </table:table-cell>
          <table:table-cell office:value-type="string" calcext:value-type="string">
            <text:p>transcript:Pp3c23_92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94]=[.C95];[.D94]=[.D95]);&quot;yes&quot;;&quot;no&quot;)" office:value-type="string" office:string-value="yes" calcext:value-type="string">
            <text:p>yes</text:p>
          </table:table-cell>
          <table:table-cell table:formula="of:=IF(OR(LEN([.E94])&gt;1;LEN([.F94])&gt;1);IF(LEN([.F94])=1;&quot;del&quot;;IF(ISERROR(FIND(&quot;,&quot;;[.F94];1));&quot;ins&quot;;&quot;mltple_var&quot;));&quot;snp&quot;)" office:value-type="string" office:string-value="snp" calcext:value-type="string">
            <text:p>snp</text:p>
          </table:table-cell>
          <table:table-cell table:formula="of:=IF([.L94]=&quot;mltple_var&quot;;&quot;n/a&quot;;LEN([.F94])-LEN([.E9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502550" calcext:value-type="float">
            <text:p>5025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3_920V3.4-E5</text:p>
          </table:table-cell>
          <table:table-cell office:value-type="string" calcext:value-type="string">
            <text:p>transcript:Pp3c23_920V3.4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95]=[.C96];[.D95]=[.D96]);&quot;yes&quot;;&quot;no&quot;)" office:value-type="string" office:string-value="yes" calcext:value-type="string">
            <text:p>yes</text:p>
          </table:table-cell>
          <table:table-cell table:formula="of:=IF(OR(LEN([.E95])&gt;1;LEN([.F95])&gt;1);IF(LEN([.F95])=1;&quot;del&quot;;IF(ISERROR(FIND(&quot;,&quot;;[.F95];1));&quot;ins&quot;;&quot;mltple_var&quot;));&quot;snp&quot;)" office:value-type="string" office:string-value="snp" calcext:value-type="string">
            <text:p>snp</text:p>
          </table:table-cell>
          <table:table-cell table:formula="of:=IF([.L95]=&quot;mltple_var&quot;;&quot;n/a&quot;;LEN([.F95])-LEN([.E9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502550" calcext:value-type="float">
            <text:p>5025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3_920V3.3-E5</text:p>
          </table:table-cell>
          <table:table-cell office:value-type="string" calcext:value-type="string">
            <text:p>transcript:Pp3c23_92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96]=[.C97];[.D96]=[.D97]);&quot;yes&quot;;&quot;no&quot;)" office:value-type="string" office:string-value="yes" calcext:value-type="string">
            <text:p>yes</text:p>
          </table:table-cell>
          <table:table-cell table:formula="of:=IF(OR(LEN([.E96])&gt;1;LEN([.F96])&gt;1);IF(LEN([.F96])=1;&quot;del&quot;;IF(ISERROR(FIND(&quot;,&quot;;[.F96];1));&quot;ins&quot;;&quot;mltple_var&quot;));&quot;snp&quot;)" office:value-type="string" office:string-value="snp" calcext:value-type="string">
            <text:p>snp</text:p>
          </table:table-cell>
          <table:table-cell table:formula="of:=IF([.L96]=&quot;mltple_var&quot;;&quot;n/a&quot;;LEN([.F96])-LEN([.E9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502550" calcext:value-type="float">
            <text:p>5025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3_920V3.3-E5</text:p>
          </table:table-cell>
          <table:table-cell office:value-type="string" calcext:value-type="string">
            <text:p>transcript:Pp3c23_920V3.3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97]=[.C98];[.D97]=[.D98]);&quot;yes&quot;;&quot;no&quot;)" office:value-type="string" office:string-value="no" calcext:value-type="string">
            <text:p>no</text:p>
          </table:table-cell>
          <table:table-cell table:formula="of:=IF(OR(LEN([.E97])&gt;1;LEN([.F97])&gt;1);IF(LEN([.F97])=1;&quot;del&quot;;IF(ISERROR(FIND(&quot;,&quot;;[.F97];1));&quot;ins&quot;;&quot;mltple_var&quot;));&quot;snp&quot;)" office:value-type="string" office:string-value="snp" calcext:value-type="string">
            <text:p>snp</text:p>
          </table:table-cell>
          <table:table-cell table:formula="of:=IF([.L97]=&quot;mltple_var&quot;;&quot;n/a&quot;;LEN([.F97])-LEN([.E9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9992254" calcext:value-type="float">
            <text:p>9992254</text:p>
          </table:table-cell>
          <table:table-cell office:value-type="string" calcext:value-type="string">
            <text:p>CTCTCTCTCTT</text:p>
          </table:table-cell>
          <table:table-cell office:value-type="string" calcext:value-type="string">
            <text:p>C,*</text:p>
          </table:table-cell>
          <table:table-cell office:value-type="string" calcext:value-type="string">
            <text:p>Pp3c3_13991V3.1-E1</text:p>
          </table:table-cell>
          <table:table-cell office:value-type="string" calcext:value-type="string">
            <text:p>transcript:Pp3c3_13991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3991V3.1-E1</text:p>
          </table:table-cell>
          <table:table-cell table:formula="of:=IF(AND([.C98]=[.C99];[.D98]=[.D99]);&quot;yes&quot;;&quot;no&quot;)" office:value-type="string" office:string-value="no" calcext:value-type="string">
            <text:p>no</text:p>
          </table:table-cell>
          <table:table-cell table:formula="of:=IF(OR(LEN([.E98])&gt;1;LEN([.F98])&gt;1);IF(LEN([.F98])=1;&quot;del&quot;;IF(ISERROR(FIND(&quot;,&quot;;[.F98];1));&quot;ins&quot;;&quot;mltple_var&quot;));&quot;snp&quot;)" office:value-type="string" office:string-value="mltple_var" calcext:value-type="string">
            <text:p>mltple_var</text:p>
          </table:table-cell>
          <table:table-cell table:formula="of:=IF([.L98]=&quot;mltple_var&quot;;&quot;n/a&quot;;LEN([.F98])-LEN([.E98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7707751" calcext:value-type="float">
            <text:p>77077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Pp3c13_10710V3.1-E1</text:p>
          </table:table-cell>
          <table:table-cell office:value-type="string" calcext:value-type="string">
            <text:p>transcript:Pp3c13_1071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3_10710V3.2-E1</text:p>
          </table:table-cell>
          <table:table-cell table:formula="of:=IF(AND([.C99]=[.C100];[.D99]=[.D100]);&quot;yes&quot;;&quot;no&quot;)" office:value-type="string" office:string-value="yes" calcext:value-type="string">
            <text:p>yes</text:p>
          </table:table-cell>
          <table:table-cell table:formula="of:=IF(OR(LEN([.E99])&gt;1;LEN([.F99])&gt;1);IF(LEN([.F99])=1;&quot;del&quot;;IF(ISERROR(FIND(&quot;,&quot;;[.F99];1));&quot;ins&quot;;&quot;mltple_var&quot;));&quot;snp&quot;)" office:value-type="string" office:string-value="ins" calcext:value-type="string">
            <text:p>ins</text:p>
          </table:table-cell>
          <table:table-cell table:formula="of:=IF([.L99]=&quot;mltple_var&quot;;&quot;n/a&quot;;LEN([.F99])-LEN([.E99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7707751" calcext:value-type="float">
            <text:p>77077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Pp3c13_10710V3.2-E1</text:p>
          </table:table-cell>
          <table:table-cell office:value-type="string" calcext:value-type="string">
            <text:p>transcript:Pp3c13_1071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3_10710V3.2-E1</text:p>
          </table:table-cell>
          <table:table-cell table:formula="of:=IF(AND([.C100]=[.C101];[.D100]=[.D101]);&quot;yes&quot;;&quot;no&quot;)" office:value-type="string" office:string-value="no" calcext:value-type="string">
            <text:p>no</text:p>
          </table:table-cell>
          <table:table-cell table:formula="of:=IF(OR(LEN([.E100])&gt;1;LEN([.F100])&gt;1);IF(LEN([.F100])=1;&quot;del&quot;;IF(ISERROR(FIND(&quot;,&quot;;[.F100];1));&quot;ins&quot;;&quot;mltple_var&quot;));&quot;snp&quot;)" office:value-type="string" office:string-value="ins" calcext:value-type="string">
            <text:p>ins</text:p>
          </table:table-cell>
          <table:table-cell table:formula="of:=IF([.L100]=&quot;mltple_var&quot;;&quot;n/a&quot;;LEN([.F100])-LEN([.E100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7707752" calcext:value-type="float">
            <text:p>7707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,ACCTGTAGAGACTCACTCCT</text:p>
          </table:table-cell>
          <table:table-cell office:value-type="string" calcext:value-type="string">
            <text:p>Pp3c13_10710V3.1-E1</text:p>
          </table:table-cell>
          <table:table-cell office:value-type="string" calcext:value-type="string">
            <text:p>transcript:Pp3c13_1071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3_10710V3.2-E1</text:p>
          </table:table-cell>
          <table:table-cell table:formula="of:=IF(AND([.C101]=[.C102];[.D101]=[.D102]);&quot;yes&quot;;&quot;no&quot;)" office:value-type="string" office:string-value="yes" calcext:value-type="string">
            <text:p>yes</text:p>
          </table:table-cell>
          <table:table-cell table:formula="of:=IF(OR(LEN([.E101])&gt;1;LEN([.F101])&gt;1);IF(LEN([.F101])=1;&quot;del&quot;;IF(ISERROR(FIND(&quot;,&quot;;[.F101];1));&quot;ins&quot;;&quot;mltple_var&quot;));&quot;snp&quot;)" office:value-type="string" office:string-value="mltple_var" calcext:value-type="string">
            <text:p>mltple_var</text:p>
          </table:table-cell>
          <table:table-cell table:formula="of:=IF([.L101]=&quot;mltple_var&quot;;&quot;n/a&quot;;LEN([.F101])-LEN([.E101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7707752" calcext:value-type="float">
            <text:p>7707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,ACCTGTAGAGACTCACTCCT</text:p>
          </table:table-cell>
          <table:table-cell office:value-type="string" calcext:value-type="string">
            <text:p>Pp3c13_10710V3.2-E1</text:p>
          </table:table-cell>
          <table:table-cell office:value-type="string" calcext:value-type="string">
            <text:p>transcript:Pp3c13_1071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3_10710V3.2-E1</text:p>
          </table:table-cell>
          <table:table-cell table:formula="of:=IF(AND([.C102]=[.C103];[.D102]=[.D103]);&quot;yes&quot;;&quot;no&quot;)" office:value-type="string" office:string-value="no" calcext:value-type="string">
            <text:p>no</text:p>
          </table:table-cell>
          <table:table-cell table:formula="of:=IF(OR(LEN([.E102])&gt;1;LEN([.F102])&gt;1);IF(LEN([.F102])=1;&quot;del&quot;;IF(ISERROR(FIND(&quot;,&quot;;[.F102];1));&quot;ins&quot;;&quot;mltple_var&quot;));&quot;snp&quot;)" office:value-type="string" office:string-value="mltple_var" calcext:value-type="string">
            <text:p>mltple_var</text:p>
          </table:table-cell>
          <table:table-cell table:formula="of:=IF([.L102]=&quot;mltple_var&quot;;&quot;n/a&quot;;LEN([.F102])-LEN([.E102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float" office:value="13810899" calcext:value-type="float">
            <text:p>13810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AAAAATGCTTCACGCGTT</text:p>
          </table:table-cell>
          <table:table-cell office:value-type="string" calcext:value-type="string">
            <text:p>Pp3c14_21370V3.1-E5</text:p>
          </table:table-cell>
          <table:table-cell office:value-type="string" calcext:value-type="string">
            <text:p>transcript:Pp3c14_2137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4_21370V3.1-E5</text:p>
          </table:table-cell>
          <table:table-cell table:formula="of:=IF(AND([.C103]=[.C104];[.D103]=[.D104]);&quot;yes&quot;;&quot;no&quot;)" office:value-type="string" office:string-value="no" calcext:value-type="string">
            <text:p>no</text:p>
          </table:table-cell>
          <table:table-cell table:formula="of:=IF(OR(LEN([.E103])&gt;1;LEN([.F103])&gt;1);IF(LEN([.F103])=1;&quot;del&quot;;IF(ISERROR(FIND(&quot;,&quot;;[.F103];1));&quot;ins&quot;;&quot;mltple_var&quot;));&quot;snp&quot;)" office:value-type="string" office:string-value="ins" calcext:value-type="string">
            <text:p>ins</text:p>
          </table:table-cell>
          <table:table-cell table:formula="of:=IF([.L103]=&quot;mltple_var&quot;;&quot;n/a&quot;;LEN([.F103])-LEN([.E103]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11387961" calcext:value-type="float">
            <text:p>11387961</text:p>
          </table:table-cell>
          <table:table-cell office:value-type="string" calcext:value-type="string">
            <text:p>ATCTCTCTCTCT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9_17570V3.3-E1&amp;gene:Pp3c19_17580</text:p>
          </table:table-cell>
          <table:table-cell office:value-type="string" calcext:value-type="string">
            <text:p>GENE_Pp3c19_17570V3.3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04]=[.C105];[.D104]=[.D105]);&quot;yes&quot;;&quot;no&quot;)" office:value-type="string" office:string-value="yes" calcext:value-type="string">
            <text:p>yes</text:p>
          </table:table-cell>
          <table:table-cell table:formula="of:=IF(OR(LEN([.E104])&gt;1;LEN([.F104])&gt;1);IF(LEN([.F104])=1;&quot;del&quot;;IF(ISERROR(FIND(&quot;,&quot;;[.F104];1));&quot;ins&quot;;&quot;mltple_var&quot;));&quot;snp&quot;)" office:value-type="string" office:string-value="del" calcext:value-type="string">
            <text:p>del</text:p>
          </table:table-cell>
          <table:table-cell table:formula="of:=IF([.L104]=&quot;mltple_var&quot;;&quot;n/a&quot;;LEN([.F104])-LEN([.E104]))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11387961" calcext:value-type="float">
            <text:p>11387961</text:p>
          </table:table-cell>
          <table:table-cell office:value-type="string" calcext:value-type="string">
            <text:p>ATCTCTCTCTCT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ne:Pp3c19_17570&amp;gene:Pp3c19_17580</text:p>
          </table:table-cell>
          <table:table-cell office:value-type="string" calcext:value-type="string">
            <text:p>gene:Pp3c19_17570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05]=[.C106];[.D105]=[.D106]);&quot;yes&quot;;&quot;no&quot;)" office:value-type="string" office:string-value="yes" calcext:value-type="string">
            <text:p>yes</text:p>
          </table:table-cell>
          <table:table-cell table:formula="of:=IF(OR(LEN([.E105])&gt;1;LEN([.F105])&gt;1);IF(LEN([.F105])=1;&quot;del&quot;;IF(ISERROR(FIND(&quot;,&quot;;[.F105];1));&quot;ins&quot;;&quot;mltple_var&quot;));&quot;snp&quot;)" office:value-type="string" office:string-value="del" calcext:value-type="string">
            <text:p>del</text:p>
          </table:table-cell>
          <table:table-cell table:formula="of:=IF([.L105]=&quot;mltple_var&quot;;&quot;n/a&quot;;LEN([.F105])-LEN([.E105]))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11387961" calcext:value-type="float">
            <text:p>11387961</text:p>
          </table:table-cell>
          <table:table-cell office:value-type="string" calcext:value-type="string">
            <text:p>ATCTCTCTCTCT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9_17570V3.3-E1&amp;Pp3c19_17580V3.2-E21</text:p>
          </table:table-cell>
          <table:table-cell office:value-type="string" calcext:value-type="string">
            <text:p>GENE_Pp3c19_17570V3.3-E1</text:p>
          </table:table-cell>
          <table:table-cell office:value-type="string" calcext:value-type="string">
            <text:p>bidirectional_gene_fusion</text:p>
          </table:table-cell>
          <table:table-cell/>
          <table:table-cell table:formula="of:=IF(AND([.C106]=[.C107];[.D106]=[.D107]);&quot;yes&quot;;&quot;no&quot;)" office:value-type="string" office:string-value="yes" calcext:value-type="string">
            <text:p>yes</text:p>
          </table:table-cell>
          <table:table-cell table:formula="of:=IF(OR(LEN([.E106])&gt;1;LEN([.F106])&gt;1);IF(LEN([.F106])=1;&quot;del&quot;;IF(ISERROR(FIND(&quot;,&quot;;[.F106];1));&quot;ins&quot;;&quot;mltple_var&quot;));&quot;snp&quot;)" office:value-type="string" office:string-value="del" calcext:value-type="string">
            <text:p>del</text:p>
          </table:table-cell>
          <table:table-cell table:formula="of:=IF([.L106]=&quot;mltple_var&quot;;&quot;n/a&quot;;LEN([.F106])-LEN([.E106]))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11387961" calcext:value-type="float">
            <text:p>11387961</text:p>
          </table:table-cell>
          <table:table-cell office:value-type="string" calcext:value-type="string">
            <text:p>ATCTCTCTCTCT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9_17580V3.2-E21&amp;gene:Pp3c19_17570</text:p>
          </table:table-cell>
          <table:table-cell office:value-type="string" calcext:value-type="string">
            <text:p>gene:Pp3c19_17570</text:p>
          </table:table-cell>
          <table:table-cell office:value-type="string" calcext:value-type="string">
            <text:p>bidirectional_gene_fusion</text:p>
          </table:table-cell>
          <table:table-cell/>
          <table:table-cell table:formula="of:=IF(AND([.C107]=[.C108];[.D107]=[.D108]);&quot;yes&quot;;&quot;no&quot;)" office:value-type="string" office:string-value="no" calcext:value-type="string">
            <text:p>no</text:p>
          </table:table-cell>
          <table:table-cell table:formula="of:=IF(OR(LEN([.E107])&gt;1;LEN([.F107])&gt;1);IF(LEN([.F107])=1;&quot;del&quot;;IF(ISERROR(FIND(&quot;,&quot;;[.F107];1));&quot;ins&quot;;&quot;mltple_var&quot;));&quot;snp&quot;)" office:value-type="string" office:string-value="del" calcext:value-type="string">
            <text:p>del</text:p>
          </table:table-cell>
          <table:table-cell table:formula="of:=IF([.L107]=&quot;mltple_var&quot;;&quot;n/a&quot;;LEN([.F107])-LEN([.E107]))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6-E14</text:p>
          </table:table-cell>
          <table:table-cell office:value-type="string" calcext:value-type="string">
            <text:p>transcript:Pp3c1_860V3.6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08]=[.C109];[.D108]=[.D109]);&quot;yes&quot;;&quot;no&quot;)" office:value-type="string" office:string-value="yes" calcext:value-type="string">
            <text:p>yes</text:p>
          </table:table-cell>
          <table:table-cell table:formula="of:=IF(OR(LEN([.E108])&gt;1;LEN([.F108])&gt;1);IF(LEN([.F108])=1;&quot;del&quot;;IF(ISERROR(FIND(&quot;,&quot;;[.F108];1));&quot;ins&quot;;&quot;mltple_var&quot;));&quot;snp&quot;)" office:value-type="string" office:string-value="mltple_var" calcext:value-type="string">
            <text:p>mltple_var</text:p>
          </table:table-cell>
          <table:table-cell table:formula="of:=IF([.L108]=&quot;mltple_var&quot;;&quot;n/a&quot;;LEN([.F108])-LEN([.E108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6-E14</text:p>
          </table:table-cell>
          <table:table-cell office:value-type="string" calcext:value-type="string">
            <text:p>transcript:Pp3c1_860V3.6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09]=[.C110];[.D109]=[.D110]);&quot;yes&quot;;&quot;no&quot;)" office:value-type="string" office:string-value="yes" calcext:value-type="string">
            <text:p>yes</text:p>
          </table:table-cell>
          <table:table-cell table:formula="of:=IF(OR(LEN([.E109])&gt;1;LEN([.F109])&gt;1);IF(LEN([.F109])=1;&quot;del&quot;;IF(ISERROR(FIND(&quot;,&quot;;[.F109];1));&quot;ins&quot;;&quot;mltple_var&quot;));&quot;snp&quot;)" office:value-type="string" office:string-value="mltple_var" calcext:value-type="string">
            <text:p>mltple_var</text:p>
          </table:table-cell>
          <table:table-cell table:formula="of:=IF([.L109]=&quot;mltple_var&quot;;&quot;n/a&quot;;LEN([.F109])-LEN([.E109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1-E15</text:p>
          </table:table-cell>
          <table:table-cell office:value-type="string" calcext:value-type="string">
            <text:p>transcript:Pp3c1_860V3.1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0]=[.C111];[.D110]=[.D111]);&quot;yes&quot;;&quot;no&quot;)" office:value-type="string" office:string-value="yes" calcext:value-type="string">
            <text:p>yes</text:p>
          </table:table-cell>
          <table:table-cell table:formula="of:=IF(OR(LEN([.E110])&gt;1;LEN([.F110])&gt;1);IF(LEN([.F110])=1;&quot;del&quot;;IF(ISERROR(FIND(&quot;,&quot;;[.F110];1));&quot;ins&quot;;&quot;mltple_var&quot;));&quot;snp&quot;)" office:value-type="string" office:string-value="mltple_var" calcext:value-type="string">
            <text:p>mltple_var</text:p>
          </table:table-cell>
          <table:table-cell table:formula="of:=IF([.L110]=&quot;mltple_var&quot;;&quot;n/a&quot;;LEN([.F110])-LEN([.E110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1-E15</text:p>
          </table:table-cell>
          <table:table-cell office:value-type="string" calcext:value-type="string">
            <text:p>transcript:Pp3c1_860V3.1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1]=[.C112];[.D111]=[.D112]);&quot;yes&quot;;&quot;no&quot;)" office:value-type="string" office:string-value="yes" calcext:value-type="string">
            <text:p>yes</text:p>
          </table:table-cell>
          <table:table-cell table:formula="of:=IF(OR(LEN([.E111])&gt;1;LEN([.F111])&gt;1);IF(LEN([.F111])=1;&quot;del&quot;;IF(ISERROR(FIND(&quot;,&quot;;[.F111];1));&quot;ins&quot;;&quot;mltple_var&quot;));&quot;snp&quot;)" office:value-type="string" office:string-value="mltple_var" calcext:value-type="string">
            <text:p>mltple_var</text:p>
          </table:table-cell>
          <table:table-cell table:formula="of:=IF([.L111]=&quot;mltple_var&quot;;&quot;n/a&quot;;LEN([.F111])-LEN([.E111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4-E17</text:p>
          </table:table-cell>
          <table:table-cell office:value-type="string" calcext:value-type="string">
            <text:p>transcript:Pp3c1_860V3.4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2]=[.C113];[.D112]=[.D113]);&quot;yes&quot;;&quot;no&quot;)" office:value-type="string" office:string-value="yes" calcext:value-type="string">
            <text:p>yes</text:p>
          </table:table-cell>
          <table:table-cell table:formula="of:=IF(OR(LEN([.E112])&gt;1;LEN([.F112])&gt;1);IF(LEN([.F112])=1;&quot;del&quot;;IF(ISERROR(FIND(&quot;,&quot;;[.F112];1));&quot;ins&quot;;&quot;mltple_var&quot;));&quot;snp&quot;)" office:value-type="string" office:string-value="mltple_var" calcext:value-type="string">
            <text:p>mltple_var</text:p>
          </table:table-cell>
          <table:table-cell table:formula="of:=IF([.L112]=&quot;mltple_var&quot;;&quot;n/a&quot;;LEN([.F112])-LEN([.E112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4-E17</text:p>
          </table:table-cell>
          <table:table-cell office:value-type="string" calcext:value-type="string">
            <text:p>transcript:Pp3c1_860V3.4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3]=[.C114];[.D113]=[.D114]);&quot;yes&quot;;&quot;no&quot;)" office:value-type="string" office:string-value="yes" calcext:value-type="string">
            <text:p>yes</text:p>
          </table:table-cell>
          <table:table-cell table:formula="of:=IF(OR(LEN([.E113])&gt;1;LEN([.F113])&gt;1);IF(LEN([.F113])=1;&quot;del&quot;;IF(ISERROR(FIND(&quot;,&quot;;[.F113];1));&quot;ins&quot;;&quot;mltple_var&quot;));&quot;snp&quot;)" office:value-type="string" office:string-value="mltple_var" calcext:value-type="string">
            <text:p>mltple_var</text:p>
          </table:table-cell>
          <table:table-cell table:formula="of:=IF([.L113]=&quot;mltple_var&quot;;&quot;n/a&quot;;LEN([.F113])-LEN([.E113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1-E15</text:p>
          </table:table-cell>
          <table:table-cell office:value-type="string" calcext:value-type="string">
            <text:p>transcript:Pp3c1_860V3.5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4]=[.C115];[.D114]=[.D115]);&quot;yes&quot;;&quot;no&quot;)" office:value-type="string" office:string-value="yes" calcext:value-type="string">
            <text:p>yes</text:p>
          </table:table-cell>
          <table:table-cell table:formula="of:=IF(OR(LEN([.E114])&gt;1;LEN([.F114])&gt;1);IF(LEN([.F114])=1;&quot;del&quot;;IF(ISERROR(FIND(&quot;,&quot;;[.F114];1));&quot;ins&quot;;&quot;mltple_var&quot;));&quot;snp&quot;)" office:value-type="string" office:string-value="mltple_var" calcext:value-type="string">
            <text:p>mltple_var</text:p>
          </table:table-cell>
          <table:table-cell table:formula="of:=IF([.L114]=&quot;mltple_var&quot;;&quot;n/a&quot;;LEN([.F114])-LEN([.E114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1-E15</text:p>
          </table:table-cell>
          <table:table-cell office:value-type="string" calcext:value-type="string">
            <text:p>transcript:Pp3c1_860V3.5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5]=[.C116];[.D115]=[.D116]);&quot;yes&quot;;&quot;no&quot;)" office:value-type="string" office:string-value="yes" calcext:value-type="string">
            <text:p>yes</text:p>
          </table:table-cell>
          <table:table-cell table:formula="of:=IF(OR(LEN([.E115])&gt;1;LEN([.F115])&gt;1);IF(LEN([.F115])=1;&quot;del&quot;;IF(ISERROR(FIND(&quot;,&quot;;[.F115];1));&quot;ins&quot;;&quot;mltple_var&quot;));&quot;snp&quot;)" office:value-type="string" office:string-value="mltple_var" calcext:value-type="string">
            <text:p>mltple_var</text:p>
          </table:table-cell>
          <table:table-cell table:formula="of:=IF([.L115]=&quot;mltple_var&quot;;&quot;n/a&quot;;LEN([.F115])-LEN([.E115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1-E15</text:p>
          </table:table-cell>
          <table:table-cell office:value-type="string" calcext:value-type="string">
            <text:p>transcript:Pp3c1_860V3.2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6]=[.C117];[.D116]=[.D117]);&quot;yes&quot;;&quot;no&quot;)" office:value-type="string" office:string-value="yes" calcext:value-type="string">
            <text:p>yes</text:p>
          </table:table-cell>
          <table:table-cell table:formula="of:=IF(OR(LEN([.E116])&gt;1;LEN([.F116])&gt;1);IF(LEN([.F116])=1;&quot;del&quot;;IF(ISERROR(FIND(&quot;,&quot;;[.F116];1));&quot;ins&quot;;&quot;mltple_var&quot;));&quot;snp&quot;)" office:value-type="string" office:string-value="mltple_var" calcext:value-type="string">
            <text:p>mltple_var</text:p>
          </table:table-cell>
          <table:table-cell table:formula="of:=IF([.L116]=&quot;mltple_var&quot;;&quot;n/a&quot;;LEN([.F116])-LEN([.E116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1-E15</text:p>
          </table:table-cell>
          <table:table-cell office:value-type="string" calcext:value-type="string">
            <text:p>transcript:Pp3c1_860V3.2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7]=[.C118];[.D117]=[.D118]);&quot;yes&quot;;&quot;no&quot;)" office:value-type="string" office:string-value="yes" calcext:value-type="string">
            <text:p>yes</text:p>
          </table:table-cell>
          <table:table-cell table:formula="of:=IF(OR(LEN([.E117])&gt;1;LEN([.F117])&gt;1);IF(LEN([.F117])=1;&quot;del&quot;;IF(ISERROR(FIND(&quot;,&quot;;[.F117];1));&quot;ins&quot;;&quot;mltple_var&quot;));&quot;snp&quot;)" office:value-type="string" office:string-value="mltple_var" calcext:value-type="string">
            <text:p>mltple_var</text:p>
          </table:table-cell>
          <table:table-cell table:formula="of:=IF([.L117]=&quot;mltple_var&quot;;&quot;n/a&quot;;LEN([.F117])-LEN([.E117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1-E15</text:p>
          </table:table-cell>
          <table:table-cell office:value-type="string" calcext:value-type="string">
            <text:p>transcript:Pp3c1_860V3.3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8]=[.C119];[.D118]=[.D119]);&quot;yes&quot;;&quot;no&quot;)" office:value-type="string" office:string-value="yes" calcext:value-type="string">
            <text:p>yes</text:p>
          </table:table-cell>
          <table:table-cell table:formula="of:=IF(OR(LEN([.E118])&gt;1;LEN([.F118])&gt;1);IF(LEN([.F118])=1;&quot;del&quot;;IF(ISERROR(FIND(&quot;,&quot;;[.F118];1));&quot;ins&quot;;&quot;mltple_var&quot;));&quot;snp&quot;)" office:value-type="string" office:string-value="mltple_var" calcext:value-type="string">
            <text:p>mltple_var</text:p>
          </table:table-cell>
          <table:table-cell table:formula="of:=IF([.L118]=&quot;mltple_var&quot;;&quot;n/a&quot;;LEN([.F118])-LEN([.E118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1-E15</text:p>
          </table:table-cell>
          <table:table-cell office:value-type="string" calcext:value-type="string">
            <text:p>transcript:Pp3c1_860V3.3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19]=[.C120];[.D119]=[.D120]);&quot;yes&quot;;&quot;no&quot;)" office:value-type="string" office:string-value="no" calcext:value-type="string">
            <text:p>no</text:p>
          </table:table-cell>
          <table:table-cell table:formula="of:=IF(OR(LEN([.E119])&gt;1;LEN([.F119])&gt;1);IF(LEN([.F119])=1;&quot;del&quot;;IF(ISERROR(FIND(&quot;,&quot;;[.F119];1));&quot;ins&quot;;&quot;mltple_var&quot;));&quot;snp&quot;)" office:value-type="string" office:string-value="mltple_var" calcext:value-type="string">
            <text:p>mltple_var</text:p>
          </table:table-cell>
          <table:table-cell table:formula="of:=IF([.L119]=&quot;mltple_var&quot;;&quot;n/a&quot;;LEN([.F119])-LEN([.E119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06397" calcext:value-type="float">
            <text:p>61063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T</text:p>
          </table:table-cell>
          <table:table-cell office:value-type="string" calcext:value-type="string">
            <text:p>Pp3c1_8430V3.2-E5</text:p>
          </table:table-cell>
          <table:table-cell office:value-type="string" calcext:value-type="string">
            <text:p>transcript:Pp3c1_8430V3.2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20]=[.C121];[.D120]=[.D121]);&quot;yes&quot;;&quot;no&quot;)" office:value-type="string" office:string-value="yes" calcext:value-type="string">
            <text:p>yes</text:p>
          </table:table-cell>
          <table:table-cell table:formula="of:=IF(OR(LEN([.E120])&gt;1;LEN([.F120])&gt;1);IF(LEN([.F120])=1;&quot;del&quot;;IF(ISERROR(FIND(&quot;,&quot;;[.F120];1));&quot;ins&quot;;&quot;mltple_var&quot;));&quot;snp&quot;)" office:value-type="string" office:string-value="ins" calcext:value-type="string">
            <text:p>ins</text:p>
          </table:table-cell>
          <table:table-cell table:formula="of:=IF([.L120]=&quot;mltple_var&quot;;&quot;n/a&quot;;LEN([.F120])-LEN([.E12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06397" calcext:value-type="float">
            <text:p>61063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T</text:p>
          </table:table-cell>
          <table:table-cell office:value-type="string" calcext:value-type="string">
            <text:p>Pp3c1_8430V3.1-E5</text:p>
          </table:table-cell>
          <table:table-cell office:value-type="string" calcext:value-type="string">
            <text:p>transcript:Pp3c1_8430V3.1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21]=[.C122];[.D121]=[.D122]);&quot;yes&quot;;&quot;no&quot;)" office:value-type="string" office:string-value="no" calcext:value-type="string">
            <text:p>no</text:p>
          </table:table-cell>
          <table:table-cell table:formula="of:=IF(OR(LEN([.E121])&gt;1;LEN([.F121])&gt;1);IF(LEN([.F121])=1;&quot;del&quot;;IF(ISERROR(FIND(&quot;,&quot;;[.F121];1));&quot;ins&quot;;&quot;mltple_var&quot;));&quot;snp&quot;)" office:value-type="string" office:string-value="ins" calcext:value-type="string">
            <text:p>ins</text:p>
          </table:table-cell>
          <table:table-cell table:formula="of:=IF([.L121]=&quot;mltple_var&quot;;&quot;n/a&quot;;LEN([.F121])-LEN([.E12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office:value-type="float" office:value="325492" calcext:value-type="float">
            <text:p>3254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_780V3.1-E1</text:p>
          </table:table-cell>
          <table:table-cell office:value-type="string" calcext:value-type="string">
            <text:p>transcript:Pp3c2_78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22]=[.C123];[.D122]=[.D123]);&quot;yes&quot;;&quot;no&quot;)" office:value-type="string" office:string-value="no" calcext:value-type="string">
            <text:p>no</text:p>
          </table:table-cell>
          <table:table-cell table:formula="of:=IF(OR(LEN([.E122])&gt;1;LEN([.F122])&gt;1);IF(LEN([.F122])=1;&quot;del&quot;;IF(ISERROR(FIND(&quot;,&quot;;[.F122];1));&quot;ins&quot;;&quot;mltple_var&quot;));&quot;snp&quot;)" office:value-type="string" office:string-value="snp" calcext:value-type="string">
            <text:p>snp</text:p>
          </table:table-cell>
          <table:table-cell table:formula="of:=IF([.L122]=&quot;mltple_var&quot;;&quot;n/a&quot;;LEN([.F122])-LEN([.E1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office:value-type="float" office:value="21495189" calcext:value-type="float">
            <text:p>21495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_32570V3.2-E3</text:p>
          </table:table-cell>
          <table:table-cell office:value-type="string" calcext:value-type="string">
            <text:p>transcript:Pp3c2_3257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23]=[.C124];[.D123]=[.D124]);&quot;yes&quot;;&quot;no&quot;)" office:value-type="string" office:string-value="no" calcext:value-type="string">
            <text:p>no</text:p>
          </table:table-cell>
          <table:table-cell table:formula="of:=IF(OR(LEN([.E123])&gt;1;LEN([.F123])&gt;1);IF(LEN([.F123])=1;&quot;del&quot;;IF(ISERROR(FIND(&quot;,&quot;;[.F123];1));&quot;ins&quot;;&quot;mltple_var&quot;));&quot;snp&quot;)" office:value-type="string" office:string-value="snp" calcext:value-type="string">
            <text:p>snp</text:p>
          </table:table-cell>
          <table:table-cell table:formula="of:=IF([.L123]=&quot;mltple_var&quot;;&quot;n/a&quot;;LEN([.F123])-LEN([.E12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77400" calcext:value-type="float">
            <text:p>10774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*</text:p>
          </table:table-cell>
          <table:table-cell office:value-type="string" calcext:value-type="string">
            <text:p>Pp3c3_1792V3.1-E1</text:p>
          </table:table-cell>
          <table:table-cell office:value-type="string" calcext:value-type="string">
            <text:p>transcript:Pp3c3_1792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24]=[.C125];[.D124]=[.D125]);&quot;yes&quot;;&quot;no&quot;)" office:value-type="string" office:string-value="no" calcext:value-type="string">
            <text:p>no</text:p>
          </table:table-cell>
          <table:table-cell table:formula="of:=IF(OR(LEN([.E124])&gt;1;LEN([.F124])&gt;1);IF(LEN([.F124])=1;&quot;del&quot;;IF(ISERROR(FIND(&quot;,&quot;;[.F124];1));&quot;ins&quot;;&quot;mltple_var&quot;));&quot;snp&quot;)" office:value-type="string" office:string-value="mltple_var" calcext:value-type="string">
            <text:p>mltple_var</text:p>
          </table:table-cell>
          <table:table-cell table:formula="of:=IF([.L124]=&quot;mltple_var&quot;;&quot;n/a&quot;;LEN([.F124])-LEN([.E124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9992252" calcext:value-type="float">
            <text:p>9992252</text:p>
          </table:table-cell>
          <table:table-cell office:value-type="string" calcext:value-type="string">
            <text:p>CTCTCTCTCTCT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3_13991V3.1-E1</text:p>
          </table:table-cell>
          <table:table-cell office:value-type="string" calcext:value-type="string">
            <text:p>transcript:Pp3c3_13991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125]=[.C126];[.D125]=[.D126]);&quot;yes&quot;;&quot;no&quot;)" office:value-type="string" office:string-value="no" calcext:value-type="string">
            <text:p>no</text:p>
          </table:table-cell>
          <table:table-cell table:formula="of:=IF(OR(LEN([.E125])&gt;1;LEN([.F125])&gt;1);IF(LEN([.F125])=1;&quot;del&quot;;IF(ISERROR(FIND(&quot;,&quot;;[.F125];1));&quot;ins&quot;;&quot;mltple_var&quot;));&quot;snp&quot;)" office:value-type="string" office:string-value="del" calcext:value-type="string">
            <text:p>del</text:p>
          </table:table-cell>
          <table:table-cell table:formula="of:=IF([.L125]=&quot;mltple_var&quot;;&quot;n/a&quot;;LEN([.F125])-LEN([.E125]))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6" calcext:value-type="float">
            <text:p>6</text:p>
          </table:table-cell>
          <table:table-cell office:value-type="float" office:value="3182581" calcext:value-type="float">
            <text:p>31825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AAATGAATTGGCAAATCTTTCTTCTCTAAAAAAACTTGTTCTGAGTGGTTGCTCAAGCTTGAGAAGCTTGCCAAATAAGTTGGCAAATCTTTCTTCTTTGACAACATTTAATTTGAGTGGTTGCTCAAGCTTGACAAGCTTGT</text:p>
          </table:table-cell>
          <table:table-cell office:value-type="string" calcext:value-type="string">
            <text:p>Pp3c6_5450V3.2-E1</text:p>
          </table:table-cell>
          <table:table-cell office:value-type="string" calcext:value-type="string">
            <text:p>transcript:Pp3c6_5450V3.2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126]=[.C127];[.D126]=[.D127]);&quot;yes&quot;;&quot;no&quot;)" office:value-type="string" office:string-value="no" calcext:value-type="string">
            <text:p>no</text:p>
          </table:table-cell>
          <table:table-cell table:formula="of:=IF(OR(LEN([.E126])&gt;1;LEN([.F126])&gt;1);IF(LEN([.F126])=1;&quot;del&quot;;IF(ISERROR(FIND(&quot;,&quot;;[.F126];1));&quot;ins&quot;;&quot;mltple_var&quot;));&quot;snp&quot;)" office:value-type="string" office:string-value="ins" calcext:value-type="string">
            <text:p>ins</text:p>
          </table:table-cell>
          <table:table-cell table:formula="of:=IF([.L126]=&quot;mltple_var&quot;;&quot;n/a&quot;;LEN([.F126])-LEN([.E126])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707752" calcext:value-type="float">
            <text:p>7707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,ACCTGTAGAGACTCACTCCT</text:p>
          </table:table-cell>
          <table:table-cell office:value-type="string" calcext:value-type="string">
            <text:p>Pp3c13_10710V3.1-E1</text:p>
          </table:table-cell>
          <table:table-cell office:value-type="string" calcext:value-type="string">
            <text:p>transcript:Pp3c13_10710V3.1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Pp3c13_10710V3.2-E1</text:p>
          </table:table-cell>
          <table:table-cell table:formula="of:=IF(AND([.C127]=[.C128];[.D127]=[.D128]);&quot;yes&quot;;&quot;no&quot;)" office:value-type="string" office:string-value="yes" calcext:value-type="string">
            <text:p>yes</text:p>
          </table:table-cell>
          <table:table-cell table:formula="of:=IF(OR(LEN([.E127])&gt;1;LEN([.F127])&gt;1);IF(LEN([.F127])=1;&quot;del&quot;;IF(ISERROR(FIND(&quot;,&quot;;[.F127];1));&quot;ins&quot;;&quot;mltple_var&quot;));&quot;snp&quot;)" office:value-type="string" office:string-value="mltple_var" calcext:value-type="string">
            <text:p>mltple_var</text:p>
          </table:table-cell>
          <table:table-cell table:formula="of:=IF([.L127]=&quot;mltple_var&quot;;&quot;n/a&quot;;LEN([.F127])-LEN([.E127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707752" calcext:value-type="float">
            <text:p>7707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,ACCTGTAGAGACTCACTCCT</text:p>
          </table:table-cell>
          <table:table-cell office:value-type="string" calcext:value-type="string">
            <text:p>Pp3c13_10710V3.2-E1</text:p>
          </table:table-cell>
          <table:table-cell office:value-type="string" calcext:value-type="string">
            <text:p>transcript:Pp3c13_10710V3.2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Pp3c13_10710V3.2-E1</text:p>
          </table:table-cell>
          <table:table-cell table:formula="of:=IF(AND([.C128]=[.C129];[.D128]=[.D129]);&quot;yes&quot;;&quot;no&quot;)" office:value-type="string" office:string-value="no" calcext:value-type="string">
            <text:p>no</text:p>
          </table:table-cell>
          <table:table-cell table:formula="of:=IF(OR(LEN([.E128])&gt;1;LEN([.F128])&gt;1);IF(LEN([.F128])=1;&quot;del&quot;;IF(ISERROR(FIND(&quot;,&quot;;[.F128];1));&quot;ins&quot;;&quot;mltple_var&quot;));&quot;snp&quot;)" office:value-type="string" office:string-value="mltple_var" calcext:value-type="string">
            <text:p>mltple_var</text:p>
          </table:table-cell>
          <table:table-cell table:formula="of:=IF([.L128]=&quot;mltple_var&quot;;&quot;n/a&quot;;LEN([.F128])-LEN([.E128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11111852" calcext:value-type="float">
            <text:p>111118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3_15260V3.1-E1</text:p>
          </table:table-cell>
          <table:table-cell office:value-type="string" calcext:value-type="string">
            <text:p>transcript:Pp3c13_1526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29]=[.C130];[.D129]=[.D130]);&quot;yes&quot;;&quot;no&quot;)" office:value-type="string" office:string-value="yes" calcext:value-type="string">
            <text:p>yes</text:p>
          </table:table-cell>
          <table:table-cell table:formula="of:=IF(OR(LEN([.E129])&gt;1;LEN([.F129])&gt;1);IF(LEN([.F129])=1;&quot;del&quot;;IF(ISERROR(FIND(&quot;,&quot;;[.F129];1));&quot;ins&quot;;&quot;mltple_var&quot;));&quot;snp&quot;)" office:value-type="string" office:string-value="snp" calcext:value-type="string">
            <text:p>snp</text:p>
          </table:table-cell>
          <table:table-cell table:formula="of:=IF([.L129]=&quot;mltple_var&quot;;&quot;n/a&quot;;LEN([.F129])-LEN([.E12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11111852" calcext:value-type="float">
            <text:p>111118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3_15270V3.2-E4</text:p>
          </table:table-cell>
          <table:table-cell office:value-type="string" calcext:value-type="string">
            <text:p>transcript:Pp3c13_1527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30]=[.C131];[.D130]=[.D131]);&quot;yes&quot;;&quot;no&quot;)" office:value-type="string" office:string-value="yes" calcext:value-type="string">
            <text:p>yes</text:p>
          </table:table-cell>
          <table:table-cell table:formula="of:=IF(OR(LEN([.E130])&gt;1;LEN([.F130])&gt;1);IF(LEN([.F130])=1;&quot;del&quot;;IF(ISERROR(FIND(&quot;,&quot;;[.F130];1));&quot;ins&quot;;&quot;mltple_var&quot;));&quot;snp&quot;)" office:value-type="string" office:string-value="snp" calcext:value-type="string">
            <text:p>snp</text:p>
          </table:table-cell>
          <table:table-cell table:formula="of:=IF([.L130]=&quot;mltple_var&quot;;&quot;n/a&quot;;LEN([.F130])-LEN([.E13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11111852" calcext:value-type="float">
            <text:p>111118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3_15270V3.1-E3</text:p>
          </table:table-cell>
          <table:table-cell office:value-type="string" calcext:value-type="string">
            <text:p>transcript:Pp3c13_152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31]=[.C132];[.D131]=[.D132]);&quot;yes&quot;;&quot;no&quot;)" office:value-type="string" office:string-value="no" calcext:value-type="string">
            <text:p>no</text:p>
          </table:table-cell>
          <table:table-cell table:formula="of:=IF(OR(LEN([.E131])&gt;1;LEN([.F131])&gt;1);IF(LEN([.F131])=1;&quot;del&quot;;IF(ISERROR(FIND(&quot;,&quot;;[.F131];1));&quot;ins&quot;;&quot;mltple_var&quot;));&quot;snp&quot;)" office:value-type="string" office:string-value="snp" calcext:value-type="string">
            <text:p>snp</text:p>
          </table:table-cell>
          <table:table-cell table:formula="of:=IF([.L131]=&quot;mltple_var&quot;;&quot;n/a&quot;;LEN([.F131])-LEN([.E13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8" calcext:value-type="float">
            <text:p>18</text:p>
          </table:table-cell>
          <table:table-cell office:value-type="float" office:value="2462143" calcext:value-type="float">
            <text:p>2462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ACGCGTTGGCTTTGGCATTCTCAGCTAATTGG</text:p>
          </table:table-cell>
          <table:table-cell office:value-type="string" calcext:value-type="string">
            <text:p>Pp3c18_3230V3.1-E5</text:p>
          </table:table-cell>
          <table:table-cell office:value-type="string" calcext:value-type="string">
            <text:p>transcript:Pp3c18_3230V3.1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132]=[.C133];[.D132]=[.D133]);&quot;yes&quot;;&quot;no&quot;)" office:value-type="string" office:string-value="yes" calcext:value-type="string">
            <text:p>yes</text:p>
          </table:table-cell>
          <table:table-cell table:formula="of:=IF(OR(LEN([.E132])&gt;1;LEN([.F132])&gt;1);IF(LEN([.F132])=1;&quot;del&quot;;IF(ISERROR(FIND(&quot;,&quot;;[.F132];1));&quot;ins&quot;;&quot;mltple_var&quot;));&quot;snp&quot;)" office:value-type="string" office:string-value="ins" calcext:value-type="string">
            <text:p>ins</text:p>
          </table:table-cell>
          <table:table-cell table:formula="of:=IF([.L132]=&quot;mltple_var&quot;;&quot;n/a&quot;;LEN([.F132])-LEN([.E132]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8" calcext:value-type="float">
            <text:p>18</text:p>
          </table:table-cell>
          <table:table-cell office:value-type="float" office:value="2462143" calcext:value-type="float">
            <text:p>2462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ACGCGTTGGCTTTGGCATTCTCAGCTAATTGG</text:p>
          </table:table-cell>
          <table:table-cell office:value-type="string" calcext:value-type="string">
            <text:p>Pp3c18_3230V3.2-E5</text:p>
          </table:table-cell>
          <table:table-cell office:value-type="string" calcext:value-type="string">
            <text:p>transcript:Pp3c18_3230V3.2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133]=[.C134];[.D133]=[.D134]);&quot;yes&quot;;&quot;no&quot;)" office:value-type="string" office:string-value="yes" calcext:value-type="string">
            <text:p>yes</text:p>
          </table:table-cell>
          <table:table-cell table:formula="of:=IF(OR(LEN([.E133])&gt;1;LEN([.F133])&gt;1);IF(LEN([.F133])=1;&quot;del&quot;;IF(ISERROR(FIND(&quot;,&quot;;[.F133];1));&quot;ins&quot;;&quot;mltple_var&quot;));&quot;snp&quot;)" office:value-type="string" office:string-value="ins" calcext:value-type="string">
            <text:p>ins</text:p>
          </table:table-cell>
          <table:table-cell table:formula="of:=IF([.L133]=&quot;mltple_var&quot;;&quot;n/a&quot;;LEN([.F133])-LEN([.E133]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8" calcext:value-type="float">
            <text:p>18</text:p>
          </table:table-cell>
          <table:table-cell office:value-type="float" office:value="2462143" calcext:value-type="float">
            <text:p>2462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ACGCGTTGGCTTTGGCATTCTCAGCTAATTGG</text:p>
          </table:table-cell>
          <table:table-cell office:value-type="string" calcext:value-type="string">
            <text:p>Pp3c18_3230V3.3-E3</text:p>
          </table:table-cell>
          <table:table-cell office:value-type="string" calcext:value-type="string">
            <text:p>transcript:Pp3c18_3230V3.3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134]=[.C135];[.D134]=[.D135]);&quot;yes&quot;;&quot;no&quot;)" office:value-type="string" office:string-value="yes" calcext:value-type="string">
            <text:p>yes</text:p>
          </table:table-cell>
          <table:table-cell table:formula="of:=IF(OR(LEN([.E134])&gt;1;LEN([.F134])&gt;1);IF(LEN([.F134])=1;&quot;del&quot;;IF(ISERROR(FIND(&quot;,&quot;;[.F134];1));&quot;ins&quot;;&quot;mltple_var&quot;));&quot;snp&quot;)" office:value-type="string" office:string-value="ins" calcext:value-type="string">
            <text:p>ins</text:p>
          </table:table-cell>
          <table:table-cell table:formula="of:=IF([.L134]=&quot;mltple_var&quot;;&quot;n/a&quot;;LEN([.F134])-LEN([.E134]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8" calcext:value-type="float">
            <text:p>18</text:p>
          </table:table-cell>
          <table:table-cell office:value-type="float" office:value="2462143" calcext:value-type="float">
            <text:p>2462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ACGCGTTGGCTTTGGCATTCTCAGCTAATTGG</text:p>
          </table:table-cell>
          <table:table-cell office:value-type="string" calcext:value-type="string">
            <text:p>Pp3c18_3230V3.4-E5</text:p>
          </table:table-cell>
          <table:table-cell office:value-type="string" calcext:value-type="string">
            <text:p>transcript:Pp3c18_3230V3.4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135]=[.C136];[.D135]=[.D136]);&quot;yes&quot;;&quot;no&quot;)" office:value-type="string" office:string-value="no" calcext:value-type="string">
            <text:p>no</text:p>
          </table:table-cell>
          <table:table-cell table:formula="of:=IF(OR(LEN([.E135])&gt;1;LEN([.F135])&gt;1);IF(LEN([.F135])=1;&quot;del&quot;;IF(ISERROR(FIND(&quot;,&quot;;[.F135];1));&quot;ins&quot;;&quot;mltple_var&quot;));&quot;snp&quot;)" office:value-type="string" office:string-value="ins" calcext:value-type="string">
            <text:p>ins</text:p>
          </table:table-cell>
          <table:table-cell table:formula="of:=IF([.L135]=&quot;mltple_var&quot;;&quot;n/a&quot;;LEN([.F135])-LEN([.E135]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386004" calcext:value-type="float">
            <text:p>13860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5_2230V3.2-E5</text:p>
          </table:table-cell>
          <table:table-cell office:value-type="string" calcext:value-type="string">
            <text:p>transcript:Pp3c25_22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36]=[.C137];[.D136]=[.D137]);&quot;yes&quot;;&quot;no&quot;)" office:value-type="string" office:string-value="yes" calcext:value-type="string">
            <text:p>yes</text:p>
          </table:table-cell>
          <table:table-cell table:formula="of:=IF(OR(LEN([.E136])&gt;1;LEN([.F136])&gt;1);IF(LEN([.F136])=1;&quot;del&quot;;IF(ISERROR(FIND(&quot;,&quot;;[.F136];1));&quot;ins&quot;;&quot;mltple_var&quot;));&quot;snp&quot;)" office:value-type="string" office:string-value="snp" calcext:value-type="string">
            <text:p>snp</text:p>
          </table:table-cell>
          <table:table-cell table:formula="of:=IF([.L136]=&quot;mltple_var&quot;;&quot;n/a&quot;;LEN([.F136])-LEN([.E13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386004" calcext:value-type="float">
            <text:p>13860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5_2230V3.1-E5</text:p>
          </table:table-cell>
          <table:table-cell office:value-type="string" calcext:value-type="string">
            <text:p>transcript:Pp3c25_22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37]=[.C138];[.D137]=[.D138]);&quot;yes&quot;;&quot;no&quot;)" office:value-type="string" office:string-value="no" calcext:value-type="string">
            <text:p>no</text:p>
          </table:table-cell>
          <table:table-cell table:formula="of:=IF(OR(LEN([.E137])&gt;1;LEN([.F137])&gt;1);IF(LEN([.F137])=1;&quot;del&quot;;IF(ISERROR(FIND(&quot;,&quot;;[.F137];1));&quot;ins&quot;;&quot;mltple_var&quot;));&quot;snp&quot;)" office:value-type="string" office:string-value="snp" calcext:value-type="string">
            <text:p>snp</text:p>
          </table:table-cell>
          <table:table-cell table:formula="of:=IF([.L137]=&quot;mltple_var&quot;;&quot;n/a&quot;;LEN([.F137])-LEN([.E13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1174562" calcext:value-type="float">
            <text:p>111745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5_15490V3.1-E3</text:p>
          </table:table-cell>
          <table:table-cell office:value-type="string" calcext:value-type="string">
            <text:p>transcript:Pp3c25_154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38]=[.C139];[.D138]=[.D139]);&quot;yes&quot;;&quot;no&quot;)" office:value-type="string" office:string-value="no" calcext:value-type="string">
            <text:p>no</text:p>
          </table:table-cell>
          <table:table-cell table:formula="of:=IF(OR(LEN([.E138])&gt;1;LEN([.F138])&gt;1);IF(LEN([.F138])=1;&quot;del&quot;;IF(ISERROR(FIND(&quot;,&quot;;[.F138];1));&quot;ins&quot;;&quot;mltple_var&quot;));&quot;snp&quot;)" office:value-type="string" office:string-value="snp" calcext:value-type="string">
            <text:p>snp</text:p>
          </table:table-cell>
          <table:table-cell table:formula="of:=IF([.L138]=&quot;mltple_var&quot;;&quot;n/a&quot;;LEN([.F138])-LEN([.E13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1174574" calcext:value-type="float">
            <text:p>111745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5_15490V3.1-E3</text:p>
          </table:table-cell>
          <table:table-cell office:value-type="string" calcext:value-type="string">
            <text:p>transcript:Pp3c25_154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39]=[.C140];[.D139]=[.D140]);&quot;yes&quot;;&quot;no&quot;)" office:value-type="string" office:string-value="no" calcext:value-type="string">
            <text:p>no</text:p>
          </table:table-cell>
          <table:table-cell table:formula="of:=IF(OR(LEN([.E139])&gt;1;LEN([.F139])&gt;1);IF(LEN([.F139])=1;&quot;del&quot;;IF(ISERROR(FIND(&quot;,&quot;;[.F139];1));&quot;ins&quot;;&quot;mltple_var&quot;));&quot;snp&quot;)" office:value-type="string" office:string-value="snp" calcext:value-type="string">
            <text:p>snp</text:p>
          </table:table-cell>
          <table:table-cell table:formula="of:=IF([.L139]=&quot;mltple_var&quot;;&quot;n/a&quot;;LEN([.F139])-LEN([.E13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6" calcext:value-type="float">
            <text:p>26</text:p>
          </table:table-cell>
          <table:table-cell office:value-type="float" office:value="291167" calcext:value-type="float">
            <text:p>291167</text:p>
          </table:table-cell>
          <table:table-cell office:value-type="string" calcext:value-type="string">
            <text:p>ATTCTTCACCATGC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6_710V3.1-E3</text:p>
          </table:table-cell>
          <table:table-cell office:value-type="string" calcext:value-type="string">
            <text:p>transcript:Pp3c26_710V3.1</text:p>
          </table:table-cell>
          <table:table-cell office:value-type="string" calcext:value-type="string">
            <text:p>conservative_inframe_deletion</text:p>
          </table:table-cell>
          <table:table-cell/>
          <table:table-cell table:formula="of:=IF(AND([.C140]=[.C141];[.D140]=[.D141]);&quot;yes&quot;;&quot;no&quot;)" office:value-type="string" office:string-value="no" calcext:value-type="string">
            <text:p>no</text:p>
          </table:table-cell>
          <table:table-cell table:formula="of:=IF(OR(LEN([.E140])&gt;1;LEN([.F140])&gt;1);IF(LEN([.F140])=1;&quot;del&quot;;IF(ISERROR(FIND(&quot;,&quot;;[.F140];1));&quot;ins&quot;;&quot;mltple_var&quot;));&quot;snp&quot;)" office:value-type="string" office:string-value="del" calcext:value-type="string">
            <text:p>del</text:p>
          </table:table-cell>
          <table:table-cell table:formula="of:=IF([.L140]=&quot;mltple_var&quot;;&quot;n/a&quot;;LEN([.F140])-LEN([.E140]))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77380" calcext:value-type="float">
            <text:p>10773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*</text:p>
          </table:table-cell>
          <table:table-cell office:value-type="string" calcext:value-type="string">
            <text:p>Pp3c3_1792V3.1-E1</text:p>
          </table:table-cell>
          <table:table-cell office:value-type="string" calcext:value-type="string">
            <text:p>transcript:Pp3c3_1792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41]=[.C142];[.D141]=[.D142]);&quot;yes&quot;;&quot;no&quot;)" office:value-type="string" office:string-value="no" calcext:value-type="string">
            <text:p>no</text:p>
          </table:table-cell>
          <table:table-cell table:formula="of:=IF(OR(LEN([.E141])&gt;1;LEN([.F141])&gt;1);IF(LEN([.F141])=1;&quot;del&quot;;IF(ISERROR(FIND(&quot;,&quot;;[.F141];1));&quot;ins&quot;;&quot;mltple_var&quot;));&quot;snp&quot;)" office:value-type="string" office:string-value="mltple_var" calcext:value-type="string">
            <text:p>mltple_var</text:p>
          </table:table-cell>
          <table:table-cell table:formula="of:=IF([.L141]=&quot;mltple_var&quot;;&quot;n/a&quot;;LEN([.F141])-LEN([.E141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5670375" calcext:value-type="float">
            <text:p>56703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8_9220V3.1-E4</text:p>
          </table:table-cell>
          <table:table-cell office:value-type="string" calcext:value-type="string">
            <text:p>transcript:Pp3c8_922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42]=[.C143];[.D142]=[.D143]);&quot;yes&quot;;&quot;no&quot;)" office:value-type="string" office:string-value="no" calcext:value-type="string">
            <text:p>no</text:p>
          </table:table-cell>
          <table:table-cell table:formula="of:=IF(OR(LEN([.E142])&gt;1;LEN([.F142])&gt;1);IF(LEN([.F142])=1;&quot;del&quot;;IF(ISERROR(FIND(&quot;,&quot;;[.F142];1));&quot;ins&quot;;&quot;mltple_var&quot;));&quot;snp&quot;)" office:value-type="string" office:string-value="snp" calcext:value-type="string">
            <text:p>snp</text:p>
          </table:table-cell>
          <table:table-cell table:formula="of:=IF([.L142]=&quot;mltple_var&quot;;&quot;n/a&quot;;LEN([.F142])-LEN([.E14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5670384" calcext:value-type="float">
            <text:p>56703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9220V3.1-E4</text:p>
          </table:table-cell>
          <table:table-cell office:value-type="string" calcext:value-type="string">
            <text:p>transcript:Pp3c8_922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43]=[.C144];[.D143]=[.D144]);&quot;yes&quot;;&quot;no&quot;)" office:value-type="string" office:string-value="no" calcext:value-type="string">
            <text:p>no</text:p>
          </table:table-cell>
          <table:table-cell table:formula="of:=IF(OR(LEN([.E143])&gt;1;LEN([.F143])&gt;1);IF(LEN([.F143])=1;&quot;del&quot;;IF(ISERROR(FIND(&quot;,&quot;;[.F143];1));&quot;ins&quot;;&quot;mltple_var&quot;));&quot;snp&quot;)" office:value-type="string" office:string-value="snp" calcext:value-type="string">
            <text:p>snp</text:p>
          </table:table-cell>
          <table:table-cell table:formula="of:=IF([.L143]=&quot;mltple_var&quot;;&quot;n/a&quot;;LEN([.F143])-LEN([.E14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7246585" calcext:value-type="float">
            <text:p>72465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,*</text:p>
          </table:table-cell>
          <table:table-cell office:value-type="string" calcext:value-type="string">
            <text:p>Pp3c14_11540V3.2-E1</text:p>
          </table:table-cell>
          <table:table-cell office:value-type="string" calcext:value-type="string">
            <text:p>transcript:Pp3c14_11540V3.2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144]=[.C145];[.D144]=[.D145]);&quot;yes&quot;;&quot;no&quot;)" office:value-type="string" office:string-value="no" calcext:value-type="string">
            <text:p>no</text:p>
          </table:table-cell>
          <table:table-cell table:formula="of:=IF(OR(LEN([.E144])&gt;1;LEN([.F144])&gt;1);IF(LEN([.F144])=1;&quot;del&quot;;IF(ISERROR(FIND(&quot;,&quot;;[.F144];1));&quot;ins&quot;;&quot;mltple_var&quot;));&quot;snp&quot;)" office:value-type="string" office:string-value="mltple_var" calcext:value-type="string">
            <text:p>mltple_var</text:p>
          </table:table-cell>
          <table:table-cell table:formula="of:=IF([.L144]=&quot;mltple_var&quot;;&quot;n/a&quot;;LEN([.F144])-LEN([.E144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6-E1</text:p>
          </table:table-cell>
          <table:table-cell office:value-type="string" calcext:value-type="string">
            <text:p>transcript:Pp3c19_1820V3.6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45]=[.C146];[.D145]=[.D146]);&quot;yes&quot;;&quot;no&quot;)" office:value-type="string" office:string-value="yes" calcext:value-type="string">
            <text:p>yes</text:p>
          </table:table-cell>
          <table:table-cell table:formula="of:=IF(OR(LEN([.E145])&gt;1;LEN([.F145])&gt;1);IF(LEN([.F145])=1;&quot;del&quot;;IF(ISERROR(FIND(&quot;,&quot;;[.F145];1));&quot;ins&quot;;&quot;mltple_var&quot;));&quot;snp&quot;)" office:value-type="string" office:string-value="mltple_var" calcext:value-type="string">
            <text:p>mltple_var</text:p>
          </table:table-cell>
          <table:table-cell table:formula="of:=IF([.L145]=&quot;mltple_var&quot;;&quot;n/a&quot;;LEN([.F145])-LEN([.E145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6-E1</text:p>
          </table:table-cell>
          <table:table-cell office:value-type="string" calcext:value-type="string">
            <text:p>transcript:Pp3c19_1820V3.6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46]=[.C147];[.D146]=[.D147]);&quot;yes&quot;;&quot;no&quot;)" office:value-type="string" office:string-value="yes" calcext:value-type="string">
            <text:p>yes</text:p>
          </table:table-cell>
          <table:table-cell table:formula="of:=IF(OR(LEN([.E146])&gt;1;LEN([.F146])&gt;1);IF(LEN([.F146])=1;&quot;del&quot;;IF(ISERROR(FIND(&quot;,&quot;;[.F146];1));&quot;ins&quot;;&quot;mltple_var&quot;));&quot;snp&quot;)" office:value-type="string" office:string-value="mltple_var" calcext:value-type="string">
            <text:p>mltple_var</text:p>
          </table:table-cell>
          <table:table-cell table:formula="of:=IF([.L146]=&quot;mltple_var&quot;;&quot;n/a&quot;;LEN([.F146])-LEN([.E146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2-E1</text:p>
          </table:table-cell>
          <table:table-cell office:value-type="string" calcext:value-type="string">
            <text:p>transcript:Pp3c19_1820V3.2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47]=[.C148];[.D147]=[.D148]);&quot;yes&quot;;&quot;no&quot;)" office:value-type="string" office:string-value="yes" calcext:value-type="string">
            <text:p>yes</text:p>
          </table:table-cell>
          <table:table-cell table:formula="of:=IF(OR(LEN([.E147])&gt;1;LEN([.F147])&gt;1);IF(LEN([.F147])=1;&quot;del&quot;;IF(ISERROR(FIND(&quot;,&quot;;[.F147];1));&quot;ins&quot;;&quot;mltple_var&quot;));&quot;snp&quot;)" office:value-type="string" office:string-value="mltple_var" calcext:value-type="string">
            <text:p>mltple_var</text:p>
          </table:table-cell>
          <table:table-cell table:formula="of:=IF([.L147]=&quot;mltple_var&quot;;&quot;n/a&quot;;LEN([.F147])-LEN([.E147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2-E1</text:p>
          </table:table-cell>
          <table:table-cell office:value-type="string" calcext:value-type="string">
            <text:p>transcript:Pp3c19_1820V3.2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48]=[.C149];[.D148]=[.D149]);&quot;yes&quot;;&quot;no&quot;)" office:value-type="string" office:string-value="yes" calcext:value-type="string">
            <text:p>yes</text:p>
          </table:table-cell>
          <table:table-cell table:formula="of:=IF(OR(LEN([.E148])&gt;1;LEN([.F148])&gt;1);IF(LEN([.F148])=1;&quot;del&quot;;IF(ISERROR(FIND(&quot;,&quot;;[.F148];1));&quot;ins&quot;;&quot;mltple_var&quot;));&quot;snp&quot;)" office:value-type="string" office:string-value="mltple_var" calcext:value-type="string">
            <text:p>mltple_var</text:p>
          </table:table-cell>
          <table:table-cell table:formula="of:=IF([.L148]=&quot;mltple_var&quot;;&quot;n/a&quot;;LEN([.F148])-LEN([.E148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8-E1</text:p>
          </table:table-cell>
          <table:table-cell office:value-type="string" calcext:value-type="string">
            <text:p>transcript:Pp3c19_1820V3.8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49]=[.C150];[.D149]=[.D150]);&quot;yes&quot;;&quot;no&quot;)" office:value-type="string" office:string-value="yes" calcext:value-type="string">
            <text:p>yes</text:p>
          </table:table-cell>
          <table:table-cell table:formula="of:=IF(OR(LEN([.E149])&gt;1;LEN([.F149])&gt;1);IF(LEN([.F149])=1;&quot;del&quot;;IF(ISERROR(FIND(&quot;,&quot;;[.F149];1));&quot;ins&quot;;&quot;mltple_var&quot;));&quot;snp&quot;)" office:value-type="string" office:string-value="mltple_var" calcext:value-type="string">
            <text:p>mltple_var</text:p>
          </table:table-cell>
          <table:table-cell table:formula="of:=IF([.L149]=&quot;mltple_var&quot;;&quot;n/a&quot;;LEN([.F149])-LEN([.E149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8-E1</text:p>
          </table:table-cell>
          <table:table-cell office:value-type="string" calcext:value-type="string">
            <text:p>transcript:Pp3c19_1820V3.8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0]=[.C151];[.D150]=[.D151]);&quot;yes&quot;;&quot;no&quot;)" office:value-type="string" office:string-value="yes" calcext:value-type="string">
            <text:p>yes</text:p>
          </table:table-cell>
          <table:table-cell table:formula="of:=IF(OR(LEN([.E150])&gt;1;LEN([.F150])&gt;1);IF(LEN([.F150])=1;&quot;del&quot;;IF(ISERROR(FIND(&quot;,&quot;;[.F150];1));&quot;ins&quot;;&quot;mltple_var&quot;));&quot;snp&quot;)" office:value-type="string" office:string-value="mltple_var" calcext:value-type="string">
            <text:p>mltple_var</text:p>
          </table:table-cell>
          <table:table-cell table:formula="of:=IF([.L150]=&quot;mltple_var&quot;;&quot;n/a&quot;;LEN([.F150])-LEN([.E150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4-E1</text:p>
          </table:table-cell>
          <table:table-cell office:value-type="string" calcext:value-type="string">
            <text:p>transcript:Pp3c19_1820V3.4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1]=[.C152];[.D151]=[.D152]);&quot;yes&quot;;&quot;no&quot;)" office:value-type="string" office:string-value="yes" calcext:value-type="string">
            <text:p>yes</text:p>
          </table:table-cell>
          <table:table-cell table:formula="of:=IF(OR(LEN([.E151])&gt;1;LEN([.F151])&gt;1);IF(LEN([.F151])=1;&quot;del&quot;;IF(ISERROR(FIND(&quot;,&quot;;[.F151];1));&quot;ins&quot;;&quot;mltple_var&quot;));&quot;snp&quot;)" office:value-type="string" office:string-value="mltple_var" calcext:value-type="string">
            <text:p>mltple_var</text:p>
          </table:table-cell>
          <table:table-cell table:formula="of:=IF([.L151]=&quot;mltple_var&quot;;&quot;n/a&quot;;LEN([.F151])-LEN([.E151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4-E1</text:p>
          </table:table-cell>
          <table:table-cell office:value-type="string" calcext:value-type="string">
            <text:p>transcript:Pp3c19_1820V3.4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2]=[.C153];[.D152]=[.D153]);&quot;yes&quot;;&quot;no&quot;)" office:value-type="string" office:string-value="yes" calcext:value-type="string">
            <text:p>yes</text:p>
          </table:table-cell>
          <table:table-cell table:formula="of:=IF(OR(LEN([.E152])&gt;1;LEN([.F152])&gt;1);IF(LEN([.F152])=1;&quot;del&quot;;IF(ISERROR(FIND(&quot;,&quot;;[.F152];1));&quot;ins&quot;;&quot;mltple_var&quot;));&quot;snp&quot;)" office:value-type="string" office:string-value="mltple_var" calcext:value-type="string">
            <text:p>mltple_var</text:p>
          </table:table-cell>
          <table:table-cell table:formula="of:=IF([.L152]=&quot;mltple_var&quot;;&quot;n/a&quot;;LEN([.F152])-LEN([.E152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5-E1</text:p>
          </table:table-cell>
          <table:table-cell office:value-type="string" calcext:value-type="string">
            <text:p>transcript:Pp3c19_1820V3.5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3]=[.C154];[.D153]=[.D154]);&quot;yes&quot;;&quot;no&quot;)" office:value-type="string" office:string-value="yes" calcext:value-type="string">
            <text:p>yes</text:p>
          </table:table-cell>
          <table:table-cell table:formula="of:=IF(OR(LEN([.E153])&gt;1;LEN([.F153])&gt;1);IF(LEN([.F153])=1;&quot;del&quot;;IF(ISERROR(FIND(&quot;,&quot;;[.F153];1));&quot;ins&quot;;&quot;mltple_var&quot;));&quot;snp&quot;)" office:value-type="string" office:string-value="mltple_var" calcext:value-type="string">
            <text:p>mltple_var</text:p>
          </table:table-cell>
          <table:table-cell table:formula="of:=IF([.L153]=&quot;mltple_var&quot;;&quot;n/a&quot;;LEN([.F153])-LEN([.E153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5-E1</text:p>
          </table:table-cell>
          <table:table-cell office:value-type="string" calcext:value-type="string">
            <text:p>transcript:Pp3c19_1820V3.5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4]=[.C155];[.D154]=[.D155]);&quot;yes&quot;;&quot;no&quot;)" office:value-type="string" office:string-value="yes" calcext:value-type="string">
            <text:p>yes</text:p>
          </table:table-cell>
          <table:table-cell table:formula="of:=IF(OR(LEN([.E154])&gt;1;LEN([.F154])&gt;1);IF(LEN([.F154])=1;&quot;del&quot;;IF(ISERROR(FIND(&quot;,&quot;;[.F154];1));&quot;ins&quot;;&quot;mltple_var&quot;));&quot;snp&quot;)" office:value-type="string" office:string-value="mltple_var" calcext:value-type="string">
            <text:p>mltple_var</text:p>
          </table:table-cell>
          <table:table-cell table:formula="of:=IF([.L154]=&quot;mltple_var&quot;;&quot;n/a&quot;;LEN([.F154])-LEN([.E154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1-E1</text:p>
          </table:table-cell>
          <table:table-cell office:value-type="string" calcext:value-type="string">
            <text:p>transcript:Pp3c19_1820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5]=[.C156];[.D155]=[.D156]);&quot;yes&quot;;&quot;no&quot;)" office:value-type="string" office:string-value="yes" calcext:value-type="string">
            <text:p>yes</text:p>
          </table:table-cell>
          <table:table-cell table:formula="of:=IF(OR(LEN([.E155])&gt;1;LEN([.F155])&gt;1);IF(LEN([.F155])=1;&quot;del&quot;;IF(ISERROR(FIND(&quot;,&quot;;[.F155];1));&quot;ins&quot;;&quot;mltple_var&quot;));&quot;snp&quot;)" office:value-type="string" office:string-value="mltple_var" calcext:value-type="string">
            <text:p>mltple_var</text:p>
          </table:table-cell>
          <table:table-cell table:formula="of:=IF([.L155]=&quot;mltple_var&quot;;&quot;n/a&quot;;LEN([.F155])-LEN([.E155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1-E1</text:p>
          </table:table-cell>
          <table:table-cell office:value-type="string" calcext:value-type="string">
            <text:p>transcript:Pp3c19_1820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6]=[.C157];[.D156]=[.D157]);&quot;yes&quot;;&quot;no&quot;)" office:value-type="string" office:string-value="yes" calcext:value-type="string">
            <text:p>yes</text:p>
          </table:table-cell>
          <table:table-cell table:formula="of:=IF(OR(LEN([.E156])&gt;1;LEN([.F156])&gt;1);IF(LEN([.F156])=1;&quot;del&quot;;IF(ISERROR(FIND(&quot;,&quot;;[.F156];1));&quot;ins&quot;;&quot;mltple_var&quot;));&quot;snp&quot;)" office:value-type="string" office:string-value="mltple_var" calcext:value-type="string">
            <text:p>mltple_var</text:p>
          </table:table-cell>
          <table:table-cell table:formula="of:=IF([.L156]=&quot;mltple_var&quot;;&quot;n/a&quot;;LEN([.F156])-LEN([.E156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3-E1</text:p>
          </table:table-cell>
          <table:table-cell office:value-type="string" calcext:value-type="string">
            <text:p>transcript:Pp3c19_1820V3.3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7]=[.C158];[.D157]=[.D158]);&quot;yes&quot;;&quot;no&quot;)" office:value-type="string" office:string-value="yes" calcext:value-type="string">
            <text:p>yes</text:p>
          </table:table-cell>
          <table:table-cell table:formula="of:=IF(OR(LEN([.E157])&gt;1;LEN([.F157])&gt;1);IF(LEN([.F157])=1;&quot;del&quot;;IF(ISERROR(FIND(&quot;,&quot;;[.F157];1));&quot;ins&quot;;&quot;mltple_var&quot;));&quot;snp&quot;)" office:value-type="string" office:string-value="mltple_var" calcext:value-type="string">
            <text:p>mltple_var</text:p>
          </table:table-cell>
          <table:table-cell table:formula="of:=IF([.L157]=&quot;mltple_var&quot;;&quot;n/a&quot;;LEN([.F157])-LEN([.E157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3-E1</text:p>
          </table:table-cell>
          <table:table-cell office:value-type="string" calcext:value-type="string">
            <text:p>transcript:Pp3c19_1820V3.3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8]=[.C159];[.D158]=[.D159]);&quot;yes&quot;;&quot;no&quot;)" office:value-type="string" office:string-value="yes" calcext:value-type="string">
            <text:p>yes</text:p>
          </table:table-cell>
          <table:table-cell table:formula="of:=IF(OR(LEN([.E158])&gt;1;LEN([.F158])&gt;1);IF(LEN([.F158])=1;&quot;del&quot;;IF(ISERROR(FIND(&quot;,&quot;;[.F158];1));&quot;ins&quot;;&quot;mltple_var&quot;));&quot;snp&quot;)" office:value-type="string" office:string-value="mltple_var" calcext:value-type="string">
            <text:p>mltple_var</text:p>
          </table:table-cell>
          <table:table-cell table:formula="of:=IF([.L158]=&quot;mltple_var&quot;;&quot;n/a&quot;;LEN([.F158])-LEN([.E158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7-E1</text:p>
          </table:table-cell>
          <table:table-cell office:value-type="string" calcext:value-type="string">
            <text:p>transcript:Pp3c19_1820V3.7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9]=[.C160];[.D159]=[.D160]);&quot;yes&quot;;&quot;no&quot;)" office:value-type="string" office:string-value="yes" calcext:value-type="string">
            <text:p>yes</text:p>
          </table:table-cell>
          <table:table-cell table:formula="of:=IF(OR(LEN([.E159])&gt;1;LEN([.F159])&gt;1);IF(LEN([.F159])=1;&quot;del&quot;;IF(ISERROR(FIND(&quot;,&quot;;[.F159];1));&quot;ins&quot;;&quot;mltple_var&quot;));&quot;snp&quot;)" office:value-type="string" office:string-value="mltple_var" calcext:value-type="string">
            <text:p>mltple_var</text:p>
          </table:table-cell>
          <table:table-cell table:formula="of:=IF([.L159]=&quot;mltple_var&quot;;&quot;n/a&quot;;LEN([.F159])-LEN([.E159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7-E1</text:p>
          </table:table-cell>
          <table:table-cell office:value-type="string" calcext:value-type="string">
            <text:p>transcript:Pp3c19_1820V3.7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60]=[.C161];[.D160]=[.D161]);&quot;yes&quot;;&quot;no&quot;)" office:value-type="string" office:string-value="no" calcext:value-type="string">
            <text:p>no</text:p>
          </table:table-cell>
          <table:table-cell table:formula="of:=IF(OR(LEN([.E160])&gt;1;LEN([.F160])&gt;1);IF(LEN([.F160])=1;&quot;del&quot;;IF(ISERROR(FIND(&quot;,&quot;;[.F160];1));&quot;ins&quot;;&quot;mltple_var&quot;));&quot;snp&quot;)" office:value-type="string" office:string-value="mltple_var" calcext:value-type="string">
            <text:p>mltple_var</text:p>
          </table:table-cell>
          <table:table-cell table:formula="of:=IF([.L160]=&quot;mltple_var&quot;;&quot;n/a&quot;;LEN([.F160])-LEN([.E160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3388238" calcext:value-type="float">
            <text:p>13388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0_20510V3.1-E1</text:p>
          </table:table-cell>
          <table:table-cell office:value-type="string" calcext:value-type="string">
            <text:p>transcript:Pp3c20_20510V3.1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61]=[.C162];[.D161]=[.D162]);&quot;yes&quot;;&quot;no&quot;)" office:value-type="string" office:string-value="yes" calcext:value-type="string">
            <text:p>yes</text:p>
          </table:table-cell>
          <table:table-cell table:formula="of:=IF(OR(LEN([.E161])&gt;1;LEN([.F161])&gt;1);IF(LEN([.F161])=1;&quot;del&quot;;IF(ISERROR(FIND(&quot;,&quot;;[.F161];1));&quot;ins&quot;;&quot;mltple_var&quot;));&quot;snp&quot;)" office:value-type="string" office:string-value="snp" calcext:value-type="string">
            <text:p>snp</text:p>
          </table:table-cell>
          <table:table-cell table:formula="of:=IF([.L161]=&quot;mltple_var&quot;;&quot;n/a&quot;;LEN([.F161])-LEN([.E16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3388238" calcext:value-type="float">
            <text:p>13388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0_20510V3.2-E1</text:p>
          </table:table-cell>
          <table:table-cell office:value-type="string" calcext:value-type="string">
            <text:p>transcript:Pp3c20_2051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62]=[.C163];[.D162]=[.D163]);&quot;yes&quot;;&quot;no&quot;)" office:value-type="string" office:string-value="yes" calcext:value-type="string">
            <text:p>yes</text:p>
          </table:table-cell>
          <table:table-cell table:formula="of:=IF(OR(LEN([.E162])&gt;1;LEN([.F162])&gt;1);IF(LEN([.F162])=1;&quot;del&quot;;IF(ISERROR(FIND(&quot;,&quot;;[.F162];1));&quot;ins&quot;;&quot;mltple_var&quot;));&quot;snp&quot;)" office:value-type="string" office:string-value="snp" calcext:value-type="string">
            <text:p>snp</text:p>
          </table:table-cell>
          <table:table-cell table:formula="of:=IF([.L162]=&quot;mltple_var&quot;;&quot;n/a&quot;;LEN([.F162])-LEN([.E16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3388238" calcext:value-type="float">
            <text:p>13388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0_20510V3.3-E1</text:p>
          </table:table-cell>
          <table:table-cell office:value-type="string" calcext:value-type="string">
            <text:p>transcript:Pp3c20_20510V3.4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63]=[.C164];[.D163]=[.D164]);&quot;yes&quot;;&quot;no&quot;)" office:value-type="string" office:string-value="yes" calcext:value-type="string">
            <text:p>yes</text:p>
          </table:table-cell>
          <table:table-cell table:formula="of:=IF(OR(LEN([.E163])&gt;1;LEN([.F163])&gt;1);IF(LEN([.F163])=1;&quot;del&quot;;IF(ISERROR(FIND(&quot;,&quot;;[.F163];1));&quot;ins&quot;;&quot;mltple_var&quot;));&quot;snp&quot;)" office:value-type="string" office:string-value="snp" calcext:value-type="string">
            <text:p>snp</text:p>
          </table:table-cell>
          <table:table-cell table:formula="of:=IF([.L163]=&quot;mltple_var&quot;;&quot;n/a&quot;;LEN([.F163])-LEN([.E16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3388238" calcext:value-type="float">
            <text:p>13388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0_20510V3.3-E1</text:p>
          </table:table-cell>
          <table:table-cell office:value-type="string" calcext:value-type="string">
            <text:p>transcript:Pp3c20_20510V3.3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64]=[.C165];[.D164]=[.D165]);&quot;yes&quot;;&quot;no&quot;)" office:value-type="string" office:string-value="no" calcext:value-type="string">
            <text:p>no</text:p>
          </table:table-cell>
          <table:table-cell table:formula="of:=IF(OR(LEN([.E164])&gt;1;LEN([.F164])&gt;1);IF(LEN([.F164])=1;&quot;del&quot;;IF(ISERROR(FIND(&quot;,&quot;;[.F164];1));&quot;ins&quot;;&quot;mltple_var&quot;));&quot;snp&quot;)" office:value-type="string" office:string-value="snp" calcext:value-type="string">
            <text:p>snp</text:p>
          </table:table-cell>
          <table:table-cell table:formula="of:=IF([.L164]=&quot;mltple_var&quot;;&quot;n/a&quot;;LEN([.F164])-LEN([.E16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787490" calcext:value-type="float">
            <text:p>7874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Pp3c3_1260V3.2-E2</text:p>
          </table:table-cell>
          <table:table-cell office:value-type="string" calcext:value-type="string">
            <text:p>transcript:Pp3c3_126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260V3.2-E2</text:p>
          </table:table-cell>
          <table:table-cell table:formula="of:=IF(AND([.C165]=[.C166];[.D165]=[.D166]);&quot;yes&quot;;&quot;no&quot;)" office:value-type="string" office:string-value="yes" calcext:value-type="string">
            <text:p>yes</text:p>
          </table:table-cell>
          <table:table-cell table:formula="of:=IF(OR(LEN([.E165])&gt;1;LEN([.F165])&gt;1);IF(LEN([.F165])=1;&quot;del&quot;;IF(ISERROR(FIND(&quot;,&quot;;[.F165];1));&quot;ins&quot;;&quot;mltple_var&quot;));&quot;snp&quot;)" office:value-type="string" office:string-value="ins" calcext:value-type="string">
            <text:p>ins</text:p>
          </table:table-cell>
          <table:table-cell table:formula="of:=IF([.L165]=&quot;mltple_var&quot;;&quot;n/a&quot;;LEN([.F165])-LEN([.E165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787490" calcext:value-type="float">
            <text:p>7874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CDS:PAC:32944757.CDS.1</text:p>
          </table:table-cell>
          <table:table-cell office:value-type="string" calcext:value-type="string">
            <text:p>transcript:Pp3c3_126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260V3.2-E2</text:p>
          </table:table-cell>
          <table:table-cell table:formula="of:=IF(AND([.C166]=[.C167];[.D166]=[.D167]);&quot;yes&quot;;&quot;no&quot;)" office:value-type="string" office:string-value="yes" calcext:value-type="string">
            <text:p>yes</text:p>
          </table:table-cell>
          <table:table-cell table:formula="of:=IF(OR(LEN([.E166])&gt;1;LEN([.F166])&gt;1);IF(LEN([.F166])=1;&quot;del&quot;;IF(ISERROR(FIND(&quot;,&quot;;[.F166];1));&quot;ins&quot;;&quot;mltple_var&quot;));&quot;snp&quot;)" office:value-type="string" office:string-value="ins" calcext:value-type="string">
            <text:p>ins</text:p>
          </table:table-cell>
          <table:table-cell table:formula="of:=IF([.L166]=&quot;mltple_var&quot;;&quot;n/a&quot;;LEN([.F166])-LEN([.E166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787490" calcext:value-type="float">
            <text:p>7874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Pp3c3_1260V3.2-E2</text:p>
          </table:table-cell>
          <table:table-cell office:value-type="string" calcext:value-type="string">
            <text:p>transcript:Pp3c3_126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260V3.2-E2</text:p>
          </table:table-cell>
          <table:table-cell table:formula="of:=IF(AND([.C167]=[.C168];[.D167]=[.D168]);&quot;yes&quot;;&quot;no&quot;)" office:value-type="string" office:string-value="no" calcext:value-type="string">
            <text:p>no</text:p>
          </table:table-cell>
          <table:table-cell table:formula="of:=IF(OR(LEN([.E167])&gt;1;LEN([.F167])&gt;1);IF(LEN([.F167])=1;&quot;del&quot;;IF(ISERROR(FIND(&quot;,&quot;;[.F167];1));&quot;ins&quot;;&quot;mltple_var&quot;));&quot;snp&quot;)" office:value-type="string" office:string-value="ins" calcext:value-type="string">
            <text:p>ins</text:p>
          </table:table-cell>
          <table:table-cell table:formula="of:=IF([.L167]=&quot;mltple_var&quot;;&quot;n/a&quot;;LEN([.F167])-LEN([.E167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034156" calcext:value-type="float">
            <text:p>1034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80V3.1-E1</text:p>
          </table:table-cell>
          <table:table-cell table:formula="of:=IF(AND([.C168]=[.C169];[.D168]=[.D169]);&quot;yes&quot;;&quot;no&quot;)" office:value-type="string" office:string-value="yes" calcext:value-type="string">
            <text:p>yes</text:p>
          </table:table-cell>
          <table:table-cell table:formula="of:=IF(OR(LEN([.E168])&gt;1;LEN([.F168])&gt;1);IF(LEN([.F168])=1;&quot;del&quot;;IF(ISERROR(FIND(&quot;,&quot;;[.F168];1));&quot;ins&quot;;&quot;mltple_var&quot;));&quot;snp&quot;)" office:value-type="string" office:string-value="ins" calcext:value-type="string">
            <text:p>ins</text:p>
          </table:table-cell>
          <table:table-cell table:formula="of:=IF([.L168]=&quot;mltple_var&quot;;&quot;n/a&quot;;LEN([.F168])-LEN([.E168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034156" calcext:value-type="float">
            <text:p>1034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Pp3c3_1680V3.3-E1</text:p>
          </table:table-cell>
          <table:table-cell office:value-type="string" calcext:value-type="string">
            <text:p>transcript:Pp3c3_168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80V3.1-E1</text:p>
          </table:table-cell>
          <table:table-cell table:formula="of:=IF(AND([.C169]=[.C170];[.D169]=[.D170]);&quot;yes&quot;;&quot;no&quot;)" office:value-type="string" office:string-value="yes" calcext:value-type="string">
            <text:p>yes</text:p>
          </table:table-cell>
          <table:table-cell table:formula="of:=IF(OR(LEN([.E169])&gt;1;LEN([.F169])&gt;1);IF(LEN([.F169])=1;&quot;del&quot;;IF(ISERROR(FIND(&quot;,&quot;;[.F169];1));&quot;ins&quot;;&quot;mltple_var&quot;));&quot;snp&quot;)" office:value-type="string" office:string-value="ins" calcext:value-type="string">
            <text:p>ins</text:p>
          </table:table-cell>
          <table:table-cell table:formula="of:=IF([.L169]=&quot;mltple_var&quot;;&quot;n/a&quot;;LEN([.F169])-LEN([.E169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034156" calcext:value-type="float">
            <text:p>1034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80V3.1-E1</text:p>
          </table:table-cell>
          <table:table-cell table:formula="of:=IF(AND([.C170]=[.C171];[.D170]=[.D171]);&quot;yes&quot;;&quot;no&quot;)" office:value-type="string" office:string-value="no" calcext:value-type="string">
            <text:p>no</text:p>
          </table:table-cell>
          <table:table-cell table:formula="of:=IF(OR(LEN([.E170])&gt;1;LEN([.F170])&gt;1);IF(LEN([.F170])=1;&quot;del&quot;;IF(ISERROR(FIND(&quot;,&quot;;[.F170];1));&quot;ins&quot;;&quot;mltple_var&quot;));&quot;snp&quot;)" office:value-type="string" office:string-value="ins" calcext:value-type="string">
            <text:p>ins</text:p>
          </table:table-cell>
          <table:table-cell table:formula="of:=IF([.L170]=&quot;mltple_var&quot;;&quot;n/a&quot;;LEN([.F170])-LEN([.E170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034157" calcext:value-type="float">
            <text:p>1034157</text:p>
          </table:table-cell>
          <table:table-cell office:value-type="string" calcext:value-type="string">
            <text:p>T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80V3.1-E1</text:p>
          </table:table-cell>
          <table:table-cell table:formula="of:=IF(AND([.C171]=[.C172];[.D171]=[.D172]);&quot;yes&quot;;&quot;no&quot;)" office:value-type="string" office:string-value="yes" calcext:value-type="string">
            <text:p>yes</text:p>
          </table:table-cell>
          <table:table-cell table:formula="of:=IF(OR(LEN([.E171])&gt;1;LEN([.F171])&gt;1);IF(LEN([.F171])=1;&quot;del&quot;;IF(ISERROR(FIND(&quot;,&quot;;[.F171];1));&quot;ins&quot;;&quot;mltple_var&quot;));&quot;snp&quot;)" office:value-type="string" office:string-value="del" calcext:value-type="string">
            <text:p>del</text:p>
          </table:table-cell>
          <table:table-cell table:formula="of:=IF([.L171]=&quot;mltple_var&quot;;&quot;n/a&quot;;LEN([.F171])-LEN([.E171])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034157" calcext:value-type="float">
            <text:p>1034157</text:p>
          </table:table-cell>
          <table:table-cell office:value-type="string" calcext:value-type="string">
            <text:p>T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680V3.3-E1</text:p>
          </table:table-cell>
          <table:table-cell office:value-type="string" calcext:value-type="string">
            <text:p>transcript:Pp3c3_168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80V3.1-E1</text:p>
          </table:table-cell>
          <table:table-cell table:formula="of:=IF(AND([.C172]=[.C173];[.D172]=[.D173]);&quot;yes&quot;;&quot;no&quot;)" office:value-type="string" office:string-value="yes" calcext:value-type="string">
            <text:p>yes</text:p>
          </table:table-cell>
          <table:table-cell table:formula="of:=IF(OR(LEN([.E172])&gt;1;LEN([.F172])&gt;1);IF(LEN([.F172])=1;&quot;del&quot;;IF(ISERROR(FIND(&quot;,&quot;;[.F172];1));&quot;ins&quot;;&quot;mltple_var&quot;));&quot;snp&quot;)" office:value-type="string" office:string-value="del" calcext:value-type="string">
            <text:p>del</text:p>
          </table:table-cell>
          <table:table-cell table:formula="of:=IF([.L172]=&quot;mltple_var&quot;;&quot;n/a&quot;;LEN([.F172])-LEN([.E172])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034157" calcext:value-type="float">
            <text:p>1034157</text:p>
          </table:table-cell>
          <table:table-cell office:value-type="string" calcext:value-type="string">
            <text:p>T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80V3.1-E1</text:p>
          </table:table-cell>
          <table:table-cell table:formula="of:=IF(AND([.C173]=[.C174];[.D173]=[.D174]);&quot;yes&quot;;&quot;no&quot;)" office:value-type="string" office:string-value="no" calcext:value-type="string">
            <text:p>no</text:p>
          </table:table-cell>
          <table:table-cell table:formula="of:=IF(OR(LEN([.E173])&gt;1;LEN([.F173])&gt;1);IF(LEN([.F173])=1;&quot;del&quot;;IF(ISERROR(FIND(&quot;,&quot;;[.F173];1));&quot;ins&quot;;&quot;mltple_var&quot;));&quot;snp&quot;)" office:value-type="string" office:string-value="del" calcext:value-type="string">
            <text:p>del</text:p>
          </table:table-cell>
          <table:table-cell table:formula="of:=IF([.L173]=&quot;mltple_var&quot;;&quot;n/a&quot;;LEN([.F173])-LEN([.E173])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9769669" calcext:value-type="float">
            <text:p>97696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,GATATATATAT</text:p>
          </table:table-cell>
          <table:table-cell office:value-type="string" calcext:value-type="string">
            <text:p>Pp3c3_13640V3.3-E7</text:p>
          </table:table-cell>
          <table:table-cell office:value-type="string" calcext:value-type="string">
            <text:p>transcript:Pp3c3_13640V3.3</text:p>
          </table:table-cell>
          <table:table-cell office:value-type="string" calcext:value-type="string">
            <text:p>frameshift_variant</text:p>
          </table:table-cell>
          <table:table-cell/>
          <table:table-cell table:formula="of:=IF(AND([.C174]=[.C175];[.D174]=[.D175]);&quot;yes&quot;;&quot;no&quot;)" office:value-type="string" office:string-value="yes" calcext:value-type="string">
            <text:p>yes</text:p>
          </table:table-cell>
          <table:table-cell table:formula="of:=IF(OR(LEN([.E174])&gt;1;LEN([.F174])&gt;1);IF(LEN([.F174])=1;&quot;del&quot;;IF(ISERROR(FIND(&quot;,&quot;;[.F174];1));&quot;ins&quot;;&quot;mltple_var&quot;));&quot;snp&quot;)" office:value-type="string" office:string-value="mltple_var" calcext:value-type="string">
            <text:p>mltple_var</text:p>
          </table:table-cell>
          <table:table-cell table:formula="of:=IF([.L174]=&quot;mltple_var&quot;;&quot;n/a&quot;;LEN([.F174])-LEN([.E174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9769669" calcext:value-type="float">
            <text:p>97696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,GATATATATAT</text:p>
          </table:table-cell>
          <table:table-cell office:value-type="string" calcext:value-type="string">
            <text:p>Pp3c3_13640V3.3-E7</text:p>
          </table:table-cell>
          <table:table-cell office:value-type="string" calcext:value-type="string">
            <text:p>transcript:Pp3c3_13640V3.3</text:p>
          </table:table-cell>
          <table:table-cell office:value-type="string" calcext:value-type="string">
            <text:p>frameshift_variant</text:p>
          </table:table-cell>
          <table:table-cell/>
          <table:table-cell table:formula="of:=IF(AND([.C175]=[.C176];[.D175]=[.D176]);&quot;yes&quot;;&quot;no&quot;)" office:value-type="string" office:string-value="no" calcext:value-type="string">
            <text:p>no</text:p>
          </table:table-cell>
          <table:table-cell table:formula="of:=IF(OR(LEN([.E175])&gt;1;LEN([.F175])&gt;1);IF(LEN([.F175])=1;&quot;del&quot;;IF(ISERROR(FIND(&quot;,&quot;;[.F175];1));&quot;ins&quot;;&quot;mltple_var&quot;));&quot;snp&quot;)" office:value-type="string" office:string-value="mltple_var" calcext:value-type="string">
            <text:p>mltple_var</text:p>
          </table:table-cell>
          <table:table-cell table:formula="of:=IF([.L175]=&quot;mltple_var&quot;;&quot;n/a&quot;;LEN([.F175])-LEN([.E175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17667278" calcext:value-type="float">
            <text:p>176672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ACTGGACGTTTTGGGACGAGGAAGATGAAAGAATGGGAAAGAAGGTTTGGTTGCAGCTGTTTA</text:p>
          </table:table-cell>
          <table:table-cell office:value-type="string" calcext:value-type="string">
            <text:p>Pp3c7_26600V3.1-E1</text:p>
          </table:table-cell>
          <table:table-cell office:value-type="string" calcext:value-type="string">
            <text:p>transcript:Pp3c7_2660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7_26600V3.1-E1</text:p>
          </table:table-cell>
          <table:table-cell table:formula="of:=IF(AND([.C176]=[.C177];[.D176]=[.D177]);&quot;yes&quot;;&quot;no&quot;)" office:value-type="string" office:string-value="yes" calcext:value-type="string">
            <text:p>yes</text:p>
          </table:table-cell>
          <table:table-cell table:formula="of:=IF(OR(LEN([.E176])&gt;1;LEN([.F176])&gt;1);IF(LEN([.F176])=1;&quot;del&quot;;IF(ISERROR(FIND(&quot;,&quot;;[.F176];1));&quot;ins&quot;;&quot;mltple_var&quot;));&quot;snp&quot;)" office:value-type="string" office:string-value="ins" calcext:value-type="string">
            <text:p>ins</text:p>
          </table:table-cell>
          <table:table-cell table:formula="of:=IF([.L176]=&quot;mltple_var&quot;;&quot;n/a&quot;;LEN([.F176])-LEN([.E176]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17667278" calcext:value-type="float">
            <text:p>176672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ACTGGACGTTTTGGGACGAGGAAGATGAAAGAATGGGAAAGAAGGTTTGGTTGCAGCTGTTTA</text:p>
          </table:table-cell>
          <table:table-cell office:value-type="string" calcext:value-type="string">
            <text:p>Pp3c7_26600V3.2-E1</text:p>
          </table:table-cell>
          <table:table-cell office:value-type="string" calcext:value-type="string">
            <text:p>transcript:Pp3c7_2660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7_26600V3.1-E1</text:p>
          </table:table-cell>
          <table:table-cell table:formula="of:=IF(AND([.C177]=[.C178];[.D177]=[.D178]);&quot;yes&quot;;&quot;no&quot;)" office:value-type="string" office:string-value="no" calcext:value-type="string">
            <text:p>no</text:p>
          </table:table-cell>
          <table:table-cell table:formula="of:=IF(OR(LEN([.E177])&gt;1;LEN([.F177])&gt;1);IF(LEN([.F177])=1;&quot;del&quot;;IF(ISERROR(FIND(&quot;,&quot;;[.F177];1));&quot;ins&quot;;&quot;mltple_var&quot;));&quot;snp&quot;)" office:value-type="string" office:string-value="ins" calcext:value-type="string">
            <text:p>ins</text:p>
          </table:table-cell>
          <table:table-cell table:formula="of:=IF([.L177]=&quot;mltple_var&quot;;&quot;n/a&quot;;LEN([.F177])-LEN([.E177]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8584913" calcext:value-type="float">
            <text:p>8584913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0_12750V3.1-E1</text:p>
          </table:table-cell>
          <table:table-cell office:value-type="string" calcext:value-type="string">
            <text:p>transcript:Pp3c10_1275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0_12750V3.1-E1</text:p>
          </table:table-cell>
          <table:table-cell table:formula="of:=IF(AND([.C178]=[.C179];[.D178]=[.D179]);&quot;yes&quot;;&quot;no&quot;)" office:value-type="string" office:string-value="no" calcext:value-type="string">
            <text:p>no</text:p>
          </table:table-cell>
          <table:table-cell table:formula="of:=IF(OR(LEN([.E178])&gt;1;LEN([.F178])&gt;1);IF(LEN([.F178])=1;&quot;del&quot;;IF(ISERROR(FIND(&quot;,&quot;;[.F178];1));&quot;ins&quot;;&quot;mltple_var&quot;));&quot;snp&quot;)" office:value-type="string" office:string-value="del" calcext:value-type="string">
            <text:p>del</text:p>
          </table:table-cell>
          <table:table-cell table:formula="of:=IF([.L178]=&quot;mltple_var&quot;;&quot;n/a&quot;;LEN([.F178])-LEN([.E178])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4739447" calcext:value-type="float">
            <text:p>47394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GTTTAGTGTTGTATATGAATAATCATTTAAAAAACCGTAAGTAGCAAAAGACGATGAGAGTAG</text:p>
          </table:table-cell>
          <table:table-cell office:value-type="string" calcext:value-type="string">
            <text:p>Pp3c11_7340V3.1-E3</text:p>
          </table:table-cell>
          <table:table-cell office:value-type="string" calcext:value-type="string">
            <text:p>transcript:Pp3c11_7340V3.1</text:p>
          </table:table-cell>
          <table:table-cell office:value-type="string" calcext:value-type="string">
            <text:p>frameshift_variant&amp;stop_gained</text:p>
          </table:table-cell>
          <table:table-cell/>
          <table:table-cell table:formula="of:=IF(AND([.C179]=[.C180];[.D179]=[.D180]);&quot;yes&quot;;&quot;no&quot;)" office:value-type="string" office:string-value="yes" calcext:value-type="string">
            <text:p>yes</text:p>
          </table:table-cell>
          <table:table-cell table:formula="of:=IF(OR(LEN([.E179])&gt;1;LEN([.F179])&gt;1);IF(LEN([.F179])=1;&quot;del&quot;;IF(ISERROR(FIND(&quot;,&quot;;[.F179];1));&quot;ins&quot;;&quot;mltple_var&quot;));&quot;snp&quot;)" office:value-type="string" office:string-value="ins" calcext:value-type="string">
            <text:p>ins</text:p>
          </table:table-cell>
          <table:table-cell table:formula="of:=IF([.L179]=&quot;mltple_var&quot;;&quot;n/a&quot;;LEN([.F179])-LEN([.E179]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4739447" calcext:value-type="float">
            <text:p>47394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GTTTAGTGTTGTATATGAATAATCATTTAAAAAACCGTAAGTAGCAAAAGACGATGAGAGTAG</text:p>
          </table:table-cell>
          <table:table-cell office:value-type="string" calcext:value-type="string">
            <text:p>Pp3c11_7340V3.2-E3</text:p>
          </table:table-cell>
          <table:table-cell office:value-type="string" calcext:value-type="string">
            <text:p>transcript:Pp3c11_7340V3.2</text:p>
          </table:table-cell>
          <table:table-cell office:value-type="string" calcext:value-type="string">
            <text:p>frameshift_variant&amp;stop_gained</text:p>
          </table:table-cell>
          <table:table-cell/>
          <table:table-cell table:formula="of:=IF(AND([.C180]=[.C181];[.D180]=[.D181]);&quot;yes&quot;;&quot;no&quot;)" office:value-type="string" office:string-value="no" calcext:value-type="string">
            <text:p>no</text:p>
          </table:table-cell>
          <table:table-cell table:formula="of:=IF(OR(LEN([.E180])&gt;1;LEN([.F180])&gt;1);IF(LEN([.F180])=1;&quot;del&quot;;IF(ISERROR(FIND(&quot;,&quot;;[.F180];1));&quot;ins&quot;;&quot;mltple_var&quot;));&quot;snp&quot;)" office:value-type="string" office:string-value="ins" calcext:value-type="string">
            <text:p>ins</text:p>
          </table:table-cell>
          <table:table-cell table:formula="of:=IF([.L180]=&quot;mltple_var&quot;;&quot;n/a&quot;;LEN([.F180])-LEN([.E180]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office:value-type="float" office:value="15218971" calcext:value-type="float">
            <text:p>152189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AACATCCATCCCTCCCAAACCAAA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2_23040V3.1-E1</text:p>
          </table:table-cell>
          <table:table-cell table:formula="of:=IF(AND([.C181]=[.C182];[.D181]=[.D182]);&quot;yes&quot;;&quot;no&quot;)" office:value-type="string" office:string-value="no" calcext:value-type="string">
            <text:p>no</text:p>
          </table:table-cell>
          <table:table-cell table:formula="of:=IF(OR(LEN([.E181])&gt;1;LEN([.F181])&gt;1);IF(LEN([.F181])=1;&quot;del&quot;;IF(ISERROR(FIND(&quot;,&quot;;[.F181];1));&quot;ins&quot;;&quot;mltple_var&quot;));&quot;snp&quot;)" office:value-type="string" office:string-value="ins" calcext:value-type="string">
            <text:p>ins</text:p>
          </table:table-cell>
          <table:table-cell table:formula="of:=IF([.L181]=&quot;mltple_var&quot;;&quot;n/a&quot;;LEN([.F181])-LEN([.E181]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office:value-type="float" office:value="15219012" calcext:value-type="float">
            <text:p>15219012</text:p>
          </table:table-cell>
          <table:table-cell office:value-type="string" calcext:value-type="string">
            <text:p>CTTC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2_23040V3.1-E1</text:p>
          </table:table-cell>
          <table:table-cell table:formula="of:=IF(AND([.C182]=[.C183];[.D182]=[.D183]);&quot;yes&quot;;&quot;no&quot;)" office:value-type="string" office:string-value="no" calcext:value-type="string">
            <text:p>no</text:p>
          </table:table-cell>
          <table:table-cell table:formula="of:=IF(OR(LEN([.E182])&gt;1;LEN([.F182])&gt;1);IF(LEN([.F182])=1;&quot;del&quot;;IF(ISERROR(FIND(&quot;,&quot;;[.F182];1));&quot;ins&quot;;&quot;mltple_var&quot;));&quot;snp&quot;)" office:value-type="string" office:string-value="del" calcext:value-type="string">
            <text:p>del</text:p>
          </table:table-cell>
          <table:table-cell table:formula="of:=IF([.L182]=&quot;mltple_var&quot;;&quot;n/a&quot;;LEN([.F182])-LEN([.E182])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office:value-type="float" office:value="15219280" calcext:value-type="float">
            <text:p>152192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stop_gained</text:p>
          </table:table-cell>
          <table:table-cell/>
          <table:table-cell table:formula="of:=IF(AND([.C183]=[.C184];[.D183]=[.D184]);&quot;yes&quot;;&quot;no&quot;)" office:value-type="string" office:string-value="no" calcext:value-type="string">
            <text:p>no</text:p>
          </table:table-cell>
          <table:table-cell table:formula="of:=IF(OR(LEN([.E183])&gt;1;LEN([.F183])&gt;1);IF(LEN([.F183])=1;&quot;del&quot;;IF(ISERROR(FIND(&quot;,&quot;;[.F183];1));&quot;ins&quot;;&quot;mltple_var&quot;));&quot;snp&quot;)" office:value-type="string" office:string-value="snp" calcext:value-type="string">
            <text:p>snp</text:p>
          </table:table-cell>
          <table:table-cell table:formula="of:=IF([.L183]=&quot;mltple_var&quot;;&quot;n/a&quot;;LEN([.F183])-LEN([.E18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office:value-type="float" office:value="4304850" calcext:value-type="float">
            <text:p>43048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GTCATGATTGGTGAAGATTTTTACAAGTAATTTTACAGAACCATGTGCAATTTTGACTAACTGT</text:p>
          </table:table-cell>
          <table:table-cell office:value-type="string" calcext:value-type="string">
            <text:p>Pp3c16_6660V3.1-E1</text:p>
          </table:table-cell>
          <table:table-cell office:value-type="string" calcext:value-type="string">
            <text:p>transcript:Pp3c16_6660V3.1</text:p>
          </table:table-cell>
          <table:table-cell office:value-type="string" calcext:value-type="string">
            <text:p>frameshift_variant&amp;stop_gained</text:p>
          </table:table-cell>
          <table:table-cell office:value-type="string" calcext:value-type="string">
            <text:p>Pp3c16_6660V3.1-E1</text:p>
          </table:table-cell>
          <table:table-cell table:formula="of:=IF(AND([.C184]=[.C185];[.D184]=[.D185]);&quot;yes&quot;;&quot;no&quot;)" office:value-type="string" office:string-value="no" calcext:value-type="string">
            <text:p>no</text:p>
          </table:table-cell>
          <table:table-cell table:formula="of:=IF(OR(LEN([.E184])&gt;1;LEN([.F184])&gt;1);IF(LEN([.F184])=1;&quot;del&quot;;IF(ISERROR(FIND(&quot;,&quot;;[.F184];1));&quot;ins&quot;;&quot;mltple_var&quot;));&quot;snp&quot;)" office:value-type="string" office:string-value="ins" calcext:value-type="string">
            <text:p>ins</text:p>
          </table:table-cell>
          <table:table-cell table:formula="of:=IF([.L184]=&quot;mltple_var&quot;;&quot;n/a&quot;;LEN([.F184])-LEN([.E184]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13363841" calcext:value-type="float">
            <text:p>133638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CATCCACACAATCACCAACCACTCATCCATCCAAGACTATCATTACG</text:p>
          </table:table-cell>
          <table:table-cell office:value-type="string" calcext:value-type="string">
            <text:p>Pp3c18_18640V3.1-E2</text:p>
          </table:table-cell>
          <table:table-cell office:value-type="string" calcext:value-type="string">
            <text:p>transcript:Pp3c18_18640V3.1</text:p>
          </table:table-cell>
          <table:table-cell office:value-type="string" calcext:value-type="string">
            <text:p>frameshift_variant&amp;stop_gained</text:p>
          </table:table-cell>
          <table:table-cell office:value-type="string" calcext:value-type="string">
            <text:p>Pp3c18_18640V3.1-E2</text:p>
          </table:table-cell>
          <table:table-cell table:formula="of:=IF(AND([.C185]=[.C186];[.D185]=[.D186]);&quot;yes&quot;;&quot;no&quot;)" office:value-type="string" office:string-value="yes" calcext:value-type="string">
            <text:p>yes</text:p>
          </table:table-cell>
          <table:table-cell table:formula="of:=IF(OR(LEN([.E185])&gt;1;LEN([.F185])&gt;1);IF(LEN([.F185])=1;&quot;del&quot;;IF(ISERROR(FIND(&quot;,&quot;;[.F185];1));&quot;ins&quot;;&quot;mltple_var&quot;));&quot;snp&quot;)" office:value-type="string" office:string-value="ins" calcext:value-type="string">
            <text:p>ins</text:p>
          </table:table-cell>
          <table:table-cell table:formula="of:=IF([.L185]=&quot;mltple_var&quot;;&quot;n/a&quot;;LEN([.F185])-LEN([.E185]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13363841" calcext:value-type="float">
            <text:p>133638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CATCCACACAATCACCAACCACTCATCCATCCAAGACTATCATTACG</text:p>
          </table:table-cell>
          <table:table-cell office:value-type="string" calcext:value-type="string">
            <text:p>Pp3c18_18640V3.1-E2</text:p>
          </table:table-cell>
          <table:table-cell office:value-type="string" calcext:value-type="string">
            <text:p>transcript:Pp3c18_18640V3.2</text:p>
          </table:table-cell>
          <table:table-cell office:value-type="string" calcext:value-type="string">
            <text:p>frameshift_variant&amp;stop_gained</text:p>
          </table:table-cell>
          <table:table-cell office:value-type="string" calcext:value-type="string">
            <text:p>Pp3c18_18640V3.1-E2</text:p>
          </table:table-cell>
          <table:table-cell table:formula="of:=IF(AND([.C186]=[.C187];[.D186]=[.D187]);&quot;yes&quot;;&quot;no&quot;)" office:value-type="string" office:string-value="no" calcext:value-type="string">
            <text:p>no</text:p>
          </table:table-cell>
          <table:table-cell table:formula="of:=IF(OR(LEN([.E186])&gt;1;LEN([.F186])&gt;1);IF(LEN([.F186])=1;&quot;del&quot;;IF(ISERROR(FIND(&quot;,&quot;;[.F186];1));&quot;ins&quot;;&quot;mltple_var&quot;));&quot;snp&quot;)" office:value-type="string" office:string-value="ins" calcext:value-type="string">
            <text:p>ins</text:p>
          </table:table-cell>
          <table:table-cell table:formula="of:=IF([.L186]=&quot;mltple_var&quot;;&quot;n/a&quot;;LEN([.F186])-LEN([.E186]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4102499" calcext:value-type="float">
            <text:p>4102499</text:p>
          </table:table-cell>
          <table:table-cell office:value-type="string" calcext:value-type="string">
            <text:p>TTTTTTTTCTTTATTTTTTTCTT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6770V3.1-E1&amp;Pp3c21_6770V3.4-E1</text:p>
          </table:table-cell>
          <table:table-cell office:value-type="string" calcext:value-type="string">
            <text:p>GENE_Pp3c21_6770V3.1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87]=[.C188];[.D187]=[.D188]);&quot;yes&quot;;&quot;no&quot;)" office:value-type="string" office:string-value="yes" calcext:value-type="string">
            <text:p>yes</text:p>
          </table:table-cell>
          <table:table-cell table:formula="of:=IF(OR(LEN([.E187])&gt;1;LEN([.F187])&gt;1);IF(LEN([.F187])=1;&quot;del&quot;;IF(ISERROR(FIND(&quot;,&quot;;[.F187];1));&quot;ins&quot;;&quot;mltple_var&quot;));&quot;snp&quot;)" office:value-type="string" office:string-value="del" calcext:value-type="string">
            <text:p>del</text:p>
          </table:table-cell>
          <table:table-cell table:formula="of:=IF([.L187]=&quot;mltple_var&quot;;&quot;n/a&quot;;LEN([.F187])-LEN([.E187])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4102499" calcext:value-type="float">
            <text:p>4102499</text:p>
          </table:table-cell>
          <table:table-cell office:value-type="string" calcext:value-type="string">
            <text:p>TTTTTTTTCTTTATTTTTTTCTT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6770V3.1-E1&amp;gene:Pp3c21_6770</text:p>
          </table:table-cell>
          <table:table-cell office:value-type="string" calcext:value-type="string">
            <text:p>GENE_Pp3c21_6770V3.1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88]=[.C189];[.D188]=[.D189]);&quot;yes&quot;;&quot;no&quot;)" office:value-type="string" office:string-value="yes" calcext:value-type="string">
            <text:p>yes</text:p>
          </table:table-cell>
          <table:table-cell table:formula="of:=IF(OR(LEN([.E188])&gt;1;LEN([.F188])&gt;1);IF(LEN([.F188])=1;&quot;del&quot;;IF(ISERROR(FIND(&quot;,&quot;;[.F188];1));&quot;ins&quot;;&quot;mltple_var&quot;));&quot;snp&quot;)" office:value-type="string" office:string-value="del" calcext:value-type="string">
            <text:p>del</text:p>
          </table:table-cell>
          <table:table-cell table:formula="of:=IF([.L188]=&quot;mltple_var&quot;;&quot;n/a&quot;;LEN([.F188])-LEN([.E188])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4102499" calcext:value-type="float">
            <text:p>4102499</text:p>
          </table:table-cell>
          <table:table-cell office:value-type="string" calcext:value-type="string">
            <text:p>TTTTTTTTCTTTATTTTTTTCTT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6770V3.2-E1&amp;Pp3c21_6770V3.4-E1</text:p>
          </table:table-cell>
          <table:table-cell office:value-type="string" calcext:value-type="string">
            <text:p>GENE_Pp3c21_6770V3.2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89]=[.C190];[.D189]=[.D190]);&quot;yes&quot;;&quot;no&quot;)" office:value-type="string" office:string-value="yes" calcext:value-type="string">
            <text:p>yes</text:p>
          </table:table-cell>
          <table:table-cell table:formula="of:=IF(OR(LEN([.E189])&gt;1;LEN([.F189])&gt;1);IF(LEN([.F189])=1;&quot;del&quot;;IF(ISERROR(FIND(&quot;,&quot;;[.F189];1));&quot;ins&quot;;&quot;mltple_var&quot;));&quot;snp&quot;)" office:value-type="string" office:string-value="del" calcext:value-type="string">
            <text:p>del</text:p>
          </table:table-cell>
          <table:table-cell table:formula="of:=IF([.L189]=&quot;mltple_var&quot;;&quot;n/a&quot;;LEN([.F189])-LEN([.E189])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4102499" calcext:value-type="float">
            <text:p>4102499</text:p>
          </table:table-cell>
          <table:table-cell office:value-type="string" calcext:value-type="string">
            <text:p>TTTTTTTTCTTTATTTTTTTCTT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6770V3.2-E1&amp;gene:Pp3c21_6770</text:p>
          </table:table-cell>
          <table:table-cell office:value-type="string" calcext:value-type="string">
            <text:p>GENE_Pp3c21_6770V3.2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90]=[.C191];[.D190]=[.D191]);&quot;yes&quot;;&quot;no&quot;)" office:value-type="string" office:string-value="yes" calcext:value-type="string">
            <text:p>yes</text:p>
          </table:table-cell>
          <table:table-cell table:formula="of:=IF(OR(LEN([.E190])&gt;1;LEN([.F190])&gt;1);IF(LEN([.F190])=1;&quot;del&quot;;IF(ISERROR(FIND(&quot;,&quot;;[.F190];1));&quot;ins&quot;;&quot;mltple_var&quot;));&quot;snp&quot;)" office:value-type="string" office:string-value="del" calcext:value-type="string">
            <text:p>del</text:p>
          </table:table-cell>
          <table:table-cell table:formula="of:=IF([.L190]=&quot;mltple_var&quot;;&quot;n/a&quot;;LEN([.F190])-LEN([.E190])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4102499" calcext:value-type="float">
            <text:p>4102499</text:p>
          </table:table-cell>
          <table:table-cell office:value-type="string" calcext:value-type="string">
            <text:p>TTTTTTTTCTTTATTTTTTTCTT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6770V3.3-E1&amp;Pp3c21_6770V3.4-E1</text:p>
          </table:table-cell>
          <table:table-cell office:value-type="string" calcext:value-type="string">
            <text:p>GENE_Pp3c21_6770V3.3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91]=[.C192];[.D191]=[.D192]);&quot;yes&quot;;&quot;no&quot;)" office:value-type="string" office:string-value="yes" calcext:value-type="string">
            <text:p>yes</text:p>
          </table:table-cell>
          <table:table-cell table:formula="of:=IF(OR(LEN([.E191])&gt;1;LEN([.F191])&gt;1);IF(LEN([.F191])=1;&quot;del&quot;;IF(ISERROR(FIND(&quot;,&quot;;[.F191];1));&quot;ins&quot;;&quot;mltple_var&quot;));&quot;snp&quot;)" office:value-type="string" office:string-value="del" calcext:value-type="string">
            <text:p>del</text:p>
          </table:table-cell>
          <table:table-cell table:formula="of:=IF([.L191]=&quot;mltple_var&quot;;&quot;n/a&quot;;LEN([.F191])-LEN([.E191])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4102499" calcext:value-type="float">
            <text:p>4102499</text:p>
          </table:table-cell>
          <table:table-cell office:value-type="string" calcext:value-type="string">
            <text:p>TTTTTTTTCTTTATTTTTTTCTT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6770V3.3-E1&amp;gene:Pp3c21_6770</text:p>
          </table:table-cell>
          <table:table-cell office:value-type="string" calcext:value-type="string">
            <text:p>GENE_Pp3c21_6770V3.3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92]=[.C193];[.D192]=[.D193]);&quot;yes&quot;;&quot;no&quot;)" office:value-type="string" office:string-value="yes" calcext:value-type="string">
            <text:p>yes</text:p>
          </table:table-cell>
          <table:table-cell table:formula="of:=IF(OR(LEN([.E192])&gt;1;LEN([.F192])&gt;1);IF(LEN([.F192])=1;&quot;del&quot;;IF(ISERROR(FIND(&quot;,&quot;;[.F192];1));&quot;ins&quot;;&quot;mltple_var&quot;));&quot;snp&quot;)" office:value-type="string" office:string-value="del" calcext:value-type="string">
            <text:p>del</text:p>
          </table:table-cell>
          <table:table-cell table:formula="of:=IF([.L192]=&quot;mltple_var&quot;;&quot;n/a&quot;;LEN([.F192])-LEN([.E192])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4102499" calcext:value-type="float">
            <text:p>4102499</text:p>
          </table:table-cell>
          <table:table-cell office:value-type="string" calcext:value-type="string">
            <text:p>TTTTTTTTCTTTATTTTTTTCTT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6770V3.4-E1&amp;Pp3c21_6770V3.5-E1</text:p>
          </table:table-cell>
          <table:table-cell office:value-type="string" calcext:value-type="string">
            <text:p>GENE_Pp3c21_6770V3.5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93]=[.C194];[.D193]=[.D194]);&quot;yes&quot;;&quot;no&quot;)" office:value-type="string" office:string-value="yes" calcext:value-type="string">
            <text:p>yes</text:p>
          </table:table-cell>
          <table:table-cell table:formula="of:=IF(OR(LEN([.E193])&gt;1;LEN([.F193])&gt;1);IF(LEN([.F193])=1;&quot;del&quot;;IF(ISERROR(FIND(&quot;,&quot;;[.F193];1));&quot;ins&quot;;&quot;mltple_var&quot;));&quot;snp&quot;)" office:value-type="string" office:string-value="del" calcext:value-type="string">
            <text:p>del</text:p>
          </table:table-cell>
          <table:table-cell table:formula="of:=IF([.L193]=&quot;mltple_var&quot;;&quot;n/a&quot;;LEN([.F193])-LEN([.E193])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4102499" calcext:value-type="float">
            <text:p>4102499</text:p>
          </table:table-cell>
          <table:table-cell office:value-type="string" calcext:value-type="string">
            <text:p>TTTTTTTTCTTTATTTTTTTCTT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6770V3.5-E1&amp;gene:Pp3c21_6770</text:p>
          </table:table-cell>
          <table:table-cell office:value-type="string" calcext:value-type="string">
            <text:p>GENE_Pp3c21_6770V3.5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194]=[.C195];[.D194]=[.D195]);&quot;yes&quot;;&quot;no&quot;)" office:value-type="string" office:string-value="no" calcext:value-type="string">
            <text:p>no</text:p>
          </table:table-cell>
          <table:table-cell table:formula="of:=IF(OR(LEN([.E194])&gt;1;LEN([.F194])&gt;1);IF(LEN([.F194])=1;&quot;del&quot;;IF(ISERROR(FIND(&quot;,&quot;;[.F194];1));&quot;ins&quot;;&quot;mltple_var&quot;));&quot;snp&quot;)" office:value-type="string" office:string-value="del" calcext:value-type="string">
            <text:p>del</text:p>
          </table:table-cell>
          <table:table-cell table:formula="of:=IF([.L194]=&quot;mltple_var&quot;;&quot;n/a&quot;;LEN([.F194])-LEN([.E194])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2" calcext:value-type="float">
            <text:p>22</text:p>
          </table:table-cell>
          <table:table-cell office:value-type="float" office:value="5050179" calcext:value-type="float">
            <text:p>5050179</text:p>
          </table:table-cell>
          <table:table-cell office:value-type="string" calcext:value-type="string">
            <text:p>AGGATAGCCTGAAGGCGGATAGCCTGAAG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2_8260V3.2-E3</text:p>
          </table:table-cell>
          <table:table-cell office:value-type="string" calcext:value-type="string">
            <text:p>transcript:Pp3c22_8260V3.3</text:p>
          </table:table-cell>
          <table:table-cell office:value-type="string" calcext:value-type="string">
            <text:p>frameshift_variant&amp;splice_acceptor_variant&amp;splice_region_variant&amp;intron_variant</text:p>
          </table:table-cell>
          <table:table-cell office:value-type="string" calcext:value-type="string">
            <text:p>Pp3c22_8260V3.2-E3</text:p>
          </table:table-cell>
          <table:table-cell table:formula="of:=IF(AND([.C195]=[.C196];[.D195]=[.D196]);&quot;yes&quot;;&quot;no&quot;)" office:value-type="string" office:string-value="no" calcext:value-type="string">
            <text:p>no</text:p>
          </table:table-cell>
          <table:table-cell table:formula="of:=IF(OR(LEN([.E195])&gt;1;LEN([.F195])&gt;1);IF(LEN([.F195])=1;&quot;del&quot;;IF(ISERROR(FIND(&quot;,&quot;;[.F195];1));&quot;ins&quot;;&quot;mltple_var&quot;));&quot;snp&quot;)" office:value-type="string" office:string-value="del" calcext:value-type="string">
            <text:p>del</text:p>
          </table:table-cell>
          <table:table-cell table:formula="of:=IF([.L195]=&quot;mltple_var&quot;;&quot;n/a&quot;;LEN([.F195])-LEN([.E195]))"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31" calcext:value-type="float">
            <text:p>147313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196]=[.C197];[.D196]=[.D197]);&quot;yes&quot;;&quot;no&quot;)" office:value-type="string" office:string-value="yes" calcext:value-type="string">
            <text:p>yes</text:p>
          </table:table-cell>
          <table:table-cell table:formula="of:=IF(OR(LEN([.E196])&gt;1;LEN([.F196])&gt;1);IF(LEN([.F196])=1;&quot;del&quot;;IF(ISERROR(FIND(&quot;,&quot;;[.F196];1));&quot;ins&quot;;&quot;mltple_var&quot;));&quot;snp&quot;)" office:value-type="string" office:string-value="del" calcext:value-type="string">
            <text:p>del</text:p>
          </table:table-cell>
          <table:table-cell table:formula="of:=IF([.L196]=&quot;mltple_var&quot;;&quot;n/a&quot;;LEN([.F196])-LEN([.E196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31" calcext:value-type="float">
            <text:p>147313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197]=[.C198];[.D197]=[.D198]);&quot;yes&quot;;&quot;no&quot;)" office:value-type="string" office:string-value="yes" calcext:value-type="string">
            <text:p>yes</text:p>
          </table:table-cell>
          <table:table-cell table:formula="of:=IF(OR(LEN([.E197])&gt;1;LEN([.F197])&gt;1);IF(LEN([.F197])=1;&quot;del&quot;;IF(ISERROR(FIND(&quot;,&quot;;[.F197];1));&quot;ins&quot;;&quot;mltple_var&quot;));&quot;snp&quot;)" office:value-type="string" office:string-value="del" calcext:value-type="string">
            <text:p>del</text:p>
          </table:table-cell>
          <table:table-cell table:formula="of:=IF([.L197]=&quot;mltple_var&quot;;&quot;n/a&quot;;LEN([.F197])-LEN([.E197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31" calcext:value-type="float">
            <text:p>147313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198]=[.C199];[.D198]=[.D199]);&quot;yes&quot;;&quot;no&quot;)" office:value-type="string" office:string-value="yes" calcext:value-type="string">
            <text:p>yes</text:p>
          </table:table-cell>
          <table:table-cell table:formula="of:=IF(OR(LEN([.E198])&gt;1;LEN([.F198])&gt;1);IF(LEN([.F198])=1;&quot;del&quot;;IF(ISERROR(FIND(&quot;,&quot;;[.F198];1));&quot;ins&quot;;&quot;mltple_var&quot;));&quot;snp&quot;)" office:value-type="string" office:string-value="del" calcext:value-type="string">
            <text:p>del</text:p>
          </table:table-cell>
          <table:table-cell table:formula="of:=IF([.L198]=&quot;mltple_var&quot;;&quot;n/a&quot;;LEN([.F198])-LEN([.E198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31" calcext:value-type="float">
            <text:p>147313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199]=[.C200];[.D199]=[.D200]);&quot;yes&quot;;&quot;no&quot;)" office:value-type="string" office:string-value="no" calcext:value-type="string">
            <text:p>no</text:p>
          </table:table-cell>
          <table:table-cell table:formula="of:=IF(OR(LEN([.E199])&gt;1;LEN([.F199])&gt;1);IF(LEN([.F199])=1;&quot;del&quot;;IF(ISERROR(FIND(&quot;,&quot;;[.F199];1));&quot;ins&quot;;&quot;mltple_var&quot;));&quot;snp&quot;)" office:value-type="string" office:string-value="del" calcext:value-type="string">
            <text:p>del</text:p>
          </table:table-cell>
          <table:table-cell table:formula="of:=IF([.L199]=&quot;mltple_var&quot;;&quot;n/a&quot;;LEN([.F199])-LEN([.E199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78" calcext:value-type="float">
            <text:p>1473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0]=[.C201];[.D200]=[.D201]);&quot;yes&quot;;&quot;no&quot;)" office:value-type="string" office:string-value="yes" calcext:value-type="string">
            <text:p>yes</text:p>
          </table:table-cell>
          <table:table-cell table:formula="of:=IF(OR(LEN([.E200])&gt;1;LEN([.F200])&gt;1);IF(LEN([.F200])=1;&quot;del&quot;;IF(ISERROR(FIND(&quot;,&quot;;[.F200];1));&quot;ins&quot;;&quot;mltple_var&quot;));&quot;snp&quot;)" office:value-type="string" office:string-value="ins" calcext:value-type="string">
            <text:p>ins</text:p>
          </table:table-cell>
          <table:table-cell table:formula="of:=IF([.L200]=&quot;mltple_var&quot;;&quot;n/a&quot;;LEN([.F200])-LEN([.E20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78" calcext:value-type="float">
            <text:p>1473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1]=[.C202];[.D201]=[.D202]);&quot;yes&quot;;&quot;no&quot;)" office:value-type="string" office:string-value="yes" calcext:value-type="string">
            <text:p>yes</text:p>
          </table:table-cell>
          <table:table-cell table:formula="of:=IF(OR(LEN([.E201])&gt;1;LEN([.F201])&gt;1);IF(LEN([.F201])=1;&quot;del&quot;;IF(ISERROR(FIND(&quot;,&quot;;[.F201];1));&quot;ins&quot;;&quot;mltple_var&quot;));&quot;snp&quot;)" office:value-type="string" office:string-value="ins" calcext:value-type="string">
            <text:p>ins</text:p>
          </table:table-cell>
          <table:table-cell table:formula="of:=IF([.L201]=&quot;mltple_var&quot;;&quot;n/a&quot;;LEN([.F201])-LEN([.E20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78" calcext:value-type="float">
            <text:p>1473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2]=[.C203];[.D202]=[.D203]);&quot;yes&quot;;&quot;no&quot;)" office:value-type="string" office:string-value="yes" calcext:value-type="string">
            <text:p>yes</text:p>
          </table:table-cell>
          <table:table-cell table:formula="of:=IF(OR(LEN([.E202])&gt;1;LEN([.F202])&gt;1);IF(LEN([.F202])=1;&quot;del&quot;;IF(ISERROR(FIND(&quot;,&quot;;[.F202];1));&quot;ins&quot;;&quot;mltple_var&quot;));&quot;snp&quot;)" office:value-type="string" office:string-value="ins" calcext:value-type="string">
            <text:p>ins</text:p>
          </table:table-cell>
          <table:table-cell table:formula="of:=IF([.L202]=&quot;mltple_var&quot;;&quot;n/a&quot;;LEN([.F202])-LEN([.E20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78" calcext:value-type="float">
            <text:p>1473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3]=[.C204];[.D203]=[.D204]);&quot;yes&quot;;&quot;no&quot;)" office:value-type="string" office:string-value="no" calcext:value-type="string">
            <text:p>no</text:p>
          </table:table-cell>
          <table:table-cell table:formula="of:=IF(OR(LEN([.E203])&gt;1;LEN([.F203])&gt;1);IF(LEN([.F203])=1;&quot;del&quot;;IF(ISERROR(FIND(&quot;,&quot;;[.F203];1));&quot;ins&quot;;&quot;mltple_var&quot;));&quot;snp&quot;)" office:value-type="string" office:string-value="ins" calcext:value-type="string">
            <text:p>ins</text:p>
          </table:table-cell>
          <table:table-cell table:formula="of:=IF([.L203]=&quot;mltple_var&quot;;&quot;n/a&quot;;LEN([.F203])-LEN([.E20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99" calcext:value-type="float">
            <text:p>147319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4]=[.C205];[.D204]=[.D205]);&quot;yes&quot;;&quot;no&quot;)" office:value-type="string" office:string-value="yes" calcext:value-type="string">
            <text:p>yes</text:p>
          </table:table-cell>
          <table:table-cell table:formula="of:=IF(OR(LEN([.E204])&gt;1;LEN([.F204])&gt;1);IF(LEN([.F204])=1;&quot;del&quot;;IF(ISERROR(FIND(&quot;,&quot;;[.F204];1));&quot;ins&quot;;&quot;mltple_var&quot;));&quot;snp&quot;)" office:value-type="string" office:string-value="del" calcext:value-type="string">
            <text:p>del</text:p>
          </table:table-cell>
          <table:table-cell table:formula="of:=IF([.L204]=&quot;mltple_var&quot;;&quot;n/a&quot;;LEN([.F204])-LEN([.E204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99" calcext:value-type="float">
            <text:p>147319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5]=[.C206];[.D205]=[.D206]);&quot;yes&quot;;&quot;no&quot;)" office:value-type="string" office:string-value="yes" calcext:value-type="string">
            <text:p>yes</text:p>
          </table:table-cell>
          <table:table-cell table:formula="of:=IF(OR(LEN([.E205])&gt;1;LEN([.F205])&gt;1);IF(LEN([.F205])=1;&quot;del&quot;;IF(ISERROR(FIND(&quot;,&quot;;[.F205];1));&quot;ins&quot;;&quot;mltple_var&quot;));&quot;snp&quot;)" office:value-type="string" office:string-value="del" calcext:value-type="string">
            <text:p>del</text:p>
          </table:table-cell>
          <table:table-cell table:formula="of:=IF([.L205]=&quot;mltple_var&quot;;&quot;n/a&quot;;LEN([.F205])-LEN([.E205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99" calcext:value-type="float">
            <text:p>147319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6]=[.C207];[.D206]=[.D207]);&quot;yes&quot;;&quot;no&quot;)" office:value-type="string" office:string-value="yes" calcext:value-type="string">
            <text:p>yes</text:p>
          </table:table-cell>
          <table:table-cell table:formula="of:=IF(OR(LEN([.E206])&gt;1;LEN([.F206])&gt;1);IF(LEN([.F206])=1;&quot;del&quot;;IF(ISERROR(FIND(&quot;,&quot;;[.F206];1));&quot;ins&quot;;&quot;mltple_var&quot;));&quot;snp&quot;)" office:value-type="string" office:string-value="del" calcext:value-type="string">
            <text:p>del</text:p>
          </table:table-cell>
          <table:table-cell table:formula="of:=IF([.L206]=&quot;mltple_var&quot;;&quot;n/a&quot;;LEN([.F206])-LEN([.E206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99" calcext:value-type="float">
            <text:p>147319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7]=[.C208];[.D207]=[.D208]);&quot;yes&quot;;&quot;no&quot;)" office:value-type="string" office:string-value="no" calcext:value-type="string">
            <text:p>no</text:p>
          </table:table-cell>
          <table:table-cell table:formula="of:=IF(OR(LEN([.E207])&gt;1;LEN([.F207])&gt;1);IF(LEN([.F207])=1;&quot;del&quot;;IF(ISERROR(FIND(&quot;,&quot;;[.F207];1));&quot;ins&quot;;&quot;mltple_var&quot;));&quot;snp&quot;)" office:value-type="string" office:string-value="del" calcext:value-type="string">
            <text:p>del</text:p>
          </table:table-cell>
          <table:table-cell table:formula="of:=IF([.L207]=&quot;mltple_var&quot;;&quot;n/a&quot;;LEN([.F207])-LEN([.E207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03" calcext:value-type="float">
            <text:p>1473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8]=[.C209];[.D208]=[.D209]);&quot;yes&quot;;&quot;no&quot;)" office:value-type="string" office:string-value="yes" calcext:value-type="string">
            <text:p>yes</text:p>
          </table:table-cell>
          <table:table-cell table:formula="of:=IF(OR(LEN([.E208])&gt;1;LEN([.F208])&gt;1);IF(LEN([.F208])=1;&quot;del&quot;;IF(ISERROR(FIND(&quot;,&quot;;[.F208];1));&quot;ins&quot;;&quot;mltple_var&quot;));&quot;snp&quot;)" office:value-type="string" office:string-value="ins" calcext:value-type="string">
            <text:p>ins</text:p>
          </table:table-cell>
          <table:table-cell table:formula="of:=IF([.L208]=&quot;mltple_var&quot;;&quot;n/a&quot;;LEN([.F208])-LEN([.E20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03" calcext:value-type="float">
            <text:p>1473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09]=[.C210];[.D209]=[.D210]);&quot;yes&quot;;&quot;no&quot;)" office:value-type="string" office:string-value="yes" calcext:value-type="string">
            <text:p>yes</text:p>
          </table:table-cell>
          <table:table-cell table:formula="of:=IF(OR(LEN([.E209])&gt;1;LEN([.F209])&gt;1);IF(LEN([.F209])=1;&quot;del&quot;;IF(ISERROR(FIND(&quot;,&quot;;[.F209];1));&quot;ins&quot;;&quot;mltple_var&quot;));&quot;snp&quot;)" office:value-type="string" office:string-value="ins" calcext:value-type="string">
            <text:p>ins</text:p>
          </table:table-cell>
          <table:table-cell table:formula="of:=IF([.L209]=&quot;mltple_var&quot;;&quot;n/a&quot;;LEN([.F209])-LEN([.E20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03" calcext:value-type="float">
            <text:p>1473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0]=[.C211];[.D210]=[.D211]);&quot;yes&quot;;&quot;no&quot;)" office:value-type="string" office:string-value="yes" calcext:value-type="string">
            <text:p>yes</text:p>
          </table:table-cell>
          <table:table-cell table:formula="of:=IF(OR(LEN([.E210])&gt;1;LEN([.F210])&gt;1);IF(LEN([.F210])=1;&quot;del&quot;;IF(ISERROR(FIND(&quot;,&quot;;[.F210];1));&quot;ins&quot;;&quot;mltple_var&quot;));&quot;snp&quot;)" office:value-type="string" office:string-value="ins" calcext:value-type="string">
            <text:p>ins</text:p>
          </table:table-cell>
          <table:table-cell table:formula="of:=IF([.L210]=&quot;mltple_var&quot;;&quot;n/a&quot;;LEN([.F210])-LEN([.E21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03" calcext:value-type="float">
            <text:p>1473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1]=[.C212];[.D211]=[.D212]);&quot;yes&quot;;&quot;no&quot;)" office:value-type="string" office:string-value="no" calcext:value-type="string">
            <text:p>no</text:p>
          </table:table-cell>
          <table:table-cell table:formula="of:=IF(OR(LEN([.E211])&gt;1;LEN([.F211])&gt;1);IF(LEN([.F211])=1;&quot;del&quot;;IF(ISERROR(FIND(&quot;,&quot;;[.F211];1));&quot;ins&quot;;&quot;mltple_var&quot;));&quot;snp&quot;)" office:value-type="string" office:string-value="ins" calcext:value-type="string">
            <text:p>ins</text:p>
          </table:table-cell>
          <table:table-cell table:formula="of:=IF([.L211]=&quot;mltple_var&quot;;&quot;n/a&quot;;LEN([.F211])-LEN([.E21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24" calcext:value-type="float">
            <text:p>14732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2]=[.C213];[.D212]=[.D213]);&quot;yes&quot;;&quot;no&quot;)" office:value-type="string" office:string-value="yes" calcext:value-type="string">
            <text:p>yes</text:p>
          </table:table-cell>
          <table:table-cell table:formula="of:=IF(OR(LEN([.E212])&gt;1;LEN([.F212])&gt;1);IF(LEN([.F212])=1;&quot;del&quot;;IF(ISERROR(FIND(&quot;,&quot;;[.F212];1));&quot;ins&quot;;&quot;mltple_var&quot;));&quot;snp&quot;)" office:value-type="string" office:string-value="ins" calcext:value-type="string">
            <text:p>ins</text:p>
          </table:table-cell>
          <table:table-cell table:formula="of:=IF([.L212]=&quot;mltple_var&quot;;&quot;n/a&quot;;LEN([.F212])-LEN([.E21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24" calcext:value-type="float">
            <text:p>14732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3]=[.C214];[.D213]=[.D214]);&quot;yes&quot;;&quot;no&quot;)" office:value-type="string" office:string-value="yes" calcext:value-type="string">
            <text:p>yes</text:p>
          </table:table-cell>
          <table:table-cell table:formula="of:=IF(OR(LEN([.E213])&gt;1;LEN([.F213])&gt;1);IF(LEN([.F213])=1;&quot;del&quot;;IF(ISERROR(FIND(&quot;,&quot;;[.F213];1));&quot;ins&quot;;&quot;mltple_var&quot;));&quot;snp&quot;)" office:value-type="string" office:string-value="ins" calcext:value-type="string">
            <text:p>ins</text:p>
          </table:table-cell>
          <table:table-cell table:formula="of:=IF([.L213]=&quot;mltple_var&quot;;&quot;n/a&quot;;LEN([.F213])-LEN([.E21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24" calcext:value-type="float">
            <text:p>14732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4]=[.C215];[.D214]=[.D215]);&quot;yes&quot;;&quot;no&quot;)" office:value-type="string" office:string-value="yes" calcext:value-type="string">
            <text:p>yes</text:p>
          </table:table-cell>
          <table:table-cell table:formula="of:=IF(OR(LEN([.E214])&gt;1;LEN([.F214])&gt;1);IF(LEN([.F214])=1;&quot;del&quot;;IF(ISERROR(FIND(&quot;,&quot;;[.F214];1));&quot;ins&quot;;&quot;mltple_var&quot;));&quot;snp&quot;)" office:value-type="string" office:string-value="ins" calcext:value-type="string">
            <text:p>ins</text:p>
          </table:table-cell>
          <table:table-cell table:formula="of:=IF([.L214]=&quot;mltple_var&quot;;&quot;n/a&quot;;LEN([.F214])-LEN([.E21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24" calcext:value-type="float">
            <text:p>14732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5]=[.C216];[.D215]=[.D216]);&quot;yes&quot;;&quot;no&quot;)" office:value-type="string" office:string-value="no" calcext:value-type="string">
            <text:p>no</text:p>
          </table:table-cell>
          <table:table-cell table:formula="of:=IF(OR(LEN([.E215])&gt;1;LEN([.F215])&gt;1);IF(LEN([.F215])=1;&quot;del&quot;;IF(ISERROR(FIND(&quot;,&quot;;[.F215];1));&quot;ins&quot;;&quot;mltple_var&quot;));&quot;snp&quot;)" office:value-type="string" office:string-value="ins" calcext:value-type="string">
            <text:p>ins</text:p>
          </table:table-cell>
          <table:table-cell table:formula="of:=IF([.L215]=&quot;mltple_var&quot;;&quot;n/a&quot;;LEN([.F215])-LEN([.E21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36" calcext:value-type="float">
            <text:p>14732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6]=[.C217];[.D216]=[.D217]);&quot;yes&quot;;&quot;no&quot;)" office:value-type="string" office:string-value="yes" calcext:value-type="string">
            <text:p>yes</text:p>
          </table:table-cell>
          <table:table-cell table:formula="of:=IF(OR(LEN([.E216])&gt;1;LEN([.F216])&gt;1);IF(LEN([.F216])=1;&quot;del&quot;;IF(ISERROR(FIND(&quot;,&quot;;[.F216];1));&quot;ins&quot;;&quot;mltple_var&quot;));&quot;snp&quot;)" office:value-type="string" office:string-value="ins" calcext:value-type="string">
            <text:p>ins</text:p>
          </table:table-cell>
          <table:table-cell table:formula="of:=IF([.L216]=&quot;mltple_var&quot;;&quot;n/a&quot;;LEN([.F216])-LEN([.E21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36" calcext:value-type="float">
            <text:p>14732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7]=[.C218];[.D217]=[.D218]);&quot;yes&quot;;&quot;no&quot;)" office:value-type="string" office:string-value="yes" calcext:value-type="string">
            <text:p>yes</text:p>
          </table:table-cell>
          <table:table-cell table:formula="of:=IF(OR(LEN([.E217])&gt;1;LEN([.F217])&gt;1);IF(LEN([.F217])=1;&quot;del&quot;;IF(ISERROR(FIND(&quot;,&quot;;[.F217];1));&quot;ins&quot;;&quot;mltple_var&quot;));&quot;snp&quot;)" office:value-type="string" office:string-value="ins" calcext:value-type="string">
            <text:p>ins</text:p>
          </table:table-cell>
          <table:table-cell table:formula="of:=IF([.L217]=&quot;mltple_var&quot;;&quot;n/a&quot;;LEN([.F217])-LEN([.E21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36" calcext:value-type="float">
            <text:p>14732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8]=[.C219];[.D218]=[.D219]);&quot;yes&quot;;&quot;no&quot;)" office:value-type="string" office:string-value="yes" calcext:value-type="string">
            <text:p>yes</text:p>
          </table:table-cell>
          <table:table-cell table:formula="of:=IF(OR(LEN([.E218])&gt;1;LEN([.F218])&gt;1);IF(LEN([.F218])=1;&quot;del&quot;;IF(ISERROR(FIND(&quot;,&quot;;[.F218];1));&quot;ins&quot;;&quot;mltple_var&quot;));&quot;snp&quot;)" office:value-type="string" office:string-value="ins" calcext:value-type="string">
            <text:p>ins</text:p>
          </table:table-cell>
          <table:table-cell table:formula="of:=IF([.L218]=&quot;mltple_var&quot;;&quot;n/a&quot;;LEN([.F218])-LEN([.E21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36" calcext:value-type="float">
            <text:p>14732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219]=[.C220];[.D219]=[.D220]);&quot;yes&quot;;&quot;no&quot;)" office:value-type="string" office:string-value="no" calcext:value-type="string">
            <text:p>no</text:p>
          </table:table-cell>
          <table:table-cell table:formula="of:=IF(OR(LEN([.E219])&gt;1;LEN([.F219])&gt;1);IF(LEN([.F219])=1;&quot;del&quot;;IF(ISERROR(FIND(&quot;,&quot;;[.F219];1));&quot;ins&quot;;&quot;mltple_var&quot;));&quot;snp&quot;)" office:value-type="string" office:string-value="ins" calcext:value-type="string">
            <text:p>ins</text:p>
          </table:table-cell>
          <table:table-cell table:formula="of:=IF([.L219]=&quot;mltple_var&quot;;&quot;n/a&quot;;LEN([.F219])-LEN([.E21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34894" calcext:value-type="float">
            <text:p>10348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20]=[.C221];[.D220]=[.D221]);&quot;yes&quot;;&quot;no&quot;)" office:value-type="string" office:string-value="no" calcext:value-type="string">
            <text:p>no</text:p>
          </table:table-cell>
          <table:table-cell table:formula="of:=IF(OR(LEN([.E220])&gt;1;LEN([.F220])&gt;1);IF(LEN([.F220])=1;&quot;del&quot;;IF(ISERROR(FIND(&quot;,&quot;;[.F220];1));&quot;ins&quot;;&quot;mltple_var&quot;));&quot;snp&quot;)" office:value-type="string" office:string-value="snp" calcext:value-type="string">
            <text:p>snp</text:p>
          </table:table-cell>
          <table:table-cell table:formula="of:=IF([.L220]=&quot;mltple_var&quot;;&quot;n/a&quot;;LEN([.F220])-LEN([.E22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34913" calcext:value-type="float">
            <text:p>1034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21]=[.C222];[.D221]=[.D222]);&quot;yes&quot;;&quot;no&quot;)" office:value-type="string" office:string-value="no" calcext:value-type="string">
            <text:p>no</text:p>
          </table:table-cell>
          <table:table-cell table:formula="of:=IF(OR(LEN([.E221])&gt;1;LEN([.F221])&gt;1);IF(LEN([.F221])=1;&quot;del&quot;;IF(ISERROR(FIND(&quot;,&quot;;[.F221];1));&quot;ins&quot;;&quot;mltple_var&quot;));&quot;snp&quot;)" office:value-type="string" office:string-value="snp" calcext:value-type="string">
            <text:p>snp</text:p>
          </table:table-cell>
          <table:table-cell table:formula="of:=IF([.L221]=&quot;mltple_var&quot;;&quot;n/a&quot;;LEN([.F221])-LEN([.E22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34938" calcext:value-type="float">
            <text:p>10349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22]=[.C223];[.D222]=[.D223]);&quot;yes&quot;;&quot;no&quot;)" office:value-type="string" office:string-value="no" calcext:value-type="string">
            <text:p>no</text:p>
          </table:table-cell>
          <table:table-cell table:formula="of:=IF(OR(LEN([.E222])&gt;1;LEN([.F222])&gt;1);IF(LEN([.F222])=1;&quot;del&quot;;IF(ISERROR(FIND(&quot;,&quot;;[.F222];1));&quot;ins&quot;;&quot;mltple_var&quot;));&quot;snp&quot;)" office:value-type="string" office:string-value="snp" calcext:value-type="string">
            <text:p>snp</text:p>
          </table:table-cell>
          <table:table-cell table:formula="of:=IF([.L222]=&quot;mltple_var&quot;;&quot;n/a&quot;;LEN([.F222])-LEN([.E2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34949" calcext:value-type="float">
            <text:p>10349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23]=[.C224];[.D223]=[.D224]);&quot;yes&quot;;&quot;no&quot;)" office:value-type="string" office:string-value="no" calcext:value-type="string">
            <text:p>no</text:p>
          </table:table-cell>
          <table:table-cell table:formula="of:=IF(OR(LEN([.E223])&gt;1;LEN([.F223])&gt;1);IF(LEN([.F223])=1;&quot;del&quot;;IF(ISERROR(FIND(&quot;,&quot;;[.F223];1));&quot;ins&quot;;&quot;mltple_var&quot;));&quot;snp&quot;)" office:value-type="string" office:string-value="snp" calcext:value-type="string">
            <text:p>snp</text:p>
          </table:table-cell>
          <table:table-cell table:formula="of:=IF([.L223]=&quot;mltple_var&quot;;&quot;n/a&quot;;LEN([.F223])-LEN([.E22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5" calcext:value-type="float">
            <text:p>5</text:p>
          </table:table-cell>
          <table:table-cell office:value-type="float" office:value="14322901" calcext:value-type="float">
            <text:p>143229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TGTGATGCCTGCGAGGTCG</text:p>
          </table:table-cell>
          <table:table-cell office:value-type="string" calcext:value-type="string">
            <text:p>Pp3c5_20450V3.2-E1</text:p>
          </table:table-cell>
          <table:table-cell office:value-type="string" calcext:value-type="string">
            <text:p>transcript:Pp3c5_20450V3.1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224]=[.C225];[.D224]=[.D225]);&quot;yes&quot;;&quot;no&quot;)" office:value-type="string" office:string-value="yes" calcext:value-type="string">
            <text:p>yes</text:p>
          </table:table-cell>
          <table:table-cell table:formula="of:=IF(OR(LEN([.E224])&gt;1;LEN([.F224])&gt;1);IF(LEN([.F224])=1;&quot;del&quot;;IF(ISERROR(FIND(&quot;,&quot;;[.F224];1));&quot;ins&quot;;&quot;mltple_var&quot;));&quot;snp&quot;)" office:value-type="string" office:string-value="ins" calcext:value-type="string">
            <text:p>ins</text:p>
          </table:table-cell>
          <table:table-cell table:formula="of:=IF([.L224]=&quot;mltple_var&quot;;&quot;n/a&quot;;LEN([.F224])-LEN([.E224]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5" calcext:value-type="float">
            <text:p>5</text:p>
          </table:table-cell>
          <table:table-cell office:value-type="float" office:value="14322901" calcext:value-type="float">
            <text:p>143229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TGTGATGCCTGCGAGGTCG</text:p>
          </table:table-cell>
          <table:table-cell office:value-type="string" calcext:value-type="string">
            <text:p>Pp3c5_20450V3.4-E1</text:p>
          </table:table-cell>
          <table:table-cell office:value-type="string" calcext:value-type="string">
            <text:p>transcript:Pp3c5_20450V3.4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225]=[.C226];[.D225]=[.D226]);&quot;yes&quot;;&quot;no&quot;)" office:value-type="string" office:string-value="yes" calcext:value-type="string">
            <text:p>yes</text:p>
          </table:table-cell>
          <table:table-cell table:formula="of:=IF(OR(LEN([.E225])&gt;1;LEN([.F225])&gt;1);IF(LEN([.F225])=1;&quot;del&quot;;IF(ISERROR(FIND(&quot;,&quot;;[.F225];1));&quot;ins&quot;;&quot;mltple_var&quot;));&quot;snp&quot;)" office:value-type="string" office:string-value="ins" calcext:value-type="string">
            <text:p>ins</text:p>
          </table:table-cell>
          <table:table-cell table:formula="of:=IF([.L225]=&quot;mltple_var&quot;;&quot;n/a&quot;;LEN([.F225])-LEN([.E225]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5" calcext:value-type="float">
            <text:p>5</text:p>
          </table:table-cell>
          <table:table-cell office:value-type="float" office:value="14322901" calcext:value-type="float">
            <text:p>143229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TGTGATGCCTGCGAGGTCG</text:p>
          </table:table-cell>
          <table:table-cell office:value-type="string" calcext:value-type="string">
            <text:p>Pp3c5_20450V3.3-E1</text:p>
          </table:table-cell>
          <table:table-cell office:value-type="string" calcext:value-type="string">
            <text:p>transcript:Pp3c5_20450V3.3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226]=[.C227];[.D226]=[.D227]);&quot;yes&quot;;&quot;no&quot;)" office:value-type="string" office:string-value="yes" calcext:value-type="string">
            <text:p>yes</text:p>
          </table:table-cell>
          <table:table-cell table:formula="of:=IF(OR(LEN([.E226])&gt;1;LEN([.F226])&gt;1);IF(LEN([.F226])=1;&quot;del&quot;;IF(ISERROR(FIND(&quot;,&quot;;[.F226];1));&quot;ins&quot;;&quot;mltple_var&quot;));&quot;snp&quot;)" office:value-type="string" office:string-value="ins" calcext:value-type="string">
            <text:p>ins</text:p>
          </table:table-cell>
          <table:table-cell table:formula="of:=IF([.L226]=&quot;mltple_var&quot;;&quot;n/a&quot;;LEN([.F226])-LEN([.E226]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5" calcext:value-type="float">
            <text:p>5</text:p>
          </table:table-cell>
          <table:table-cell office:value-type="float" office:value="14322901" calcext:value-type="float">
            <text:p>143229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TGTGATGCCTGCGAGGTCG</text:p>
          </table:table-cell>
          <table:table-cell office:value-type="string" calcext:value-type="string">
            <text:p>Pp3c5_20450V3.2-E1</text:p>
          </table:table-cell>
          <table:table-cell office:value-type="string" calcext:value-type="string">
            <text:p>transcript:Pp3c5_20450V3.2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227]=[.C228];[.D227]=[.D228]);&quot;yes&quot;;&quot;no&quot;)" office:value-type="string" office:string-value="no" calcext:value-type="string">
            <text:p>no</text:p>
          </table:table-cell>
          <table:table-cell table:formula="of:=IF(OR(LEN([.E227])&gt;1;LEN([.F227])&gt;1);IF(LEN([.F227])=1;&quot;del&quot;;IF(ISERROR(FIND(&quot;,&quot;;[.F227];1));&quot;ins&quot;;&quot;mltple_var&quot;));&quot;snp&quot;)" office:value-type="string" office:string-value="ins" calcext:value-type="string">
            <text:p>ins</text:p>
          </table:table-cell>
          <table:table-cell table:formula="of:=IF([.L227]=&quot;mltple_var&quot;;&quot;n/a&quot;;LEN([.F227])-LEN([.E227]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0" calcext:value-type="float">
            <text:p>10</text:p>
          </table:table-cell>
          <table:table-cell office:value-type="float" office:value="8584921" calcext:value-type="float">
            <text:p>85849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0_12750V3.1-E1</text:p>
          </table:table-cell>
          <table:table-cell office:value-type="string" calcext:value-type="string">
            <text:p>transcript:Pp3c10_127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28]=[.C229];[.D228]=[.D229]);&quot;yes&quot;;&quot;no&quot;)" office:value-type="string" office:string-value="no" calcext:value-type="string">
            <text:p>no</text:p>
          </table:table-cell>
          <table:table-cell table:formula="of:=IF(OR(LEN([.E228])&gt;1;LEN([.F228])&gt;1);IF(LEN([.F228])=1;&quot;del&quot;;IF(ISERROR(FIND(&quot;,&quot;;[.F228];1));&quot;ins&quot;;&quot;mltple_var&quot;));&quot;snp&quot;)" office:value-type="string" office:string-value="snp" calcext:value-type="string">
            <text:p>snp</text:p>
          </table:table-cell>
          <table:table-cell table:formula="of:=IF([.L228]=&quot;mltple_var&quot;;&quot;n/a&quot;;LEN([.F228])-LEN([.E22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2" calcext:value-type="float">
            <text:p>12</text:p>
          </table:table-cell>
          <table:table-cell office:value-type="float" office:value="15219019" calcext:value-type="float">
            <text:p>15219019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229]=[.C230];[.D229]=[.D230]);&quot;yes&quot;;&quot;no&quot;)" office:value-type="string" office:string-value="no" calcext:value-type="string">
            <text:p>no</text:p>
          </table:table-cell>
          <table:table-cell table:formula="of:=IF(OR(LEN([.E229])&gt;1;LEN([.F229])&gt;1);IF(LEN([.F229])=1;&quot;del&quot;;IF(ISERROR(FIND(&quot;,&quot;;[.F229];1));&quot;ins&quot;;&quot;mltple_var&quot;));&quot;snp&quot;)" office:value-type="string" office:string-value="del" calcext:value-type="string">
            <text:p>del</text:p>
          </table:table-cell>
          <table:table-cell table:formula="of:=IF([.L229]=&quot;mltple_var&quot;;&quot;n/a&quot;;LEN([.F229])-LEN([.E229])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2" calcext:value-type="float">
            <text:p>12</text:p>
          </table:table-cell>
          <table:table-cell office:value-type="float" office:value="15219023" calcext:value-type="float">
            <text:p>15219023</text:p>
          </table:table-cell>
          <table:table-cell office:value-type="string" calcext:value-type="string">
            <text:p>ATCCCG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230]=[.C231];[.D230]=[.D231]);&quot;yes&quot;;&quot;no&quot;)" office:value-type="string" office:string-value="no" calcext:value-type="string">
            <text:p>no</text:p>
          </table:table-cell>
          <table:table-cell table:formula="of:=IF(OR(LEN([.E230])&gt;1;LEN([.F230])&gt;1);IF(LEN([.F230])=1;&quot;del&quot;;IF(ISERROR(FIND(&quot;,&quot;;[.F230];1));&quot;ins&quot;;&quot;mltple_var&quot;));&quot;snp&quot;)" office:value-type="string" office:string-value="del" calcext:value-type="string">
            <text:p>del</text:p>
          </table:table-cell>
          <table:table-cell table:formula="of:=IF([.L230]=&quot;mltple_var&quot;;&quot;n/a&quot;;LEN([.F230])-LEN([.E230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05153" calcext:value-type="float">
            <text:p>7051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3_1240V3.1-E4</text:p>
          </table:table-cell>
          <table:table-cell office:value-type="string" calcext:value-type="string">
            <text:p>transcript:Pp3c13_124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31]=[.C232];[.D231]=[.D232]);&quot;yes&quot;;&quot;no&quot;)" office:value-type="string" office:string-value="yes" calcext:value-type="string">
            <text:p>yes</text:p>
          </table:table-cell>
          <table:table-cell table:formula="of:=IF(OR(LEN([.E231])&gt;1;LEN([.F231])&gt;1);IF(LEN([.F231])=1;&quot;del&quot;;IF(ISERROR(FIND(&quot;,&quot;;[.F231];1));&quot;ins&quot;;&quot;mltple_var&quot;));&quot;snp&quot;)" office:value-type="string" office:string-value="snp" calcext:value-type="string">
            <text:p>snp</text:p>
          </table:table-cell>
          <table:table-cell table:formula="of:=IF([.L231]=&quot;mltple_var&quot;;&quot;n/a&quot;;LEN([.F231])-LEN([.E23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05153" calcext:value-type="float">
            <text:p>7051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3_1250V3.1-E4</text:p>
          </table:table-cell>
          <table:table-cell office:value-type="string" calcext:value-type="string">
            <text:p>transcript:Pp3c13_12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32]=[.C233];[.D232]=[.D233]);&quot;yes&quot;;&quot;no&quot;)" office:value-type="string" office:string-value="no" calcext:value-type="string">
            <text:p>no</text:p>
          </table:table-cell>
          <table:table-cell table:formula="of:=IF(OR(LEN([.E232])&gt;1;LEN([.F232])&gt;1);IF(LEN([.F232])=1;&quot;del&quot;;IF(ISERROR(FIND(&quot;,&quot;;[.F232];1));&quot;ins&quot;;&quot;mltple_var&quot;));&quot;snp&quot;)" office:value-type="string" office:string-value="snp" calcext:value-type="string">
            <text:p>snp</text:p>
          </table:table-cell>
          <table:table-cell table:formula="of:=IF([.L232]=&quot;mltple_var&quot;;&quot;n/a&quot;;LEN([.F232])-LEN([.E23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05169" calcext:value-type="float">
            <text:p>7051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3_1240V3.1-E4</text:p>
          </table:table-cell>
          <table:table-cell office:value-type="string" calcext:value-type="string">
            <text:p>transcript:Pp3c13_124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33]=[.C234];[.D233]=[.D234]);&quot;yes&quot;;&quot;no&quot;)" office:value-type="string" office:string-value="yes" calcext:value-type="string">
            <text:p>yes</text:p>
          </table:table-cell>
          <table:table-cell table:formula="of:=IF(OR(LEN([.E233])&gt;1;LEN([.F233])&gt;1);IF(LEN([.F233])=1;&quot;del&quot;;IF(ISERROR(FIND(&quot;,&quot;;[.F233];1));&quot;ins&quot;;&quot;mltple_var&quot;));&quot;snp&quot;)" office:value-type="string" office:string-value="snp" calcext:value-type="string">
            <text:p>snp</text:p>
          </table:table-cell>
          <table:table-cell table:formula="of:=IF([.L233]=&quot;mltple_var&quot;;&quot;n/a&quot;;LEN([.F233])-LEN([.E23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05169" calcext:value-type="float">
            <text:p>7051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3_1250V3.1-E4</text:p>
          </table:table-cell>
          <table:table-cell office:value-type="string" calcext:value-type="string">
            <text:p>transcript:Pp3c13_12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34]=[.C235];[.D234]=[.D235]);&quot;yes&quot;;&quot;no&quot;)" office:value-type="string" office:string-value="no" calcext:value-type="string">
            <text:p>no</text:p>
          </table:table-cell>
          <table:table-cell table:formula="of:=IF(OR(LEN([.E234])&gt;1;LEN([.F234])&gt;1);IF(LEN([.F234])=1;&quot;del&quot;;IF(ISERROR(FIND(&quot;,&quot;;[.F234];1));&quot;ins&quot;;&quot;mltple_var&quot;));&quot;snp&quot;)" office:value-type="string" office:string-value="snp" calcext:value-type="string">
            <text:p>snp</text:p>
          </table:table-cell>
          <table:table-cell table:formula="of:=IF([.L234]=&quot;mltple_var&quot;;&quot;n/a&quot;;LEN([.F234])-LEN([.E23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05178" calcext:value-type="float">
            <text:p>7051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3_1240V3.1-E4</text:p>
          </table:table-cell>
          <table:table-cell office:value-type="string" calcext:value-type="string">
            <text:p>transcript:Pp3c13_124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35]=[.C236];[.D235]=[.D236]);&quot;yes&quot;;&quot;no&quot;)" office:value-type="string" office:string-value="yes" calcext:value-type="string">
            <text:p>yes</text:p>
          </table:table-cell>
          <table:table-cell table:formula="of:=IF(OR(LEN([.E235])&gt;1;LEN([.F235])&gt;1);IF(LEN([.F235])=1;&quot;del&quot;;IF(ISERROR(FIND(&quot;,&quot;;[.F235];1));&quot;ins&quot;;&quot;mltple_var&quot;));&quot;snp&quot;)" office:value-type="string" office:string-value="snp" calcext:value-type="string">
            <text:p>snp</text:p>
          </table:table-cell>
          <table:table-cell table:formula="of:=IF([.L235]=&quot;mltple_var&quot;;&quot;n/a&quot;;LEN([.F235])-LEN([.E23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05178" calcext:value-type="float">
            <text:p>7051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3_1250V3.1-E4</text:p>
          </table:table-cell>
          <table:table-cell office:value-type="string" calcext:value-type="string">
            <text:p>transcript:Pp3c13_12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36]=[.C237];[.D236]=[.D237]);&quot;yes&quot;;&quot;no&quot;)" office:value-type="string" office:string-value="no" calcext:value-type="string">
            <text:p>no</text:p>
          </table:table-cell>
          <table:table-cell table:formula="of:=IF(OR(LEN([.E236])&gt;1;LEN([.F236])&gt;1);IF(LEN([.F236])=1;&quot;del&quot;;IF(ISERROR(FIND(&quot;,&quot;;[.F236];1));&quot;ins&quot;;&quot;mltple_var&quot;));&quot;snp&quot;)" office:value-type="string" office:string-value="snp" calcext:value-type="string">
            <text:p>snp</text:p>
          </table:table-cell>
          <table:table-cell table:formula="of:=IF([.L236]=&quot;mltple_var&quot;;&quot;n/a&quot;;LEN([.F236])-LEN([.E23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9341576" calcext:value-type="float">
            <text:p>93415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GTAGTA</text:p>
          </table:table-cell>
          <table:table-cell office:value-type="string" calcext:value-type="string">
            <text:p>Pp3c16_14950V3.1-E1</text:p>
          </table:table-cell>
          <table:table-cell office:value-type="string" calcext:value-type="string">
            <text:p>transcript:Pp3c16_14950V3.1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237]=[.C238];[.D237]=[.D238]);&quot;yes&quot;;&quot;no&quot;)" office:value-type="string" office:string-value="yes" calcext:value-type="string">
            <text:p>yes</text:p>
          </table:table-cell>
          <table:table-cell table:formula="of:=IF(OR(LEN([.E237])&gt;1;LEN([.F237])&gt;1);IF(LEN([.F237])=1;&quot;del&quot;;IF(ISERROR(FIND(&quot;,&quot;;[.F237];1));&quot;ins&quot;;&quot;mltple_var&quot;));&quot;snp&quot;)" office:value-type="string" office:string-value="ins" calcext:value-type="string">
            <text:p>ins</text:p>
          </table:table-cell>
          <table:table-cell table:formula="of:=IF([.L237]=&quot;mltple_var&quot;;&quot;n/a&quot;;LEN([.F237])-LEN([.E237]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9341576" calcext:value-type="float">
            <text:p>93415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GTAGTA</text:p>
          </table:table-cell>
          <table:table-cell office:value-type="string" calcext:value-type="string">
            <text:p>Pp3c16_14950V3.2-E1</text:p>
          </table:table-cell>
          <table:table-cell office:value-type="string" calcext:value-type="string">
            <text:p>transcript:Pp3c16_14950V3.2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238]=[.C239];[.D238]=[.D239]);&quot;yes&quot;;&quot;no&quot;)" office:value-type="string" office:string-value="no" calcext:value-type="string">
            <text:p>no</text:p>
          </table:table-cell>
          <table:table-cell table:formula="of:=IF(OR(LEN([.E238])&gt;1;LEN([.F238])&gt;1);IF(LEN([.F238])=1;&quot;del&quot;;IF(ISERROR(FIND(&quot;,&quot;;[.F238];1));&quot;ins&quot;;&quot;mltple_var&quot;));&quot;snp&quot;)" office:value-type="string" office:string-value="ins" calcext:value-type="string">
            <text:p>ins</text:p>
          </table:table-cell>
          <table:table-cell table:formula="of:=IF([.L238]=&quot;mltple_var&quot;;&quot;n/a&quot;;LEN([.F238])-LEN([.E238]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2" calcext:value-type="float">
            <text:p>22</text:p>
          </table:table-cell>
          <table:table-cell office:value-type="float" office:value="5050179" calcext:value-type="float">
            <text:p>5050179</text:p>
          </table:table-cell>
          <table:table-cell office:value-type="string" calcext:value-type="string">
            <text:p>AGGATAGCCTGAAGGCGGATAGCCTGAAG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2_8260V3.1-E3</text:p>
          </table:table-cell>
          <table:table-cell office:value-type="string" calcext:value-type="string">
            <text:p>transcript:Pp3c22_8260V3.1</text:p>
          </table:table-cell>
          <table:table-cell office:value-type="string" calcext:value-type="string">
            <text:p>disruptive_inframe_deletion</text:p>
          </table:table-cell>
          <table:table-cell office:value-type="string" calcext:value-type="string">
            <text:p>Pp3c22_8260V3.2-E3</text:p>
          </table:table-cell>
          <table:table-cell table:formula="of:=IF(AND([.C239]=[.C240];[.D239]=[.D240]);&quot;yes&quot;;&quot;no&quot;)" office:value-type="string" office:string-value="yes" calcext:value-type="string">
            <text:p>yes</text:p>
          </table:table-cell>
          <table:table-cell table:formula="of:=IF(OR(LEN([.E239])&gt;1;LEN([.F239])&gt;1);IF(LEN([.F239])=1;&quot;del&quot;;IF(ISERROR(FIND(&quot;,&quot;;[.F239];1));&quot;ins&quot;;&quot;mltple_var&quot;));&quot;snp&quot;)" office:value-type="string" office:string-value="del" calcext:value-type="string">
            <text:p>del</text:p>
          </table:table-cell>
          <table:table-cell table:formula="of:=IF([.L239]=&quot;mltple_var&quot;;&quot;n/a&quot;;LEN([.F239])-LEN([.E239]))"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2" calcext:value-type="float">
            <text:p>22</text:p>
          </table:table-cell>
          <table:table-cell office:value-type="float" office:value="5050179" calcext:value-type="float">
            <text:p>5050179</text:p>
          </table:table-cell>
          <table:table-cell office:value-type="string" calcext:value-type="string">
            <text:p>AGGATAGCCTGAAGGCGGATAGCCTGAAG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2_8260V3.2-E3</text:p>
          </table:table-cell>
          <table:table-cell office:value-type="string" calcext:value-type="string">
            <text:p>transcript:Pp3c22_8260V3.2</text:p>
          </table:table-cell>
          <table:table-cell office:value-type="string" calcext:value-type="string">
            <text:p>disruptive_inframe_deletion</text:p>
          </table:table-cell>
          <table:table-cell office:value-type="string" calcext:value-type="string">
            <text:p>Pp3c22_8260V3.2-E3</text:p>
          </table:table-cell>
          <table:table-cell table:formula="of:=IF(AND([.C240]=[.C241];[.D240]=[.D241]);&quot;yes&quot;;&quot;no&quot;)" office:value-type="string" office:string-value="no" calcext:value-type="string">
            <text:p>no</text:p>
          </table:table-cell>
          <table:table-cell table:formula="of:=IF(OR(LEN([.E240])&gt;1;LEN([.F240])&gt;1);IF(LEN([.F240])=1;&quot;del&quot;;IF(ISERROR(FIND(&quot;,&quot;;[.F240];1));&quot;ins&quot;;&quot;mltple_var&quot;));&quot;snp&quot;)" office:value-type="string" office:string-value="del" calcext:value-type="string">
            <text:p>del</text:p>
          </table:table-cell>
          <table:table-cell table:formula="of:=IF([.L240]=&quot;mltple_var&quot;;&quot;n/a&quot;;LEN([.F240])-LEN([.E240]))"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20" calcext:value-type="float">
            <text:p>14731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1]=[.C242];[.D241]=[.D242]);&quot;yes&quot;;&quot;no&quot;)" office:value-type="string" office:string-value="yes" calcext:value-type="string">
            <text:p>yes</text:p>
          </table:table-cell>
          <table:table-cell table:formula="of:=IF(OR(LEN([.E241])&gt;1;LEN([.F241])&gt;1);IF(LEN([.F241])=1;&quot;del&quot;;IF(ISERROR(FIND(&quot;,&quot;;[.F241];1));&quot;ins&quot;;&quot;mltple_var&quot;));&quot;snp&quot;)" office:value-type="string" office:string-value="snp" calcext:value-type="string">
            <text:p>snp</text:p>
          </table:table-cell>
          <table:table-cell table:formula="of:=IF([.L241]=&quot;mltple_var&quot;;&quot;n/a&quot;;LEN([.F241])-LEN([.E24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20" calcext:value-type="float">
            <text:p>14731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2]=[.C243];[.D242]=[.D243]);&quot;yes&quot;;&quot;no&quot;)" office:value-type="string" office:string-value="yes" calcext:value-type="string">
            <text:p>yes</text:p>
          </table:table-cell>
          <table:table-cell table:formula="of:=IF(OR(LEN([.E242])&gt;1;LEN([.F242])&gt;1);IF(LEN([.F242])=1;&quot;del&quot;;IF(ISERROR(FIND(&quot;,&quot;;[.F242];1));&quot;ins&quot;;&quot;mltple_var&quot;));&quot;snp&quot;)" office:value-type="string" office:string-value="snp" calcext:value-type="string">
            <text:p>snp</text:p>
          </table:table-cell>
          <table:table-cell table:formula="of:=IF([.L242]=&quot;mltple_var&quot;;&quot;n/a&quot;;LEN([.F242])-LEN([.E24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20" calcext:value-type="float">
            <text:p>14731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3]=[.C244];[.D243]=[.D244]);&quot;yes&quot;;&quot;no&quot;)" office:value-type="string" office:string-value="yes" calcext:value-type="string">
            <text:p>yes</text:p>
          </table:table-cell>
          <table:table-cell table:formula="of:=IF(OR(LEN([.E243])&gt;1;LEN([.F243])&gt;1);IF(LEN([.F243])=1;&quot;del&quot;;IF(ISERROR(FIND(&quot;,&quot;;[.F243];1));&quot;ins&quot;;&quot;mltple_var&quot;));&quot;snp&quot;)" office:value-type="string" office:string-value="snp" calcext:value-type="string">
            <text:p>snp</text:p>
          </table:table-cell>
          <table:table-cell table:formula="of:=IF([.L243]=&quot;mltple_var&quot;;&quot;n/a&quot;;LEN([.F243])-LEN([.E24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20" calcext:value-type="float">
            <text:p>14731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4]=[.C245];[.D244]=[.D245]);&quot;yes&quot;;&quot;no&quot;)" office:value-type="string" office:string-value="no" calcext:value-type="string">
            <text:p>no</text:p>
          </table:table-cell>
          <table:table-cell table:formula="of:=IF(OR(LEN([.E244])&gt;1;LEN([.F244])&gt;1);IF(LEN([.F244])=1;&quot;del&quot;;IF(ISERROR(FIND(&quot;,&quot;;[.F244];1));&quot;ins&quot;;&quot;mltple_var&quot;));&quot;snp&quot;)" office:value-type="string" office:string-value="snp" calcext:value-type="string">
            <text:p>snp</text:p>
          </table:table-cell>
          <table:table-cell table:formula="of:=IF([.L244]=&quot;mltple_var&quot;;&quot;n/a&quot;;LEN([.F244])-LEN([.E24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0" calcext:value-type="float">
            <text:p>1473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5]=[.C246];[.D245]=[.D246]);&quot;yes&quot;;&quot;no&quot;)" office:value-type="string" office:string-value="yes" calcext:value-type="string">
            <text:p>yes</text:p>
          </table:table-cell>
          <table:table-cell table:formula="of:=IF(OR(LEN([.E245])&gt;1;LEN([.F245])&gt;1);IF(LEN([.F245])=1;&quot;del&quot;;IF(ISERROR(FIND(&quot;,&quot;;[.F245];1));&quot;ins&quot;;&quot;mltple_var&quot;));&quot;snp&quot;)" office:value-type="string" office:string-value="snp" calcext:value-type="string">
            <text:p>snp</text:p>
          </table:table-cell>
          <table:table-cell table:formula="of:=IF([.L245]=&quot;mltple_var&quot;;&quot;n/a&quot;;LEN([.F245])-LEN([.E24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0" calcext:value-type="float">
            <text:p>1473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6]=[.C247];[.D246]=[.D247]);&quot;yes&quot;;&quot;no&quot;)" office:value-type="string" office:string-value="yes" calcext:value-type="string">
            <text:p>yes</text:p>
          </table:table-cell>
          <table:table-cell table:formula="of:=IF(OR(LEN([.E246])&gt;1;LEN([.F246])&gt;1);IF(LEN([.F246])=1;&quot;del&quot;;IF(ISERROR(FIND(&quot;,&quot;;[.F246];1));&quot;ins&quot;;&quot;mltple_var&quot;));&quot;snp&quot;)" office:value-type="string" office:string-value="snp" calcext:value-type="string">
            <text:p>snp</text:p>
          </table:table-cell>
          <table:table-cell table:formula="of:=IF([.L246]=&quot;mltple_var&quot;;&quot;n/a&quot;;LEN([.F246])-LEN([.E24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0" calcext:value-type="float">
            <text:p>1473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7]=[.C248];[.D247]=[.D248]);&quot;yes&quot;;&quot;no&quot;)" office:value-type="string" office:string-value="yes" calcext:value-type="string">
            <text:p>yes</text:p>
          </table:table-cell>
          <table:table-cell table:formula="of:=IF(OR(LEN([.E247])&gt;1;LEN([.F247])&gt;1);IF(LEN([.F247])=1;&quot;del&quot;;IF(ISERROR(FIND(&quot;,&quot;;[.F247];1));&quot;ins&quot;;&quot;mltple_var&quot;));&quot;snp&quot;)" office:value-type="string" office:string-value="snp" calcext:value-type="string">
            <text:p>snp</text:p>
          </table:table-cell>
          <table:table-cell table:formula="of:=IF([.L247]=&quot;mltple_var&quot;;&quot;n/a&quot;;LEN([.F247])-LEN([.E24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0" calcext:value-type="float">
            <text:p>1473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8]=[.C249];[.D248]=[.D249]);&quot;yes&quot;;&quot;no&quot;)" office:value-type="string" office:string-value="no" calcext:value-type="string">
            <text:p>no</text:p>
          </table:table-cell>
          <table:table-cell table:formula="of:=IF(OR(LEN([.E248])&gt;1;LEN([.F248])&gt;1);IF(LEN([.F248])=1;&quot;del&quot;;IF(ISERROR(FIND(&quot;,&quot;;[.F248];1));&quot;ins&quot;;&quot;mltple_var&quot;));&quot;snp&quot;)" office:value-type="string" office:string-value="snp" calcext:value-type="string">
            <text:p>snp</text:p>
          </table:table-cell>
          <table:table-cell table:formula="of:=IF([.L248]=&quot;mltple_var&quot;;&quot;n/a&quot;;LEN([.F248])-LEN([.E24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1" calcext:value-type="float">
            <text:p>1473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49]=[.C250];[.D249]=[.D250]);&quot;yes&quot;;&quot;no&quot;)" office:value-type="string" office:string-value="yes" calcext:value-type="string">
            <text:p>yes</text:p>
          </table:table-cell>
          <table:table-cell table:formula="of:=IF(OR(LEN([.E249])&gt;1;LEN([.F249])&gt;1);IF(LEN([.F249])=1;&quot;del&quot;;IF(ISERROR(FIND(&quot;,&quot;;[.F249];1));&quot;ins&quot;;&quot;mltple_var&quot;));&quot;snp&quot;)" office:value-type="string" office:string-value="snp" calcext:value-type="string">
            <text:p>snp</text:p>
          </table:table-cell>
          <table:table-cell table:formula="of:=IF([.L249]=&quot;mltple_var&quot;;&quot;n/a&quot;;LEN([.F249])-LEN([.E24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1" calcext:value-type="float">
            <text:p>1473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0]=[.C251];[.D250]=[.D251]);&quot;yes&quot;;&quot;no&quot;)" office:value-type="string" office:string-value="yes" calcext:value-type="string">
            <text:p>yes</text:p>
          </table:table-cell>
          <table:table-cell table:formula="of:=IF(OR(LEN([.E250])&gt;1;LEN([.F250])&gt;1);IF(LEN([.F250])=1;&quot;del&quot;;IF(ISERROR(FIND(&quot;,&quot;;[.F250];1));&quot;ins&quot;;&quot;mltple_var&quot;));&quot;snp&quot;)" office:value-type="string" office:string-value="snp" calcext:value-type="string">
            <text:p>snp</text:p>
          </table:table-cell>
          <table:table-cell table:formula="of:=IF([.L250]=&quot;mltple_var&quot;;&quot;n/a&quot;;LEN([.F250])-LEN([.E25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1" calcext:value-type="float">
            <text:p>1473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1]=[.C252];[.D251]=[.D252]);&quot;yes&quot;;&quot;no&quot;)" office:value-type="string" office:string-value="yes" calcext:value-type="string">
            <text:p>yes</text:p>
          </table:table-cell>
          <table:table-cell table:formula="of:=IF(OR(LEN([.E251])&gt;1;LEN([.F251])&gt;1);IF(LEN([.F251])=1;&quot;del&quot;;IF(ISERROR(FIND(&quot;,&quot;;[.F251];1));&quot;ins&quot;;&quot;mltple_var&quot;));&quot;snp&quot;)" office:value-type="string" office:string-value="snp" calcext:value-type="string">
            <text:p>snp</text:p>
          </table:table-cell>
          <table:table-cell table:formula="of:=IF([.L251]=&quot;mltple_var&quot;;&quot;n/a&quot;;LEN([.F251])-LEN([.E25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1" calcext:value-type="float">
            <text:p>1473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2]=[.C253];[.D252]=[.D253]);&quot;yes&quot;;&quot;no&quot;)" office:value-type="string" office:string-value="no" calcext:value-type="string">
            <text:p>no</text:p>
          </table:table-cell>
          <table:table-cell table:formula="of:=IF(OR(LEN([.E252])&gt;1;LEN([.F252])&gt;1);IF(LEN([.F252])=1;&quot;del&quot;;IF(ISERROR(FIND(&quot;,&quot;;[.F252];1));&quot;ins&quot;;&quot;mltple_var&quot;));&quot;snp&quot;)" office:value-type="string" office:string-value="snp" calcext:value-type="string">
            <text:p>snp</text:p>
          </table:table-cell>
          <table:table-cell table:formula="of:=IF([.L252]=&quot;mltple_var&quot;;&quot;n/a&quot;;LEN([.F252])-LEN([.E25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16" calcext:value-type="float">
            <text:p>14732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3]=[.C254];[.D253]=[.D254]);&quot;yes&quot;;&quot;no&quot;)" office:value-type="string" office:string-value="yes" calcext:value-type="string">
            <text:p>yes</text:p>
          </table:table-cell>
          <table:table-cell table:formula="of:=IF(OR(LEN([.E253])&gt;1;LEN([.F253])&gt;1);IF(LEN([.F253])=1;&quot;del&quot;;IF(ISERROR(FIND(&quot;,&quot;;[.F253];1));&quot;ins&quot;;&quot;mltple_var&quot;));&quot;snp&quot;)" office:value-type="string" office:string-value="snp" calcext:value-type="string">
            <text:p>snp</text:p>
          </table:table-cell>
          <table:table-cell table:formula="of:=IF([.L253]=&quot;mltple_var&quot;;&quot;n/a&quot;;LEN([.F253])-LEN([.E25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16" calcext:value-type="float">
            <text:p>14732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4]=[.C255];[.D254]=[.D255]);&quot;yes&quot;;&quot;no&quot;)" office:value-type="string" office:string-value="yes" calcext:value-type="string">
            <text:p>yes</text:p>
          </table:table-cell>
          <table:table-cell table:formula="of:=IF(OR(LEN([.E254])&gt;1;LEN([.F254])&gt;1);IF(LEN([.F254])=1;&quot;del&quot;;IF(ISERROR(FIND(&quot;,&quot;;[.F254];1));&quot;ins&quot;;&quot;mltple_var&quot;));&quot;snp&quot;)" office:value-type="string" office:string-value="snp" calcext:value-type="string">
            <text:p>snp</text:p>
          </table:table-cell>
          <table:table-cell table:formula="of:=IF([.L254]=&quot;mltple_var&quot;;&quot;n/a&quot;;LEN([.F254])-LEN([.E25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16" calcext:value-type="float">
            <text:p>14732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5]=[.C256];[.D255]=[.D256]);&quot;yes&quot;;&quot;no&quot;)" office:value-type="string" office:string-value="yes" calcext:value-type="string">
            <text:p>yes</text:p>
          </table:table-cell>
          <table:table-cell table:formula="of:=IF(OR(LEN([.E255])&gt;1;LEN([.F255])&gt;1);IF(LEN([.F255])=1;&quot;del&quot;;IF(ISERROR(FIND(&quot;,&quot;;[.F255];1));&quot;ins&quot;;&quot;mltple_var&quot;));&quot;snp&quot;)" office:value-type="string" office:string-value="snp" calcext:value-type="string">
            <text:p>snp</text:p>
          </table:table-cell>
          <table:table-cell table:formula="of:=IF([.L255]=&quot;mltple_var&quot;;&quot;n/a&quot;;LEN([.F255])-LEN([.E25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16" calcext:value-type="float">
            <text:p>14732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6]=[.C257];[.D256]=[.D257]);&quot;yes&quot;;&quot;no&quot;)" office:value-type="string" office:string-value="no" calcext:value-type="string">
            <text:p>no</text:p>
          </table:table-cell>
          <table:table-cell table:formula="of:=IF(OR(LEN([.E256])&gt;1;LEN([.F256])&gt;1);IF(LEN([.F256])=1;&quot;del&quot;;IF(ISERROR(FIND(&quot;,&quot;;[.F256];1));&quot;ins&quot;;&quot;mltple_var&quot;));&quot;snp&quot;)" office:value-type="string" office:string-value="snp" calcext:value-type="string">
            <text:p>snp</text:p>
          </table:table-cell>
          <table:table-cell table:formula="of:=IF([.L256]=&quot;mltple_var&quot;;&quot;n/a&quot;;LEN([.F256])-LEN([.E25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33" calcext:value-type="float">
            <text:p>14732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7]=[.C258];[.D257]=[.D258]);&quot;yes&quot;;&quot;no&quot;)" office:value-type="string" office:string-value="yes" calcext:value-type="string">
            <text:p>yes</text:p>
          </table:table-cell>
          <table:table-cell table:formula="of:=IF(OR(LEN([.E257])&gt;1;LEN([.F257])&gt;1);IF(LEN([.F257])=1;&quot;del&quot;;IF(ISERROR(FIND(&quot;,&quot;;[.F257];1));&quot;ins&quot;;&quot;mltple_var&quot;));&quot;snp&quot;)" office:value-type="string" office:string-value="snp" calcext:value-type="string">
            <text:p>snp</text:p>
          </table:table-cell>
          <table:table-cell table:formula="of:=IF([.L257]=&quot;mltple_var&quot;;&quot;n/a&quot;;LEN([.F257])-LEN([.E25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33" calcext:value-type="float">
            <text:p>14732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8]=[.C259];[.D258]=[.D259]);&quot;yes&quot;;&quot;no&quot;)" office:value-type="string" office:string-value="yes" calcext:value-type="string">
            <text:p>yes</text:p>
          </table:table-cell>
          <table:table-cell table:formula="of:=IF(OR(LEN([.E258])&gt;1;LEN([.F258])&gt;1);IF(LEN([.F258])=1;&quot;del&quot;;IF(ISERROR(FIND(&quot;,&quot;;[.F258];1));&quot;ins&quot;;&quot;mltple_var&quot;));&quot;snp&quot;)" office:value-type="string" office:string-value="snp" calcext:value-type="string">
            <text:p>snp</text:p>
          </table:table-cell>
          <table:table-cell table:formula="of:=IF([.L258]=&quot;mltple_var&quot;;&quot;n/a&quot;;LEN([.F258])-LEN([.E25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33" calcext:value-type="float">
            <text:p>14732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59]=[.C260];[.D259]=[.D260]);&quot;yes&quot;;&quot;no&quot;)" office:value-type="string" office:string-value="yes" calcext:value-type="string">
            <text:p>yes</text:p>
          </table:table-cell>
          <table:table-cell table:formula="of:=IF(OR(LEN([.E259])&gt;1;LEN([.F259])&gt;1);IF(LEN([.F259])=1;&quot;del&quot;;IF(ISERROR(FIND(&quot;,&quot;;[.F259];1));&quot;ins&quot;;&quot;mltple_var&quot;));&quot;snp&quot;)" office:value-type="string" office:string-value="snp" calcext:value-type="string">
            <text:p>snp</text:p>
          </table:table-cell>
          <table:table-cell table:formula="of:=IF([.L259]=&quot;mltple_var&quot;;&quot;n/a&quot;;LEN([.F259])-LEN([.E25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33" calcext:value-type="float">
            <text:p>14732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0]=[.C261];[.D260]=[.D261]);&quot;yes&quot;;&quot;no&quot;)" office:value-type="string" office:string-value="no" calcext:value-type="string">
            <text:p>no</text:p>
          </table:table-cell>
          <table:table-cell table:formula="of:=IF(OR(LEN([.E260])&gt;1;LEN([.F260])&gt;1);IF(LEN([.F260])=1;&quot;del&quot;;IF(ISERROR(FIND(&quot;,&quot;;[.F260];1));&quot;ins&quot;;&quot;mltple_var&quot;));&quot;snp&quot;)" office:value-type="string" office:string-value="snp" calcext:value-type="string">
            <text:p>snp</text:p>
          </table:table-cell>
          <table:table-cell table:formula="of:=IF([.L260]=&quot;mltple_var&quot;;&quot;n/a&quot;;LEN([.F260])-LEN([.E26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59" calcext:value-type="float">
            <text:p>14732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1]=[.C262];[.D261]=[.D262]);&quot;yes&quot;;&quot;no&quot;)" office:value-type="string" office:string-value="yes" calcext:value-type="string">
            <text:p>yes</text:p>
          </table:table-cell>
          <table:table-cell table:formula="of:=IF(OR(LEN([.E261])&gt;1;LEN([.F261])&gt;1);IF(LEN([.F261])=1;&quot;del&quot;;IF(ISERROR(FIND(&quot;,&quot;;[.F261];1));&quot;ins&quot;;&quot;mltple_var&quot;));&quot;snp&quot;)" office:value-type="string" office:string-value="snp" calcext:value-type="string">
            <text:p>snp</text:p>
          </table:table-cell>
          <table:table-cell table:formula="of:=IF([.L261]=&quot;mltple_var&quot;;&quot;n/a&quot;;LEN([.F261])-LEN([.E26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59" calcext:value-type="float">
            <text:p>14732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2]=[.C263];[.D262]=[.D263]);&quot;yes&quot;;&quot;no&quot;)" office:value-type="string" office:string-value="yes" calcext:value-type="string">
            <text:p>yes</text:p>
          </table:table-cell>
          <table:table-cell table:formula="of:=IF(OR(LEN([.E262])&gt;1;LEN([.F262])&gt;1);IF(LEN([.F262])=1;&quot;del&quot;;IF(ISERROR(FIND(&quot;,&quot;;[.F262];1));&quot;ins&quot;;&quot;mltple_var&quot;));&quot;snp&quot;)" office:value-type="string" office:string-value="snp" calcext:value-type="string">
            <text:p>snp</text:p>
          </table:table-cell>
          <table:table-cell table:formula="of:=IF([.L262]=&quot;mltple_var&quot;;&quot;n/a&quot;;LEN([.F262])-LEN([.E26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59" calcext:value-type="float">
            <text:p>14732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3]=[.C264];[.D263]=[.D264]);&quot;yes&quot;;&quot;no&quot;)" office:value-type="string" office:string-value="yes" calcext:value-type="string">
            <text:p>yes</text:p>
          </table:table-cell>
          <table:table-cell table:formula="of:=IF(OR(LEN([.E263])&gt;1;LEN([.F263])&gt;1);IF(LEN([.F263])=1;&quot;del&quot;;IF(ISERROR(FIND(&quot;,&quot;;[.F263];1));&quot;ins&quot;;&quot;mltple_var&quot;));&quot;snp&quot;)" office:value-type="string" office:string-value="snp" calcext:value-type="string">
            <text:p>snp</text:p>
          </table:table-cell>
          <table:table-cell table:formula="of:=IF([.L263]=&quot;mltple_var&quot;;&quot;n/a&quot;;LEN([.F263])-LEN([.E26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59" calcext:value-type="float">
            <text:p>14732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4]=[.C265];[.D264]=[.D265]);&quot;yes&quot;;&quot;no&quot;)" office:value-type="string" office:string-value="no" calcext:value-type="string">
            <text:p>no</text:p>
          </table:table-cell>
          <table:table-cell table:formula="of:=IF(OR(LEN([.E264])&gt;1;LEN([.F264])&gt;1);IF(LEN([.F264])=1;&quot;del&quot;;IF(ISERROR(FIND(&quot;,&quot;;[.F264];1));&quot;ins&quot;;&quot;mltple_var&quot;));&quot;snp&quot;)" office:value-type="string" office:string-value="snp" calcext:value-type="string">
            <text:p>snp</text:p>
          </table:table-cell>
          <table:table-cell table:formula="of:=IF([.L264]=&quot;mltple_var&quot;;&quot;n/a&quot;;LEN([.F264])-LEN([.E26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71" calcext:value-type="float">
            <text:p>14732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5]=[.C266];[.D265]=[.D266]);&quot;yes&quot;;&quot;no&quot;)" office:value-type="string" office:string-value="yes" calcext:value-type="string">
            <text:p>yes</text:p>
          </table:table-cell>
          <table:table-cell table:formula="of:=IF(OR(LEN([.E265])&gt;1;LEN([.F265])&gt;1);IF(LEN([.F265])=1;&quot;del&quot;;IF(ISERROR(FIND(&quot;,&quot;;[.F265];1));&quot;ins&quot;;&quot;mltple_var&quot;));&quot;snp&quot;)" office:value-type="string" office:string-value="snp" calcext:value-type="string">
            <text:p>snp</text:p>
          </table:table-cell>
          <table:table-cell table:formula="of:=IF([.L265]=&quot;mltple_var&quot;;&quot;n/a&quot;;LEN([.F265])-LEN([.E26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71" calcext:value-type="float">
            <text:p>14732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6]=[.C267];[.D266]=[.D267]);&quot;yes&quot;;&quot;no&quot;)" office:value-type="string" office:string-value="yes" calcext:value-type="string">
            <text:p>yes</text:p>
          </table:table-cell>
          <table:table-cell table:formula="of:=IF(OR(LEN([.E266])&gt;1;LEN([.F266])&gt;1);IF(LEN([.F266])=1;&quot;del&quot;;IF(ISERROR(FIND(&quot;,&quot;;[.F266];1));&quot;ins&quot;;&quot;mltple_var&quot;));&quot;snp&quot;)" office:value-type="string" office:string-value="snp" calcext:value-type="string">
            <text:p>snp</text:p>
          </table:table-cell>
          <table:table-cell table:formula="of:=IF([.L266]=&quot;mltple_var&quot;;&quot;n/a&quot;;LEN([.F266])-LEN([.E26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71" calcext:value-type="float">
            <text:p>14732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7]=[.C268];[.D267]=[.D268]);&quot;yes&quot;;&quot;no&quot;)" office:value-type="string" office:string-value="yes" calcext:value-type="string">
            <text:p>yes</text:p>
          </table:table-cell>
          <table:table-cell table:formula="of:=IF(OR(LEN([.E267])&gt;1;LEN([.F267])&gt;1);IF(LEN([.F267])=1;&quot;del&quot;;IF(ISERROR(FIND(&quot;,&quot;;[.F267];1));&quot;ins&quot;;&quot;mltple_var&quot;));&quot;snp&quot;)" office:value-type="string" office:string-value="snp" calcext:value-type="string">
            <text:p>snp</text:p>
          </table:table-cell>
          <table:table-cell table:formula="of:=IF([.L267]=&quot;mltple_var&quot;;&quot;n/a&quot;;LEN([.F267])-LEN([.E26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71" calcext:value-type="float">
            <text:p>14732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8]=[.C269];[.D268]=[.D269]);&quot;yes&quot;;&quot;no&quot;)" office:value-type="string" office:string-value="no" calcext:value-type="string">
            <text:p>no</text:p>
          </table:table-cell>
          <table:table-cell table:formula="of:=IF(OR(LEN([.E268])&gt;1;LEN([.F268])&gt;1);IF(LEN([.F268])=1;&quot;del&quot;;IF(ISERROR(FIND(&quot;,&quot;;[.F268];1));&quot;ins&quot;;&quot;mltple_var&quot;));&quot;snp&quot;)" office:value-type="string" office:string-value="snp" calcext:value-type="string">
            <text:p>snp</text:p>
          </table:table-cell>
          <table:table-cell table:formula="of:=IF([.L268]=&quot;mltple_var&quot;;&quot;n/a&quot;;LEN([.F268])-LEN([.E26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92" calcext:value-type="float">
            <text:p>14732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69]=[.C270];[.D269]=[.D270]);&quot;yes&quot;;&quot;no&quot;)" office:value-type="string" office:string-value="yes" calcext:value-type="string">
            <text:p>yes</text:p>
          </table:table-cell>
          <table:table-cell table:formula="of:=IF(OR(LEN([.E269])&gt;1;LEN([.F269])&gt;1);IF(LEN([.F269])=1;&quot;del&quot;;IF(ISERROR(FIND(&quot;,&quot;;[.F269];1));&quot;ins&quot;;&quot;mltple_var&quot;));&quot;snp&quot;)" office:value-type="string" office:string-value="snp" calcext:value-type="string">
            <text:p>snp</text:p>
          </table:table-cell>
          <table:table-cell table:formula="of:=IF([.L269]=&quot;mltple_var&quot;;&quot;n/a&quot;;LEN([.F269])-LEN([.E26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92" calcext:value-type="float">
            <text:p>14732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70]=[.C271];[.D270]=[.D271]);&quot;yes&quot;;&quot;no&quot;)" office:value-type="string" office:string-value="yes" calcext:value-type="string">
            <text:p>yes</text:p>
          </table:table-cell>
          <table:table-cell table:formula="of:=IF(OR(LEN([.E270])&gt;1;LEN([.F270])&gt;1);IF(LEN([.F270])=1;&quot;del&quot;;IF(ISERROR(FIND(&quot;,&quot;;[.F270];1));&quot;ins&quot;;&quot;mltple_var&quot;));&quot;snp&quot;)" office:value-type="string" office:string-value="snp" calcext:value-type="string">
            <text:p>snp</text:p>
          </table:table-cell>
          <table:table-cell table:formula="of:=IF([.L270]=&quot;mltple_var&quot;;&quot;n/a&quot;;LEN([.F270])-LEN([.E27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92" calcext:value-type="float">
            <text:p>14732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71]=[.C272];[.D271]=[.D272]);&quot;yes&quot;;&quot;no&quot;)" office:value-type="string" office:string-value="yes" calcext:value-type="string">
            <text:p>yes</text:p>
          </table:table-cell>
          <table:table-cell table:formula="of:=IF(OR(LEN([.E271])&gt;1;LEN([.F271])&gt;1);IF(LEN([.F271])=1;&quot;del&quot;;IF(ISERROR(FIND(&quot;,&quot;;[.F271];1));&quot;ins&quot;;&quot;mltple_var&quot;));&quot;snp&quot;)" office:value-type="string" office:string-value="snp" calcext:value-type="string">
            <text:p>snp</text:p>
          </table:table-cell>
          <table:table-cell table:formula="of:=IF([.L271]=&quot;mltple_var&quot;;&quot;n/a&quot;;LEN([.F271])-LEN([.E27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92" calcext:value-type="float">
            <text:p>14732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72]=[.C273];[.D272]=[.D273]);&quot;yes&quot;;&quot;no&quot;)" office:value-type="string" office:string-value="no" calcext:value-type="string">
            <text:p>no</text:p>
          </table:table-cell>
          <table:table-cell table:formula="of:=IF(OR(LEN([.E272])&gt;1;LEN([.F272])&gt;1);IF(LEN([.F272])=1;&quot;del&quot;;IF(ISERROR(FIND(&quot;,&quot;;[.F272];1));&quot;ins&quot;;&quot;mltple_var&quot;));&quot;snp&quot;)" office:value-type="string" office:string-value="snp" calcext:value-type="string">
            <text:p>snp</text:p>
          </table:table-cell>
          <table:table-cell table:formula="of:=IF([.L272]=&quot;mltple_var&quot;;&quot;n/a&quot;;LEN([.F272])-LEN([.E27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2856943" calcext:value-type="float">
            <text:p>28569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GAGAGAGAGAGA,A</text:p>
          </table:table-cell>
          <table:table-cell office:value-type="string" calcext:value-type="string">
            <text:p>Pp3c2_4450V3.2-E2</text:p>
          </table:table-cell>
          <table:table-cell office:value-type="string" calcext:value-type="string">
            <text:p>transcript:Pp3c2_445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273]=[.C274];[.D273]=[.D274]);&quot;yes&quot;;&quot;no&quot;)" office:value-type="string" office:string-value="yes" calcext:value-type="string">
            <text:p>yes</text:p>
          </table:table-cell>
          <table:table-cell table:formula="of:=IF(OR(LEN([.E273])&gt;1;LEN([.F273])&gt;1);IF(LEN([.F273])=1;&quot;del&quot;;IF(ISERROR(FIND(&quot;,&quot;;[.F273];1));&quot;ins&quot;;&quot;mltple_var&quot;));&quot;snp&quot;)" office:value-type="string" office:string-value="mltple_var" calcext:value-type="string">
            <text:p>mltple_var</text:p>
          </table:table-cell>
          <table:table-cell table:formula="of:=IF([.L273]=&quot;mltple_var&quot;;&quot;n/a&quot;;LEN([.F273])-LEN([.E273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2856943" calcext:value-type="float">
            <text:p>28569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GAGAGAGAGAGA,A</text:p>
          </table:table-cell>
          <table:table-cell office:value-type="string" calcext:value-type="string">
            <text:p>Pp3c2_4450V3.1-E2</text:p>
          </table:table-cell>
          <table:table-cell office:value-type="string" calcext:value-type="string">
            <text:p>transcript:Pp3c2_4450V3.1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274]=[.C275];[.D274]=[.D275]);&quot;yes&quot;;&quot;no&quot;)" office:value-type="string" office:string-value="yes" calcext:value-type="string">
            <text:p>yes</text:p>
          </table:table-cell>
          <table:table-cell table:formula="of:=IF(OR(LEN([.E274])&gt;1;LEN([.F274])&gt;1);IF(LEN([.F274])=1;&quot;del&quot;;IF(ISERROR(FIND(&quot;,&quot;;[.F274];1));&quot;ins&quot;;&quot;mltple_var&quot;));&quot;snp&quot;)" office:value-type="string" office:string-value="mltple_var" calcext:value-type="string">
            <text:p>mltple_var</text:p>
          </table:table-cell>
          <table:table-cell table:formula="of:=IF([.L274]=&quot;mltple_var&quot;;&quot;n/a&quot;;LEN([.F274])-LEN([.E274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2856943" calcext:value-type="float">
            <text:p>28569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GAGAGAGAGAGA,A</text:p>
          </table:table-cell>
          <table:table-cell office:value-type="string" calcext:value-type="string">
            <text:p>Pp3c2_4450V3.3-E2</text:p>
          </table:table-cell>
          <table:table-cell office:value-type="string" calcext:value-type="string">
            <text:p>transcript:Pp3c2_4450V3.3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275]=[.C276];[.D275]=[.D276]);&quot;yes&quot;;&quot;no&quot;)" office:value-type="string" office:string-value="no" calcext:value-type="string">
            <text:p>no</text:p>
          </table:table-cell>
          <table:table-cell table:formula="of:=IF(OR(LEN([.E275])&gt;1;LEN([.F275])&gt;1);IF(LEN([.F275])=1;&quot;del&quot;;IF(ISERROR(FIND(&quot;,&quot;;[.F275];1));&quot;ins&quot;;&quot;mltple_var&quot;));&quot;snp&quot;)" office:value-type="string" office:string-value="mltple_var" calcext:value-type="string">
            <text:p>mltple_var</text:p>
          </table:table-cell>
          <table:table-cell table:formula="of:=IF([.L275]=&quot;mltple_var&quot;;&quot;n/a&quot;;LEN([.F275])-LEN([.E275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2571631" calcext:value-type="float">
            <text:p>125716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_19520V3.2-E1</text:p>
          </table:table-cell>
          <table:table-cell office:value-type="string" calcext:value-type="string">
            <text:p>transcript:Pp3c2_1952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276]=[.C277];[.D276]=[.D277]);&quot;yes&quot;;&quot;no&quot;)" office:value-type="string" office:string-value="yes" calcext:value-type="string">
            <text:p>yes</text:p>
          </table:table-cell>
          <table:table-cell table:formula="of:=IF(OR(LEN([.E276])&gt;1;LEN([.F276])&gt;1);IF(LEN([.F276])=1;&quot;del&quot;;IF(ISERROR(FIND(&quot;,&quot;;[.F276];1));&quot;ins&quot;;&quot;mltple_var&quot;));&quot;snp&quot;)" office:value-type="string" office:string-value="snp" calcext:value-type="string">
            <text:p>snp</text:p>
          </table:table-cell>
          <table:table-cell table:formula="of:=IF([.L276]=&quot;mltple_var&quot;;&quot;n/a&quot;;LEN([.F276])-LEN([.E27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2571631" calcext:value-type="float">
            <text:p>125716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_19520V3.1-E1</text:p>
          </table:table-cell>
          <table:table-cell office:value-type="string" calcext:value-type="string">
            <text:p>transcript:Pp3c2_19520V3.1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277]=[.C278];[.D277]=[.D278]);&quot;yes&quot;;&quot;no&quot;)" office:value-type="string" office:string-value="no" calcext:value-type="string">
            <text:p>no</text:p>
          </table:table-cell>
          <table:table-cell table:formula="of:=IF(OR(LEN([.E277])&gt;1;LEN([.F277])&gt;1);IF(LEN([.F277])=1;&quot;del&quot;;IF(ISERROR(FIND(&quot;,&quot;;[.F277];1));&quot;ins&quot;;&quot;mltple_var&quot;));&quot;snp&quot;)" office:value-type="string" office:string-value="snp" calcext:value-type="string">
            <text:p>snp</text:p>
          </table:table-cell>
          <table:table-cell table:formula="of:=IF([.L277]=&quot;mltple_var&quot;;&quot;n/a&quot;;LEN([.F277])-LEN([.E27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884" calcext:value-type="float">
            <text:p>10348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78]=[.C279];[.D278]=[.D279]);&quot;yes&quot;;&quot;no&quot;)" office:value-type="string" office:string-value="no" calcext:value-type="string">
            <text:p>no</text:p>
          </table:table-cell>
          <table:table-cell table:formula="of:=IF(OR(LEN([.E278])&gt;1;LEN([.F278])&gt;1);IF(LEN([.F278])=1;&quot;del&quot;;IF(ISERROR(FIND(&quot;,&quot;;[.F278];1));&quot;ins&quot;;&quot;mltple_var&quot;));&quot;snp&quot;)" office:value-type="string" office:string-value="snp" calcext:value-type="string">
            <text:p>snp</text:p>
          </table:table-cell>
          <table:table-cell table:formula="of:=IF([.L278]=&quot;mltple_var&quot;;&quot;n/a&quot;;LEN([.F278])-LEN([.E27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896" calcext:value-type="float">
            <text:p>10348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79]=[.C280];[.D279]=[.D280]);&quot;yes&quot;;&quot;no&quot;)" office:value-type="string" office:string-value="yes" calcext:value-type="string">
            <text:p>yes</text:p>
          </table:table-cell>
          <table:table-cell table:formula="of:=IF(OR(LEN([.E279])&gt;1;LEN([.F279])&gt;1);IF(LEN([.F279])=1;&quot;del&quot;;IF(ISERROR(FIND(&quot;,&quot;;[.F279];1));&quot;ins&quot;;&quot;mltple_var&quot;));&quot;snp&quot;)" office:value-type="string" office:string-value="snp" calcext:value-type="string">
            <text:p>snp</text:p>
          </table:table-cell>
          <table:table-cell table:formula="of:=IF([.L279]=&quot;mltple_var&quot;;&quot;n/a&quot;;LEN([.F279])-LEN([.E27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896" calcext:value-type="float">
            <text:p>10348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1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280]=[.C281];[.D280]=[.D281]);&quot;yes&quot;;&quot;no&quot;)" office:value-type="string" office:string-value="no" calcext:value-type="string">
            <text:p>no</text:p>
          </table:table-cell>
          <table:table-cell table:formula="of:=IF(OR(LEN([.E280])&gt;1;LEN([.F280])&gt;1);IF(LEN([.F280])=1;&quot;del&quot;;IF(ISERROR(FIND(&quot;,&quot;;[.F280];1));&quot;ins&quot;;&quot;mltple_var&quot;));&quot;snp&quot;)" office:value-type="string" office:string-value="snp" calcext:value-type="string">
            <text:p>snp</text:p>
          </table:table-cell>
          <table:table-cell table:formula="of:=IF([.L280]=&quot;mltple_var&quot;;&quot;n/a&quot;;LEN([.F280])-LEN([.E28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899" calcext:value-type="float">
            <text:p>10348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81]=[.C282];[.D281]=[.D282]);&quot;yes&quot;;&quot;no&quot;)" office:value-type="string" office:string-value="no" calcext:value-type="string">
            <text:p>no</text:p>
          </table:table-cell>
          <table:table-cell table:formula="of:=IF(OR(LEN([.E281])&gt;1;LEN([.F281])&gt;1);IF(LEN([.F281])=1;&quot;del&quot;;IF(ISERROR(FIND(&quot;,&quot;;[.F281];1));&quot;ins&quot;;&quot;mltple_var&quot;));&quot;snp&quot;)" office:value-type="string" office:string-value="snp" calcext:value-type="string">
            <text:p>snp</text:p>
          </table:table-cell>
          <table:table-cell table:formula="of:=IF([.L281]=&quot;mltple_var&quot;;&quot;n/a&quot;;LEN([.F281])-LEN([.E28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914" calcext:value-type="float">
            <text:p>10349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82]=[.C283];[.D282]=[.D283]);&quot;yes&quot;;&quot;no&quot;)" office:value-type="string" office:string-value="no" calcext:value-type="string">
            <text:p>no</text:p>
          </table:table-cell>
          <table:table-cell table:formula="of:=IF(OR(LEN([.E282])&gt;1;LEN([.F282])&gt;1);IF(LEN([.F282])=1;&quot;del&quot;;IF(ISERROR(FIND(&quot;,&quot;;[.F282];1));&quot;ins&quot;;&quot;mltple_var&quot;));&quot;snp&quot;)" office:value-type="string" office:string-value="snp" calcext:value-type="string">
            <text:p>snp</text:p>
          </table:table-cell>
          <table:table-cell table:formula="of:=IF([.L282]=&quot;mltple_var&quot;;&quot;n/a&quot;;LEN([.F282])-LEN([.E28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926" calcext:value-type="float">
            <text:p>10349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83]=[.C284];[.D283]=[.D284]);&quot;yes&quot;;&quot;no&quot;)" office:value-type="string" office:string-value="no" calcext:value-type="string">
            <text:p>no</text:p>
          </table:table-cell>
          <table:table-cell table:formula="of:=IF(OR(LEN([.E283])&gt;1;LEN([.F283])&gt;1);IF(LEN([.F283])=1;&quot;del&quot;;IF(ISERROR(FIND(&quot;,&quot;;[.F283];1));&quot;ins&quot;;&quot;mltple_var&quot;));&quot;snp&quot;)" office:value-type="string" office:string-value="snp" calcext:value-type="string">
            <text:p>snp</text:p>
          </table:table-cell>
          <table:table-cell table:formula="of:=IF([.L283]=&quot;mltple_var&quot;;&quot;n/a&quot;;LEN([.F283])-LEN([.E28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7554239" calcext:value-type="float">
            <text:p>75542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0600V3.1-E1</text:p>
          </table:table-cell>
          <table:table-cell office:value-type="string" calcext:value-type="string">
            <text:p>transcript:Pp3c3_10600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284]=[.C285];[.D284]=[.D285]);&quot;yes&quot;;&quot;no&quot;)" office:value-type="string" office:string-value="yes" calcext:value-type="string">
            <text:p>yes</text:p>
          </table:table-cell>
          <table:table-cell table:formula="of:=IF(OR(LEN([.E284])&gt;1;LEN([.F284])&gt;1);IF(LEN([.F284])=1;&quot;del&quot;;IF(ISERROR(FIND(&quot;,&quot;;[.F284];1));&quot;ins&quot;;&quot;mltple_var&quot;));&quot;snp&quot;)" office:value-type="string" office:string-value="snp" calcext:value-type="string">
            <text:p>snp</text:p>
          </table:table-cell>
          <table:table-cell table:formula="of:=IF([.L284]=&quot;mltple_var&quot;;&quot;n/a&quot;;LEN([.F284])-LEN([.E28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7554239" calcext:value-type="float">
            <text:p>75542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0600V3.2-E1</text:p>
          </table:table-cell>
          <table:table-cell office:value-type="string" calcext:value-type="string">
            <text:p>transcript:Pp3c3_10600V3.2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285]=[.C286];[.D285]=[.D286]);&quot;yes&quot;;&quot;no&quot;)" office:value-type="string" office:string-value="no" calcext:value-type="string">
            <text:p>no</text:p>
          </table:table-cell>
          <table:table-cell table:formula="of:=IF(OR(LEN([.E285])&gt;1;LEN([.F285])&gt;1);IF(LEN([.F285])=1;&quot;del&quot;;IF(ISERROR(FIND(&quot;,&quot;;[.F285];1));&quot;ins&quot;;&quot;mltple_var&quot;));&quot;snp&quot;)" office:value-type="string" office:string-value="snp" calcext:value-type="string">
            <text:p>snp</text:p>
          </table:table-cell>
          <table:table-cell table:formula="of:=IF([.L285]=&quot;mltple_var&quot;;&quot;n/a&quot;;LEN([.F285])-LEN([.E28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8562763" calcext:value-type="float">
            <text:p>85627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2340V3.1-E3</text:p>
          </table:table-cell>
          <table:table-cell office:value-type="string" calcext:value-type="string">
            <text:p>transcript:Pp3c3_1234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86]=[.C287];[.D286]=[.D287]);&quot;yes&quot;;&quot;no&quot;)" office:value-type="string" office:string-value="no" calcext:value-type="string">
            <text:p>no</text:p>
          </table:table-cell>
          <table:table-cell table:formula="of:=IF(OR(LEN([.E286])&gt;1;LEN([.F286])&gt;1);IF(LEN([.F286])=1;&quot;del&quot;;IF(ISERROR(FIND(&quot;,&quot;;[.F286];1));&quot;ins&quot;;&quot;mltple_var&quot;));&quot;snp&quot;)" office:value-type="string" office:string-value="snp" calcext:value-type="string">
            <text:p>snp</text:p>
          </table:table-cell>
          <table:table-cell table:formula="of:=IF([.L286]=&quot;mltple_var&quot;;&quot;n/a&quot;;LEN([.F286])-LEN([.E28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9769669" calcext:value-type="float">
            <text:p>97696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,GATATATATAT</text:p>
          </table:table-cell>
          <table:table-cell office:value-type="string" calcext:value-type="string">
            <text:p>Pp3c3_13640V3.1-E7</text:p>
          </table:table-cell>
          <table:table-cell office:value-type="string" calcext:value-type="string">
            <text:p>transcript:Pp3c3_13640V3.1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287]=[.C288];[.D287]=[.D288]);&quot;yes&quot;;&quot;no&quot;)" office:value-type="string" office:string-value="yes" calcext:value-type="string">
            <text:p>yes</text:p>
          </table:table-cell>
          <table:table-cell table:formula="of:=IF(OR(LEN([.E287])&gt;1;LEN([.F287])&gt;1);IF(LEN([.F287])=1;&quot;del&quot;;IF(ISERROR(FIND(&quot;,&quot;;[.F287];1));&quot;ins&quot;;&quot;mltple_var&quot;));&quot;snp&quot;)" office:value-type="string" office:string-value="mltple_var" calcext:value-type="string">
            <text:p>mltple_var</text:p>
          </table:table-cell>
          <table:table-cell table:formula="of:=IF([.L287]=&quot;mltple_var&quot;;&quot;n/a&quot;;LEN([.F287])-LEN([.E287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9769669" calcext:value-type="float">
            <text:p>97696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,GATATATATAT</text:p>
          </table:table-cell>
          <table:table-cell office:value-type="string" calcext:value-type="string">
            <text:p>Pp3c3_13640V3.1-E7</text:p>
          </table:table-cell>
          <table:table-cell office:value-type="string" calcext:value-type="string">
            <text:p>transcript:Pp3c3_13640V3.1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288]=[.C289];[.D288]=[.D289]);&quot;yes&quot;;&quot;no&quot;)" office:value-type="string" office:string-value="no" calcext:value-type="string">
            <text:p>no</text:p>
          </table:table-cell>
          <table:table-cell table:formula="of:=IF(OR(LEN([.E288])&gt;1;LEN([.F288])&gt;1);IF(LEN([.F288])=1;&quot;del&quot;;IF(ISERROR(FIND(&quot;,&quot;;[.F288];1));&quot;ins&quot;;&quot;mltple_var&quot;));&quot;snp&quot;)" office:value-type="string" office:string-value="mltple_var" calcext:value-type="string">
            <text:p>mltple_var</text:p>
          </table:table-cell>
          <table:table-cell table:formula="of:=IF([.L288]=&quot;mltple_var&quot;;&quot;n/a&quot;;LEN([.F288])-LEN([.E288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3318396" calcext:value-type="float">
            <text:p>133183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AGAATGCTGGTGCCGCTGGGAGTCGA</text:p>
          </table:table-cell>
          <table:table-cell office:value-type="string" calcext:value-type="string">
            <text:p>Pp3c10_19289V3.1-E1</text:p>
          </table:table-cell>
          <table:table-cell office:value-type="string" calcext:value-type="string">
            <text:p>transcript:Pp3c10_19289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289]=[.C290];[.D289]=[.D290]);&quot;yes&quot;;&quot;no&quot;)" office:value-type="string" office:string-value="no" calcext:value-type="string">
            <text:p>no</text:p>
          </table:table-cell>
          <table:table-cell table:formula="of:=IF(OR(LEN([.E289])&gt;1;LEN([.F289])&gt;1);IF(LEN([.F289])=1;&quot;del&quot;;IF(ISERROR(FIND(&quot;,&quot;;[.F289];1));&quot;ins&quot;;&quot;mltple_var&quot;));&quot;snp&quot;)" office:value-type="string" office:string-value="ins" calcext:value-type="string">
            <text:p>ins</text:p>
          </table:table-cell>
          <table:table-cell table:formula="of:=IF([.L289]=&quot;mltple_var&quot;;&quot;n/a&quot;;LEN([.F289])-LEN([.E289]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5741415" calcext:value-type="float">
            <text:p>5741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16_9379V3.1-E1</text:p>
          </table:table-cell>
          <table:table-cell office:value-type="string" calcext:value-type="string">
            <text:p>transcript:Pp3c16_9379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290]=[.C291];[.D290]=[.D291]);&quot;yes&quot;;&quot;no&quot;)" office:value-type="string" office:string-value="no" calcext:value-type="string">
            <text:p>no</text:p>
          </table:table-cell>
          <table:table-cell table:formula="of:=IF(OR(LEN([.E290])&gt;1;LEN([.F290])&gt;1);IF(LEN([.F290])=1;&quot;del&quot;;IF(ISERROR(FIND(&quot;,&quot;;[.F290];1));&quot;ins&quot;;&quot;mltple_var&quot;));&quot;snp&quot;)" office:value-type="string" office:string-value="snp" calcext:value-type="string">
            <text:p>snp</text:p>
          </table:table-cell>
          <table:table-cell table:formula="of:=IF([.L290]=&quot;mltple_var&quot;;&quot;n/a&quot;;LEN([.F290])-LEN([.E29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10" calcext:value-type="float">
            <text:p>14732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91]=[.C292];[.D291]=[.D292]);&quot;yes&quot;;&quot;no&quot;)" office:value-type="string" office:string-value="yes" calcext:value-type="string">
            <text:p>yes</text:p>
          </table:table-cell>
          <table:table-cell table:formula="of:=IF(OR(LEN([.E291])&gt;1;LEN([.F291])&gt;1);IF(LEN([.F291])=1;&quot;del&quot;;IF(ISERROR(FIND(&quot;,&quot;;[.F291];1));&quot;ins&quot;;&quot;mltple_var&quot;));&quot;snp&quot;)" office:value-type="string" office:string-value="snp" calcext:value-type="string">
            <text:p>snp</text:p>
          </table:table-cell>
          <table:table-cell table:formula="of:=IF([.L291]=&quot;mltple_var&quot;;&quot;n/a&quot;;LEN([.F291])-LEN([.E29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10" calcext:value-type="float">
            <text:p>14732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92]=[.C293];[.D292]=[.D293]);&quot;yes&quot;;&quot;no&quot;)" office:value-type="string" office:string-value="yes" calcext:value-type="string">
            <text:p>yes</text:p>
          </table:table-cell>
          <table:table-cell table:formula="of:=IF(OR(LEN([.E292])&gt;1;LEN([.F292])&gt;1);IF(LEN([.F292])=1;&quot;del&quot;;IF(ISERROR(FIND(&quot;,&quot;;[.F292];1));&quot;ins&quot;;&quot;mltple_var&quot;));&quot;snp&quot;)" office:value-type="string" office:string-value="snp" calcext:value-type="string">
            <text:p>snp</text:p>
          </table:table-cell>
          <table:table-cell table:formula="of:=IF([.L292]=&quot;mltple_var&quot;;&quot;n/a&quot;;LEN([.F292])-LEN([.E29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10" calcext:value-type="float">
            <text:p>14732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93]=[.C294];[.D293]=[.D294]);&quot;yes&quot;;&quot;no&quot;)" office:value-type="string" office:string-value="yes" calcext:value-type="string">
            <text:p>yes</text:p>
          </table:table-cell>
          <table:table-cell table:formula="of:=IF(OR(LEN([.E293])&gt;1;LEN([.F293])&gt;1);IF(LEN([.F293])=1;&quot;del&quot;;IF(ISERROR(FIND(&quot;,&quot;;[.F293];1));&quot;ins&quot;;&quot;mltple_var&quot;));&quot;snp&quot;)" office:value-type="string" office:string-value="snp" calcext:value-type="string">
            <text:p>snp</text:p>
          </table:table-cell>
          <table:table-cell table:formula="of:=IF([.L293]=&quot;mltple_var&quot;;&quot;n/a&quot;;LEN([.F293])-LEN([.E29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10" calcext:value-type="float">
            <text:p>14732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94]=[.C295];[.D294]=[.D295]);&quot;yes&quot;;&quot;no&quot;)" office:value-type="string" office:string-value="no" calcext:value-type="string">
            <text:p>no</text:p>
          </table:table-cell>
          <table:table-cell table:formula="of:=IF(OR(LEN([.E294])&gt;1;LEN([.F294])&gt;1);IF(LEN([.F294])=1;&quot;del&quot;;IF(ISERROR(FIND(&quot;,&quot;;[.F294];1));&quot;ins&quot;;&quot;mltple_var&quot;));&quot;snp&quot;)" office:value-type="string" office:string-value="snp" calcext:value-type="string">
            <text:p>snp</text:p>
          </table:table-cell>
          <table:table-cell table:formula="of:=IF([.L294]=&quot;mltple_var&quot;;&quot;n/a&quot;;LEN([.F294])-LEN([.E29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83" calcext:value-type="float">
            <text:p>14732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1-E1</text:p>
          </table:table-cell>
          <table:table-cell office:value-type="string" calcext:value-type="string">
            <text:p>transcript:Pp3c27_263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95]=[.C296];[.D295]=[.D296]);&quot;yes&quot;;&quot;no&quot;)" office:value-type="string" office:string-value="yes" calcext:value-type="string">
            <text:p>yes</text:p>
          </table:table-cell>
          <table:table-cell table:formula="of:=IF(OR(LEN([.E295])&gt;1;LEN([.F295])&gt;1);IF(LEN([.F295])=1;&quot;del&quot;;IF(ISERROR(FIND(&quot;,&quot;;[.F295];1));&quot;ins&quot;;&quot;mltple_var&quot;));&quot;snp&quot;)" office:value-type="string" office:string-value="snp" calcext:value-type="string">
            <text:p>snp</text:p>
          </table:table-cell>
          <table:table-cell table:formula="of:=IF([.L295]=&quot;mltple_var&quot;;&quot;n/a&quot;;LEN([.F295])-LEN([.E29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83" calcext:value-type="float">
            <text:p>14732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96]=[.C297];[.D296]=[.D297]);&quot;yes&quot;;&quot;no&quot;)" office:value-type="string" office:string-value="yes" calcext:value-type="string">
            <text:p>yes</text:p>
          </table:table-cell>
          <table:table-cell table:formula="of:=IF(OR(LEN([.E296])&gt;1;LEN([.F296])&gt;1);IF(LEN([.F296])=1;&quot;del&quot;;IF(ISERROR(FIND(&quot;,&quot;;[.F296];1));&quot;ins&quot;;&quot;mltple_var&quot;));&quot;snp&quot;)" office:value-type="string" office:string-value="snp" calcext:value-type="string">
            <text:p>snp</text:p>
          </table:table-cell>
          <table:table-cell table:formula="of:=IF([.L296]=&quot;mltple_var&quot;;&quot;n/a&quot;;LEN([.F296])-LEN([.E29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83" calcext:value-type="float">
            <text:p>14732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4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97]=[.C298];[.D297]=[.D298]);&quot;yes&quot;;&quot;no&quot;)" office:value-type="string" office:string-value="yes" calcext:value-type="string">
            <text:p>yes</text:p>
          </table:table-cell>
          <table:table-cell table:formula="of:=IF(OR(LEN([.E297])&gt;1;LEN([.F297])&gt;1);IF(LEN([.F297])=1;&quot;del&quot;;IF(ISERROR(FIND(&quot;,&quot;;[.F297];1));&quot;ins&quot;;&quot;mltple_var&quot;));&quot;snp&quot;)" office:value-type="string" office:string-value="snp" calcext:value-type="string">
            <text:p>snp</text:p>
          </table:table-cell>
          <table:table-cell table:formula="of:=IF([.L297]=&quot;mltple_var&quot;;&quot;n/a&quot;;LEN([.F297])-LEN([.E29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83" calcext:value-type="float">
            <text:p>14732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298]=[.C299];[.D298]=[.D299]);&quot;yes&quot;;&quot;no&quot;)" office:value-type="string" office:string-value="no" calcext:value-type="string">
            <text:p>no</text:p>
          </table:table-cell>
          <table:table-cell table:formula="of:=IF(OR(LEN([.E298])&gt;1;LEN([.F298])&gt;1);IF(LEN([.F298])=1;&quot;del&quot;;IF(ISERROR(FIND(&quot;,&quot;;[.F298];1));&quot;ins&quot;;&quot;mltple_var&quot;));&quot;snp&quot;)" office:value-type="string" office:string-value="snp" calcext:value-type="string">
            <text:p>snp</text:p>
          </table:table-cell>
          <table:table-cell table:formula="of:=IF([.L298]=&quot;mltple_var&quot;;&quot;n/a&quot;;LEN([.F298])-LEN([.E29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4119631" calcext:value-type="float">
            <text:p>4119631</text:p>
          </table:table-cell>
          <table:table-cell office:value-type="string" calcext:value-type="string">
            <text:p>CAAAA</text:p>
          </table:table-cell>
          <table:table-cell office:value-type="string" calcext:value-type="string">
            <text:p>C,CA</text:p>
          </table:table-cell>
          <table:table-cell office:value-type="string" calcext:value-type="string">
            <text:p>Pp3c4_5880V3.1-E2</text:p>
          </table:table-cell>
          <table:table-cell office:value-type="string" calcext:value-type="string">
            <text:p>transcript:Pp3c4_588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4_5880V3.1-E2</text:p>
          </table:table-cell>
          <table:table-cell table:formula="of:=IF(AND([.C299]=[.C300];[.D299]=[.D300]);&quot;yes&quot;;&quot;no&quot;)" office:value-type="string" office:string-value="no" calcext:value-type="string">
            <text:p>no</text:p>
          </table:table-cell>
          <table:table-cell table:formula="of:=IF(OR(LEN([.E299])&gt;1;LEN([.F299])&gt;1);IF(LEN([.F299])=1;&quot;del&quot;;IF(ISERROR(FIND(&quot;,&quot;;[.F299];1));&quot;ins&quot;;&quot;mltple_var&quot;));&quot;snp&quot;)" office:value-type="string" office:string-value="mltple_var" calcext:value-type="string">
            <text:p>mltple_var</text:p>
          </table:table-cell>
          <table:table-cell table:formula="of:=IF([.L299]=&quot;mltple_var&quot;;&quot;n/a&quot;;LEN([.F299])-LEN([.E299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float" office:value="16981155" calcext:value-type="float">
            <text:p>16981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TCCATCT</text:p>
          </table:table-cell>
          <table:table-cell office:value-type="string" calcext:value-type="string">
            <text:p>Pp3c5_24219V3.1-E2</text:p>
          </table:table-cell>
          <table:table-cell office:value-type="string" calcext:value-type="string">
            <text:p>transcript:Pp3c5_24219V3.1</text:p>
          </table:table-cell>
          <table:table-cell office:value-type="string" calcext:value-type="string">
            <text:p>frameshift_variant&amp;stop_gained</text:p>
          </table:table-cell>
          <table:table-cell office:value-type="string" calcext:value-type="string">
            <text:p>Pp3c5_24219V3.1-E2</text:p>
          </table:table-cell>
          <table:table-cell table:formula="of:=IF(AND([.C300]=[.C301];[.D300]=[.D301]);&quot;yes&quot;;&quot;no&quot;)" office:value-type="string" office:string-value="no" calcext:value-type="string">
            <text:p>no</text:p>
          </table:table-cell>
          <table:table-cell table:formula="of:=IF(OR(LEN([.E300])&gt;1;LEN([.F300])&gt;1);IF(LEN([.F300])=1;&quot;del&quot;;IF(ISERROR(FIND(&quot;,&quot;;[.F300];1));&quot;ins&quot;;&quot;mltple_var&quot;));&quot;snp&quot;)" office:value-type="string" office:string-value="ins" calcext:value-type="string">
            <text:p>ins</text:p>
          </table:table-cell>
          <table:table-cell table:formula="of:=IF([.L300]=&quot;mltple_var&quot;;&quot;n/a&quot;;LEN([.F300])-LEN([.E300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16829991" calcext:value-type="float">
            <text:p>16829991</text:p>
          </table:table-cell>
          <table:table-cell office:value-type="string" calcext:value-type="string">
            <text:p>CAAT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6_25610V3.1-E2</text:p>
          </table:table-cell>
          <table:table-cell office:value-type="string" calcext:value-type="string">
            <text:p>transcript:Pp3c6_2561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6_25610V3.1-E2</text:p>
          </table:table-cell>
          <table:table-cell table:formula="of:=IF(AND([.C301]=[.C302];[.D301]=[.D302]);&quot;yes&quot;;&quot;no&quot;)" office:value-type="string" office:string-value="no" calcext:value-type="string">
            <text:p>no</text:p>
          </table:table-cell>
          <table:table-cell table:formula="of:=IF(OR(LEN([.E301])&gt;1;LEN([.F301])&gt;1);IF(LEN([.F301])=1;&quot;del&quot;;IF(ISERROR(FIND(&quot;,&quot;;[.F301];1));&quot;ins&quot;;&quot;mltple_var&quot;));&quot;snp&quot;)" office:value-type="string" office:string-value="del" calcext:value-type="string">
            <text:p>del</text:p>
          </table:table-cell>
          <table:table-cell table:formula="of:=IF([.L301]=&quot;mltple_var&quot;;&quot;n/a&quot;;LEN([.F301])-LEN([.E301])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float" office:value="5857488" calcext:value-type="float">
            <text:p>5857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TTTCTC,TTTTTC</text:p>
          </table:table-cell>
          <table:table-cell office:value-type="string" calcext:value-type="string">
            <text:p>Pp3c14_9104V3.1-E1</text:p>
          </table:table-cell>
          <table:table-cell office:value-type="string" calcext:value-type="string">
            <text:p>transcript:Pp3c14_9104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4_9104V3.1-E1</text:p>
          </table:table-cell>
          <table:table-cell table:formula="of:=IF(AND([.C302]=[.C303];[.D302]=[.D303]);&quot;yes&quot;;&quot;no&quot;)" office:value-type="string" office:string-value="yes" calcext:value-type="string">
            <text:p>yes</text:p>
          </table:table-cell>
          <table:table-cell table:formula="of:=IF(OR(LEN([.E302])&gt;1;LEN([.F302])&gt;1);IF(LEN([.F302])=1;&quot;del&quot;;IF(ISERROR(FIND(&quot;,&quot;;[.F302];1));&quot;ins&quot;;&quot;mltple_var&quot;));&quot;snp&quot;)" office:value-type="string" office:string-value="mltple_var" calcext:value-type="string">
            <text:p>mltple_var</text:p>
          </table:table-cell>
          <table:table-cell table:formula="of:=IF([.L302]=&quot;mltple_var&quot;;&quot;n/a&quot;;LEN([.F302])-LEN([.E302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float" office:value="5857488" calcext:value-type="float">
            <text:p>5857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TTTCTC,TTTTTC</text:p>
          </table:table-cell>
          <table:table-cell office:value-type="string" calcext:value-type="string">
            <text:p>Pp3c14_9104V3.1-E1</text:p>
          </table:table-cell>
          <table:table-cell office:value-type="string" calcext:value-type="string">
            <text:p>transcript:Pp3c14_9104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4_9104V3.1-E1</text:p>
          </table:table-cell>
          <table:table-cell table:formula="of:=IF(AND([.C303]=[.C304];[.D303]=[.D304]);&quot;yes&quot;;&quot;no&quot;)" office:value-type="string" office:string-value="no" calcext:value-type="string">
            <text:p>no</text:p>
          </table:table-cell>
          <table:table-cell table:formula="of:=IF(OR(LEN([.E303])&gt;1;LEN([.F303])&gt;1);IF(LEN([.F303])=1;&quot;del&quot;;IF(ISERROR(FIND(&quot;,&quot;;[.F303];1));&quot;ins&quot;;&quot;mltple_var&quot;));&quot;snp&quot;)" office:value-type="string" office:string-value="mltple_var" calcext:value-type="string">
            <text:p>mltple_var</text:p>
          </table:table-cell>
          <table:table-cell table:formula="of:=IF([.L303]=&quot;mltple_var&quot;;&quot;n/a&quot;;LEN([.F303])-LEN([.E303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7090074" calcext:value-type="float">
            <text:p>7090074</text:p>
          </table:table-cell>
          <table:table-cell office:value-type="string" calcext:value-type="string">
            <text:p>ATCAA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7_9870V3.7-E7</text:p>
          </table:table-cell>
          <table:table-cell office:value-type="string" calcext:value-type="string">
            <text:p>transcript:Pp3c17_9870V3.4</text:p>
          </table:table-cell>
          <table:table-cell office:value-type="string" calcext:value-type="string">
            <text:p>start_lost&amp;conservative_inframe_deletion</text:p>
          </table:table-cell>
          <table:table-cell office:value-type="string" calcext:value-type="string">
            <text:p>Pp3c17_9870V3.7-E7</text:p>
          </table:table-cell>
          <table:table-cell table:formula="of:=IF(AND([.C304]=[.C305];[.D304]=[.D305]);&quot;yes&quot;;&quot;no&quot;)" office:value-type="string" office:string-value="yes" calcext:value-type="string">
            <text:p>yes</text:p>
          </table:table-cell>
          <table:table-cell table:formula="of:=IF(OR(LEN([.E304])&gt;1;LEN([.F304])&gt;1);IF(LEN([.F304])=1;&quot;del&quot;;IF(ISERROR(FIND(&quot;,&quot;;[.F304];1));&quot;ins&quot;;&quot;mltple_var&quot;));&quot;snp&quot;)" office:value-type="string" office:string-value="del" calcext:value-type="string">
            <text:p>del</text:p>
          </table:table-cell>
          <table:table-cell table:formula="of:=IF([.L304]=&quot;mltple_var&quot;;&quot;n/a&quot;;LEN([.F304])-LEN([.E304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7090074" calcext:value-type="float">
            <text:p>7090074</text:p>
          </table:table-cell>
          <table:table-cell office:value-type="string" calcext:value-type="string">
            <text:p>ATCAA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7_9870V3.1-E8</text:p>
          </table:table-cell>
          <table:table-cell office:value-type="string" calcext:value-type="string">
            <text:p>transcript:Pp3c17_9870V3.1</text:p>
          </table:table-cell>
          <table:table-cell office:value-type="string" calcext:value-type="string">
            <text:p>start_lost&amp;conservative_inframe_deletion</text:p>
          </table:table-cell>
          <table:table-cell office:value-type="string" calcext:value-type="string">
            <text:p>Pp3c17_9870V3.7-E7</text:p>
          </table:table-cell>
          <table:table-cell table:formula="of:=IF(AND([.C305]=[.C306];[.D305]=[.D306]);&quot;yes&quot;;&quot;no&quot;)" office:value-type="string" office:string-value="yes" calcext:value-type="string">
            <text:p>yes</text:p>
          </table:table-cell>
          <table:table-cell table:formula="of:=IF(OR(LEN([.E305])&gt;1;LEN([.F305])&gt;1);IF(LEN([.F305])=1;&quot;del&quot;;IF(ISERROR(FIND(&quot;,&quot;;[.F305];1));&quot;ins&quot;;&quot;mltple_var&quot;));&quot;snp&quot;)" office:value-type="string" office:string-value="del" calcext:value-type="string">
            <text:p>del</text:p>
          </table:table-cell>
          <table:table-cell table:formula="of:=IF([.L305]=&quot;mltple_var&quot;;&quot;n/a&quot;;LEN([.F305])-LEN([.E305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7090074" calcext:value-type="float">
            <text:p>7090074</text:p>
          </table:table-cell>
          <table:table-cell office:value-type="string" calcext:value-type="string">
            <text:p>ATCAA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7_9870V3.2-E8</text:p>
          </table:table-cell>
          <table:table-cell office:value-type="string" calcext:value-type="string">
            <text:p>transcript:Pp3c17_9870V3.2</text:p>
          </table:table-cell>
          <table:table-cell office:value-type="string" calcext:value-type="string">
            <text:p>start_lost&amp;conservative_inframe_deletion</text:p>
          </table:table-cell>
          <table:table-cell office:value-type="string" calcext:value-type="string">
            <text:p>Pp3c17_9870V3.7-E7</text:p>
          </table:table-cell>
          <table:table-cell table:formula="of:=IF(AND([.C306]=[.C307];[.D306]=[.D307]);&quot;yes&quot;;&quot;no&quot;)" office:value-type="string" office:string-value="yes" calcext:value-type="string">
            <text:p>yes</text:p>
          </table:table-cell>
          <table:table-cell table:formula="of:=IF(OR(LEN([.E306])&gt;1;LEN([.F306])&gt;1);IF(LEN([.F306])=1;&quot;del&quot;;IF(ISERROR(FIND(&quot;,&quot;;[.F306];1));&quot;ins&quot;;&quot;mltple_var&quot;));&quot;snp&quot;)" office:value-type="string" office:string-value="del" calcext:value-type="string">
            <text:p>del</text:p>
          </table:table-cell>
          <table:table-cell table:formula="of:=IF([.L306]=&quot;mltple_var&quot;;&quot;n/a&quot;;LEN([.F306])-LEN([.E306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7090074" calcext:value-type="float">
            <text:p>7090074</text:p>
          </table:table-cell>
          <table:table-cell office:value-type="string" calcext:value-type="string">
            <text:p>ATCAA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7_9870V3.5-E8</text:p>
          </table:table-cell>
          <table:table-cell office:value-type="string" calcext:value-type="string">
            <text:p>transcript:Pp3c17_9870V3.5</text:p>
          </table:table-cell>
          <table:table-cell office:value-type="string" calcext:value-type="string">
            <text:p>start_lost&amp;conservative_inframe_deletion</text:p>
          </table:table-cell>
          <table:table-cell office:value-type="string" calcext:value-type="string">
            <text:p>Pp3c17_9870V3.7-E7</text:p>
          </table:table-cell>
          <table:table-cell table:formula="of:=IF(AND([.C307]=[.C308];[.D307]=[.D308]);&quot;yes&quot;;&quot;no&quot;)" office:value-type="string" office:string-value="yes" calcext:value-type="string">
            <text:p>yes</text:p>
          </table:table-cell>
          <table:table-cell table:formula="of:=IF(OR(LEN([.E307])&gt;1;LEN([.F307])&gt;1);IF(LEN([.F307])=1;&quot;del&quot;;IF(ISERROR(FIND(&quot;,&quot;;[.F307];1));&quot;ins&quot;;&quot;mltple_var&quot;));&quot;snp&quot;)" office:value-type="string" office:string-value="del" calcext:value-type="string">
            <text:p>del</text:p>
          </table:table-cell>
          <table:table-cell table:formula="of:=IF([.L307]=&quot;mltple_var&quot;;&quot;n/a&quot;;LEN([.F307])-LEN([.E307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7090074" calcext:value-type="float">
            <text:p>7090074</text:p>
          </table:table-cell>
          <table:table-cell office:value-type="string" calcext:value-type="string">
            <text:p>ATCAA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7_9870V3.6-E7</text:p>
          </table:table-cell>
          <table:table-cell office:value-type="string" calcext:value-type="string">
            <text:p>transcript:Pp3c17_9870V3.3</text:p>
          </table:table-cell>
          <table:table-cell office:value-type="string" calcext:value-type="string">
            <text:p>start_lost&amp;conservative_inframe_deletion</text:p>
          </table:table-cell>
          <table:table-cell office:value-type="string" calcext:value-type="string">
            <text:p>Pp3c17_9870V3.7-E7</text:p>
          </table:table-cell>
          <table:table-cell table:formula="of:=IF(AND([.C308]=[.C309];[.D308]=[.D309]);&quot;yes&quot;;&quot;no&quot;)" office:value-type="string" office:string-value="yes" calcext:value-type="string">
            <text:p>yes</text:p>
          </table:table-cell>
          <table:table-cell table:formula="of:=IF(OR(LEN([.E308])&gt;1;LEN([.F308])&gt;1);IF(LEN([.F308])=1;&quot;del&quot;;IF(ISERROR(FIND(&quot;,&quot;;[.F308];1));&quot;ins&quot;;&quot;mltple_var&quot;));&quot;snp&quot;)" office:value-type="string" office:string-value="del" calcext:value-type="string">
            <text:p>del</text:p>
          </table:table-cell>
          <table:table-cell table:formula="of:=IF([.L308]=&quot;mltple_var&quot;;&quot;n/a&quot;;LEN([.F308])-LEN([.E308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7090074" calcext:value-type="float">
            <text:p>7090074</text:p>
          </table:table-cell>
          <table:table-cell office:value-type="string" calcext:value-type="string">
            <text:p>ATCAA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7_9870V3.8-E7</text:p>
          </table:table-cell>
          <table:table-cell office:value-type="string" calcext:value-type="string">
            <text:p>transcript:Pp3c17_9870V3.8</text:p>
          </table:table-cell>
          <table:table-cell office:value-type="string" calcext:value-type="string">
            <text:p>start_lost&amp;conservative_inframe_deletion</text:p>
          </table:table-cell>
          <table:table-cell office:value-type="string" calcext:value-type="string">
            <text:p>Pp3c17_9870V3.7-E7</text:p>
          </table:table-cell>
          <table:table-cell table:formula="of:=IF(AND([.C309]=[.C310];[.D309]=[.D310]);&quot;yes&quot;;&quot;no&quot;)" office:value-type="string" office:string-value="yes" calcext:value-type="string">
            <text:p>yes</text:p>
          </table:table-cell>
          <table:table-cell table:formula="of:=IF(OR(LEN([.E309])&gt;1;LEN([.F309])&gt;1);IF(LEN([.F309])=1;&quot;del&quot;;IF(ISERROR(FIND(&quot;,&quot;;[.F309];1));&quot;ins&quot;;&quot;mltple_var&quot;));&quot;snp&quot;)" office:value-type="string" office:string-value="del" calcext:value-type="string">
            <text:p>del</text:p>
          </table:table-cell>
          <table:table-cell table:formula="of:=IF([.L309]=&quot;mltple_var&quot;;&quot;n/a&quot;;LEN([.F309])-LEN([.E309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7090074" calcext:value-type="float">
            <text:p>7090074</text:p>
          </table:table-cell>
          <table:table-cell office:value-type="string" calcext:value-type="string">
            <text:p>ATCAA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7_9870V3.7-E7</text:p>
          </table:table-cell>
          <table:table-cell office:value-type="string" calcext:value-type="string">
            <text:p>transcript:Pp3c17_9870V3.7</text:p>
          </table:table-cell>
          <table:table-cell office:value-type="string" calcext:value-type="string">
            <text:p>start_lost&amp;conservative_inframe_deletion</text:p>
          </table:table-cell>
          <table:table-cell office:value-type="string" calcext:value-type="string">
            <text:p>Pp3c17_9870V3.7-E7</text:p>
          </table:table-cell>
          <table:table-cell table:formula="of:=IF(AND([.C310]=[.C311];[.D310]=[.D311]);&quot;yes&quot;;&quot;no&quot;)" office:value-type="string" office:string-value="yes" calcext:value-type="string">
            <text:p>yes</text:p>
          </table:table-cell>
          <table:table-cell table:formula="of:=IF(OR(LEN([.E310])&gt;1;LEN([.F310])&gt;1);IF(LEN([.F310])=1;&quot;del&quot;;IF(ISERROR(FIND(&quot;,&quot;;[.F310];1));&quot;ins&quot;;&quot;mltple_var&quot;));&quot;snp&quot;)" office:value-type="string" office:string-value="del" calcext:value-type="string">
            <text:p>del</text:p>
          </table:table-cell>
          <table:table-cell table:formula="of:=IF([.L310]=&quot;mltple_var&quot;;&quot;n/a&quot;;LEN([.F310])-LEN([.E310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7090074" calcext:value-type="float">
            <text:p>7090074</text:p>
          </table:table-cell>
          <table:table-cell office:value-type="string" calcext:value-type="string">
            <text:p>ATCAA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7_9870V3.6-E7</text:p>
          </table:table-cell>
          <table:table-cell office:value-type="string" calcext:value-type="string">
            <text:p>transcript:Pp3c17_9870V3.6</text:p>
          </table:table-cell>
          <table:table-cell office:value-type="string" calcext:value-type="string">
            <text:p>start_lost&amp;conservative_inframe_deletion</text:p>
          </table:table-cell>
          <table:table-cell office:value-type="string" calcext:value-type="string">
            <text:p>Pp3c17_9870V3.7-E7</text:p>
          </table:table-cell>
          <table:table-cell table:formula="of:=IF(AND([.C311]=[.C312];[.D311]=[.D312]);&quot;yes&quot;;&quot;no&quot;)" office:value-type="string" office:string-value="no" calcext:value-type="string">
            <text:p>no</text:p>
          </table:table-cell>
          <table:table-cell table:formula="of:=IF(OR(LEN([.E311])&gt;1;LEN([.F311])&gt;1);IF(LEN([.F311])=1;&quot;del&quot;;IF(ISERROR(FIND(&quot;,&quot;;[.F311];1));&quot;ins&quot;;&quot;mltple_var&quot;));&quot;snp&quot;)" office:value-type="string" office:string-value="del" calcext:value-type="string">
            <text:p>del</text:p>
          </table:table-cell>
          <table:table-cell table:formula="of:=IF([.L311]=&quot;mltple_var&quot;;&quot;n/a&quot;;LEN([.F311])-LEN([.E311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8659368" calcext:value-type="float">
            <text:p>86593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ATATATAT</text:p>
          </table:table-cell>
          <table:table-cell office:value-type="string" calcext:value-type="string">
            <text:p>Pp3c18_11850V3.2-E3</text:p>
          </table:table-cell>
          <table:table-cell office:value-type="string" calcext:value-type="string">
            <text:p>transcript:Pp3c18_11850V3.2</text:p>
          </table:table-cell>
          <table:table-cell office:value-type="string" calcext:value-type="string">
            <text:p>frameshift_variant</text:p>
          </table:table-cell>
          <table:table-cell/>
          <table:table-cell table:formula="of:=IF(AND([.C312]=[.C313];[.D312]=[.D313]);&quot;yes&quot;;&quot;no&quot;)" office:value-type="string" office:string-value="yes" calcext:value-type="string">
            <text:p>yes</text:p>
          </table:table-cell>
          <table:table-cell table:formula="of:=IF(OR(LEN([.E312])&gt;1;LEN([.F312])&gt;1);IF(LEN([.F312])=1;&quot;del&quot;;IF(ISERROR(FIND(&quot;,&quot;;[.F312];1));&quot;ins&quot;;&quot;mltple_var&quot;));&quot;snp&quot;)" office:value-type="string" office:string-value="ins" calcext:value-type="string">
            <text:p>ins</text:p>
          </table:table-cell>
          <table:table-cell table:formula="of:=IF([.L312]=&quot;mltple_var&quot;;&quot;n/a&quot;;LEN([.F312])-LEN([.E312]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8659368" calcext:value-type="float">
            <text:p>86593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ATATATAT</text:p>
          </table:table-cell>
          <table:table-cell office:value-type="string" calcext:value-type="string">
            <text:p>Pp3c18_11850V3.3-E2</text:p>
          </table:table-cell>
          <table:table-cell office:value-type="string" calcext:value-type="string">
            <text:p>transcript:Pp3c18_11850V3.3</text:p>
          </table:table-cell>
          <table:table-cell office:value-type="string" calcext:value-type="string">
            <text:p>frameshift_variant</text:p>
          </table:table-cell>
          <table:table-cell/>
          <table:table-cell table:formula="of:=IF(AND([.C313]=[.C314];[.D313]=[.D314]);&quot;yes&quot;;&quot;no&quot;)" office:value-type="string" office:string-value="yes" calcext:value-type="string">
            <text:p>yes</text:p>
          </table:table-cell>
          <table:table-cell table:formula="of:=IF(OR(LEN([.E313])&gt;1;LEN([.F313])&gt;1);IF(LEN([.F313])=1;&quot;del&quot;;IF(ISERROR(FIND(&quot;,&quot;;[.F313];1));&quot;ins&quot;;&quot;mltple_var&quot;));&quot;snp&quot;)" office:value-type="string" office:string-value="ins" calcext:value-type="string">
            <text:p>ins</text:p>
          </table:table-cell>
          <table:table-cell table:formula="of:=IF([.L313]=&quot;mltple_var&quot;;&quot;n/a&quot;;LEN([.F313])-LEN([.E313]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8659368" calcext:value-type="float">
            <text:p>86593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ATATATAT</text:p>
          </table:table-cell>
          <table:table-cell office:value-type="string" calcext:value-type="string">
            <text:p>Pp3c18_11850V3.1-E2</text:p>
          </table:table-cell>
          <table:table-cell office:value-type="string" calcext:value-type="string">
            <text:p>transcript:Pp3c18_11850V3.1</text:p>
          </table:table-cell>
          <table:table-cell office:value-type="string" calcext:value-type="string">
            <text:p>frameshift_variant</text:p>
          </table:table-cell>
          <table:table-cell/>
          <table:table-cell table:formula="of:=IF(AND([.C314]=[.C315];[.D314]=[.D315]);&quot;yes&quot;;&quot;no&quot;)" office:value-type="string" office:string-value="no" calcext:value-type="string">
            <text:p>no</text:p>
          </table:table-cell>
          <table:table-cell table:formula="of:=IF(OR(LEN([.E314])&gt;1;LEN([.F314])&gt;1);IF(LEN([.F314])=1;&quot;del&quot;;IF(ISERROR(FIND(&quot;,&quot;;[.F314];1));&quot;ins&quot;;&quot;mltple_var&quot;));&quot;snp&quot;)" office:value-type="string" office:string-value="ins" calcext:value-type="string">
            <text:p>ins</text:p>
          </table:table-cell>
          <table:table-cell table:formula="of:=IF([.L314]=&quot;mltple_var&quot;;&quot;n/a&quot;;LEN([.F314])-LEN([.E314]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439798" calcext:value-type="float">
            <text:p>439798</text:p>
          </table:table-cell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9_1040V3.2-E1</text:p>
          </table:table-cell>
          <table:table-cell office:value-type="string" calcext:value-type="string">
            <text:p>transcript:Pp3c19_104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9_1040V3.2-E1</text:p>
          </table:table-cell>
          <table:table-cell table:formula="of:=IF(AND([.C315]=[.C316];[.D315]=[.D316]);&quot;yes&quot;;&quot;no&quot;)" office:value-type="string" office:string-value="yes" calcext:value-type="string">
            <text:p>yes</text:p>
          </table:table-cell>
          <table:table-cell table:formula="of:=IF(OR(LEN([.E315])&gt;1;LEN([.F315])&gt;1);IF(LEN([.F315])=1;&quot;del&quot;;IF(ISERROR(FIND(&quot;,&quot;;[.F315];1));&quot;ins&quot;;&quot;mltple_var&quot;));&quot;snp&quot;)" office:value-type="string" office:string-value="del" calcext:value-type="string">
            <text:p>del</text:p>
          </table:table-cell>
          <table:table-cell table:formula="of:=IF([.L315]=&quot;mltple_var&quot;;&quot;n/a&quot;;LEN([.F315])-LEN([.E315])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439798" calcext:value-type="float">
            <text:p>439798</text:p>
          </table:table-cell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9_1040V3.2-E1</text:p>
          </table:table-cell>
          <table:table-cell office:value-type="string" calcext:value-type="string">
            <text:p>transcript:Pp3c19_104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9_1040V3.2-E1</text:p>
          </table:table-cell>
          <table:table-cell table:formula="of:=IF(AND([.C316]=[.C317];[.D316]=[.D317]);&quot;yes&quot;;&quot;no&quot;)" office:value-type="string" office:string-value="no" calcext:value-type="string">
            <text:p>no</text:p>
          </table:table-cell>
          <table:table-cell table:formula="of:=IF(OR(LEN([.E316])&gt;1;LEN([.F316])&gt;1);IF(LEN([.F316])=1;&quot;del&quot;;IF(ISERROR(FIND(&quot;,&quot;;[.F316];1));&quot;ins&quot;;&quot;mltple_var&quot;));&quot;snp&quot;)" office:value-type="string" office:string-value="del" calcext:value-type="string">
            <text:p>del</text:p>
          </table:table-cell>
          <table:table-cell table:formula="of:=IF([.L316]=&quot;mltple_var&quot;;&quot;n/a&quot;;LEN([.F316])-LEN([.E316])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20" calcext:value-type="float">
            <text:p>20</text:p>
          </table:table-cell>
          <table:table-cell office:value-type="float" office:value="6268510" calcext:value-type="float">
            <text:p>62685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</text:p>
          </table:table-cell>
          <table:table-cell office:value-type="string" calcext:value-type="string">
            <text:p>Pp3c20_10309V3.1-E2</text:p>
          </table:table-cell>
          <table:table-cell office:value-type="string" calcext:value-type="string">
            <text:p>transcript:Pp3c20_10309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0_10309V3.1-E2</text:p>
          </table:table-cell>
          <table:table-cell table:formula="of:=IF(AND([.C317]=[.C318];[.D317]=[.D318]);&quot;yes&quot;;&quot;no&quot;)" office:value-type="string" office:string-value="no" calcext:value-type="string">
            <text:p>no</text:p>
          </table:table-cell>
          <table:table-cell table:formula="of:=IF(OR(LEN([.E317])&gt;1;LEN([.F317])&gt;1);IF(LEN([.F317])=1;&quot;del&quot;;IF(ISERROR(FIND(&quot;,&quot;;[.F317];1));&quot;ins&quot;;&quot;mltple_var&quot;));&quot;snp&quot;)" office:value-type="string" office:string-value="ins" calcext:value-type="string">
            <text:p>ins</text:p>
          </table:table-cell>
          <table:table-cell table:formula="of:=IF([.L317]=&quot;mltple_var&quot;;&quot;n/a&quot;;LEN([.F317])-LEN([.E317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1_50V3.2-E1</text:p>
          </table:table-cell>
          <table:table-cell office:value-type="string" calcext:value-type="string">
            <text:p>transcript:Pp3c1_5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18]=[.C319];[.D318]=[.D319]);&quot;yes&quot;;&quot;no&quot;)" office:value-type="string" office:string-value="yes" calcext:value-type="string">
            <text:p>yes</text:p>
          </table:table-cell>
          <table:table-cell table:formula="of:=IF(OR(LEN([.E318])&gt;1;LEN([.F318])&gt;1);IF(LEN([.F318])=1;&quot;del&quot;;IF(ISERROR(FIND(&quot;,&quot;;[.F318];1));&quot;ins&quot;;&quot;mltple_var&quot;));&quot;snp&quot;)" office:value-type="string" office:string-value="snp" calcext:value-type="string">
            <text:p>snp</text:p>
          </table:table-cell>
          <table:table-cell table:formula="of:=IF([.L318]=&quot;mltple_var&quot;;&quot;n/a&quot;;LEN([.F318])-LEN([.E31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1_50V3.1-E1</text:p>
          </table:table-cell>
          <table:table-cell office:value-type="string" calcext:value-type="string">
            <text:p>transcript:Pp3c1_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19]=[.C320];[.D319]=[.D320]);&quot;yes&quot;;&quot;no&quot;)" office:value-type="string" office:string-value="no" calcext:value-type="string">
            <text:p>no</text:p>
          </table:table-cell>
          <table:table-cell table:formula="of:=IF(OR(LEN([.E319])&gt;1;LEN([.F319])&gt;1);IF(LEN([.F319])=1;&quot;del&quot;;IF(ISERROR(FIND(&quot;,&quot;;[.F319];1));&quot;ins&quot;;&quot;mltple_var&quot;));&quot;snp&quot;)" office:value-type="string" office:string-value="snp" calcext:value-type="string">
            <text:p>snp</text:p>
          </table:table-cell>
          <table:table-cell table:formula="of:=IF([.L319]=&quot;mltple_var&quot;;&quot;n/a&quot;;LEN([.F319])-LEN([.E31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8453063" calcext:value-type="float">
            <text:p>18453063</text:p>
          </table:table-cell>
          <table:table-cell office:value-type="string" calcext:value-type="string">
            <text:p>TCATCGTTGTCGTCGTCATCGTCT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26971V3.1-E1</text:p>
          </table:table-cell>
          <table:table-cell office:value-type="string" calcext:value-type="string">
            <text:p>transcript:Pp3c3_26971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320]=[.C321];[.D320]=[.D321]);&quot;yes&quot;;&quot;no&quot;)" office:value-type="string" office:string-value="no" calcext:value-type="string">
            <text:p>no</text:p>
          </table:table-cell>
          <table:table-cell table:formula="of:=IF(OR(LEN([.E320])&gt;1;LEN([.F320])&gt;1);IF(LEN([.F320])=1;&quot;del&quot;;IF(ISERROR(FIND(&quot;,&quot;;[.F320];1));&quot;ins&quot;;&quot;mltple_var&quot;));&quot;snp&quot;)" office:value-type="string" office:string-value="del" calcext:value-type="string">
            <text:p>del</text:p>
          </table:table-cell>
          <table:table-cell table:formula="of:=IF([.L320]=&quot;mltple_var&quot;;&quot;n/a&quot;;LEN([.F320])-LEN([.E320])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4" calcext:value-type="float">
            <text:p>4</text:p>
          </table:table-cell>
          <table:table-cell office:value-type="float" office:value="4119631" calcext:value-type="float">
            <text:p>4119631</text:p>
          </table:table-cell>
          <table:table-cell office:value-type="string" calcext:value-type="string">
            <text:p>CAAAA</text:p>
          </table:table-cell>
          <table:table-cell office:value-type="string" calcext:value-type="string">
            <text:p>C,CA</text:p>
          </table:table-cell>
          <table:table-cell office:value-type="string" calcext:value-type="string">
            <text:p>Pp3c4_5880V3.1-E2</text:p>
          </table:table-cell>
          <table:table-cell office:value-type="string" calcext:value-type="string">
            <text:p>transcript:Pp3c4_5880V3.1</text:p>
          </table:table-cell>
          <table:table-cell office:value-type="string" calcext:value-type="string">
            <text:p>conservative_inframe_deletion</text:p>
          </table:table-cell>
          <table:table-cell office:value-type="string" calcext:value-type="string">
            <text:p>Pp3c4_5880V3.1-E2</text:p>
          </table:table-cell>
          <table:table-cell table:formula="of:=IF(AND([.C321]=[.C322];[.D321]=[.D322]);&quot;yes&quot;;&quot;no&quot;)" office:value-type="string" office:string-value="no" calcext:value-type="string">
            <text:p>no</text:p>
          </table:table-cell>
          <table:table-cell table:formula="of:=IF(OR(LEN([.E321])&gt;1;LEN([.F321])&gt;1);IF(LEN([.F321])=1;&quot;del&quot;;IF(ISERROR(FIND(&quot;,&quot;;[.F321];1));&quot;ins&quot;;&quot;mltple_var&quot;));&quot;snp&quot;)" office:value-type="string" office:string-value="mltple_var" calcext:value-type="string">
            <text:p>mltple_var</text:p>
          </table:table-cell>
          <table:table-cell table:formula="of:=IF([.L321]=&quot;mltple_var&quot;;&quot;n/a&quot;;LEN([.F321])-LEN([.E321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6" calcext:value-type="float">
            <text:p>6</text:p>
          </table:table-cell>
          <table:table-cell office:value-type="float" office:value="16829982" calcext:value-type="float">
            <text:p>16829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6_25610V3.1-E2</text:p>
          </table:table-cell>
          <table:table-cell office:value-type="string" calcext:value-type="string">
            <text:p>transcript:Pp3c6_2561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22]=[.C323];[.D322]=[.D323]);&quot;yes&quot;;&quot;no&quot;)" office:value-type="string" office:string-value="no" calcext:value-type="string">
            <text:p>no</text:p>
          </table:table-cell>
          <table:table-cell table:formula="of:=IF(OR(LEN([.E322])&gt;1;LEN([.F322])&gt;1);IF(LEN([.F322])=1;&quot;del&quot;;IF(ISERROR(FIND(&quot;,&quot;;[.F322];1));&quot;ins&quot;;&quot;mltple_var&quot;));&quot;snp&quot;)" office:value-type="string" office:string-value="snp" calcext:value-type="string">
            <text:p>snp</text:p>
          </table:table-cell>
          <table:table-cell table:formula="of:=IF([.L322]=&quot;mltple_var&quot;;&quot;n/a&quot;;LEN([.F322])-LEN([.E3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1883149" calcext:value-type="float">
            <text:p>1883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3_3240V3.1-E1</text:p>
          </table:table-cell>
          <table:table-cell office:value-type="string" calcext:value-type="string">
            <text:p>transcript:Pp3c13_324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23]=[.C324];[.D323]=[.D324]);&quot;yes&quot;;&quot;no&quot;)" office:value-type="string" office:string-value="no" calcext:value-type="string">
            <text:p>no</text:p>
          </table:table-cell>
          <table:table-cell table:formula="of:=IF(OR(LEN([.E323])&gt;1;LEN([.F323])&gt;1);IF(LEN([.F323])=1;&quot;del&quot;;IF(ISERROR(FIND(&quot;,&quot;;[.F323];1));&quot;ins&quot;;&quot;mltple_var&quot;));&quot;snp&quot;)" office:value-type="string" office:string-value="snp" calcext:value-type="string">
            <text:p>snp</text:p>
          </table:table-cell>
          <table:table-cell table:formula="of:=IF([.L323]=&quot;mltple_var&quot;;&quot;n/a&quot;;LEN([.F323])-LEN([.E32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8198720" calcext:value-type="float">
            <text:p>81987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6_12890V3.3-E1</text:p>
          </table:table-cell>
          <table:table-cell office:value-type="string" calcext:value-type="string">
            <text:p>transcript:Pp3c16_1289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24]=[.C325];[.D324]=[.D325]);&quot;yes&quot;;&quot;no&quot;)" office:value-type="string" office:string-value="yes" calcext:value-type="string">
            <text:p>yes</text:p>
          </table:table-cell>
          <table:table-cell table:formula="of:=IF(OR(LEN([.E324])&gt;1;LEN([.F324])&gt;1);IF(LEN([.F324])=1;&quot;del&quot;;IF(ISERROR(FIND(&quot;,&quot;;[.F324];1));&quot;ins&quot;;&quot;mltple_var&quot;));&quot;snp&quot;)" office:value-type="string" office:string-value="snp" calcext:value-type="string">
            <text:p>snp</text:p>
          </table:table-cell>
          <table:table-cell table:formula="of:=IF([.L324]=&quot;mltple_var&quot;;&quot;n/a&quot;;LEN([.F324])-LEN([.E32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8198720" calcext:value-type="float">
            <text:p>81987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6_12890V3.2-E1</text:p>
          </table:table-cell>
          <table:table-cell office:value-type="string" calcext:value-type="string">
            <text:p>transcript:Pp3c16_1289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25]=[.C326];[.D325]=[.D326]);&quot;yes&quot;;&quot;no&quot;)" office:value-type="string" office:string-value="yes" calcext:value-type="string">
            <text:p>yes</text:p>
          </table:table-cell>
          <table:table-cell table:formula="of:=IF(OR(LEN([.E325])&gt;1;LEN([.F325])&gt;1);IF(LEN([.F325])=1;&quot;del&quot;;IF(ISERROR(FIND(&quot;,&quot;;[.F325];1));&quot;ins&quot;;&quot;mltple_var&quot;));&quot;snp&quot;)" office:value-type="string" office:string-value="snp" calcext:value-type="string">
            <text:p>snp</text:p>
          </table:table-cell>
          <table:table-cell table:formula="of:=IF([.L325]=&quot;mltple_var&quot;;&quot;n/a&quot;;LEN([.F325])-LEN([.E32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8198720" calcext:value-type="float">
            <text:p>81987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6_12890V3.2-E1</text:p>
          </table:table-cell>
          <table:table-cell office:value-type="string" calcext:value-type="string">
            <text:p>transcript:Pp3c16_128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26]=[.C327];[.D326]=[.D327]);&quot;yes&quot;;&quot;no&quot;)" office:value-type="string" office:string-value="no" calcext:value-type="string">
            <text:p>no</text:p>
          </table:table-cell>
          <table:table-cell table:formula="of:=IF(OR(LEN([.E326])&gt;1;LEN([.F326])&gt;1);IF(LEN([.F326])=1;&quot;del&quot;;IF(ISERROR(FIND(&quot;,&quot;;[.F326];1));&quot;ins&quot;;&quot;mltple_var&quot;));&quot;snp&quot;)" office:value-type="string" office:string-value="snp" calcext:value-type="string">
            <text:p>snp</text:p>
          </table:table-cell>
          <table:table-cell table:formula="of:=IF([.L326]=&quot;mltple_var&quot;;&quot;n/a&quot;;LEN([.F326])-LEN([.E32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8198722" calcext:value-type="float">
            <text:p>81987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6_12890V3.3-E1</text:p>
          </table:table-cell>
          <table:table-cell office:value-type="string" calcext:value-type="string">
            <text:p>transcript:Pp3c16_1289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27]=[.C328];[.D327]=[.D328]);&quot;yes&quot;;&quot;no&quot;)" office:value-type="string" office:string-value="yes" calcext:value-type="string">
            <text:p>yes</text:p>
          </table:table-cell>
          <table:table-cell table:formula="of:=IF(OR(LEN([.E327])&gt;1;LEN([.F327])&gt;1);IF(LEN([.F327])=1;&quot;del&quot;;IF(ISERROR(FIND(&quot;,&quot;;[.F327];1));&quot;ins&quot;;&quot;mltple_var&quot;));&quot;snp&quot;)" office:value-type="string" office:string-value="snp" calcext:value-type="string">
            <text:p>snp</text:p>
          </table:table-cell>
          <table:table-cell table:formula="of:=IF([.L327]=&quot;mltple_var&quot;;&quot;n/a&quot;;LEN([.F327])-LEN([.E32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8198722" calcext:value-type="float">
            <text:p>81987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6_12890V3.2-E1</text:p>
          </table:table-cell>
          <table:table-cell office:value-type="string" calcext:value-type="string">
            <text:p>transcript:Pp3c16_1289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28]=[.C329];[.D328]=[.D329]);&quot;yes&quot;;&quot;no&quot;)" office:value-type="string" office:string-value="yes" calcext:value-type="string">
            <text:p>yes</text:p>
          </table:table-cell>
          <table:table-cell table:formula="of:=IF(OR(LEN([.E328])&gt;1;LEN([.F328])&gt;1);IF(LEN([.F328])=1;&quot;del&quot;;IF(ISERROR(FIND(&quot;,&quot;;[.F328];1));&quot;ins&quot;;&quot;mltple_var&quot;));&quot;snp&quot;)" office:value-type="string" office:string-value="snp" calcext:value-type="string">
            <text:p>snp</text:p>
          </table:table-cell>
          <table:table-cell table:formula="of:=IF([.L328]=&quot;mltple_var&quot;;&quot;n/a&quot;;LEN([.F328])-LEN([.E32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8198722" calcext:value-type="float">
            <text:p>81987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6_12890V3.2-E1</text:p>
          </table:table-cell>
          <table:table-cell office:value-type="string" calcext:value-type="string">
            <text:p>transcript:Pp3c16_128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29]=[.C330];[.D329]=[.D330]);&quot;yes&quot;;&quot;no&quot;)" office:value-type="string" office:string-value="no" calcext:value-type="string">
            <text:p>no</text:p>
          </table:table-cell>
          <table:table-cell table:formula="of:=IF(OR(LEN([.E329])&gt;1;LEN([.F329])&gt;1);IF(LEN([.F329])=1;&quot;del&quot;;IF(ISERROR(FIND(&quot;,&quot;;[.F329];1));&quot;ins&quot;;&quot;mltple_var&quot;));&quot;snp&quot;)" office:value-type="string" office:string-value="snp" calcext:value-type="string">
            <text:p>snp</text:p>
          </table:table-cell>
          <table:table-cell table:formula="of:=IF([.L329]=&quot;mltple_var&quot;;&quot;n/a&quot;;LEN([.F329])-LEN([.E32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10335220" calcext:value-type="float">
            <text:p>103352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CCGCTTCAGCTTCCGCTCTCTTCAATGCGATAGAT</text:p>
          </table:table-cell>
          <table:table-cell office:value-type="string" calcext:value-type="string">
            <text:p>Pp3c16_16830V3.3-E6</text:p>
          </table:table-cell>
          <table:table-cell office:value-type="string" calcext:value-type="string">
            <text:p>transcript:Pp3c16_16830V3.3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330]=[.C331];[.D330]=[.D331]);&quot;yes&quot;;&quot;no&quot;)" office:value-type="string" office:string-value="yes" calcext:value-type="string">
            <text:p>yes</text:p>
          </table:table-cell>
          <table:table-cell table:formula="of:=IF(OR(LEN([.E330])&gt;1;LEN([.F330])&gt;1);IF(LEN([.F330])=1;&quot;del&quot;;IF(ISERROR(FIND(&quot;,&quot;;[.F330];1));&quot;ins&quot;;&quot;mltple_var&quot;));&quot;snp&quot;)" office:value-type="string" office:string-value="ins" calcext:value-type="string">
            <text:p>ins</text:p>
          </table:table-cell>
          <table:table-cell table:formula="of:=IF([.L330]=&quot;mltple_var&quot;;&quot;n/a&quot;;LEN([.F330])-LEN([.E330]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10335220" calcext:value-type="float">
            <text:p>103352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CCGCTTCAGCTTCCGCTCTCTTCAATGCGATAGAT</text:p>
          </table:table-cell>
          <table:table-cell office:value-type="string" calcext:value-type="string">
            <text:p>Pp3c16_16830V3.1-E6</text:p>
          </table:table-cell>
          <table:table-cell office:value-type="string" calcext:value-type="string">
            <text:p>transcript:Pp3c16_16830V3.2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331]=[.C332];[.D331]=[.D332]);&quot;yes&quot;;&quot;no&quot;)" office:value-type="string" office:string-value="yes" calcext:value-type="string">
            <text:p>yes</text:p>
          </table:table-cell>
          <table:table-cell table:formula="of:=IF(OR(LEN([.E331])&gt;1;LEN([.F331])&gt;1);IF(LEN([.F331])=1;&quot;del&quot;;IF(ISERROR(FIND(&quot;,&quot;;[.F331];1));&quot;ins&quot;;&quot;mltple_var&quot;));&quot;snp&quot;)" office:value-type="string" office:string-value="ins" calcext:value-type="string">
            <text:p>ins</text:p>
          </table:table-cell>
          <table:table-cell table:formula="of:=IF([.L331]=&quot;mltple_var&quot;;&quot;n/a&quot;;LEN([.F331])-LEN([.E331]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10335220" calcext:value-type="float">
            <text:p>103352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CCGCTTCAGCTTCCGCTCTCTTCAATGCGATAGAT</text:p>
          </table:table-cell>
          <table:table-cell office:value-type="string" calcext:value-type="string">
            <text:p>Pp3c16_16830V3.1-E6</text:p>
          </table:table-cell>
          <table:table-cell office:value-type="string" calcext:value-type="string">
            <text:p>transcript:Pp3c16_16830V3.1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332]=[.C333];[.D332]=[.D333]);&quot;yes&quot;;&quot;no&quot;)" office:value-type="string" office:string-value="no" calcext:value-type="string">
            <text:p>no</text:p>
          </table:table-cell>
          <table:table-cell table:formula="of:=IF(OR(LEN([.E332])&gt;1;LEN([.F332])&gt;1);IF(LEN([.F332])=1;&quot;del&quot;;IF(ISERROR(FIND(&quot;,&quot;;[.F332];1));&quot;ins&quot;;&quot;mltple_var&quot;));&quot;snp&quot;)" office:value-type="string" office:string-value="ins" calcext:value-type="string">
            <text:p>ins</text:p>
          </table:table-cell>
          <table:table-cell table:formula="of:=IF([.L332]=&quot;mltple_var&quot;;&quot;n/a&quot;;LEN([.F332])-LEN([.E332]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16552371" calcext:value-type="float">
            <text:p>16552371</text:p>
          </table:table-cell>
          <table:table-cell office:value-type="string" calcext:value-type="string">
            <text:p>GCTCTTGGCAGCCAATTCCAACTGGACCTGCTCTTGGCAGCCAATTCCAACTGAACTTGCTCTTGGCTGCCGATTCCAATTGAACC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6_26130V3.1-E2</text:p>
          </table:table-cell>
          <table:table-cell office:value-type="string" calcext:value-type="string">
            <text:p>transcript:Pp3c16_26130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333]=[.C334];[.D333]=[.D334]);&quot;yes&quot;;&quot;no&quot;)" office:value-type="string" office:string-value="yes" calcext:value-type="string">
            <text:p>yes</text:p>
          </table:table-cell>
          <table:table-cell table:formula="of:=IF(OR(LEN([.E333])&gt;1;LEN([.F333])&gt;1);IF(LEN([.F333])=1;&quot;del&quot;;IF(ISERROR(FIND(&quot;,&quot;;[.F333];1));&quot;ins&quot;;&quot;mltple_var&quot;));&quot;snp&quot;)" office:value-type="string" office:string-value="del" calcext:value-type="string">
            <text:p>del</text:p>
          </table:table-cell>
          <table:table-cell table:formula="of:=IF([.L333]=&quot;mltple_var&quot;;&quot;n/a&quot;;LEN([.F333])-LEN([.E333]))" office:value-type="float" office:value="-87" calcext:value-type="float">
            <text:p>-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16552371" calcext:value-type="float">
            <text:p>16552371</text:p>
          </table:table-cell>
          <table:table-cell office:value-type="string" calcext:value-type="string">
            <text:p>GCTCTTGGCAGCCAATTCCAACTGGACCTGCTCTTGGCAGCCAATTCCAACTGAACTTGCTCTTGGCTGCCGATTCCAATTGAACC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6_26130V3.1-E2</text:p>
          </table:table-cell>
          <table:table-cell office:value-type="string" calcext:value-type="string">
            <text:p>transcript:Pp3c16_26130V3.2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334]=[.C335];[.D334]=[.D335]);&quot;yes&quot;;&quot;no&quot;)" office:value-type="string" office:string-value="no" calcext:value-type="string">
            <text:p>no</text:p>
          </table:table-cell>
          <table:table-cell table:formula="of:=IF(OR(LEN([.E334])&gt;1;LEN([.F334])&gt;1);IF(LEN([.F334])=1;&quot;del&quot;;IF(ISERROR(FIND(&quot;,&quot;;[.F334];1));&quot;ins&quot;;&quot;mltple_var&quot;));&quot;snp&quot;)" office:value-type="string" office:string-value="del" calcext:value-type="string">
            <text:p>del</text:p>
          </table:table-cell>
          <table:table-cell table:formula="of:=IF([.L334]=&quot;mltple_var&quot;;&quot;n/a&quot;;LEN([.F334])-LEN([.E334]))" office:value-type="float" office:value="-87" calcext:value-type="float">
            <text:p>-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511708" calcext:value-type="float">
            <text:p>1511708</text:p>
          </table:table-cell>
          <table:table-cell office:value-type="string" calcext:value-type="string">
            <text:p>GGTCGT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5_2350V3.2-E1</text:p>
          </table:table-cell>
          <table:table-cell office:value-type="string" calcext:value-type="string">
            <text:p>transcript:Pp3c25_2350V3.2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335]=[.C336];[.D335]=[.D336]);&quot;yes&quot;;&quot;no&quot;)" office:value-type="string" office:string-value="yes" calcext:value-type="string">
            <text:p>yes</text:p>
          </table:table-cell>
          <table:table-cell table:formula="of:=IF(OR(LEN([.E335])&gt;1;LEN([.F335])&gt;1);IF(LEN([.F335])=1;&quot;del&quot;;IF(ISERROR(FIND(&quot;,&quot;;[.F335];1));&quot;ins&quot;;&quot;mltple_var&quot;));&quot;snp&quot;)" office:value-type="string" office:string-value="del" calcext:value-type="string">
            <text:p>del</text:p>
          </table:table-cell>
          <table:table-cell table:formula="of:=IF([.L335]=&quot;mltple_var&quot;;&quot;n/a&quot;;LEN([.F335])-LEN([.E335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511708" calcext:value-type="float">
            <text:p>1511708</text:p>
          </table:table-cell>
          <table:table-cell office:value-type="string" calcext:value-type="string">
            <text:p>GGTCGT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5_2350V3.1-E1</text:p>
          </table:table-cell>
          <table:table-cell office:value-type="string" calcext:value-type="string">
            <text:p>transcript:Pp3c25_2350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336]=[.C337];[.D336]=[.D337]);&quot;yes&quot;;&quot;no&quot;)" office:value-type="string" office:string-value="no" calcext:value-type="string">
            <text:p>no</text:p>
          </table:table-cell>
          <table:table-cell table:formula="of:=IF(OR(LEN([.E336])&gt;1;LEN([.F336])&gt;1);IF(LEN([.F336])=1;&quot;del&quot;;IF(ISERROR(FIND(&quot;,&quot;;[.F336];1));&quot;ins&quot;;&quot;mltple_var&quot;));&quot;snp&quot;)" office:value-type="string" office:string-value="del" calcext:value-type="string">
            <text:p>del</text:p>
          </table:table-cell>
          <table:table-cell table:formula="of:=IF([.L336]=&quot;mltple_var&quot;;&quot;n/a&quot;;LEN([.F336])-LEN([.E336])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1176112" calcext:value-type="float">
            <text:p>11176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5_15500V3.3-E1</text:p>
          </table:table-cell>
          <table:table-cell office:value-type="string" calcext:value-type="string">
            <text:p>transcript:Pp3c25_1550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37]=[.C338];[.D337]=[.D338]);&quot;yes&quot;;&quot;no&quot;)" office:value-type="string" office:string-value="no" calcext:value-type="string">
            <text:p>no</text:p>
          </table:table-cell>
          <table:table-cell table:formula="of:=IF(OR(LEN([.E337])&gt;1;LEN([.F337])&gt;1);IF(LEN([.F337])=1;&quot;del&quot;;IF(ISERROR(FIND(&quot;,&quot;;[.F337];1));&quot;ins&quot;;&quot;mltple_var&quot;));&quot;snp&quot;)" office:value-type="string" office:string-value="snp" calcext:value-type="string">
            <text:p>snp</text:p>
          </table:table-cell>
          <table:table-cell table:formula="of:=IF([.L337]=&quot;mltple_var&quot;;&quot;n/a&quot;;LEN([.F337])-LEN([.E33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29381856" calcext:value-type="float">
            <text:p>293818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G,G</text:p>
          </table:table-cell>
          <table:table-cell office:value-type="string" calcext:value-type="string">
            <text:p>Pp3c1_42090V3.2-E1</text:p>
          </table:table-cell>
          <table:table-cell office:value-type="string" calcext:value-type="string">
            <text:p>transcript:Pp3c1_4209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338]=[.C339];[.D338]=[.D339]);&quot;yes&quot;;&quot;no&quot;)" office:value-type="string" office:string-value="yes" calcext:value-type="string">
            <text:p>yes</text:p>
          </table:table-cell>
          <table:table-cell table:formula="of:=IF(OR(LEN([.E338])&gt;1;LEN([.F338])&gt;1);IF(LEN([.F338])=1;&quot;del&quot;;IF(ISERROR(FIND(&quot;,&quot;;[.F338];1));&quot;ins&quot;;&quot;mltple_var&quot;));&quot;snp&quot;)" office:value-type="string" office:string-value="mltple_var" calcext:value-type="string">
            <text:p>mltple_var</text:p>
          </table:table-cell>
          <table:table-cell table:formula="of:=IF([.L338]=&quot;mltple_var&quot;;&quot;n/a&quot;;LEN([.F338])-LEN([.E338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29381856" calcext:value-type="float">
            <text:p>293818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G,G</text:p>
          </table:table-cell>
          <table:table-cell office:value-type="string" calcext:value-type="string">
            <text:p>Pp3c1_42090V3.5-E1</text:p>
          </table:table-cell>
          <table:table-cell office:value-type="string" calcext:value-type="string">
            <text:p>transcript:Pp3c1_42090V3.5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339]=[.C340];[.D339]=[.D340]);&quot;yes&quot;;&quot;no&quot;)" office:value-type="string" office:string-value="yes" calcext:value-type="string">
            <text:p>yes</text:p>
          </table:table-cell>
          <table:table-cell table:formula="of:=IF(OR(LEN([.E339])&gt;1;LEN([.F339])&gt;1);IF(LEN([.F339])=1;&quot;del&quot;;IF(ISERROR(FIND(&quot;,&quot;;[.F339];1));&quot;ins&quot;;&quot;mltple_var&quot;));&quot;snp&quot;)" office:value-type="string" office:string-value="mltple_var" calcext:value-type="string">
            <text:p>mltple_var</text:p>
          </table:table-cell>
          <table:table-cell table:formula="of:=IF([.L339]=&quot;mltple_var&quot;;&quot;n/a&quot;;LEN([.F339])-LEN([.E339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29381856" calcext:value-type="float">
            <text:p>293818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G,G</text:p>
          </table:table-cell>
          <table:table-cell office:value-type="string" calcext:value-type="string">
            <text:p>Pp3c1_42090V3.3-E1</text:p>
          </table:table-cell>
          <table:table-cell office:value-type="string" calcext:value-type="string">
            <text:p>transcript:Pp3c1_42090V3.3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340]=[.C341];[.D340]=[.D341]);&quot;yes&quot;;&quot;no&quot;)" office:value-type="string" office:string-value="yes" calcext:value-type="string">
            <text:p>yes</text:p>
          </table:table-cell>
          <table:table-cell table:formula="of:=IF(OR(LEN([.E340])&gt;1;LEN([.F340])&gt;1);IF(LEN([.F340])=1;&quot;del&quot;;IF(ISERROR(FIND(&quot;,&quot;;[.F340];1));&quot;ins&quot;;&quot;mltple_var&quot;));&quot;snp&quot;)" office:value-type="string" office:string-value="mltple_var" calcext:value-type="string">
            <text:p>mltple_var</text:p>
          </table:table-cell>
          <table:table-cell table:formula="of:=IF([.L340]=&quot;mltple_var&quot;;&quot;n/a&quot;;LEN([.F340])-LEN([.E340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29381856" calcext:value-type="float">
            <text:p>293818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G,G</text:p>
          </table:table-cell>
          <table:table-cell office:value-type="string" calcext:value-type="string">
            <text:p>Pp3c1_42090V3.1-E1</text:p>
          </table:table-cell>
          <table:table-cell office:value-type="string" calcext:value-type="string">
            <text:p>transcript:Pp3c1_42090V3.1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341]=[.C342];[.D341]=[.D342]);&quot;yes&quot;;&quot;no&quot;)" office:value-type="string" office:string-value="yes" calcext:value-type="string">
            <text:p>yes</text:p>
          </table:table-cell>
          <table:table-cell table:formula="of:=IF(OR(LEN([.E341])&gt;1;LEN([.F341])&gt;1);IF(LEN([.F341])=1;&quot;del&quot;;IF(ISERROR(FIND(&quot;,&quot;;[.F341];1));&quot;ins&quot;;&quot;mltple_var&quot;));&quot;snp&quot;)" office:value-type="string" office:string-value="mltple_var" calcext:value-type="string">
            <text:p>mltple_var</text:p>
          </table:table-cell>
          <table:table-cell table:formula="of:=IF([.L341]=&quot;mltple_var&quot;;&quot;n/a&quot;;LEN([.F341])-LEN([.E341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29381856" calcext:value-type="float">
            <text:p>293818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G,G</text:p>
          </table:table-cell>
          <table:table-cell office:value-type="string" calcext:value-type="string">
            <text:p>Pp3c1_42090V3.4-E1</text:p>
          </table:table-cell>
          <table:table-cell office:value-type="string" calcext:value-type="string">
            <text:p>transcript:Pp3c1_42090V3.4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342]=[.C343];[.D342]=[.D343]);&quot;yes&quot;;&quot;no&quot;)" office:value-type="string" office:string-value="no" calcext:value-type="string">
            <text:p>no</text:p>
          </table:table-cell>
          <table:table-cell table:formula="of:=IF(OR(LEN([.E342])&gt;1;LEN([.F342])&gt;1);IF(LEN([.F342])=1;&quot;del&quot;;IF(ISERROR(FIND(&quot;,&quot;;[.F342];1));&quot;ins&quot;;&quot;mltple_var&quot;));&quot;snp&quot;)" office:value-type="string" office:string-value="mltple_var" calcext:value-type="string">
            <text:p>mltple_var</text:p>
          </table:table-cell>
          <table:table-cell table:formula="of:=IF([.L342]=&quot;mltple_var&quot;;&quot;n/a&quot;;LEN([.F342])-LEN([.E342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5768199" calcext:value-type="float">
            <text:p>157681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p3c2_23491V3.2-E2</text:p>
          </table:table-cell>
          <table:table-cell office:value-type="string" calcext:value-type="string">
            <text:p>transcript:Pp3c2_23491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343]=[.C344];[.D343]=[.D344]);&quot;yes&quot;;&quot;no&quot;)" office:value-type="string" office:string-value="yes" calcext:value-type="string">
            <text:p>yes</text:p>
          </table:table-cell>
          <table:table-cell table:formula="of:=IF(OR(LEN([.E343])&gt;1;LEN([.F343])&gt;1);IF(LEN([.F343])=1;&quot;del&quot;;IF(ISERROR(FIND(&quot;,&quot;;[.F343];1));&quot;ins&quot;;&quot;mltple_var&quot;));&quot;snp&quot;)" office:value-type="string" office:string-value="ins" calcext:value-type="string">
            <text:p>ins</text:p>
          </table:table-cell>
          <table:table-cell table:formula="of:=IF([.L343]=&quot;mltple_var&quot;;&quot;n/a&quot;;LEN([.F343])-LEN([.E34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5768199" calcext:value-type="float">
            <text:p>157681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p3c2_23491V3.2-E2</text:p>
          </table:table-cell>
          <table:table-cell office:value-type="string" calcext:value-type="string">
            <text:p>transcript:Pp3c2_23491V3.2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344]=[.C345];[.D344]=[.D345]);&quot;yes&quot;;&quot;no&quot;)" office:value-type="string" office:string-value="no" calcext:value-type="string">
            <text:p>no</text:p>
          </table:table-cell>
          <table:table-cell table:formula="of:=IF(OR(LEN([.E344])&gt;1;LEN([.F344])&gt;1);IF(LEN([.F344])=1;&quot;del&quot;;IF(ISERROR(FIND(&quot;,&quot;;[.F344];1));&quot;ins&quot;;&quot;mltple_var&quot;));&quot;snp&quot;)" office:value-type="string" office:string-value="ins" calcext:value-type="string">
            <text:p>ins</text:p>
          </table:table-cell>
          <table:table-cell table:formula="of:=IF([.L344]=&quot;mltple_var&quot;;&quot;n/a&quot;;LEN([.F344])-LEN([.E34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5768201" calcext:value-type="float">
            <text:p>157682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CATTCAATATTATGTACCCATGTGCCTATGGGTATATTAGCCAATGATACGCAATTTCCTACCATTTGA</text:p>
          </table:table-cell>
          <table:table-cell office:value-type="string" calcext:value-type="string">
            <text:p>Pp3c2_23491V3.2-E2</text:p>
          </table:table-cell>
          <table:table-cell office:value-type="string" calcext:value-type="string">
            <text:p>transcript:Pp3c2_23491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345]=[.C346];[.D345]=[.D346]);&quot;yes&quot;;&quot;no&quot;)" office:value-type="string" office:string-value="yes" calcext:value-type="string">
            <text:p>yes</text:p>
          </table:table-cell>
          <table:table-cell table:formula="of:=IF(OR(LEN([.E345])&gt;1;LEN([.F345])&gt;1);IF(LEN([.F345])=1;&quot;del&quot;;IF(ISERROR(FIND(&quot;,&quot;;[.F345];1));&quot;ins&quot;;&quot;mltple_var&quot;));&quot;snp&quot;)" office:value-type="string" office:string-value="ins" calcext:value-type="string">
            <text:p>ins</text:p>
          </table:table-cell>
          <table:table-cell table:formula="of:=IF([.L345]=&quot;mltple_var&quot;;&quot;n/a&quot;;LEN([.F345])-LEN([.E345])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5768201" calcext:value-type="float">
            <text:p>157682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CATTCAATATTATGTACCCATGTGCCTATGGGTATATTAGCCAATGATACGCAATTTCCTACCATTTGA</text:p>
          </table:table-cell>
          <table:table-cell office:value-type="string" calcext:value-type="string">
            <text:p>Pp3c2_23491V3.2-E2</text:p>
          </table:table-cell>
          <table:table-cell office:value-type="string" calcext:value-type="string">
            <text:p>transcript:Pp3c2_23491V3.2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346]=[.C347];[.D346]=[.D347]);&quot;yes&quot;;&quot;no&quot;)" office:value-type="string" office:string-value="no" calcext:value-type="string">
            <text:p>no</text:p>
          </table:table-cell>
          <table:table-cell table:formula="of:=IF(OR(LEN([.E346])&gt;1;LEN([.F346])&gt;1);IF(LEN([.F346])=1;&quot;del&quot;;IF(ISERROR(FIND(&quot;,&quot;;[.F346];1));&quot;ins&quot;;&quot;mltple_var&quot;));&quot;snp&quot;)" office:value-type="string" office:string-value="ins" calcext:value-type="string">
            <text:p>ins</text:p>
          </table:table-cell>
          <table:table-cell table:formula="of:=IF([.L346]=&quot;mltple_var&quot;;&quot;n/a&quot;;LEN([.F346])-LEN([.E346])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858096" calcext:value-type="float">
            <text:p>108580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5420V3.1-E1</text:p>
          </table:table-cell>
          <table:table-cell office:value-type="string" calcext:value-type="string">
            <text:p>transcript:Pp3c3_15420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347]=[.C348];[.D347]=[.D348]);&quot;yes&quot;;&quot;no&quot;)" office:value-type="string" office:string-value="no" calcext:value-type="string">
            <text:p>no</text:p>
          </table:table-cell>
          <table:table-cell table:formula="of:=IF(OR(LEN([.E347])&gt;1;LEN([.F347])&gt;1);IF(LEN([.F347])=1;&quot;del&quot;;IF(ISERROR(FIND(&quot;,&quot;;[.F347];1));&quot;ins&quot;;&quot;mltple_var&quot;));&quot;snp&quot;)" office:value-type="string" office:string-value="snp" calcext:value-type="string">
            <text:p>snp</text:p>
          </table:table-cell>
          <table:table-cell table:formula="of:=IF([.L347]=&quot;mltple_var&quot;;&quot;n/a&quot;;LEN([.F347])-LEN([.E34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11781138" calcext:value-type="float">
            <text:p>117811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5_17090V3.1-E1</text:p>
          </table:table-cell>
          <table:table-cell office:value-type="string" calcext:value-type="string">
            <text:p>transcript:Pp3c5_1709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348]=[.C349];[.D348]=[.D349]);&quot;yes&quot;;&quot;no&quot;)" office:value-type="string" office:string-value="yes" calcext:value-type="string">
            <text:p>yes</text:p>
          </table:table-cell>
          <table:table-cell table:formula="of:=IF(OR(LEN([.E348])&gt;1;LEN([.F348])&gt;1);IF(LEN([.F348])=1;&quot;del&quot;;IF(ISERROR(FIND(&quot;,&quot;;[.F348];1));&quot;ins&quot;;&quot;mltple_var&quot;));&quot;snp&quot;)" office:value-type="string" office:string-value="snp" calcext:value-type="string">
            <text:p>snp</text:p>
          </table:table-cell>
          <table:table-cell table:formula="of:=IF([.L348]=&quot;mltple_var&quot;;&quot;n/a&quot;;LEN([.F348])-LEN([.E34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11781138" calcext:value-type="float">
            <text:p>117811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5_17090V3.2-E1</text:p>
          </table:table-cell>
          <table:table-cell office:value-type="string" calcext:value-type="string">
            <text:p>transcript:Pp3c5_1709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349]=[.C350];[.D349]=[.D350]);&quot;yes&quot;;&quot;no&quot;)" office:value-type="string" office:string-value="no" calcext:value-type="string">
            <text:p>no</text:p>
          </table:table-cell>
          <table:table-cell table:formula="of:=IF(OR(LEN([.E349])&gt;1;LEN([.F349])&gt;1);IF(LEN([.F349])=1;&quot;del&quot;;IF(ISERROR(FIND(&quot;,&quot;;[.F349];1));&quot;ins&quot;;&quot;mltple_var&quot;));&quot;snp&quot;)" office:value-type="string" office:string-value="snp" calcext:value-type="string">
            <text:p>snp</text:p>
          </table:table-cell>
          <table:table-cell table:formula="of:=IF([.L349]=&quot;mltple_var&quot;;&quot;n/a&quot;;LEN([.F349])-LEN([.E34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7157448" calcext:value-type="float">
            <text:p>171574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,*</text:p>
          </table:table-cell>
          <table:table-cell office:value-type="string" calcext:value-type="string">
            <text:p>Pp3c6_25940V3.2-E1</text:p>
          </table:table-cell>
          <table:table-cell office:value-type="string" calcext:value-type="string">
            <text:p>transcript:Pp3c6_2594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350]=[.C351];[.D350]=[.D351]);&quot;yes&quot;;&quot;no&quot;)" office:value-type="string" office:string-value="no" calcext:value-type="string">
            <text:p>no</text:p>
          </table:table-cell>
          <table:table-cell table:formula="of:=IF(OR(LEN([.E350])&gt;1;LEN([.F350])&gt;1);IF(LEN([.F350])=1;&quot;del&quot;;IF(ISERROR(FIND(&quot;,&quot;;[.F350];1));&quot;ins&quot;;&quot;mltple_var&quot;));&quot;snp&quot;)" office:value-type="string" office:string-value="mltple_var" calcext:value-type="string">
            <text:p>mltple_var</text:p>
          </table:table-cell>
          <table:table-cell table:formula="of:=IF([.L350]=&quot;mltple_var&quot;;&quot;n/a&quot;;LEN([.F350])-LEN([.E350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4988178" calcext:value-type="float">
            <text:p>49881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4_7440V3.1-E14</text:p>
          </table:table-cell>
          <table:table-cell office:value-type="string" calcext:value-type="string">
            <text:p>transcript:Pp3c14_7440V3.1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351]=[.C352];[.D351]=[.D352]);&quot;yes&quot;;&quot;no&quot;)" office:value-type="string" office:string-value="no" calcext:value-type="string">
            <text:p>no</text:p>
          </table:table-cell>
          <table:table-cell table:formula="of:=IF(OR(LEN([.E351])&gt;1;LEN([.F351])&gt;1);IF(LEN([.F351])=1;&quot;del&quot;;IF(ISERROR(FIND(&quot;,&quot;;[.F351];1));&quot;ins&quot;;&quot;mltple_var&quot;));&quot;snp&quot;)" office:value-type="string" office:string-value="snp" calcext:value-type="string">
            <text:p>snp</text:p>
          </table:table-cell>
          <table:table-cell table:formula="of:=IF([.L351]=&quot;mltple_var&quot;;&quot;n/a&quot;;LEN([.F351])-LEN([.E35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529926" calcext:value-type="float">
            <text:p>5299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9_1310V3.1-E4</text:p>
          </table:table-cell>
          <table:table-cell office:value-type="string" calcext:value-type="string">
            <text:p>transcript:Pp3c19_13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352]=[.C353];[.D352]=[.D353]);&quot;yes&quot;;&quot;no&quot;)" office:value-type="string" office:string-value="no" calcext:value-type="string">
            <text:p>no</text:p>
          </table:table-cell>
          <table:table-cell table:formula="of:=IF(OR(LEN([.E352])&gt;1;LEN([.F352])&gt;1);IF(LEN([.F352])=1;&quot;del&quot;;IF(ISERROR(FIND(&quot;,&quot;;[.F352];1));&quot;ins&quot;;&quot;mltple_var&quot;));&quot;snp&quot;)" office:value-type="string" office:string-value="snp" calcext:value-type="string">
            <text:p>snp</text:p>
          </table:table-cell>
          <table:table-cell table:formula="of:=IF([.L352]=&quot;mltple_var&quot;;&quot;n/a&quot;;LEN([.F352])-LEN([.E35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529938" calcext:value-type="float">
            <text:p>5299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9_1310V3.1-E4</text:p>
          </table:table-cell>
          <table:table-cell office:value-type="string" calcext:value-type="string">
            <text:p>transcript:Pp3c19_13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353]=[.C354];[.D353]=[.D354]);&quot;yes&quot;;&quot;no&quot;)" office:value-type="string" office:string-value="no" calcext:value-type="string">
            <text:p>no</text:p>
          </table:table-cell>
          <table:table-cell table:formula="of:=IF(OR(LEN([.E353])&gt;1;LEN([.F353])&gt;1);IF(LEN([.F353])=1;&quot;del&quot;;IF(ISERROR(FIND(&quot;,&quot;;[.F353];1));&quot;ins&quot;;&quot;mltple_var&quot;));&quot;snp&quot;)" office:value-type="string" office:string-value="snp" calcext:value-type="string">
            <text:p>snp</text:p>
          </table:table-cell>
          <table:table-cell table:formula="of:=IF([.L353]=&quot;mltple_var&quot;;&quot;n/a&quot;;LEN([.F353])-LEN([.E35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3766833" calcext:value-type="float">
            <text:p>13766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,*</text:p>
          </table:table-cell>
          <table:table-cell office:value-type="string" calcext:value-type="string">
            <text:p>Pp3c20_20860V3.3-E7</text:p>
          </table:table-cell>
          <table:table-cell office:value-type="string" calcext:value-type="string">
            <text:p>transcript:Pp3c20_20860V3.3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354]=[.C355];[.D354]=[.D355]);&quot;yes&quot;;&quot;no&quot;)" office:value-type="string" office:string-value="no" calcext:value-type="string">
            <text:p>no</text:p>
          </table:table-cell>
          <table:table-cell table:formula="of:=IF(OR(LEN([.E354])&gt;1;LEN([.F354])&gt;1);IF(LEN([.F354])=1;&quot;del&quot;;IF(ISERROR(FIND(&quot;,&quot;;[.F354];1));&quot;ins&quot;;&quot;mltple_var&quot;));&quot;snp&quot;)" office:value-type="string" office:string-value="mltple_var" calcext:value-type="string">
            <text:p>mltple_var</text:p>
          </table:table-cell>
          <table:table-cell table:formula="of:=IF([.L354]=&quot;mltple_var&quot;;&quot;n/a&quot;;LEN([.F354])-LEN([.E354]))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11176112" calcext:value-type="float">
            <text:p>11176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5_15500V3.1-E3</text:p>
          </table:table-cell>
          <table:table-cell office:value-type="string" calcext:value-type="string">
            <text:p>transcript:Pp3c25_1550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355]=[.C356];[.D355]=[.D356]);&quot;yes&quot;;&quot;no&quot;)" office:value-type="string" office:string-value="no" calcext:value-type="string">
            <text:p>no</text:p>
          </table:table-cell>
          <table:table-cell table:formula="of:=IF(OR(LEN([.E355])&gt;1;LEN([.F355])&gt;1);IF(LEN([.F355])=1;&quot;del&quot;;IF(ISERROR(FIND(&quot;,&quot;;[.F355];1));&quot;ins&quot;;&quot;mltple_var&quot;));&quot;snp&quot;)" office:value-type="string" office:string-value="snp" calcext:value-type="string">
            <text:p>snp</text:p>
          </table:table-cell>
          <table:table-cell table:formula="of:=IF([.L355]=&quot;mltple_var&quot;;&quot;n/a&quot;;LEN([.F355])-LEN([.E35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91186" calcext:value-type="float">
            <text:p>2911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6_710V3.1-E3</text:p>
          </table:table-cell>
          <table:table-cell office:value-type="string" calcext:value-type="string">
            <text:p>transcript:Pp3c26_7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356]=[.C357];[.D356]=[.D357]);&quot;yes&quot;;&quot;no&quot;)" office:value-type="string" office:string-value="no" calcext:value-type="string">
            <text:p>no</text:p>
          </table:table-cell>
          <table:table-cell table:formula="of:=IF(OR(LEN([.E356])&gt;1;LEN([.F356])&gt;1);IF(LEN([.F356])=1;&quot;del&quot;;IF(ISERROR(FIND(&quot;,&quot;;[.F356];1));&quot;ins&quot;;&quot;mltple_var&quot;));&quot;snp&quot;)" office:value-type="string" office:string-value="snp" calcext:value-type="string">
            <text:p>snp</text:p>
          </table:table-cell>
          <table:table-cell table:formula="of:=IF([.L356]=&quot;mltple_var&quot;;&quot;n/a&quot;;LEN([.F356])-LEN([.E35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91201" calcext:value-type="float">
            <text:p>2912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6_710V3.1-E3</text:p>
          </table:table-cell>
          <table:table-cell office:value-type="string" calcext:value-type="string">
            <text:p>transcript:Pp3c26_7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357]=[.C358];[.D357]=[.D358]);&quot;yes&quot;;&quot;no&quot;)" office:value-type="string" office:string-value="no" calcext:value-type="string">
            <text:p>no</text:p>
          </table:table-cell>
          <table:table-cell table:formula="of:=IF(OR(LEN([.E357])&gt;1;LEN([.F357])&gt;1);IF(LEN([.F357])=1;&quot;del&quot;;IF(ISERROR(FIND(&quot;,&quot;;[.F357];1));&quot;ins&quot;;&quot;mltple_var&quot;));&quot;snp&quot;)" office:value-type="string" office:string-value="snp" calcext:value-type="string">
            <text:p>snp</text:p>
          </table:table-cell>
          <table:table-cell table:formula="of:=IF([.L357]=&quot;mltple_var&quot;;&quot;n/a&quot;;LEN([.F357])-LEN([.E357]))" office:value-type="float" office:value="0" calcext:value-type="float">
            <text:p>0</text:p>
          </table:table-cell>
          <table:table-cell table:number-columns-repeated="2"/>
        </table:table-row>
      </table:table>
      <table:table table:name="3. List_Impact-mutations_unique" table:style-name="ta1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row table:style-name="ro1"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IMPACT</text:p>
          </table:table-cell>
          <table:table-cell table:style-name="ce7" office:value-type="string" calcext:value-type="string">
            <text:p>CHROM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string" calcext:value-type="string">
            <text:p>REF</text:p>
          </table:table-cell>
          <table:table-cell table:style-name="ce7" office:value-type="string" calcext:value-type="string">
            <text:p>ALT</text:p>
          </table:table-cell>
          <table:table-cell table:style-name="ce7" office:value-type="string" calcext:value-type="string">
            <text:p>ANN[*].GENE</text:p>
          </table:table-cell>
          <table:table-cell table:style-name="ce7" office:value-type="string" calcext:value-type="string">
            <text:p>ANN[*].FEATUREID</text:p>
          </table:table-cell>
          <table:table-cell table:style-name="ce7" office:value-type="string" calcext:value-type="string">
            <text:p>ANN[*].EFFECT</text:p>
          </table:table-cell>
          <table:table-cell table:style-name="ce7" office:value-type="string" calcext:value-type="string">
            <text:p>LOF[*].GENE</text:p>
          </table:table-cell>
          <table:table-cell table:style-name="ce1" office:value-type="string" calcext:value-type="string">
            <text:p>identical_mutation</text:p>
          </table:table-cell>
          <table:table-cell table:style-name="ce1" office:value-type="string" calcext:value-type="string">
            <text:p>mutation type</text:p>
          </table:table-cell>
          <table:table-cell table:style-name="ce1" office:value-type="string" calcext:value-type="string">
            <text:p>eventlength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9567760" calcext:value-type="float">
            <text:p>95677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ATGGCTGGGTGGATGGCTGGATGGCTGGGTGGATGGCT</text:p>
          </table:table-cell>
          <table:table-cell office:value-type="string" calcext:value-type="string">
            <text:p>Pp3c21_15050V3.1-E1</text:p>
          </table:table-cell>
          <table:table-cell office:value-type="string" calcext:value-type="string">
            <text:p>transcript:Pp3c21_1505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1_15050V3.1-E1</text:p>
          </table:table-cell>
          <table:table-cell table:formula="of:=IF(AND([.C2]=[.C3];[.D2]=[.D3]);&quot;yes&quot;;&quot;no&quot;)" office:value-type="string" office:string-value="no" calcext:value-type="string">
            <text:p>no</text:p>
          </table:table-cell>
          <table:table-cell table:formula="of:=IF(OR(LEN([.E2])&gt;1;LEN([.F2])&gt;1);IF(LEN([.F2])=1;&quot;del&quot;;IF(ISERROR(FIND(&quot;,&quot;;[.F2];1));&quot;ins&quot;;&quot;mltple_var&quot;));&quot;snp&quot;)" office:value-type="string" office:string-value="ins" calcext:value-type="string">
            <text:p>ins</text:p>
          </table:table-cell>
          <table:table-cell table:formula="of:=IF([.L2]=&quot;mltple_var&quot;;&quot;n/a&quot;;LEN([.F2])-LEN([.E2]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HIGH</text:p>
          </table:table-cell>
          <table:table-cell office:value-type="float" office:value="22" calcext:value-type="float">
            <text:p>22</text:p>
          </table:table-cell>
          <table:table-cell office:value-type="float" office:value="727298" calcext:value-type="float">
            <text:p>7272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CCTATT</text:p>
          </table:table-cell>
          <table:table-cell office:value-type="string" calcext:value-type="string">
            <text:p>Pp3c22_1050V3.1-E1</text:p>
          </table:table-cell>
          <table:table-cell office:value-type="string" calcext:value-type="string">
            <text:p>transcript:Pp3c22_1050V3.1</text:p>
          </table:table-cell>
          <table:table-cell office:value-type="string" calcext:value-type="string">
            <text:p>frameshift_variant&amp;stop_gained</text:p>
          </table:table-cell>
          <table:table-cell office:value-type="string" calcext:value-type="string">
            <text:p>Pp3c22_1050V3.1-E1</text:p>
          </table:table-cell>
          <table:table-cell table:formula="of:=IF(AND([.C3]=[.C4];[.D3]=[.D4]);&quot;yes&quot;;&quot;no&quot;)" office:value-type="string" office:string-value="no" calcext:value-type="string">
            <text:p>no</text:p>
          </table:table-cell>
          <table:table-cell table:formula="of:=IF(OR(LEN([.E3])&gt;1;LEN([.F3])&gt;1);IF(LEN([.F3])=1;&quot;del&quot;;IF(ISERROR(FIND(&quot;,&quot;;[.F3];1));&quot;ins&quot;;&quot;mltple_var&quot;));&quot;snp&quot;)" office:value-type="string" office:string-value="ins" calcext:value-type="string">
            <text:p>ins</text:p>
          </table:table-cell>
          <table:table-cell table:formula="of:=IF([.L3]=&quot;mltple_var&quot;;&quot;n/a&quot;;LEN([.F3])-LEN([.E3]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325863" calcext:value-type="float">
            <text:p>3258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_780V3.1-E1</text:p>
          </table:table-cell>
          <table:table-cell office:value-type="string" calcext:value-type="string">
            <text:p>transcript:Pp3c2_78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4]=[.C5];[.D4]=[.D5]);&quot;yes&quot;;&quot;no&quot;)" office:value-type="string" office:string-value="no" calcext:value-type="string">
            <text:p>no</text:p>
          </table:table-cell>
          <table:table-cell table:formula="of:=IF(OR(LEN([.E4])&gt;1;LEN([.F4])&gt;1);IF(LEN([.F4])=1;&quot;del&quot;;IF(ISERROR(FIND(&quot;,&quot;;[.F4];1));&quot;ins&quot;;&quot;mltple_var&quot;));&quot;snp&quot;)" office:value-type="string" office:string-value="snp" calcext:value-type="string">
            <text:p>snp</text:p>
          </table:table-cell>
          <table:table-cell table:formula="of:=IF([.L4]=&quot;mltple_var&quot;;&quot;n/a&quot;;LEN([.F4])-LEN([.E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95020" calcext:value-type="float">
            <text:p>1395020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office:value-type="string" calcext:value-type="string">
            <text:p>Pp3c8_2770V3.1-E1</text:p>
          </table:table-cell>
          <table:table-cell office:value-type="string" calcext:value-type="string">
            <text:p>transcript:Pp3c8_277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5]=[.C6];[.D5]=[.D6]);&quot;yes&quot;;&quot;no&quot;)" office:value-type="string" office:string-value="no" calcext:value-type="string">
            <text:p>no</text:p>
          </table:table-cell>
          <table:table-cell table:formula="of:=IF(OR(LEN([.E5])&gt;1;LEN([.F5])&gt;1);IF(LEN([.F5])=1;&quot;del&quot;;IF(ISERROR(FIND(&quot;,&quot;;[.F5];1));&quot;ins&quot;;&quot;mltple_var&quot;));&quot;snp&quot;)" office:value-type="string" office:string-value="snp" calcext:value-type="string">
            <text:p>snp</text:p>
          </table:table-cell>
          <table:table-cell table:formula="of:=IF([.L5]=&quot;mltple_var&quot;;&quot;n/a&quot;;LEN([.F5])-LEN([.E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12093867" calcext:value-type="float">
            <text:p>120938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5_18349V3.1-E1</text:p>
          </table:table-cell>
          <table:table-cell office:value-type="string" calcext:value-type="string">
            <text:p>transcript:Pp3c15_18349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6]=[.C7];[.D6]=[.D7]);&quot;yes&quot;;&quot;no&quot;)" office:value-type="string" office:string-value="no" calcext:value-type="string">
            <text:p>no</text:p>
          </table:table-cell>
          <table:table-cell table:formula="of:=IF(OR(LEN([.E6])&gt;1;LEN([.F6])&gt;1);IF(LEN([.F6])=1;&quot;del&quot;;IF(ISERROR(FIND(&quot;,&quot;;[.F6];1));&quot;ins&quot;;&quot;mltple_var&quot;));&quot;snp&quot;)" office:value-type="string" office:string-value="snp" calcext:value-type="string">
            <text:p>snp</text:p>
          </table:table-cell>
          <table:table-cell table:formula="of:=IF([.L6]=&quot;mltple_var&quot;;&quot;n/a&quot;;LEN([.F6])-LEN([.E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758222" calcext:value-type="float">
            <text:p>12758222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</text:p>
          </table:table-cell>
          <table:table-cell office:value-type="string" calcext:value-type="string">
            <text:p>Pp3c17_18970V3.2-E1</text:p>
          </table:table-cell>
          <table:table-cell office:value-type="string" calcext:value-type="string">
            <text:p>transcript:Pp3c17_1897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7]=[.C8];[.D7]=[.D8]);&quot;yes&quot;;&quot;no&quot;)" office:value-type="string" office:string-value="no" calcext:value-type="string">
            <text:p>no</text:p>
          </table:table-cell>
          <table:table-cell table:formula="of:=IF(OR(LEN([.E7])&gt;1;LEN([.F7])&gt;1);IF(LEN([.F7])=1;&quot;del&quot;;IF(ISERROR(FIND(&quot;,&quot;;[.F7];1));&quot;ins&quot;;&quot;mltple_var&quot;));&quot;snp&quot;)" office:value-type="string" office:string-value="snp" calcext:value-type="string">
            <text:p>snp</text:p>
          </table:table-cell>
          <table:table-cell table:formula="of:=IF([.L7]=&quot;mltple_var&quot;;&quot;n/a&quot;;LEN([.F7])-LEN([.E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44993" calcext:value-type="float">
            <text:p>274499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,*</text:p>
          </table:table-cell>
          <table:table-cell office:value-type="string" calcext:value-type="string">
            <text:p>Pp3c24_3580V3.2-E1</text:p>
          </table:table-cell>
          <table:table-cell office:value-type="string" calcext:value-type="string">
            <text:p>transcript:Pp3c24_3580V3.3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8]=[.C9];[.D8]=[.D9]);&quot;yes&quot;;&quot;no&quot;)" office:value-type="string" office:string-value="no" calcext:value-type="string">
            <text:p>no</text:p>
          </table:table-cell>
          <table:table-cell table:formula="of:=IF(OR(LEN([.E8])&gt;1;LEN([.F8])&gt;1);IF(LEN([.F8])=1;&quot;del&quot;;IF(ISERROR(FIND(&quot;,&quot;;[.F8];1));&quot;ins&quot;;&quot;mltple_var&quot;));&quot;snp&quot;)" office:value-type="string" office:string-value="mltple_var" calcext:value-type="string">
            <text:p>mltple_var</text:p>
          </table:table-cell>
          <table:table-cell table:formula="of:=IF([.L8]=&quot;mltple_var&quot;;&quot;n/a&quot;;LEN([.F8])-LEN([.E8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LOW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744995" calcext:value-type="float">
            <text:p>2744995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office:value-type="string" calcext:value-type="string">
            <text:p>Pp3c24_3580V3.2-E1</text:p>
          </table:table-cell>
          <table:table-cell office:value-type="string" calcext:value-type="string">
            <text:p>transcript:Pp3c24_3580V3.3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9]=[.C10];[.D9]=[.D10]);&quot;yes&quot;;&quot;no&quot;)" office:value-type="string" office:string-value="no" calcext:value-type="string">
            <text:p>no</text:p>
          </table:table-cell>
          <table:table-cell table:formula="of:=IF(OR(LEN([.E9])&gt;1;LEN([.F9])&gt;1);IF(LEN([.F9])=1;&quot;del&quot;;IF(ISERROR(FIND(&quot;,&quot;;[.F9];1));&quot;ins&quot;;&quot;mltple_var&quot;));&quot;snp&quot;)" office:value-type="string" office:string-value="snp" calcext:value-type="string">
            <text:p>snp</text:p>
          </table:table-cell>
          <table:table-cell table:formula="of:=IF([.L9]=&quot;mltple_var&quot;;&quot;n/a&quot;;LEN([.F9])-LEN([.E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office:value-type="float" office:value="325855" calcext:value-type="float">
            <text:p>3258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_780V3.1-E1</text:p>
          </table:table-cell>
          <table:table-cell office:value-type="string" calcext:value-type="string">
            <text:p>transcript:Pp3c2_78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0]=[.C11];[.D10]=[.D11]);&quot;yes&quot;;&quot;no&quot;)" office:value-type="string" office:string-value="no" calcext:value-type="string">
            <text:p>no</text:p>
          </table:table-cell>
          <table:table-cell table:formula="of:=IF(OR(LEN([.E10])&gt;1;LEN([.F10])&gt;1);IF(LEN([.F10])=1;&quot;del&quot;;IF(ISERROR(FIND(&quot;,&quot;;[.F10];1));&quot;ins&quot;;&quot;mltple_var&quot;));&quot;snp&quot;)" office:value-type="string" office:string-value="snp" calcext:value-type="string">
            <text:p>snp</text:p>
          </table:table-cell>
          <table:table-cell table:formula="of:=IF([.L10]=&quot;mltple_var&quot;;&quot;n/a&quot;;LEN([.F10])-LEN([.E1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6" calcext:value-type="float">
            <text:p>6</text:p>
          </table:table-cell>
          <table:table-cell office:value-type="float" office:value="10179340" calcext:value-type="float">
            <text:p>10179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6_15850V3.1-E1</text:p>
          </table:table-cell>
          <table:table-cell office:value-type="string" calcext:value-type="string">
            <text:p>transcript:Pp3c6_158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1]=[.C12];[.D11]=[.D12]);&quot;yes&quot;;&quot;no&quot;)" office:value-type="string" office:string-value="no" calcext:value-type="string">
            <text:p>no</text:p>
          </table:table-cell>
          <table:table-cell table:formula="of:=IF(OR(LEN([.E11])&gt;1;LEN([.F11])&gt;1);IF(LEN([.F11])=1;&quot;del&quot;;IF(ISERROR(FIND(&quot;,&quot;;[.F11];1));&quot;ins&quot;;&quot;mltple_var&quot;));&quot;snp&quot;)" office:value-type="string" office:string-value="snp" calcext:value-type="string">
            <text:p>snp</text:p>
          </table:table-cell>
          <table:table-cell table:formula="of:=IF([.L11]=&quot;mltple_var&quot;;&quot;n/a&quot;;LEN([.F11])-LEN([.E1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5831723" calcext:value-type="float">
            <text:p>5831723</text:p>
          </table:table-cell>
          <table:table-cell office:value-type="string" calcext:value-type="string">
            <text:p>GTAGTTGCATATACTCATTAGGTGCAGATTGACGAGTA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7_8980V3.2-E1</text:p>
          </table:table-cell>
          <table:table-cell office:value-type="string" calcext:value-type="string">
            <text:p>transcript:Pp3c7_8980V3.2</text:p>
          </table:table-cell>
          <table:table-cell office:value-type="string" calcext:value-type="string">
            <text:p>conservative_inframe_deletion</text:p>
          </table:table-cell>
          <table:table-cell/>
          <table:table-cell table:formula="of:=IF(AND([.C12]=[.C13];[.D12]=[.D13]);&quot;yes&quot;;&quot;no&quot;)" office:value-type="string" office:string-value="no" calcext:value-type="string">
            <text:p>no</text:p>
          </table:table-cell>
          <table:table-cell table:formula="of:=IF(OR(LEN([.E12])&gt;1;LEN([.F12])&gt;1);IF(LEN([.F12])=1;&quot;del&quot;;IF(ISERROR(FIND(&quot;,&quot;;[.F12];1));&quot;ins&quot;;&quot;mltple_var&quot;));&quot;snp&quot;)" office:value-type="string" office:string-value="del" calcext:value-type="string">
            <text:p>del</text:p>
          </table:table-cell>
          <table:table-cell table:formula="of:=IF([.L12]=&quot;mltple_var&quot;;&quot;n/a&quot;;LEN([.F12])-LEN([.E12]))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8" calcext:value-type="float">
            <text:p>8</text:p>
          </table:table-cell>
          <table:table-cell office:value-type="float" office:value="1395021" calcext:value-type="float">
            <text:p>1395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2770V3.1-E1</text:p>
          </table:table-cell>
          <table:table-cell office:value-type="string" calcext:value-type="string">
            <text:p>transcript:Pp3c8_27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3]=[.C14];[.D13]=[.D14]);&quot;yes&quot;;&quot;no&quot;)" office:value-type="string" office:string-value="no" calcext:value-type="string">
            <text:p>no</text:p>
          </table:table-cell>
          <table:table-cell table:formula="of:=IF(OR(LEN([.E13])&gt;1;LEN([.F13])&gt;1);IF(LEN([.F13])=1;&quot;del&quot;;IF(ISERROR(FIND(&quot;,&quot;;[.F13];1));&quot;ins&quot;;&quot;mltple_var&quot;));&quot;snp&quot;)" office:value-type="string" office:string-value="snp" calcext:value-type="string">
            <text:p>snp</text:p>
          </table:table-cell>
          <table:table-cell table:formula="of:=IF([.L13]=&quot;mltple_var&quot;;&quot;n/a&quot;;LEN([.F13])-LEN([.E1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8" calcext:value-type="float">
            <text:p>8</text:p>
          </table:table-cell>
          <table:table-cell office:value-type="float" office:value="1395023" calcext:value-type="float">
            <text:p>13950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2770V3.1-E1</text:p>
          </table:table-cell>
          <table:table-cell office:value-type="string" calcext:value-type="string">
            <text:p>transcript:Pp3c8_27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4]=[.C15];[.D14]=[.D15]);&quot;yes&quot;;&quot;no&quot;)" office:value-type="string" office:string-value="no" calcext:value-type="string">
            <text:p>no</text:p>
          </table:table-cell>
          <table:table-cell table:formula="of:=IF(OR(LEN([.E14])&gt;1;LEN([.F14])&gt;1);IF(LEN([.F14])=1;&quot;del&quot;;IF(ISERROR(FIND(&quot;,&quot;;[.F14];1));&quot;ins&quot;;&quot;mltple_var&quot;));&quot;snp&quot;)" office:value-type="string" office:string-value="snp" calcext:value-type="string">
            <text:p>snp</text:p>
          </table:table-cell>
          <table:table-cell table:formula="of:=IF([.L14]=&quot;mltple_var&quot;;&quot;n/a&quot;;LEN([.F14])-LEN([.E1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8" calcext:value-type="float">
            <text:p>8</text:p>
          </table:table-cell>
          <table:table-cell office:value-type="float" office:value="1395024" calcext:value-type="float">
            <text:p>13950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8_2770V3.1-E1</text:p>
          </table:table-cell>
          <table:table-cell office:value-type="string" calcext:value-type="string">
            <text:p>transcript:Pp3c8_27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5]=[.C16];[.D15]=[.D16]);&quot;yes&quot;;&quot;no&quot;)" office:value-type="string" office:string-value="no" calcext:value-type="string">
            <text:p>no</text:p>
          </table:table-cell>
          <table:table-cell table:formula="of:=IF(OR(LEN([.E15])&gt;1;LEN([.F15])&gt;1);IF(LEN([.F15])=1;&quot;del&quot;;IF(ISERROR(FIND(&quot;,&quot;;[.F15];1));&quot;ins&quot;;&quot;mltple_var&quot;));&quot;snp&quot;)" office:value-type="string" office:string-value="snp" calcext:value-type="string">
            <text:p>snp</text:p>
          </table:table-cell>
          <table:table-cell table:formula="of:=IF([.L15]=&quot;mltple_var&quot;;&quot;n/a&quot;;LEN([.F15])-LEN([.E1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9" calcext:value-type="float">
            <text:p>9</text:p>
          </table:table-cell>
          <table:table-cell office:value-type="float" office:value="3201329" calcext:value-type="float">
            <text:p>32013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9_5610V3.1-E3</text:p>
          </table:table-cell>
          <table:table-cell office:value-type="string" calcext:value-type="string">
            <text:p>transcript:Pp3c9_561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6]=[.C17];[.D16]=[.D17]);&quot;yes&quot;;&quot;no&quot;)" office:value-type="string" office:string-value="no" calcext:value-type="string">
            <text:p>no</text:p>
          </table:table-cell>
          <table:table-cell table:formula="of:=IF(OR(LEN([.E16])&gt;1;LEN([.F16])&gt;1);IF(LEN([.F16])=1;&quot;del&quot;;IF(ISERROR(FIND(&quot;,&quot;;[.F16];1));&quot;ins&quot;;&quot;mltple_var&quot;));&quot;snp&quot;)" office:value-type="string" office:string-value="snp" calcext:value-type="string">
            <text:p>snp</text:p>
          </table:table-cell>
          <table:table-cell table:formula="of:=IF([.L16]=&quot;mltple_var&quot;;&quot;n/a&quot;;LEN([.F16])-LEN([.E1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9" calcext:value-type="float">
            <text:p>9</text:p>
          </table:table-cell>
          <table:table-cell office:value-type="float" office:value="12619694" calcext:value-type="float">
            <text:p>126196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9_18660V3.1-E1</text:p>
          </table:table-cell>
          <table:table-cell office:value-type="string" calcext:value-type="string">
            <text:p>transcript:Pp3c9_1866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7]=[.C18];[.D17]=[.D18]);&quot;yes&quot;;&quot;no&quot;)" office:value-type="string" office:string-value="no" calcext:value-type="string">
            <text:p>no</text:p>
          </table:table-cell>
          <table:table-cell table:formula="of:=IF(OR(LEN([.E17])&gt;1;LEN([.F17])&gt;1);IF(LEN([.F17])=1;&quot;del&quot;;IF(ISERROR(FIND(&quot;,&quot;;[.F17];1));&quot;ins&quot;;&quot;mltple_var&quot;));&quot;snp&quot;)" office:value-type="string" office:string-value="snp" calcext:value-type="string">
            <text:p>snp</text:p>
          </table:table-cell>
          <table:table-cell table:formula="of:=IF([.L17]=&quot;mltple_var&quot;;&quot;n/a&quot;;LEN([.F17])-LEN([.E1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14" calcext:value-type="float">
            <text:p>14</text:p>
          </table:table-cell>
          <table:table-cell office:value-type="float" office:value="1057408" calcext:value-type="float">
            <text:p>10574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GAGGTTTCCCATTTCATTTGGCAATAATCTCAACCTTGAGCATCCTCTGATATCAAAGGTAGTCAAAGATG</text:p>
          </table:table-cell>
          <table:table-cell office:value-type="string" calcext:value-type="string">
            <text:p>Pp3c14_1440V3.1-E3</text:p>
          </table:table-cell>
          <table:table-cell office:value-type="string" calcext:value-type="string">
            <text:p>transcript:Pp3c14_1440V3.1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18]=[.C19];[.D18]=[.D19]);&quot;yes&quot;;&quot;no&quot;)" office:value-type="string" office:string-value="no" calcext:value-type="string">
            <text:p>no</text:p>
          </table:table-cell>
          <table:table-cell table:formula="of:=IF(OR(LEN([.E18])&gt;1;LEN([.F18])&gt;1);IF(LEN([.F18])=1;&quot;del&quot;;IF(ISERROR(FIND(&quot;,&quot;;[.F18];1));&quot;ins&quot;;&quot;mltple_var&quot;));&quot;snp&quot;)" office:value-type="string" office:string-value="ins" calcext:value-type="string">
            <text:p>ins</text:p>
          </table:table-cell>
          <table:table-cell table:formula="of:=IF([.L18]=&quot;mltple_var&quot;;&quot;n/a&quot;;LEN([.F18])-LEN([.E18]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17" calcext:value-type="float">
            <text:p>17</text:p>
          </table:table-cell>
          <table:table-cell office:value-type="float" office:value="1543373" calcext:value-type="float">
            <text:p>15433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GGGGTGCTCCTCCACCGCCACCACCTCCTCCAGGAGGG</text:p>
          </table:table-cell>
          <table:table-cell office:value-type="string" calcext:value-type="string">
            <text:p>Pp3c17_2120V3.3-E1</text:p>
          </table:table-cell>
          <table:table-cell office:value-type="string" calcext:value-type="string">
            <text:p>transcript:Pp3c17_2120V3.3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19]=[.C20];[.D19]=[.D20]);&quot;yes&quot;;&quot;no&quot;)" office:value-type="string" office:string-value="no" calcext:value-type="string">
            <text:p>no</text:p>
          </table:table-cell>
          <table:table-cell table:formula="of:=IF(OR(LEN([.E19])&gt;1;LEN([.F19])&gt;1);IF(LEN([.F19])=1;&quot;del&quot;;IF(ISERROR(FIND(&quot;,&quot;;[.F19];1));&quot;ins&quot;;&quot;mltple_var&quot;));&quot;snp&quot;)" office:value-type="string" office:string-value="ins" calcext:value-type="string">
            <text:p>ins</text:p>
          </table:table-cell>
          <table:table-cell table:formula="of:=IF([.L19]=&quot;mltple_var&quot;;&quot;n/a&quot;;LEN([.F19])-LEN([.E19]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1" calcext:value-type="float">
            <text:p>21</text:p>
          </table:table-cell>
          <table:table-cell office:value-type="float" office:value="2844142" calcext:value-type="float">
            <text:p>28441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T</text:p>
          </table:table-cell>
          <table:table-cell office:value-type="string" calcext:value-type="string">
            <text:p>Pp3c21_4390V3.1-E1</text:p>
          </table:table-cell>
          <table:table-cell office:value-type="string" calcext:value-type="string">
            <text:p>transcript:Pp3c21_43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0]=[.C21];[.D20]=[.D21]);&quot;yes&quot;;&quot;no&quot;)" office:value-type="string" office:string-value="no" calcext:value-type="string">
            <text:p>no</text:p>
          </table:table-cell>
          <table:table-cell table:formula="of:=IF(OR(LEN([.E20])&gt;1;LEN([.F20])&gt;1);IF(LEN([.F20])=1;&quot;del&quot;;IF(ISERROR(FIND(&quot;,&quot;;[.F20];1));&quot;ins&quot;;&quot;mltple_var&quot;));&quot;snp&quot;)" office:value-type="string" office:string-value="mltple_var" calcext:value-type="string">
            <text:p>mltple_var</text:p>
          </table:table-cell>
          <table:table-cell table:formula="of:=IF([.L20]=&quot;mltple_var&quot;;&quot;n/a&quot;;LEN([.F20])-LEN([.E20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3" calcext:value-type="float">
            <text:p>23</text:p>
          </table:table-cell>
          <table:table-cell office:value-type="float" office:value="461776" calcext:value-type="float">
            <text:p>461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3_830V3.3-E1</text:p>
          </table:table-cell>
          <table:table-cell office:value-type="string" calcext:value-type="string">
            <text:p>transcript:Pp3c23_8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1]=[.C22];[.D21]=[.D22]);&quot;yes&quot;;&quot;no&quot;)" office:value-type="string" office:string-value="no" calcext:value-type="string">
            <text:p>no</text:p>
          </table:table-cell>
          <table:table-cell table:formula="of:=IF(OR(LEN([.E21])&gt;1;LEN([.F21])&gt;1);IF(LEN([.F21])=1;&quot;del&quot;;IF(ISERROR(FIND(&quot;,&quot;;[.F21];1));&quot;ins&quot;;&quot;mltple_var&quot;));&quot;snp&quot;)" office:value-type="string" office:string-value="snp" calcext:value-type="string">
            <text:p>snp</text:p>
          </table:table-cell>
          <table:table-cell table:formula="of:=IF([.L21]=&quot;mltple_var&quot;;&quot;n/a&quot;;LEN([.F21])-LEN([.E2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4" calcext:value-type="float">
            <text:p>24</text:p>
          </table:table-cell>
          <table:table-cell office:value-type="float" office:value="13461295" calcext:value-type="float">
            <text:p>13461295</text:p>
          </table:table-cell>
          <table:table-cell office:value-type="string" calcext:value-type="string">
            <text:p>CGGGGGGGG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4_20431V3.1-E1</text:p>
          </table:table-cell>
          <table:table-cell office:value-type="string" calcext:value-type="string">
            <text:p>transcript:Pp3c24_20431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22]=[.C23];[.D22]=[.D23]);&quot;yes&quot;;&quot;no&quot;)" office:value-type="string" office:string-value="no" calcext:value-type="string">
            <text:p>no</text:p>
          </table:table-cell>
          <table:table-cell table:formula="of:=IF(OR(LEN([.E22])&gt;1;LEN([.F22])&gt;1);IF(LEN([.F22])=1;&quot;del&quot;;IF(ISERROR(FIND(&quot;,&quot;;[.F22];1));&quot;ins&quot;;&quot;mltple_var&quot;));&quot;snp&quot;)" office:value-type="string" office:string-value="del" calcext:value-type="string">
            <text:p>del</text:p>
          </table:table-cell>
          <table:table-cell table:formula="of:=IF([.L22]=&quot;mltple_var&quot;;&quot;n/a&quot;;LEN([.F22])-LEN([.E22]))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FG06_13_C4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3174070" calcext:value-type="float">
            <text:p>31740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7_5570V3.1-E4</text:p>
          </table:table-cell>
          <table:table-cell office:value-type="string" calcext:value-type="string">
            <text:p>transcript:Pp3c27_55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3]=[.C24];[.D23]=[.D24]);&quot;yes&quot;;&quot;no&quot;)" office:value-type="string" office:string-value="no" calcext:value-type="string">
            <text:p>no</text:p>
          </table:table-cell>
          <table:table-cell table:formula="of:=IF(OR(LEN([.E23])&gt;1;LEN([.F23])&gt;1);IF(LEN([.F23])=1;&quot;del&quot;;IF(ISERROR(FIND(&quot;,&quot;;[.F23];1));&quot;ins&quot;;&quot;mltple_var&quot;));&quot;snp&quot;)" office:value-type="string" office:string-value="snp" calcext:value-type="string">
            <text:p>snp</text:p>
          </table:table-cell>
          <table:table-cell table:formula="of:=IF([.L23]=&quot;mltple_var&quot;;&quot;n/a&quot;;LEN([.F23])-LEN([.E2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028833" calcext:value-type="float">
            <text:p>21028833</text:p>
          </table:table-cell>
          <table:table-cell table:style-name="ce8" office:value-type="string" calcext:value-type="string">
            <text:p>ATGTTGCATGTGGCCACATAGAAAACCCTAAGT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Pp3c1_29360V3.14-E1&amp;Pp3c1_29360V3.15-E1</text:p>
          </table:table-cell>
          <table:table-cell office:value-type="string" calcext:value-type="string">
            <text:p>GENE_Pp3c1_29360V3.15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24]=[.C25];[.D24]=[.D25]);&quot;yes&quot;;&quot;no&quot;)" office:value-type="string" office:string-value="no" calcext:value-type="string">
            <text:p>no</text:p>
          </table:table-cell>
          <table:table-cell table:formula="of:=IF(OR(LEN([.E24])&gt;1;LEN([.F24])&gt;1);IF(LEN([.F24])=1;&quot;del&quot;;IF(ISERROR(FIND(&quot;,&quot;;[.F24];1));&quot;ins&quot;;&quot;mltple_var&quot;));&quot;snp&quot;)" office:value-type="string" office:string-value="del" calcext:value-type="string">
            <text:p>del</text:p>
          </table:table-cell>
          <table:table-cell table:formula="of:=IF([.L24]=&quot;mltple_var&quot;;&quot;n/a&quot;;LEN([.F24])-LEN([.E24])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1777531" calcext:value-type="float">
            <text:p>11777531</text:p>
          </table:table-cell>
          <table:table-cell office:value-type="string" calcext:value-type="string">
            <text:p>ATGTGTGTG</text:p>
          </table:table-cell>
          <table:table-cell office:value-type="string" calcext:value-type="string">
            <text:p>A,ATG</text:p>
          </table:table-cell>
          <table:table-cell office:value-type="string" calcext:value-type="string">
            <text:p>Pp3c3_16712V3.1-E1</text:p>
          </table:table-cell>
          <table:table-cell office:value-type="string" calcext:value-type="string">
            <text:p>transcript:Pp3c3_16712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712V3.1-E1</text:p>
          </table:table-cell>
          <table:table-cell table:formula="of:=IF(AND([.C25]=[.C26];[.D25]=[.D26]);&quot;yes&quot;;&quot;no&quot;)" office:value-type="string" office:string-value="no" calcext:value-type="string">
            <text:p>no</text:p>
          </table:table-cell>
          <table:table-cell table:formula="of:=IF(OR(LEN([.E25])&gt;1;LEN([.F25])&gt;1);IF(LEN([.F25])=1;&quot;del&quot;;IF(ISERROR(FIND(&quot;,&quot;;[.F25];1));&quot;ins&quot;;&quot;mltple_var&quot;));&quot;snp&quot;)" office:value-type="string" office:string-value="mltple_var" calcext:value-type="string">
            <text:p>mltple_var</text:p>
          </table:table-cell>
          <table:table-cell table:formula="of:=IF([.L25]=&quot;mltple_var&quot;;&quot;n/a&quot;;LEN([.F25])-LEN([.E25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614872" calcext:value-type="float">
            <text:p>15614872</text:p>
          </table:table-cell>
          <table:table-cell table:style-name="ce9" office:value-type="string" calcext:value-type="string">
            <text:p>AATTACCTTCCCAATAATGT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5</text:p>
          </table:table-cell>
          <table:table-cell office:value-type="string" calcext:value-type="string">
            <text:p>splice_donor_variant&amp;splice_region_variant&amp;3_prime_UTR_variant&amp;intron_variant</text:p>
          </table:table-cell>
          <table:table-cell/>
          <table:table-cell table:formula="of:=IF(AND([.C26]=[.C27];[.D26]=[.D27]);&quot;yes&quot;;&quot;no&quot;)" office:value-type="string" office:string-value="no" calcext:value-type="string">
            <text:p>no</text:p>
          </table:table-cell>
          <table:table-cell table:formula="of:=IF(OR(LEN([.E26])&gt;1;LEN([.F26])&gt;1);IF(LEN([.F26])=1;&quot;del&quot;;IF(ISERROR(FIND(&quot;,&quot;;[.F26];1));&quot;ins&quot;;&quot;mltple_var&quot;));&quot;snp&quot;)" office:value-type="string" office:string-value="del" calcext:value-type="string">
            <text:p>del</text:p>
          </table:table-cell>
          <table:table-cell table:formula="of:=IF([.L26]=&quot;mltple_var&quot;;&quot;n/a&quot;;LEN([.F26])-LEN([.E26]))"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6799905" calcext:value-type="float">
            <text:p>67999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CGCTGACGCCGAGTCGGCATATCCTATGCC</text:p>
          </table:table-cell>
          <table:table-cell office:value-type="string" calcext:value-type="string">
            <text:p>Pp3c7_10190V3.1-E1</text:p>
          </table:table-cell>
          <table:table-cell office:value-type="string" calcext:value-type="string">
            <text:p>transcript:Pp3c7_1019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7_10190V3.1-E1</text:p>
          </table:table-cell>
          <table:table-cell table:formula="of:=IF(AND([.C27]=[.C28];[.D27]=[.D28]);&quot;yes&quot;;&quot;no&quot;)" office:value-type="string" office:string-value="no" calcext:value-type="string">
            <text:p>no</text:p>
          </table:table-cell>
          <table:table-cell table:formula="of:=IF(OR(LEN([.E27])&gt;1;LEN([.F27])&gt;1);IF(LEN([.F27])=1;&quot;del&quot;;IF(ISERROR(FIND(&quot;,&quot;;[.F27];1));&quot;ins&quot;;&quot;mltple_var&quot;));&quot;snp&quot;)" office:value-type="string" office:string-value="ins" calcext:value-type="string">
            <text:p>ins</text:p>
          </table:table-cell>
          <table:table-cell table:formula="of:=IF([.L27]=&quot;mltple_var&quot;;&quot;n/a&quot;;LEN([.F27])-LEN([.E27]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float" office:value="1250389" calcext:value-type="float">
            <text:p>1250389</text:p>
          </table:table-cell>
          <table:table-cell office:value-type="string" calcext:value-type="string">
            <text:p>GAGATCAGCAACCCAGATCAGCAA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2450V3.1-E1</text:p>
          </table:table-cell>
          <table:table-cell office:value-type="string" calcext:value-type="string">
            <text:p>transcript:Pp3c8_245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8_2450V3.1-E1</text:p>
          </table:table-cell>
          <table:table-cell table:formula="of:=IF(AND([.C28]=[.C29];[.D28]=[.D29]);&quot;yes&quot;;&quot;no&quot;)" office:value-type="string" office:string-value="no" calcext:value-type="string">
            <text:p>no</text:p>
          </table:table-cell>
          <table:table-cell table:formula="of:=IF(OR(LEN([.E28])&gt;1;LEN([.F28])&gt;1);IF(LEN([.F28])=1;&quot;del&quot;;IF(ISERROR(FIND(&quot;,&quot;;[.F28];1));&quot;ins&quot;;&quot;mltple_var&quot;));&quot;snp&quot;)" office:value-type="string" office:string-value="del" calcext:value-type="string">
            <text:p>del</text:p>
          </table:table-cell>
          <table:table-cell table:formula="of:=IF([.L28]=&quot;mltple_var&quot;;&quot;n/a&quot;;LEN([.F28])-LEN([.E28]))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office:value-type="float" office:value="325561" calcext:value-type="float">
            <text:p>325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_780V3.1-E1</text:p>
          </table:table-cell>
          <table:table-cell office:value-type="string" calcext:value-type="string">
            <text:p>transcript:Pp3c2_78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29]=[.C30];[.D29]=[.D30]);&quot;yes&quot;;&quot;no&quot;)" office:value-type="string" office:string-value="no" calcext:value-type="string">
            <text:p>no</text:p>
          </table:table-cell>
          <table:table-cell table:formula="of:=IF(OR(LEN([.E29])&gt;1;LEN([.F29])&gt;1);IF(LEN([.F29])=1;&quot;del&quot;;IF(ISERROR(FIND(&quot;,&quot;;[.F29];1));&quot;ins&quot;;&quot;mltple_var&quot;));&quot;snp&quot;)" office:value-type="string" office:string-value="snp" calcext:value-type="string">
            <text:p>snp</text:p>
          </table:table-cell>
          <table:table-cell table:formula="of:=IF([.L29]=&quot;mltple_var&quot;;&quot;n/a&quot;;LEN([.F29])-LEN([.E2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945241" calcext:value-type="float">
            <text:p>9452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3_1470V3.1-E3</text:p>
          </table:table-cell>
          <table:table-cell office:value-type="string" calcext:value-type="string">
            <text:p>transcript:Pp3c3_14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0]=[.C31];[.D30]=[.D31]);&quot;yes&quot;;&quot;no&quot;)" office:value-type="string" office:string-value="no" calcext:value-type="string">
            <text:p>no</text:p>
          </table:table-cell>
          <table:table-cell table:formula="of:=IF(OR(LEN([.E30])&gt;1;LEN([.F30])&gt;1);IF(LEN([.F30])=1;&quot;del&quot;;IF(ISERROR(FIND(&quot;,&quot;;[.F30];1));&quot;ins&quot;;&quot;mltple_var&quot;));&quot;snp&quot;)" office:value-type="string" office:string-value="snp" calcext:value-type="string">
            <text:p>snp</text:p>
          </table:table-cell>
          <table:table-cell table:formula="of:=IF([.L30]=&quot;mltple_var&quot;;&quot;n/a&quot;;LEN([.F30])-LEN([.E3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1777531" calcext:value-type="float">
            <text:p>11777531</text:p>
          </table:table-cell>
          <table:table-cell office:value-type="string" calcext:value-type="string">
            <text:p>ATGTGTGTG</text:p>
          </table:table-cell>
          <table:table-cell office:value-type="string" calcext:value-type="string">
            <text:p>A,ATG</text:p>
          </table:table-cell>
          <table:table-cell office:value-type="string" calcext:value-type="string">
            <text:p>Pp3c3_16712V3.1-E1</text:p>
          </table:table-cell>
          <table:table-cell office:value-type="string" calcext:value-type="string">
            <text:p>transcript:Pp3c3_16712V3.1</text:p>
          </table:table-cell>
          <table:table-cell office:value-type="string" calcext:value-type="string">
            <text:p>disruptive_inframe_deletion</text:p>
          </table:table-cell>
          <table:table-cell office:value-type="string" calcext:value-type="string">
            <text:p>Pp3c3_16712V3.1-E1</text:p>
          </table:table-cell>
          <table:table-cell table:formula="of:=IF(AND([.C31]=[.C32];[.D31]=[.D32]);&quot;yes&quot;;&quot;no&quot;)" office:value-type="string" office:string-value="no" calcext:value-type="string">
            <text:p>no</text:p>
          </table:table-cell>
          <table:table-cell table:formula="of:=IF(OR(LEN([.E31])&gt;1;LEN([.F31])&gt;1);IF(LEN([.F31])=1;&quot;del&quot;;IF(ISERROR(FIND(&quot;,&quot;;[.F31];1));&quot;ins&quot;;&quot;mltple_var&quot;));&quot;snp&quot;)" office:value-type="string" office:string-value="mltple_var" calcext:value-type="string">
            <text:p>mltple_var</text:p>
          </table:table-cell>
          <table:table-cell table:formula="of:=IF([.L31]=&quot;mltple_var&quot;;&quot;n/a&quot;;LEN([.F31])-LEN([.E31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1777539" calcext:value-type="float">
            <text:p>117775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*</text:p>
          </table:table-cell>
          <table:table-cell office:value-type="string" calcext:value-type="string">
            <text:p>Pp3c3_16712V3.1-E1</text:p>
          </table:table-cell>
          <table:table-cell office:value-type="string" calcext:value-type="string">
            <text:p>transcript:Pp3c3_16712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2]=[.C33];[.D32]=[.D33]);&quot;yes&quot;;&quot;no&quot;)" office:value-type="string" office:string-value="no" calcext:value-type="string">
            <text:p>no</text:p>
          </table:table-cell>
          <table:table-cell table:formula="of:=IF(OR(LEN([.E32])&gt;1;LEN([.F32])&gt;1);IF(LEN([.F32])=1;&quot;del&quot;;IF(ISERROR(FIND(&quot;,&quot;;[.F32];1));&quot;ins&quot;;&quot;mltple_var&quot;));&quot;snp&quot;)" office:value-type="string" office:string-value="mltple_var" calcext:value-type="string">
            <text:p>mltple_var</text:p>
          </table:table-cell>
          <table:table-cell table:formula="of:=IF([.L32]=&quot;mltple_var&quot;;&quot;n/a&quot;;LEN([.F32])-LEN([.E32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14116403" calcext:value-type="float">
            <text:p>141164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CCCTCGTCCTTATTCCCCTT</text:p>
          </table:table-cell>
          <table:table-cell office:value-type="string" calcext:value-type="string">
            <text:p>Pp3c7_20090V3.3-E4</text:p>
          </table:table-cell>
          <table:table-cell office:value-type="string" calcext:value-type="string">
            <text:p>transcript:Pp3c7_20090V3.5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33]=[.C34];[.D33]=[.D34]);&quot;yes&quot;;&quot;no&quot;)" office:value-type="string" office:string-value="no" calcext:value-type="string">
            <text:p>no</text:p>
          </table:table-cell>
          <table:table-cell table:formula="of:=IF(OR(LEN([.E33])&gt;1;LEN([.F33])&gt;1);IF(LEN([.F33])=1;&quot;del&quot;;IF(ISERROR(FIND(&quot;,&quot;;[.F33];1));&quot;ins&quot;;&quot;mltple_var&quot;));&quot;snp&quot;)" office:value-type="string" office:string-value="ins" calcext:value-type="string">
            <text:p>ins</text:p>
          </table:table-cell>
          <table:table-cell table:formula="of:=IF([.L33]=&quot;mltple_var&quot;;&quot;n/a&quot;;LEN([.F33])-LEN([.E33]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11089283" calcext:value-type="float">
            <text:p>110892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3_15200V3.1-E1</text:p>
          </table:table-cell>
          <table:table-cell office:value-type="string" calcext:value-type="string">
            <text:p>transcript:Pp3c13_1520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4]=[.C35];[.D34]=[.D35]);&quot;yes&quot;;&quot;no&quot;)" office:value-type="string" office:string-value="no" calcext:value-type="string">
            <text:p>no</text:p>
          </table:table-cell>
          <table:table-cell table:formula="of:=IF(OR(LEN([.E34])&gt;1;LEN([.F34])&gt;1);IF(LEN([.F34])=1;&quot;del&quot;;IF(ISERROR(FIND(&quot;,&quot;;[.F34];1));&quot;ins&quot;;&quot;mltple_var&quot;));&quot;snp&quot;)" office:value-type="string" office:string-value="snp" calcext:value-type="string">
            <text:p>snp</text:p>
          </table:table-cell>
          <table:table-cell table:formula="of:=IF([.L34]=&quot;mltple_var&quot;;&quot;n/a&quot;;LEN([.F34])-LEN([.E3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19" calcext:value-type="float">
            <text:p>19</text:p>
          </table:table-cell>
          <table:table-cell office:value-type="float" office:value="12391050" calcext:value-type="float">
            <text:p>12391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19_18730V3.1-E1</text:p>
          </table:table-cell>
          <table:table-cell office:value-type="string" calcext:value-type="string">
            <text:p>transcript:Pp3c19_187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5]=[.C36];[.D35]=[.D36]);&quot;yes&quot;;&quot;no&quot;)" office:value-type="string" office:string-value="no" calcext:value-type="string">
            <text:p>no</text:p>
          </table:table-cell>
          <table:table-cell table:formula="of:=IF(OR(LEN([.E35])&gt;1;LEN([.F35])&gt;1);IF(LEN([.F35])=1;&quot;del&quot;;IF(ISERROR(FIND(&quot;,&quot;;[.F35];1));&quot;ins&quot;;&quot;mltple_var&quot;));&quot;snp&quot;)" office:value-type="string" office:string-value="snp" calcext:value-type="string">
            <text:p>snp</text:p>
          </table:table-cell>
          <table:table-cell table:formula="of:=IF([.L35]=&quot;mltple_var&quot;;&quot;n/a&quot;;LEN([.F35])-LEN([.E3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19" calcext:value-type="float">
            <text:p>19</text:p>
          </table:table-cell>
          <table:table-cell office:value-type="float" office:value="12391059" calcext:value-type="float">
            <text:p>123910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9_18730V3.1-E1</text:p>
          </table:table-cell>
          <table:table-cell office:value-type="string" calcext:value-type="string">
            <text:p>transcript:Pp3c19_187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6]=[.C37];[.D36]=[.D37]);&quot;yes&quot;;&quot;no&quot;)" office:value-type="string" office:string-value="no" calcext:value-type="string">
            <text:p>no</text:p>
          </table:table-cell>
          <table:table-cell table:formula="of:=IF(OR(LEN([.E36])&gt;1;LEN([.F36])&gt;1);IF(LEN([.F36])=1;&quot;del&quot;;IF(ISERROR(FIND(&quot;,&quot;;[.F36];1));&quot;ins&quot;;&quot;mltple_var&quot;));&quot;snp&quot;)" office:value-type="string" office:string-value="snp" calcext:value-type="string">
            <text:p>snp</text:p>
          </table:table-cell>
          <table:table-cell table:formula="of:=IF([.L36]=&quot;mltple_var&quot;;&quot;n/a&quot;;LEN([.F36])-LEN([.E3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1" calcext:value-type="float">
            <text:p>21</text:p>
          </table:table-cell>
          <table:table-cell office:value-type="float" office:value="2844213" calcext:value-type="float">
            <text:p>28442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4390V3.1-E1</text:p>
          </table:table-cell>
          <table:table-cell office:value-type="string" calcext:value-type="string">
            <text:p>transcript:Pp3c21_43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7]=[.C38];[.D37]=[.D38]);&quot;yes&quot;;&quot;no&quot;)" office:value-type="string" office:string-value="no" calcext:value-type="string">
            <text:p>no</text:p>
          </table:table-cell>
          <table:table-cell table:formula="of:=IF(OR(LEN([.E37])&gt;1;LEN([.F37])&gt;1);IF(LEN([.F37])=1;&quot;del&quot;;IF(ISERROR(FIND(&quot;,&quot;;[.F37];1));&quot;ins&quot;;&quot;mltple_var&quot;));&quot;snp&quot;)" office:value-type="string" office:string-value="snp" calcext:value-type="string">
            <text:p>snp</text:p>
          </table:table-cell>
          <table:table-cell table:formula="of:=IF([.L37]=&quot;mltple_var&quot;;&quot;n/a&quot;;LEN([.F37])-LEN([.E3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4" calcext:value-type="float">
            <text:p>24</text:p>
          </table:table-cell>
          <table:table-cell office:value-type="float" office:value="3851819" calcext:value-type="float">
            <text:p>3851819</text:p>
          </table:table-cell>
          <table:table-cell office:value-type="string" calcext:value-type="string">
            <text:p>AGGCTGCTAATCTGTTGCCCTAGATTGACTATCTGTTGATC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4_5540V3.1-E8</text:p>
          </table:table-cell>
          <table:table-cell office:value-type="string" calcext:value-type="string">
            <text:p>transcript:Pp3c24_5540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38]=[.C39];[.D38]=[.D39]);&quot;yes&quot;;&quot;no&quot;)" office:value-type="string" office:string-value="no" calcext:value-type="string">
            <text:p>no</text:p>
          </table:table-cell>
          <table:table-cell table:formula="of:=IF(OR(LEN([.E38])&gt;1;LEN([.F38])&gt;1);IF(LEN([.F38])=1;&quot;del&quot;;IF(ISERROR(FIND(&quot;,&quot;;[.F38];1));&quot;ins&quot;;&quot;mltple_var&quot;));&quot;snp&quot;)" office:value-type="string" office:string-value="del" calcext:value-type="string">
            <text:p>del</text:p>
          </table:table-cell>
          <table:table-cell table:formula="of:=IF([.L38]=&quot;mltple_var&quot;;&quot;n/a&quot;;LEN([.F38])-LEN([.E38]))"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MODERATE</text:p>
          </table:table-cell>
          <table:table-cell office:value-type="float" office:value="26" calcext:value-type="float">
            <text:p>26</text:p>
          </table:table-cell>
          <table:table-cell office:value-type="float" office:value="291681" calcext:value-type="float">
            <text:p>291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6_710V3.1-E3</text:p>
          </table:table-cell>
          <table:table-cell office:value-type="string" calcext:value-type="string">
            <text:p>transcript:Pp3c26_71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39]=[.C40];[.D39]=[.D40]);&quot;yes&quot;;&quot;no&quot;)" office:value-type="string" office:string-value="no" calcext:value-type="string">
            <text:p>no</text:p>
          </table:table-cell>
          <table:table-cell table:formula="of:=IF(OR(LEN([.E39])&gt;1;LEN([.F39])&gt;1);IF(LEN([.F39])=1;&quot;del&quot;;IF(ISERROR(FIND(&quot;,&quot;;[.F39];1));&quot;ins&quot;;&quot;mltple_var&quot;));&quot;snp&quot;)" office:value-type="string" office:string-value="snp" calcext:value-type="string">
            <text:p>snp</text:p>
          </table:table-cell>
          <table:table-cell table:formula="of:=IF([.L39]=&quot;mltple_var&quot;;&quot;n/a&quot;;LEN([.F39])-LEN([.E3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1776900" calcext:value-type="float">
            <text:p>117769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3_16710V3.1-E1</text:p>
          </table:table-cell>
          <table:table-cell office:value-type="string" calcext:value-type="string">
            <text:p>transcript:Pp3c3_167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40]=[.C41];[.D40]=[.D41]);&quot;yes&quot;;&quot;no&quot;)" office:value-type="string" office:string-value="no" calcext:value-type="string">
            <text:p>no</text:p>
          </table:table-cell>
          <table:table-cell table:formula="of:=IF(OR(LEN([.E40])&gt;1;LEN([.F40])&gt;1);IF(LEN([.F40])=1;&quot;del&quot;;IF(ISERROR(FIND(&quot;,&quot;;[.F40];1));&quot;ins&quot;;&quot;mltple_var&quot;));&quot;snp&quot;)" office:value-type="string" office:string-value="snp" calcext:value-type="string">
            <text:p>snp</text:p>
          </table:table-cell>
          <table:table-cell table:formula="of:=IF([.L40]=&quot;mltple_var&quot;;&quot;n/a&quot;;LEN([.F40])-LEN([.E4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5614872" calcext:value-type="float">
            <text:p>15614872</text:p>
          </table:table-cell>
          <table:table-cell office:value-type="string" calcext:value-type="string">
            <text:p>AATTACCTTCCCAATAAT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4_23120V3.2-E5</text:p>
          </table:table-cell>
          <table:table-cell office:value-type="string" calcext:value-type="string">
            <text:p>transcript:Pp3c4_23120V3.5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41]=[.C42];[.D41]=[.D42]);&quot;yes&quot;;&quot;no&quot;)" office:value-type="string" office:string-value="no" calcext:value-type="string">
            <text:p>no</text:p>
          </table:table-cell>
          <table:table-cell table:formula="of:=IF(OR(LEN([.E41])&gt;1;LEN([.F41])&gt;1);IF(LEN([.F41])=1;&quot;del&quot;;IF(ISERROR(FIND(&quot;,&quot;;[.F41];1));&quot;ins&quot;;&quot;mltple_var&quot;));&quot;snp&quot;)" office:value-type="string" office:string-value="del" calcext:value-type="string">
            <text:p>del</text:p>
          </table:table-cell>
          <table:table-cell table:formula="of:=IF([.L41]=&quot;mltple_var&quot;;&quot;n/a&quot;;LEN([.F41])-LEN([.E41]))"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2792845" calcext:value-type="float">
            <text:p>27928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,CAGTA</text:p>
          </table:table-cell>
          <table:table-cell office:value-type="string" calcext:value-type="string">
            <text:p>Pp3c9_4880V3.1-E1</text:p>
          </table:table-cell>
          <table:table-cell office:value-type="string" calcext:value-type="string">
            <text:p>transcript:Pp3c9_4880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42]=[.C43];[.D42]=[.D43]);&quot;yes&quot;;&quot;no&quot;)" office:value-type="string" office:string-value="no" calcext:value-type="string">
            <text:p>no</text:p>
          </table:table-cell>
          <table:table-cell table:formula="of:=IF(OR(LEN([.E42])&gt;1;LEN([.F42])&gt;1);IF(LEN([.F42])=1;&quot;del&quot;;IF(ISERROR(FIND(&quot;,&quot;;[.F42];1));&quot;ins&quot;;&quot;mltple_var&quot;));&quot;snp&quot;)" office:value-type="string" office:string-value="mltple_var" calcext:value-type="string">
            <text:p>mltple_var</text:p>
          </table:table-cell>
          <table:table-cell table:formula="of:=IF([.L42]=&quot;mltple_var&quot;;&quot;n/a&quot;;LEN([.F42])-LEN([.E42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0422649" calcext:value-type="float">
            <text:p>104226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0_15500V3.3-E1</text:p>
          </table:table-cell>
          <table:table-cell office:value-type="string" calcext:value-type="string">
            <text:p>transcript:Pp3c10_15500V3.3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43]=[.C44];[.D43]=[.D44]);&quot;yes&quot;;&quot;no&quot;)" office:value-type="string" office:string-value="no" calcext:value-type="string">
            <text:p>no</text:p>
          </table:table-cell>
          <table:table-cell table:formula="of:=IF(OR(LEN([.E43])&gt;1;LEN([.F43])&gt;1);IF(LEN([.F43])=1;&quot;del&quot;;IF(ISERROR(FIND(&quot;,&quot;;[.F43];1));&quot;ins&quot;;&quot;mltple_var&quot;));&quot;snp&quot;)" office:value-type="string" office:string-value="snp" calcext:value-type="string">
            <text:p>snp</text:p>
          </table:table-cell>
          <table:table-cell table:formula="of:=IF([.L43]=&quot;mltple_var&quot;;&quot;n/a&quot;;LEN([.F43])-LEN([.E4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float" office:value="438052" calcext:value-type="float">
            <text:p>438052</text:p>
          </table:table-cell>
          <table:table-cell office:value-type="string" calcext:value-type="string">
            <text:p>GAAAACTCATATTCTCGAGTCAATACATGAAGTACGCAGAATTAA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1_970V3.5-E1</text:p>
          </table:table-cell>
          <table:table-cell office:value-type="string" calcext:value-type="string">
            <text:p>transcript:Pp3c11_970V3.5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44]=[.C45];[.D44]=[.D45]);&quot;yes&quot;;&quot;no&quot;)" office:value-type="string" office:string-value="no" calcext:value-type="string">
            <text:p>no</text:p>
          </table:table-cell>
          <table:table-cell table:formula="of:=IF(OR(LEN([.E44])&gt;1;LEN([.F44])&gt;1);IF(LEN([.F44])=1;&quot;del&quot;;IF(ISERROR(FIND(&quot;,&quot;;[.F44];1));&quot;ins&quot;;&quot;mltple_var&quot;));&quot;snp&quot;)" office:value-type="string" office:string-value="del" calcext:value-type="string">
            <text:p>del</text:p>
          </table:table-cell>
          <table:table-cell table:formula="of:=IF([.L44]=&quot;mltple_var&quot;;&quot;n/a&quot;;LEN([.F44])-LEN([.E44]))"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4701974" calcext:value-type="float">
            <text:p>4701974</text:p>
          </table:table-cell>
          <table:table-cell office:value-type="string" calcext:value-type="string">
            <text:p>GTAACTCCAAAATCTTATACTACAGGCACTCTTTAATCATGCAGTGAATCTGCACACTAGTACCACATCTCATTAAAA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3_6960V3.1-E1</text:p>
          </table:table-cell>
          <table:table-cell office:value-type="string" calcext:value-type="string">
            <text:p>transcript:Pp3c13_6960V3.1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45]=[.C46];[.D45]=[.D46]);&quot;yes&quot;;&quot;no&quot;)" office:value-type="string" office:string-value="no" calcext:value-type="string">
            <text:p>no</text:p>
          </table:table-cell>
          <table:table-cell table:formula="of:=IF(OR(LEN([.E45])&gt;1;LEN([.F45])&gt;1);IF(LEN([.F45])=1;&quot;del&quot;;IF(ISERROR(FIND(&quot;,&quot;;[.F45];1));&quot;ins&quot;;&quot;mltple_var&quot;));&quot;snp&quot;)" office:value-type="string" office:string-value="del" calcext:value-type="string">
            <text:p>del</text:p>
          </table:table-cell>
          <table:table-cell table:formula="of:=IF([.L45]=&quot;mltple_var&quot;;&quot;n/a&quot;;LEN([.F45])-LEN([.E45]))"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12076989" calcext:value-type="float">
            <text:p>1207698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5_18270V3.1-E5</text:p>
          </table:table-cell>
          <table:table-cell office:value-type="string" calcext:value-type="string">
            <text:p>transcript:Pp3c15_18270V3.1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46]=[.C47];[.D46]=[.D47]);&quot;yes&quot;;&quot;no&quot;)" office:value-type="string" office:string-value="no" calcext:value-type="string">
            <text:p>no</text:p>
          </table:table-cell>
          <table:table-cell table:formula="of:=IF(OR(LEN([.E46])&gt;1;LEN([.F46])&gt;1);IF(LEN([.F46])=1;&quot;del&quot;;IF(ISERROR(FIND(&quot;,&quot;;[.F46];1));&quot;ins&quot;;&quot;mltple_var&quot;));&quot;snp&quot;)" office:value-type="string" office:string-value="del" calcext:value-type="string">
            <text:p>del</text:p>
          </table:table-cell>
          <table:table-cell table:formula="of:=IF([.L46]=&quot;mltple_var&quot;;&quot;n/a&quot;;LEN([.F46])-LEN([.E46]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9290386" calcext:value-type="float">
            <text:p>92903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7_13250V3.2-E1</text:p>
          </table:table-cell>
          <table:table-cell office:value-type="string" calcext:value-type="string">
            <text:p>transcript:Pp3c17_1325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47]=[.C48];[.D47]=[.D48]);&quot;yes&quot;;&quot;no&quot;)" office:value-type="string" office:string-value="no" calcext:value-type="string">
            <text:p>no</text:p>
          </table:table-cell>
          <table:table-cell table:formula="of:=IF(OR(LEN([.E47])&gt;1;LEN([.F47])&gt;1);IF(LEN([.F47])=1;&quot;del&quot;;IF(ISERROR(FIND(&quot;,&quot;;[.F47];1));&quot;ins&quot;;&quot;mltple_var&quot;));&quot;snp&quot;)" office:value-type="string" office:string-value="snp" calcext:value-type="string">
            <text:p>snp</text:p>
          </table:table-cell>
          <table:table-cell table:formula="of:=IF([.L47]=&quot;mltple_var&quot;;&quot;n/a&quot;;LEN([.F47])-LEN([.E4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1457122" calcext:value-type="float">
            <text:p>114571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TCTCTCT</text:p>
          </table:table-cell>
          <table:table-cell office:value-type="string" calcext:value-type="string">
            <text:p>Pp3c17_16800V3.3-E1</text:p>
          </table:table-cell>
          <table:table-cell office:value-type="string" calcext:value-type="string">
            <text:p>transcript:Pp3c17_16800V3.3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48]=[.C49];[.D48]=[.D49]);&quot;yes&quot;;&quot;no&quot;)" office:value-type="string" office:string-value="no" calcext:value-type="string">
            <text:p>no</text:p>
          </table:table-cell>
          <table:table-cell table:formula="of:=IF(OR(LEN([.E48])&gt;1;LEN([.F48])&gt;1);IF(LEN([.F48])=1;&quot;del&quot;;IF(ISERROR(FIND(&quot;,&quot;;[.F48];1));&quot;ins&quot;;&quot;mltple_var&quot;));&quot;snp&quot;)" office:value-type="string" office:string-value="ins" calcext:value-type="string">
            <text:p>ins</text:p>
          </table:table-cell>
          <table:table-cell table:formula="of:=IF([.L48]=&quot;mltple_var&quot;;&quot;n/a&quot;;LEN([.F48])-LEN([.E48]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G06_14_C1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502550" calcext:value-type="float">
            <text:p>5025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3_920V3.3-E5</text:p>
          </table:table-cell>
          <table:table-cell office:value-type="string" calcext:value-type="string">
            <text:p>transcript:Pp3c23_920V3.3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49]=[.C50];[.D49]=[.D50]);&quot;yes&quot;;&quot;no&quot;)" office:value-type="string" office:string-value="no" calcext:value-type="string">
            <text:p>no</text:p>
          </table:table-cell>
          <table:table-cell table:formula="of:=IF(OR(LEN([.E49])&gt;1;LEN([.F49])&gt;1);IF(LEN([.F49])=1;&quot;del&quot;;IF(ISERROR(FIND(&quot;,&quot;;[.F49];1));&quot;ins&quot;;&quot;mltple_var&quot;));&quot;snp&quot;)" office:value-type="string" office:string-value="snp" calcext:value-type="string">
            <text:p>snp</text:p>
          </table:table-cell>
          <table:table-cell table:formula="of:=IF([.L49]=&quot;mltple_var&quot;;&quot;n/a&quot;;LEN([.F49])-LEN([.E4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9992254" calcext:value-type="float">
            <text:p>9992254</text:p>
          </table:table-cell>
          <table:table-cell office:value-type="string" calcext:value-type="string">
            <text:p>CTCTCTCTCTT</text:p>
          </table:table-cell>
          <table:table-cell office:value-type="string" calcext:value-type="string">
            <text:p>C,*</text:p>
          </table:table-cell>
          <table:table-cell office:value-type="string" calcext:value-type="string">
            <text:p>Pp3c3_13991V3.1-E1</text:p>
          </table:table-cell>
          <table:table-cell office:value-type="string" calcext:value-type="string">
            <text:p>transcript:Pp3c3_13991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3991V3.1-E1</text:p>
          </table:table-cell>
          <table:table-cell table:formula="of:=IF(AND([.C50]=[.C51];[.D50]=[.D51]);&quot;yes&quot;;&quot;no&quot;)" office:value-type="string" office:string-value="no" calcext:value-type="string">
            <text:p>no</text:p>
          </table:table-cell>
          <table:table-cell table:formula="of:=IF(OR(LEN([.E50])&gt;1;LEN([.F50])&gt;1);IF(LEN([.F50])=1;&quot;del&quot;;IF(ISERROR(FIND(&quot;,&quot;;[.F50];1));&quot;ins&quot;;&quot;mltple_var&quot;));&quot;snp&quot;)" office:value-type="string" office:string-value="mltple_var" calcext:value-type="string">
            <text:p>mltple_var</text:p>
          </table:table-cell>
          <table:table-cell table:formula="of:=IF([.L50]=&quot;mltple_var&quot;;&quot;n/a&quot;;LEN([.F50])-LEN([.E50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7707751" calcext:value-type="float">
            <text:p>77077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Pp3c13_10710V3.2-E1</text:p>
          </table:table-cell>
          <table:table-cell office:value-type="string" calcext:value-type="string">
            <text:p>transcript:Pp3c13_1071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3_10710V3.2-E1</text:p>
          </table:table-cell>
          <table:table-cell table:formula="of:=IF(AND([.C51]=[.C52];[.D51]=[.D52]);&quot;yes&quot;;&quot;no&quot;)" office:value-type="string" office:string-value="no" calcext:value-type="string">
            <text:p>no</text:p>
          </table:table-cell>
          <table:table-cell table:formula="of:=IF(OR(LEN([.E51])&gt;1;LEN([.F51])&gt;1);IF(LEN([.F51])=1;&quot;del&quot;;IF(ISERROR(FIND(&quot;,&quot;;[.F51];1));&quot;ins&quot;;&quot;mltple_var&quot;));&quot;snp&quot;)" office:value-type="string" office:string-value="ins" calcext:value-type="string">
            <text:p>ins</text:p>
          </table:table-cell>
          <table:table-cell table:formula="of:=IF([.L51]=&quot;mltple_var&quot;;&quot;n/a&quot;;LEN([.F51])-LEN([.E51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7707752" calcext:value-type="float">
            <text:p>7707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,ACCTGTAGAGACTCACTCCT</text:p>
          </table:table-cell>
          <table:table-cell office:value-type="string" calcext:value-type="string">
            <text:p>Pp3c13_10710V3.2-E1</text:p>
          </table:table-cell>
          <table:table-cell office:value-type="string" calcext:value-type="string">
            <text:p>transcript:Pp3c13_1071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3_10710V3.2-E1</text:p>
          </table:table-cell>
          <table:table-cell table:formula="of:=IF(AND([.C52]=[.C53];[.D52]=[.D53]);&quot;yes&quot;;&quot;no&quot;)" office:value-type="string" office:string-value="no" calcext:value-type="string">
            <text:p>no</text:p>
          </table:table-cell>
          <table:table-cell table:formula="of:=IF(OR(LEN([.E52])&gt;1;LEN([.F52])&gt;1);IF(LEN([.F52])=1;&quot;del&quot;;IF(ISERROR(FIND(&quot;,&quot;;[.F52];1));&quot;ins&quot;;&quot;mltple_var&quot;));&quot;snp&quot;)" office:value-type="string" office:string-value="mltple_var" calcext:value-type="string">
            <text:p>mltple_var</text:p>
          </table:table-cell>
          <table:table-cell table:formula="of:=IF([.L52]=&quot;mltple_var&quot;;&quot;n/a&quot;;LEN([.F52])-LEN([.E52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float" office:value="13810899" calcext:value-type="float">
            <text:p>13810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AAAAATGCTTCACGCGTT</text:p>
          </table:table-cell>
          <table:table-cell office:value-type="string" calcext:value-type="string">
            <text:p>Pp3c14_21370V3.1-E5</text:p>
          </table:table-cell>
          <table:table-cell office:value-type="string" calcext:value-type="string">
            <text:p>transcript:Pp3c14_2137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4_21370V3.1-E5</text:p>
          </table:table-cell>
          <table:table-cell table:formula="of:=IF(AND([.C53]=[.C54];[.D53]=[.D54]);&quot;yes&quot;;&quot;no&quot;)" office:value-type="string" office:string-value="no" calcext:value-type="string">
            <text:p>no</text:p>
          </table:table-cell>
          <table:table-cell table:formula="of:=IF(OR(LEN([.E53])&gt;1;LEN([.F53])&gt;1);IF(LEN([.F53])=1;&quot;del&quot;;IF(ISERROR(FIND(&quot;,&quot;;[.F53];1));&quot;ins&quot;;&quot;mltple_var&quot;));&quot;snp&quot;)" office:value-type="string" office:string-value="ins" calcext:value-type="string">
            <text:p>ins</text:p>
          </table:table-cell>
          <table:table-cell table:formula="of:=IF([.L53]=&quot;mltple_var&quot;;&quot;n/a&quot;;LEN([.F53])-LEN([.E53]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11387961" calcext:value-type="float">
            <text:p>11387961</text:p>
          </table:table-cell>
          <table:table-cell office:value-type="string" calcext:value-type="string">
            <text:p>ATCTCTCTCTCT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9_17580V3.2-E21&amp;gene:Pp3c19_17570</text:p>
          </table:table-cell>
          <table:table-cell office:value-type="string" calcext:value-type="string">
            <text:p>gene:Pp3c19_17570</text:p>
          </table:table-cell>
          <table:table-cell office:value-type="string" calcext:value-type="string">
            <text:p>bidirectional_gene_fusion</text:p>
          </table:table-cell>
          <table:table-cell/>
          <table:table-cell table:formula="of:=IF(AND([.C54]=[.C55];[.D54]=[.D55]);&quot;yes&quot;;&quot;no&quot;)" office:value-type="string" office:string-value="no" calcext:value-type="string">
            <text:p>no</text:p>
          </table:table-cell>
          <table:table-cell table:formula="of:=IF(OR(LEN([.E54])&gt;1;LEN([.F54])&gt;1);IF(LEN([.F54])=1;&quot;del&quot;;IF(ISERROR(FIND(&quot;,&quot;;[.F54];1));&quot;ins&quot;;&quot;mltple_var&quot;));&quot;snp&quot;)" office:value-type="string" office:string-value="del" calcext:value-type="string">
            <text:p>del</text:p>
          </table:table-cell>
          <table:table-cell table:formula="of:=IF([.L54]=&quot;mltple_var&quot;;&quot;n/a&quot;;LEN([.F54])-LEN([.E54]))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2386" calcext:value-type="float">
            <text:p>612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TGCTGCTGCTGCTGCTGCTGCTGC,GTGCTGCTGCTGCTGCTGCTGCTGC</text:p>
          </table:table-cell>
          <table:table-cell office:value-type="string" calcext:value-type="string">
            <text:p>Pp3c1_860V3.1-E15</text:p>
          </table:table-cell>
          <table:table-cell office:value-type="string" calcext:value-type="string">
            <text:p>transcript:Pp3c1_860V3.3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55]=[.C56];[.D55]=[.D56]);&quot;yes&quot;;&quot;no&quot;)" office:value-type="string" office:string-value="no" calcext:value-type="string">
            <text:p>no</text:p>
          </table:table-cell>
          <table:table-cell table:formula="of:=IF(OR(LEN([.E55])&gt;1;LEN([.F55])&gt;1);IF(LEN([.F55])=1;&quot;del&quot;;IF(ISERROR(FIND(&quot;,&quot;;[.F55];1));&quot;ins&quot;;&quot;mltple_var&quot;));&quot;snp&quot;)" office:value-type="string" office:string-value="mltple_var" calcext:value-type="string">
            <text:p>mltple_var</text:p>
          </table:table-cell>
          <table:table-cell table:formula="of:=IF([.L55]=&quot;mltple_var&quot;;&quot;n/a&quot;;LEN([.F55])-LEN([.E55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6106397" calcext:value-type="float">
            <text:p>61063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T</text:p>
          </table:table-cell>
          <table:table-cell office:value-type="string" calcext:value-type="string">
            <text:p>Pp3c1_8430V3.1-E5</text:p>
          </table:table-cell>
          <table:table-cell office:value-type="string" calcext:value-type="string">
            <text:p>transcript:Pp3c1_8430V3.1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56]=[.C57];[.D56]=[.D57]);&quot;yes&quot;;&quot;no&quot;)" office:value-type="string" office:string-value="no" calcext:value-type="string">
            <text:p>no</text:p>
          </table:table-cell>
          <table:table-cell table:formula="of:=IF(OR(LEN([.E56])&gt;1;LEN([.F56])&gt;1);IF(LEN([.F56])=1;&quot;del&quot;;IF(ISERROR(FIND(&quot;,&quot;;[.F56];1));&quot;ins&quot;;&quot;mltple_var&quot;));&quot;snp&quot;)" office:value-type="string" office:string-value="ins" calcext:value-type="string">
            <text:p>ins</text:p>
          </table:table-cell>
          <table:table-cell table:formula="of:=IF([.L56]=&quot;mltple_var&quot;;&quot;n/a&quot;;LEN([.F56])-LEN([.E56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office:value-type="float" office:value="325492" calcext:value-type="float">
            <text:p>3254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_780V3.1-E1</text:p>
          </table:table-cell>
          <table:table-cell office:value-type="string" calcext:value-type="string">
            <text:p>transcript:Pp3c2_78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57]=[.C58];[.D57]=[.D58]);&quot;yes&quot;;&quot;no&quot;)" office:value-type="string" office:string-value="no" calcext:value-type="string">
            <text:p>no</text:p>
          </table:table-cell>
          <table:table-cell table:formula="of:=IF(OR(LEN([.E57])&gt;1;LEN([.F57])&gt;1);IF(LEN([.F57])=1;&quot;del&quot;;IF(ISERROR(FIND(&quot;,&quot;;[.F57];1));&quot;ins&quot;;&quot;mltple_var&quot;));&quot;snp&quot;)" office:value-type="string" office:string-value="snp" calcext:value-type="string">
            <text:p>snp</text:p>
          </table:table-cell>
          <table:table-cell table:formula="of:=IF([.L57]=&quot;mltple_var&quot;;&quot;n/a&quot;;LEN([.F57])-LEN([.E5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office:value-type="float" office:value="21495189" calcext:value-type="float">
            <text:p>21495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_32570V3.2-E3</text:p>
          </table:table-cell>
          <table:table-cell office:value-type="string" calcext:value-type="string">
            <text:p>transcript:Pp3c2_3257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58]=[.C59];[.D58]=[.D59]);&quot;yes&quot;;&quot;no&quot;)" office:value-type="string" office:string-value="no" calcext:value-type="string">
            <text:p>no</text:p>
          </table:table-cell>
          <table:table-cell table:formula="of:=IF(OR(LEN([.E58])&gt;1;LEN([.F58])&gt;1);IF(LEN([.F58])=1;&quot;del&quot;;IF(ISERROR(FIND(&quot;,&quot;;[.F58];1));&quot;ins&quot;;&quot;mltple_var&quot;));&quot;snp&quot;)" office:value-type="string" office:string-value="snp" calcext:value-type="string">
            <text:p>snp</text:p>
          </table:table-cell>
          <table:table-cell table:formula="of:=IF([.L58]=&quot;mltple_var&quot;;&quot;n/a&quot;;LEN([.F58])-LEN([.E5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77400" calcext:value-type="float">
            <text:p>10774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*</text:p>
          </table:table-cell>
          <table:table-cell office:value-type="string" calcext:value-type="string">
            <text:p>Pp3c3_1792V3.1-E1</text:p>
          </table:table-cell>
          <table:table-cell office:value-type="string" calcext:value-type="string">
            <text:p>transcript:Pp3c3_1792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59]=[.C60];[.D59]=[.D60]);&quot;yes&quot;;&quot;no&quot;)" office:value-type="string" office:string-value="no" calcext:value-type="string">
            <text:p>no</text:p>
          </table:table-cell>
          <table:table-cell table:formula="of:=IF(OR(LEN([.E59])&gt;1;LEN([.F59])&gt;1);IF(LEN([.F59])=1;&quot;del&quot;;IF(ISERROR(FIND(&quot;,&quot;;[.F59];1));&quot;ins&quot;;&quot;mltple_var&quot;));&quot;snp&quot;)" office:value-type="string" office:string-value="mltple_var" calcext:value-type="string">
            <text:p>mltple_var</text:p>
          </table:table-cell>
          <table:table-cell table:formula="of:=IF([.L59]=&quot;mltple_var&quot;;&quot;n/a&quot;;LEN([.F59])-LEN([.E59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9992252" calcext:value-type="float">
            <text:p>9992252</text:p>
          </table:table-cell>
          <table:table-cell office:value-type="string" calcext:value-type="string">
            <text:p>CTCTCTCTCTCT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3_13991V3.1-E1</text:p>
          </table:table-cell>
          <table:table-cell office:value-type="string" calcext:value-type="string">
            <text:p>transcript:Pp3c3_13991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60]=[.C61];[.D60]=[.D61]);&quot;yes&quot;;&quot;no&quot;)" office:value-type="string" office:string-value="no" calcext:value-type="string">
            <text:p>no</text:p>
          </table:table-cell>
          <table:table-cell table:formula="of:=IF(OR(LEN([.E60])&gt;1;LEN([.F60])&gt;1);IF(LEN([.F60])=1;&quot;del&quot;;IF(ISERROR(FIND(&quot;,&quot;;[.F60];1));&quot;ins&quot;;&quot;mltple_var&quot;));&quot;snp&quot;)" office:value-type="string" office:string-value="del" calcext:value-type="string">
            <text:p>del</text:p>
          </table:table-cell>
          <table:table-cell table:formula="of:=IF([.L60]=&quot;mltple_var&quot;;&quot;n/a&quot;;LEN([.F60])-LEN([.E60]))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6" calcext:value-type="float">
            <text:p>6</text:p>
          </table:table-cell>
          <table:table-cell office:value-type="float" office:value="3182581" calcext:value-type="float">
            <text:p>31825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AAATGAATTGGCAAATCTTTCTTCTCTAAAAAAACTTGTTCTGAGTGGTTGCTCAAGCTTGAGAAGCTTGCCAAATAAGTTGGCAAATCTTTCTTCTTTGACAACATTTAATTTGAGTGGTTGCTCAAGCTTGACAAGCTTGT</text:p>
          </table:table-cell>
          <table:table-cell office:value-type="string" calcext:value-type="string">
            <text:p>Pp3c6_5450V3.2-E1</text:p>
          </table:table-cell>
          <table:table-cell office:value-type="string" calcext:value-type="string">
            <text:p>transcript:Pp3c6_5450V3.2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61]=[.C62];[.D61]=[.D62]);&quot;yes&quot;;&quot;no&quot;)" office:value-type="string" office:string-value="no" calcext:value-type="string">
            <text:p>no</text:p>
          </table:table-cell>
          <table:table-cell table:formula="of:=IF(OR(LEN([.E61])&gt;1;LEN([.F61])&gt;1);IF(LEN([.F61])=1;&quot;del&quot;;IF(ISERROR(FIND(&quot;,&quot;;[.F61];1));&quot;ins&quot;;&quot;mltple_var&quot;));&quot;snp&quot;)" office:value-type="string" office:string-value="ins" calcext:value-type="string">
            <text:p>ins</text:p>
          </table:table-cell>
          <table:table-cell table:formula="of:=IF([.L61]=&quot;mltple_var&quot;;&quot;n/a&quot;;LEN([.F61])-LEN([.E61])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707752" calcext:value-type="float">
            <text:p>7707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,ACCTGTAGAGACTCACTCCT</text:p>
          </table:table-cell>
          <table:table-cell office:value-type="string" calcext:value-type="string">
            <text:p>Pp3c13_10710V3.2-E1</text:p>
          </table:table-cell>
          <table:table-cell office:value-type="string" calcext:value-type="string">
            <text:p>transcript:Pp3c13_10710V3.2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Pp3c13_10710V3.2-E1</text:p>
          </table:table-cell>
          <table:table-cell table:formula="of:=IF(AND([.C62]=[.C63];[.D62]=[.D63]);&quot;yes&quot;;&quot;no&quot;)" office:value-type="string" office:string-value="no" calcext:value-type="string">
            <text:p>no</text:p>
          </table:table-cell>
          <table:table-cell table:formula="of:=IF(OR(LEN([.E62])&gt;1;LEN([.F62])&gt;1);IF(LEN([.F62])=1;&quot;del&quot;;IF(ISERROR(FIND(&quot;,&quot;;[.F62];1));&quot;ins&quot;;&quot;mltple_var&quot;));&quot;snp&quot;)" office:value-type="string" office:string-value="mltple_var" calcext:value-type="string">
            <text:p>mltple_var</text:p>
          </table:table-cell>
          <table:table-cell table:formula="of:=IF([.L62]=&quot;mltple_var&quot;;&quot;n/a&quot;;LEN([.F62])-LEN([.E62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11111852" calcext:value-type="float">
            <text:p>111118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3_15270V3.1-E3</text:p>
          </table:table-cell>
          <table:table-cell office:value-type="string" calcext:value-type="string">
            <text:p>transcript:Pp3c13_1527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63]=[.C64];[.D63]=[.D64]);&quot;yes&quot;;&quot;no&quot;)" office:value-type="string" office:string-value="no" calcext:value-type="string">
            <text:p>no</text:p>
          </table:table-cell>
          <table:table-cell table:formula="of:=IF(OR(LEN([.E63])&gt;1;LEN([.F63])&gt;1);IF(LEN([.F63])=1;&quot;del&quot;;IF(ISERROR(FIND(&quot;,&quot;;[.F63];1));&quot;ins&quot;;&quot;mltple_var&quot;));&quot;snp&quot;)" office:value-type="string" office:string-value="snp" calcext:value-type="string">
            <text:p>snp</text:p>
          </table:table-cell>
          <table:table-cell table:formula="of:=IF([.L63]=&quot;mltple_var&quot;;&quot;n/a&quot;;LEN([.F63])-LEN([.E6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18" calcext:value-type="float">
            <text:p>18</text:p>
          </table:table-cell>
          <table:table-cell office:value-type="float" office:value="2462143" calcext:value-type="float">
            <text:p>2462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ACGCGTTGGCTTTGGCATTCTCAGCTAATTGG</text:p>
          </table:table-cell>
          <table:table-cell office:value-type="string" calcext:value-type="string">
            <text:p>Pp3c18_3230V3.4-E5</text:p>
          </table:table-cell>
          <table:table-cell office:value-type="string" calcext:value-type="string">
            <text:p>transcript:Pp3c18_3230V3.4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64]=[.C65];[.D64]=[.D65]);&quot;yes&quot;;&quot;no&quot;)" office:value-type="string" office:string-value="no" calcext:value-type="string">
            <text:p>no</text:p>
          </table:table-cell>
          <table:table-cell table:formula="of:=IF(OR(LEN([.E64])&gt;1;LEN([.F64])&gt;1);IF(LEN([.F64])=1;&quot;del&quot;;IF(ISERROR(FIND(&quot;,&quot;;[.F64];1));&quot;ins&quot;;&quot;mltple_var&quot;));&quot;snp&quot;)" office:value-type="string" office:string-value="ins" calcext:value-type="string">
            <text:p>ins</text:p>
          </table:table-cell>
          <table:table-cell table:formula="of:=IF([.L64]=&quot;mltple_var&quot;;&quot;n/a&quot;;LEN([.F64])-LEN([.E64]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386004" calcext:value-type="float">
            <text:p>13860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5_2230V3.1-E5</text:p>
          </table:table-cell>
          <table:table-cell office:value-type="string" calcext:value-type="string">
            <text:p>transcript:Pp3c25_223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65]=[.C66];[.D65]=[.D66]);&quot;yes&quot;;&quot;no&quot;)" office:value-type="string" office:string-value="no" calcext:value-type="string">
            <text:p>no</text:p>
          </table:table-cell>
          <table:table-cell table:formula="of:=IF(OR(LEN([.E65])&gt;1;LEN([.F65])&gt;1);IF(LEN([.F65])=1;&quot;del&quot;;IF(ISERROR(FIND(&quot;,&quot;;[.F65];1));&quot;ins&quot;;&quot;mltple_var&quot;));&quot;snp&quot;)" office:value-type="string" office:string-value="snp" calcext:value-type="string">
            <text:p>snp</text:p>
          </table:table-cell>
          <table:table-cell table:formula="of:=IF([.L65]=&quot;mltple_var&quot;;&quot;n/a&quot;;LEN([.F65])-LEN([.E6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1174562" calcext:value-type="float">
            <text:p>111745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5_15490V3.1-E3</text:p>
          </table:table-cell>
          <table:table-cell office:value-type="string" calcext:value-type="string">
            <text:p>transcript:Pp3c25_154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66]=[.C67];[.D66]=[.D67]);&quot;yes&quot;;&quot;no&quot;)" office:value-type="string" office:string-value="no" calcext:value-type="string">
            <text:p>no</text:p>
          </table:table-cell>
          <table:table-cell table:formula="of:=IF(OR(LEN([.E66])&gt;1;LEN([.F66])&gt;1);IF(LEN([.F66])=1;&quot;del&quot;;IF(ISERROR(FIND(&quot;,&quot;;[.F66];1));&quot;ins&quot;;&quot;mltple_var&quot;));&quot;snp&quot;)" office:value-type="string" office:string-value="snp" calcext:value-type="string">
            <text:p>snp</text:p>
          </table:table-cell>
          <table:table-cell table:formula="of:=IF([.L66]=&quot;mltple_var&quot;;&quot;n/a&quot;;LEN([.F66])-LEN([.E6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1174574" calcext:value-type="float">
            <text:p>111745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5_15490V3.1-E3</text:p>
          </table:table-cell>
          <table:table-cell office:value-type="string" calcext:value-type="string">
            <text:p>transcript:Pp3c25_154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67]=[.C68];[.D67]=[.D68]);&quot;yes&quot;;&quot;no&quot;)" office:value-type="string" office:string-value="no" calcext:value-type="string">
            <text:p>no</text:p>
          </table:table-cell>
          <table:table-cell table:formula="of:=IF(OR(LEN([.E67])&gt;1;LEN([.F67])&gt;1);IF(LEN([.F67])=1;&quot;del&quot;;IF(ISERROR(FIND(&quot;,&quot;;[.F67];1));&quot;ins&quot;;&quot;mltple_var&quot;));&quot;snp&quot;)" office:value-type="string" office:string-value="snp" calcext:value-type="string">
            <text:p>snp</text:p>
          </table:table-cell>
          <table:table-cell table:formula="of:=IF([.L67]=&quot;mltple_var&quot;;&quot;n/a&quot;;LEN([.F67])-LEN([.E6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MODERATE</text:p>
          </table:table-cell>
          <table:table-cell office:value-type="float" office:value="26" calcext:value-type="float">
            <text:p>26</text:p>
          </table:table-cell>
          <table:table-cell office:value-type="float" office:value="291167" calcext:value-type="float">
            <text:p>291167</text:p>
          </table:table-cell>
          <table:table-cell office:value-type="string" calcext:value-type="string">
            <text:p>ATTCTTCACCATGC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6_710V3.1-E3</text:p>
          </table:table-cell>
          <table:table-cell office:value-type="string" calcext:value-type="string">
            <text:p>transcript:Pp3c26_710V3.1</text:p>
          </table:table-cell>
          <table:table-cell office:value-type="string" calcext:value-type="string">
            <text:p>conservative_inframe_deletion</text:p>
          </table:table-cell>
          <table:table-cell/>
          <table:table-cell table:formula="of:=IF(AND([.C68]=[.C69];[.D68]=[.D69]);&quot;yes&quot;;&quot;no&quot;)" office:value-type="string" office:string-value="no" calcext:value-type="string">
            <text:p>no</text:p>
          </table:table-cell>
          <table:table-cell table:formula="of:=IF(OR(LEN([.E68])&gt;1;LEN([.F68])&gt;1);IF(LEN([.F68])=1;&quot;del&quot;;IF(ISERROR(FIND(&quot;,&quot;;[.F68];1));&quot;ins&quot;;&quot;mltple_var&quot;));&quot;snp&quot;)" office:value-type="string" office:string-value="del" calcext:value-type="string">
            <text:p>del</text:p>
          </table:table-cell>
          <table:table-cell table:formula="of:=IF([.L68]=&quot;mltple_var&quot;;&quot;n/a&quot;;LEN([.F68])-LEN([.E68]))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77380" calcext:value-type="float">
            <text:p>10773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*</text:p>
          </table:table-cell>
          <table:table-cell office:value-type="string" calcext:value-type="string">
            <text:p>Pp3c3_1792V3.1-E1</text:p>
          </table:table-cell>
          <table:table-cell office:value-type="string" calcext:value-type="string">
            <text:p>transcript:Pp3c3_1792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69]=[.C70];[.D69]=[.D70]);&quot;yes&quot;;&quot;no&quot;)" office:value-type="string" office:string-value="no" calcext:value-type="string">
            <text:p>no</text:p>
          </table:table-cell>
          <table:table-cell table:formula="of:=IF(OR(LEN([.E69])&gt;1;LEN([.F69])&gt;1);IF(LEN([.F69])=1;&quot;del&quot;;IF(ISERROR(FIND(&quot;,&quot;;[.F69];1));&quot;ins&quot;;&quot;mltple_var&quot;));&quot;snp&quot;)" office:value-type="string" office:string-value="mltple_var" calcext:value-type="string">
            <text:p>mltple_var</text:p>
          </table:table-cell>
          <table:table-cell table:formula="of:=IF([.L69]=&quot;mltple_var&quot;;&quot;n/a&quot;;LEN([.F69])-LEN([.E69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5670375" calcext:value-type="float">
            <text:p>56703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8_9220V3.1-E4</text:p>
          </table:table-cell>
          <table:table-cell office:value-type="string" calcext:value-type="string">
            <text:p>transcript:Pp3c8_922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70]=[.C71];[.D70]=[.D71]);&quot;yes&quot;;&quot;no&quot;)" office:value-type="string" office:string-value="no" calcext:value-type="string">
            <text:p>no</text:p>
          </table:table-cell>
          <table:table-cell table:formula="of:=IF(OR(LEN([.E70])&gt;1;LEN([.F70])&gt;1);IF(LEN([.F70])=1;&quot;del&quot;;IF(ISERROR(FIND(&quot;,&quot;;[.F70];1));&quot;ins&quot;;&quot;mltple_var&quot;));&quot;snp&quot;)" office:value-type="string" office:string-value="snp" calcext:value-type="string">
            <text:p>snp</text:p>
          </table:table-cell>
          <table:table-cell table:formula="of:=IF([.L70]=&quot;mltple_var&quot;;&quot;n/a&quot;;LEN([.F70])-LEN([.E7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5670384" calcext:value-type="float">
            <text:p>56703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8_9220V3.1-E4</text:p>
          </table:table-cell>
          <table:table-cell office:value-type="string" calcext:value-type="string">
            <text:p>transcript:Pp3c8_922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71]=[.C72];[.D71]=[.D72]);&quot;yes&quot;;&quot;no&quot;)" office:value-type="string" office:string-value="no" calcext:value-type="string">
            <text:p>no</text:p>
          </table:table-cell>
          <table:table-cell table:formula="of:=IF(OR(LEN([.E71])&gt;1;LEN([.F71])&gt;1);IF(LEN([.F71])=1;&quot;del&quot;;IF(ISERROR(FIND(&quot;,&quot;;[.F71];1));&quot;ins&quot;;&quot;mltple_var&quot;));&quot;snp&quot;)" office:value-type="string" office:string-value="snp" calcext:value-type="string">
            <text:p>snp</text:p>
          </table:table-cell>
          <table:table-cell table:formula="of:=IF([.L71]=&quot;mltple_var&quot;;&quot;n/a&quot;;LEN([.F71])-LEN([.E7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7246585" calcext:value-type="float">
            <text:p>72465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,*</text:p>
          </table:table-cell>
          <table:table-cell office:value-type="string" calcext:value-type="string">
            <text:p>Pp3c14_11540V3.2-E1</text:p>
          </table:table-cell>
          <table:table-cell office:value-type="string" calcext:value-type="string">
            <text:p>transcript:Pp3c14_11540V3.2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72]=[.C73];[.D72]=[.D73]);&quot;yes&quot;;&quot;no&quot;)" office:value-type="string" office:string-value="no" calcext:value-type="string">
            <text:p>no</text:p>
          </table:table-cell>
          <table:table-cell table:formula="of:=IF(OR(LEN([.E72])&gt;1;LEN([.F72])&gt;1);IF(LEN([.F72])=1;&quot;del&quot;;IF(ISERROR(FIND(&quot;,&quot;;[.F72];1));&quot;ins&quot;;&quot;mltple_var&quot;));&quot;snp&quot;)" office:value-type="string" office:string-value="mltple_var" calcext:value-type="string">
            <text:p>mltple_var</text:p>
          </table:table-cell>
          <table:table-cell table:formula="of:=IF([.L72]=&quot;mltple_var&quot;;&quot;n/a&quot;;LEN([.F72])-LEN([.E72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80412" calcext:value-type="float">
            <text:p>880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TCTCTC,GTCTCTC</text:p>
          </table:table-cell>
          <table:table-cell office:value-type="string" calcext:value-type="string">
            <text:p>Pp3c19_1820V3.7-E1</text:p>
          </table:table-cell>
          <table:table-cell office:value-type="string" calcext:value-type="string">
            <text:p>transcript:Pp3c19_1820V3.7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73]=[.C74];[.D73]=[.D74]);&quot;yes&quot;;&quot;no&quot;)" office:value-type="string" office:string-value="no" calcext:value-type="string">
            <text:p>no</text:p>
          </table:table-cell>
          <table:table-cell table:formula="of:=IF(OR(LEN([.E73])&gt;1;LEN([.F73])&gt;1);IF(LEN([.F73])=1;&quot;del&quot;;IF(ISERROR(FIND(&quot;,&quot;;[.F73];1));&quot;ins&quot;;&quot;mltple_var&quot;));&quot;snp&quot;)" office:value-type="string" office:string-value="mltple_var" calcext:value-type="string">
            <text:p>mltple_var</text:p>
          </table:table-cell>
          <table:table-cell table:formula="of:=IF([.L73]=&quot;mltple_var&quot;;&quot;n/a&quot;;LEN([.F73])-LEN([.E73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2_B2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3388238" calcext:value-type="float">
            <text:p>13388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0_20510V3.3-E1</text:p>
          </table:table-cell>
          <table:table-cell office:value-type="string" calcext:value-type="string">
            <text:p>transcript:Pp3c20_20510V3.3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74]=[.C75];[.D74]=[.D75]);&quot;yes&quot;;&quot;no&quot;)" office:value-type="string" office:string-value="no" calcext:value-type="string">
            <text:p>no</text:p>
          </table:table-cell>
          <table:table-cell table:formula="of:=IF(OR(LEN([.E74])&gt;1;LEN([.F74])&gt;1);IF(LEN([.F74])=1;&quot;del&quot;;IF(ISERROR(FIND(&quot;,&quot;;[.F74];1));&quot;ins&quot;;&quot;mltple_var&quot;));&quot;snp&quot;)" office:value-type="string" office:string-value="snp" calcext:value-type="string">
            <text:p>snp</text:p>
          </table:table-cell>
          <table:table-cell table:formula="of:=IF([.L74]=&quot;mltple_var&quot;;&quot;n/a&quot;;LEN([.F74])-LEN([.E7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787490" calcext:value-type="float">
            <text:p>7874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Pp3c3_1260V3.2-E2</text:p>
          </table:table-cell>
          <table:table-cell office:value-type="string" calcext:value-type="string">
            <text:p>transcript:Pp3c3_126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260V3.2-E2</text:p>
          </table:table-cell>
          <table:table-cell table:formula="of:=IF(AND([.C75]=[.C76];[.D75]=[.D76]);&quot;yes&quot;;&quot;no&quot;)" office:value-type="string" office:string-value="no" calcext:value-type="string">
            <text:p>no</text:p>
          </table:table-cell>
          <table:table-cell table:formula="of:=IF(OR(LEN([.E75])&gt;1;LEN([.F75])&gt;1);IF(LEN([.F75])=1;&quot;del&quot;;IF(ISERROR(FIND(&quot;,&quot;;[.F75];1));&quot;ins&quot;;&quot;mltple_var&quot;));&quot;snp&quot;)" office:value-type="string" office:string-value="ins" calcext:value-type="string">
            <text:p>ins</text:p>
          </table:table-cell>
          <table:table-cell table:formula="of:=IF([.L75]=&quot;mltple_var&quot;;&quot;n/a&quot;;LEN([.F75])-LEN([.E75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034156" calcext:value-type="float">
            <text:p>1034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80V3.1-E1</text:p>
          </table:table-cell>
          <table:table-cell table:formula="of:=IF(AND([.C76]=[.C77];[.D76]=[.D77]);&quot;yes&quot;;&quot;no&quot;)" office:value-type="string" office:string-value="no" calcext:value-type="string">
            <text:p>no</text:p>
          </table:table-cell>
          <table:table-cell table:formula="of:=IF(OR(LEN([.E76])&gt;1;LEN([.F76])&gt;1);IF(LEN([.F76])=1;&quot;del&quot;;IF(ISERROR(FIND(&quot;,&quot;;[.F76];1));&quot;ins&quot;;&quot;mltple_var&quot;));&quot;snp&quot;)" office:value-type="string" office:string-value="ins" calcext:value-type="string">
            <text:p>ins</text:p>
          </table:table-cell>
          <table:table-cell table:formula="of:=IF([.L76]=&quot;mltple_var&quot;;&quot;n/a&quot;;LEN([.F76])-LEN([.E76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034157" calcext:value-type="float">
            <text:p>1034157</text:p>
          </table:table-cell>
          <table:table-cell office:value-type="string" calcext:value-type="string">
            <text:p>T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3_1680V3.1-E1</text:p>
          </table:table-cell>
          <table:table-cell table:formula="of:=IF(AND([.C77]=[.C78];[.D77]=[.D78]);&quot;yes&quot;;&quot;no&quot;)" office:value-type="string" office:string-value="no" calcext:value-type="string">
            <text:p>no</text:p>
          </table:table-cell>
          <table:table-cell table:formula="of:=IF(OR(LEN([.E77])&gt;1;LEN([.F77])&gt;1);IF(LEN([.F77])=1;&quot;del&quot;;IF(ISERROR(FIND(&quot;,&quot;;[.F77];1));&quot;ins&quot;;&quot;mltple_var&quot;));&quot;snp&quot;)" office:value-type="string" office:string-value="del" calcext:value-type="string">
            <text:p>del</text:p>
          </table:table-cell>
          <table:table-cell table:formula="of:=IF([.L77]=&quot;mltple_var&quot;;&quot;n/a&quot;;LEN([.F77])-LEN([.E77])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9769669" calcext:value-type="float">
            <text:p>97696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,GATATATATAT</text:p>
          </table:table-cell>
          <table:table-cell office:value-type="string" calcext:value-type="string">
            <text:p>Pp3c3_13640V3.3-E7</text:p>
          </table:table-cell>
          <table:table-cell office:value-type="string" calcext:value-type="string">
            <text:p>transcript:Pp3c3_13640V3.3</text:p>
          </table:table-cell>
          <table:table-cell office:value-type="string" calcext:value-type="string">
            <text:p>frameshift_variant</text:p>
          </table:table-cell>
          <table:table-cell/>
          <table:table-cell table:formula="of:=IF(AND([.C78]=[.C79];[.D78]=[.D79]);&quot;yes&quot;;&quot;no&quot;)" office:value-type="string" office:string-value="no" calcext:value-type="string">
            <text:p>no</text:p>
          </table:table-cell>
          <table:table-cell table:formula="of:=IF(OR(LEN([.E78])&gt;1;LEN([.F78])&gt;1);IF(LEN([.F78])=1;&quot;del&quot;;IF(ISERROR(FIND(&quot;,&quot;;[.F78];1));&quot;ins&quot;;&quot;mltple_var&quot;));&quot;snp&quot;)" office:value-type="string" office:string-value="mltple_var" calcext:value-type="string">
            <text:p>mltple_var</text:p>
          </table:table-cell>
          <table:table-cell table:formula="of:=IF([.L78]=&quot;mltple_var&quot;;&quot;n/a&quot;;LEN([.F78])-LEN([.E78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17667278" calcext:value-type="float">
            <text:p>176672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ACTGGACGTTTTGGGACGAGGAAGATGAAAGAATGGGAAAGAAGGTTTGGTTGCAGCTGTTTA</text:p>
          </table:table-cell>
          <table:table-cell office:value-type="string" calcext:value-type="string">
            <text:p>Pp3c7_26600V3.2-E1</text:p>
          </table:table-cell>
          <table:table-cell office:value-type="string" calcext:value-type="string">
            <text:p>transcript:Pp3c7_2660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7_26600V3.1-E1</text:p>
          </table:table-cell>
          <table:table-cell table:formula="of:=IF(AND([.C79]=[.C80];[.D79]=[.D80]);&quot;yes&quot;;&quot;no&quot;)" office:value-type="string" office:string-value="no" calcext:value-type="string">
            <text:p>no</text:p>
          </table:table-cell>
          <table:table-cell table:formula="of:=IF(OR(LEN([.E79])&gt;1;LEN([.F79])&gt;1);IF(LEN([.F79])=1;&quot;del&quot;;IF(ISERROR(FIND(&quot;,&quot;;[.F79];1));&quot;ins&quot;;&quot;mltple_var&quot;));&quot;snp&quot;)" office:value-type="string" office:string-value="ins" calcext:value-type="string">
            <text:p>ins</text:p>
          </table:table-cell>
          <table:table-cell table:formula="of:=IF([.L79]=&quot;mltple_var&quot;;&quot;n/a&quot;;LEN([.F79])-LEN([.E79]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8584913" calcext:value-type="float">
            <text:p>8584913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0_12750V3.1-E1</text:p>
          </table:table-cell>
          <table:table-cell office:value-type="string" calcext:value-type="string">
            <text:p>transcript:Pp3c10_1275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0_12750V3.1-E1</text:p>
          </table:table-cell>
          <table:table-cell table:formula="of:=IF(AND([.C80]=[.C81];[.D80]=[.D81]);&quot;yes&quot;;&quot;no&quot;)" office:value-type="string" office:string-value="no" calcext:value-type="string">
            <text:p>no</text:p>
          </table:table-cell>
          <table:table-cell table:formula="of:=IF(OR(LEN([.E80])&gt;1;LEN([.F80])&gt;1);IF(LEN([.F80])=1;&quot;del&quot;;IF(ISERROR(FIND(&quot;,&quot;;[.F80];1));&quot;ins&quot;;&quot;mltple_var&quot;));&quot;snp&quot;)" office:value-type="string" office:string-value="del" calcext:value-type="string">
            <text:p>del</text:p>
          </table:table-cell>
          <table:table-cell table:formula="of:=IF([.L80]=&quot;mltple_var&quot;;&quot;n/a&quot;;LEN([.F80])-LEN([.E80])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4739447" calcext:value-type="float">
            <text:p>47394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GTTTAGTGTTGTATATGAATAATCATTTAAAAAACCGTAAGTAGCAAAAGACGATGAGAGTAG</text:p>
          </table:table-cell>
          <table:table-cell office:value-type="string" calcext:value-type="string">
            <text:p>Pp3c11_7340V3.2-E3</text:p>
          </table:table-cell>
          <table:table-cell office:value-type="string" calcext:value-type="string">
            <text:p>transcript:Pp3c11_7340V3.2</text:p>
          </table:table-cell>
          <table:table-cell office:value-type="string" calcext:value-type="string">
            <text:p>frameshift_variant&amp;stop_gained</text:p>
          </table:table-cell>
          <table:table-cell/>
          <table:table-cell table:formula="of:=IF(AND([.C81]=[.C82];[.D81]=[.D82]);&quot;yes&quot;;&quot;no&quot;)" office:value-type="string" office:string-value="no" calcext:value-type="string">
            <text:p>no</text:p>
          </table:table-cell>
          <table:table-cell table:formula="of:=IF(OR(LEN([.E81])&gt;1;LEN([.F81])&gt;1);IF(LEN([.F81])=1;&quot;del&quot;;IF(ISERROR(FIND(&quot;,&quot;;[.F81];1));&quot;ins&quot;;&quot;mltple_var&quot;));&quot;snp&quot;)" office:value-type="string" office:string-value="ins" calcext:value-type="string">
            <text:p>ins</text:p>
          </table:table-cell>
          <table:table-cell table:formula="of:=IF([.L81]=&quot;mltple_var&quot;;&quot;n/a&quot;;LEN([.F81])-LEN([.E81]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office:value-type="float" office:value="15218971" calcext:value-type="float">
            <text:p>152189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AACATCCATCCCTCCCAAACCAAA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2_23040V3.1-E1</text:p>
          </table:table-cell>
          <table:table-cell table:formula="of:=IF(AND([.C82]=[.C83];[.D82]=[.D83]);&quot;yes&quot;;&quot;no&quot;)" office:value-type="string" office:string-value="no" calcext:value-type="string">
            <text:p>no</text:p>
          </table:table-cell>
          <table:table-cell table:formula="of:=IF(OR(LEN([.E82])&gt;1;LEN([.F82])&gt;1);IF(LEN([.F82])=1;&quot;del&quot;;IF(ISERROR(FIND(&quot;,&quot;;[.F82];1));&quot;ins&quot;;&quot;mltple_var&quot;));&quot;snp&quot;)" office:value-type="string" office:string-value="ins" calcext:value-type="string">
            <text:p>ins</text:p>
          </table:table-cell>
          <table:table-cell table:formula="of:=IF([.L82]=&quot;mltple_var&quot;;&quot;n/a&quot;;LEN([.F82])-LEN([.E82]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office:value-type="float" office:value="15219012" calcext:value-type="float">
            <text:p>15219012</text:p>
          </table:table-cell>
          <table:table-cell office:value-type="string" calcext:value-type="string">
            <text:p>CTTC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2_23040V3.1-E1</text:p>
          </table:table-cell>
          <table:table-cell table:formula="of:=IF(AND([.C83]=[.C84];[.D83]=[.D84]);&quot;yes&quot;;&quot;no&quot;)" office:value-type="string" office:string-value="no" calcext:value-type="string">
            <text:p>no</text:p>
          </table:table-cell>
          <table:table-cell table:formula="of:=IF(OR(LEN([.E83])&gt;1;LEN([.F83])&gt;1);IF(LEN([.F83])=1;&quot;del&quot;;IF(ISERROR(FIND(&quot;,&quot;;[.F83];1));&quot;ins&quot;;&quot;mltple_var&quot;));&quot;snp&quot;)" office:value-type="string" office:string-value="del" calcext:value-type="string">
            <text:p>del</text:p>
          </table:table-cell>
          <table:table-cell table:formula="of:=IF([.L83]=&quot;mltple_var&quot;;&quot;n/a&quot;;LEN([.F83])-LEN([.E83])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office:value-type="float" office:value="15219280" calcext:value-type="float">
            <text:p>152192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stop_gained</text:p>
          </table:table-cell>
          <table:table-cell/>
          <table:table-cell table:formula="of:=IF(AND([.C84]=[.C85];[.D84]=[.D85]);&quot;yes&quot;;&quot;no&quot;)" office:value-type="string" office:string-value="no" calcext:value-type="string">
            <text:p>no</text:p>
          </table:table-cell>
          <table:table-cell table:formula="of:=IF(OR(LEN([.E84])&gt;1;LEN([.F84])&gt;1);IF(LEN([.F84])=1;&quot;del&quot;;IF(ISERROR(FIND(&quot;,&quot;;[.F84];1));&quot;ins&quot;;&quot;mltple_var&quot;));&quot;snp&quot;)" office:value-type="string" office:string-value="snp" calcext:value-type="string">
            <text:p>snp</text:p>
          </table:table-cell>
          <table:table-cell table:formula="of:=IF([.L84]=&quot;mltple_var&quot;;&quot;n/a&quot;;LEN([.F84])-LEN([.E8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office:value-type="float" office:value="4304850" calcext:value-type="float">
            <text:p>43048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GTCATGATTGGTGAAGATTTTTACAAGTAATTTTACAGAACCATGTGCAATTTTGACTAACTGT</text:p>
          </table:table-cell>
          <table:table-cell office:value-type="string" calcext:value-type="string">
            <text:p>Pp3c16_6660V3.1-E1</text:p>
          </table:table-cell>
          <table:table-cell office:value-type="string" calcext:value-type="string">
            <text:p>transcript:Pp3c16_6660V3.1</text:p>
          </table:table-cell>
          <table:table-cell office:value-type="string" calcext:value-type="string">
            <text:p>frameshift_variant&amp;stop_gained</text:p>
          </table:table-cell>
          <table:table-cell office:value-type="string" calcext:value-type="string">
            <text:p>Pp3c16_6660V3.1-E1</text:p>
          </table:table-cell>
          <table:table-cell table:formula="of:=IF(AND([.C85]=[.C86];[.D85]=[.D86]);&quot;yes&quot;;&quot;no&quot;)" office:value-type="string" office:string-value="no" calcext:value-type="string">
            <text:p>no</text:p>
          </table:table-cell>
          <table:table-cell table:formula="of:=IF(OR(LEN([.E85])&gt;1;LEN([.F85])&gt;1);IF(LEN([.F85])=1;&quot;del&quot;;IF(ISERROR(FIND(&quot;,&quot;;[.F85];1));&quot;ins&quot;;&quot;mltple_var&quot;));&quot;snp&quot;)" office:value-type="string" office:string-value="ins" calcext:value-type="string">
            <text:p>ins</text:p>
          </table:table-cell>
          <table:table-cell table:formula="of:=IF([.L85]=&quot;mltple_var&quot;;&quot;n/a&quot;;LEN([.F85])-LEN([.E85]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13363841" calcext:value-type="float">
            <text:p>133638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CATCCACACAATCACCAACCACTCATCCATCCAAGACTATCATTACG</text:p>
          </table:table-cell>
          <table:table-cell office:value-type="string" calcext:value-type="string">
            <text:p>Pp3c18_18640V3.1-E2</text:p>
          </table:table-cell>
          <table:table-cell office:value-type="string" calcext:value-type="string">
            <text:p>transcript:Pp3c18_18640V3.2</text:p>
          </table:table-cell>
          <table:table-cell office:value-type="string" calcext:value-type="string">
            <text:p>frameshift_variant&amp;stop_gained</text:p>
          </table:table-cell>
          <table:table-cell office:value-type="string" calcext:value-type="string">
            <text:p>Pp3c18_18640V3.1-E2</text:p>
          </table:table-cell>
          <table:table-cell table:formula="of:=IF(AND([.C86]=[.C87];[.D86]=[.D87]);&quot;yes&quot;;&quot;no&quot;)" office:value-type="string" office:string-value="no" calcext:value-type="string">
            <text:p>no</text:p>
          </table:table-cell>
          <table:table-cell table:formula="of:=IF(OR(LEN([.E86])&gt;1;LEN([.F86])&gt;1);IF(LEN([.F86])=1;&quot;del&quot;;IF(ISERROR(FIND(&quot;,&quot;;[.F86];1));&quot;ins&quot;;&quot;mltple_var&quot;));&quot;snp&quot;)" office:value-type="string" office:string-value="ins" calcext:value-type="string">
            <text:p>ins</text:p>
          </table:table-cell>
          <table:table-cell table:formula="of:=IF([.L86]=&quot;mltple_var&quot;;&quot;n/a&quot;;LEN([.F86])-LEN([.E86]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float" office:value="4102499" calcext:value-type="float">
            <text:p>4102499</text:p>
          </table:table-cell>
          <table:table-cell office:value-type="string" calcext:value-type="string">
            <text:p>TTTTTTTTCTTTATTTTTTTCTT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1_6770V3.5-E1&amp;gene:Pp3c21_6770</text:p>
          </table:table-cell>
          <table:table-cell office:value-type="string" calcext:value-type="string">
            <text:p>GENE_Pp3c21_6770V3.5-E1</text:p>
          </table:table-cell>
          <table:table-cell office:value-type="string" calcext:value-type="string">
            <text:p>gene_fusion</text:p>
          </table:table-cell>
          <table:table-cell/>
          <table:table-cell table:formula="of:=IF(AND([.C87]=[.C88];[.D87]=[.D88]);&quot;yes&quot;;&quot;no&quot;)" office:value-type="string" office:string-value="no" calcext:value-type="string">
            <text:p>no</text:p>
          </table:table-cell>
          <table:table-cell table:formula="of:=IF(OR(LEN([.E87])&gt;1;LEN([.F87])&gt;1);IF(LEN([.F87])=1;&quot;del&quot;;IF(ISERROR(FIND(&quot;,&quot;;[.F87];1));&quot;ins&quot;;&quot;mltple_var&quot;));&quot;snp&quot;)" office:value-type="string" office:string-value="del" calcext:value-type="string">
            <text:p>del</text:p>
          </table:table-cell>
          <table:table-cell table:formula="of:=IF([.L87]=&quot;mltple_var&quot;;&quot;n/a&quot;;LEN([.F87])-LEN([.E87]))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2" calcext:value-type="float">
            <text:p>22</text:p>
          </table:table-cell>
          <table:table-cell office:value-type="float" office:value="5050179" calcext:value-type="float">
            <text:p>5050179</text:p>
          </table:table-cell>
          <table:table-cell office:value-type="string" calcext:value-type="string">
            <text:p>AGGATAGCCTGAAGGCGGATAGCCTGAAG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2_8260V3.2-E3</text:p>
          </table:table-cell>
          <table:table-cell office:value-type="string" calcext:value-type="string">
            <text:p>transcript:Pp3c22_8260V3.3</text:p>
          </table:table-cell>
          <table:table-cell office:value-type="string" calcext:value-type="string">
            <text:p>frameshift_variant&amp;splice_acceptor_variant&amp;splice_region_variant&amp;intron_variant</text:p>
          </table:table-cell>
          <table:table-cell office:value-type="string" calcext:value-type="string">
            <text:p>Pp3c22_8260V3.2-E3</text:p>
          </table:table-cell>
          <table:table-cell table:formula="of:=IF(AND([.C88]=[.C89];[.D88]=[.D89]);&quot;yes&quot;;&quot;no&quot;)" office:value-type="string" office:string-value="no" calcext:value-type="string">
            <text:p>no</text:p>
          </table:table-cell>
          <table:table-cell table:formula="of:=IF(OR(LEN([.E88])&gt;1;LEN([.F88])&gt;1);IF(LEN([.F88])=1;&quot;del&quot;;IF(ISERROR(FIND(&quot;,&quot;;[.F88];1));&quot;ins&quot;;&quot;mltple_var&quot;));&quot;snp&quot;)" office:value-type="string" office:string-value="del" calcext:value-type="string">
            <text:p>del</text:p>
          </table:table-cell>
          <table:table-cell table:formula="of:=IF([.L88]=&quot;mltple_var&quot;;&quot;n/a&quot;;LEN([.F88])-LEN([.E88]))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31" calcext:value-type="float">
            <text:p>147313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89]=[.C90];[.D89]=[.D90]);&quot;yes&quot;;&quot;no&quot;)" office:value-type="string" office:string-value="no" calcext:value-type="string">
            <text:p>no</text:p>
          </table:table-cell>
          <table:table-cell table:formula="of:=IF(OR(LEN([.E89])&gt;1;LEN([.F89])&gt;1);IF(LEN([.F89])=1;&quot;del&quot;;IF(ISERROR(FIND(&quot;,&quot;;[.F89];1));&quot;ins&quot;;&quot;mltple_var&quot;));&quot;snp&quot;)" office:value-type="string" office:string-value="del" calcext:value-type="string">
            <text:p>del</text:p>
          </table:table-cell>
          <table:table-cell table:formula="of:=IF([.L89]=&quot;mltple_var&quot;;&quot;n/a&quot;;LEN([.F89])-LEN([.E89]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78" calcext:value-type="float">
            <text:p>1473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90]=[.C91];[.D90]=[.D91]);&quot;yes&quot;;&quot;no&quot;)" office:value-type="string" office:string-value="no" calcext:value-type="string">
            <text:p>no</text:p>
          </table:table-cell>
          <table:table-cell table:formula="of:=IF(OR(LEN([.E90])&gt;1;LEN([.F90])&gt;1);IF(LEN([.F90])=1;&quot;del&quot;;IF(ISERROR(FIND(&quot;,&quot;;[.F90];1));&quot;ins&quot;;&quot;mltple_var&quot;));&quot;snp&quot;)" office:value-type="string" office:string-value="ins" calcext:value-type="string">
            <text:p>ins</text:p>
          </table:table-cell>
          <table:table-cell table:formula="of:=IF([.L90]=&quot;mltple_var&quot;;&quot;n/a&quot;;LEN([.F90])-LEN([.E90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199" calcext:value-type="float">
            <text:p>147319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91]=[.C92];[.D91]=[.D92]);&quot;yes&quot;;&quot;no&quot;)" office:value-type="string" office:string-value="no" calcext:value-type="string">
            <text:p>no</text:p>
          </table:table-cell>
          <table:table-cell table:formula="of:=IF(OR(LEN([.E91])&gt;1;LEN([.F91])&gt;1);IF(LEN([.F91])=1;&quot;del&quot;;IF(ISERROR(FIND(&quot;,&quot;;[.F91];1));&quot;ins&quot;;&quot;mltple_var&quot;));&quot;snp&quot;)" office:value-type="string" office:string-value="del" calcext:value-type="string">
            <text:p>del</text:p>
          </table:table-cell>
          <table:table-cell table:formula="of:=IF([.L91]=&quot;mltple_var&quot;;&quot;n/a&quot;;LEN([.F91])-LEN([.E91]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03" calcext:value-type="float">
            <text:p>1473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92]=[.C93];[.D92]=[.D93]);&quot;yes&quot;;&quot;no&quot;)" office:value-type="string" office:string-value="no" calcext:value-type="string">
            <text:p>no</text:p>
          </table:table-cell>
          <table:table-cell table:formula="of:=IF(OR(LEN([.E92])&gt;1;LEN([.F92])&gt;1);IF(LEN([.F92])=1;&quot;del&quot;;IF(ISERROR(FIND(&quot;,&quot;;[.F92];1));&quot;ins&quot;;&quot;mltple_var&quot;));&quot;snp&quot;)" office:value-type="string" office:string-value="ins" calcext:value-type="string">
            <text:p>ins</text:p>
          </table:table-cell>
          <table:table-cell table:formula="of:=IF([.L92]=&quot;mltple_var&quot;;&quot;n/a&quot;;LEN([.F92])-LEN([.E92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24" calcext:value-type="float">
            <text:p>14732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93]=[.C94];[.D93]=[.D94]);&quot;yes&quot;;&quot;no&quot;)" office:value-type="string" office:string-value="no" calcext:value-type="string">
            <text:p>no</text:p>
          </table:table-cell>
          <table:table-cell table:formula="of:=IF(OR(LEN([.E93])&gt;1;LEN([.F93])&gt;1);IF(LEN([.F93])=1;&quot;del&quot;;IF(ISERROR(FIND(&quot;,&quot;;[.F93];1));&quot;ins&quot;;&quot;mltple_var&quot;));&quot;snp&quot;)" office:value-type="string" office:string-value="ins" calcext:value-type="string">
            <text:p>ins</text:p>
          </table:table-cell>
          <table:table-cell table:formula="of:=IF([.L93]=&quot;mltple_var&quot;;&quot;n/a&quot;;LEN([.F93])-LEN([.E93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HIGH</text:p>
          </table:table-cell>
          <table:table-cell office:value-type="float" office:value="27" calcext:value-type="float">
            <text:p>27</text:p>
          </table:table-cell>
          <table:table-cell office:value-type="float" office:value="1473236" calcext:value-type="float">
            <text:p>14732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7_2630V3.1-E1</text:p>
          </table:table-cell>
          <table:table-cell table:formula="of:=IF(AND([.C94]=[.C95];[.D94]=[.D95]);&quot;yes&quot;;&quot;no&quot;)" office:value-type="string" office:string-value="no" calcext:value-type="string">
            <text:p>no</text:p>
          </table:table-cell>
          <table:table-cell table:formula="of:=IF(OR(LEN([.E94])&gt;1;LEN([.F94])&gt;1);IF(LEN([.F94])=1;&quot;del&quot;;IF(ISERROR(FIND(&quot;,&quot;;[.F94];1));&quot;ins&quot;;&quot;mltple_var&quot;));&quot;snp&quot;)" office:value-type="string" office:string-value="ins" calcext:value-type="string">
            <text:p>ins</text:p>
          </table:table-cell>
          <table:table-cell table:formula="of:=IF([.L94]=&quot;mltple_var&quot;;&quot;n/a&quot;;LEN([.F94])-LEN([.E9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34894" calcext:value-type="float">
            <text:p>10348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95]=[.C96];[.D95]=[.D96]);&quot;yes&quot;;&quot;no&quot;)" office:value-type="string" office:string-value="no" calcext:value-type="string">
            <text:p>no</text:p>
          </table:table-cell>
          <table:table-cell table:formula="of:=IF(OR(LEN([.E95])&gt;1;LEN([.F95])&gt;1);IF(LEN([.F95])=1;&quot;del&quot;;IF(ISERROR(FIND(&quot;,&quot;;[.F95];1));&quot;ins&quot;;&quot;mltple_var&quot;));&quot;snp&quot;)" office:value-type="string" office:string-value="snp" calcext:value-type="string">
            <text:p>snp</text:p>
          </table:table-cell>
          <table:table-cell table:formula="of:=IF([.L95]=&quot;mltple_var&quot;;&quot;n/a&quot;;LEN([.F95])-LEN([.E9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34913" calcext:value-type="float">
            <text:p>1034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96]=[.C97];[.D96]=[.D97]);&quot;yes&quot;;&quot;no&quot;)" office:value-type="string" office:string-value="no" calcext:value-type="string">
            <text:p>no</text:p>
          </table:table-cell>
          <table:table-cell table:formula="of:=IF(OR(LEN([.E96])&gt;1;LEN([.F96])&gt;1);IF(LEN([.F96])=1;&quot;del&quot;;IF(ISERROR(FIND(&quot;,&quot;;[.F96];1));&quot;ins&quot;;&quot;mltple_var&quot;));&quot;snp&quot;)" office:value-type="string" office:string-value="snp" calcext:value-type="string">
            <text:p>snp</text:p>
          </table:table-cell>
          <table:table-cell table:formula="of:=IF([.L96]=&quot;mltple_var&quot;;&quot;n/a&quot;;LEN([.F96])-LEN([.E9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34938" calcext:value-type="float">
            <text:p>10349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97]=[.C98];[.D97]=[.D98]);&quot;yes&quot;;&quot;no&quot;)" office:value-type="string" office:string-value="no" calcext:value-type="string">
            <text:p>no</text:p>
          </table:table-cell>
          <table:table-cell table:formula="of:=IF(OR(LEN([.E97])&gt;1;LEN([.F97])&gt;1);IF(LEN([.F97])=1;&quot;del&quot;;IF(ISERROR(FIND(&quot;,&quot;;[.F97];1));&quot;ins&quot;;&quot;mltple_var&quot;));&quot;snp&quot;)" office:value-type="string" office:string-value="snp" calcext:value-type="string">
            <text:p>snp</text:p>
          </table:table-cell>
          <table:table-cell table:formula="of:=IF([.L97]=&quot;mltple_var&quot;;&quot;n/a&quot;;LEN([.F97])-LEN([.E9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034949" calcext:value-type="float">
            <text:p>10349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98]=[.C99];[.D98]=[.D99]);&quot;yes&quot;;&quot;no&quot;)" office:value-type="string" office:string-value="no" calcext:value-type="string">
            <text:p>no</text:p>
          </table:table-cell>
          <table:table-cell table:formula="of:=IF(OR(LEN([.E98])&gt;1;LEN([.F98])&gt;1);IF(LEN([.F98])=1;&quot;del&quot;;IF(ISERROR(FIND(&quot;,&quot;;[.F98];1));&quot;ins&quot;;&quot;mltple_var&quot;));&quot;snp&quot;)" office:value-type="string" office:string-value="snp" calcext:value-type="string">
            <text:p>snp</text:p>
          </table:table-cell>
          <table:table-cell table:formula="of:=IF([.L98]=&quot;mltple_var&quot;;&quot;n/a&quot;;LEN([.F98])-LEN([.E9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5" calcext:value-type="float">
            <text:p>5</text:p>
          </table:table-cell>
          <table:table-cell office:value-type="float" office:value="14322901" calcext:value-type="float">
            <text:p>143229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TGTGATGCCTGCGAGGTCG</text:p>
          </table:table-cell>
          <table:table-cell office:value-type="string" calcext:value-type="string">
            <text:p>Pp3c5_20450V3.2-E1</text:p>
          </table:table-cell>
          <table:table-cell office:value-type="string" calcext:value-type="string">
            <text:p>transcript:Pp3c5_20450V3.2</text:p>
          </table:table-cell>
          <table:table-cell office:value-type="string" calcext:value-type="string">
            <text:p>conservative_inframe_insertion</text:p>
          </table:table-cell>
          <table:table-cell/>
          <table:table-cell table:formula="of:=IF(AND([.C99]=[.C100];[.D99]=[.D100]);&quot;yes&quot;;&quot;no&quot;)" office:value-type="string" office:string-value="no" calcext:value-type="string">
            <text:p>no</text:p>
          </table:table-cell>
          <table:table-cell table:formula="of:=IF(OR(LEN([.E99])&gt;1;LEN([.F99])&gt;1);IF(LEN([.F99])=1;&quot;del&quot;;IF(ISERROR(FIND(&quot;,&quot;;[.F99];1));&quot;ins&quot;;&quot;mltple_var&quot;));&quot;snp&quot;)" office:value-type="string" office:string-value="ins" calcext:value-type="string">
            <text:p>ins</text:p>
          </table:table-cell>
          <table:table-cell table:formula="of:=IF([.L99]=&quot;mltple_var&quot;;&quot;n/a&quot;;LEN([.F99])-LEN([.E99]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0" calcext:value-type="float">
            <text:p>10</text:p>
          </table:table-cell>
          <table:table-cell office:value-type="float" office:value="8584921" calcext:value-type="float">
            <text:p>85849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0_12750V3.1-E1</text:p>
          </table:table-cell>
          <table:table-cell office:value-type="string" calcext:value-type="string">
            <text:p>transcript:Pp3c10_127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00]=[.C101];[.D100]=[.D101]);&quot;yes&quot;;&quot;no&quot;)" office:value-type="string" office:string-value="no" calcext:value-type="string">
            <text:p>no</text:p>
          </table:table-cell>
          <table:table-cell table:formula="of:=IF(OR(LEN([.E100])&gt;1;LEN([.F100])&gt;1);IF(LEN([.F100])=1;&quot;del&quot;;IF(ISERROR(FIND(&quot;,&quot;;[.F100];1));&quot;ins&quot;;&quot;mltple_var&quot;));&quot;snp&quot;)" office:value-type="string" office:string-value="snp" calcext:value-type="string">
            <text:p>snp</text:p>
          </table:table-cell>
          <table:table-cell table:formula="of:=IF([.L100]=&quot;mltple_var&quot;;&quot;n/a&quot;;LEN([.F100])-LEN([.E10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2" calcext:value-type="float">
            <text:p>12</text:p>
          </table:table-cell>
          <table:table-cell office:value-type="float" office:value="15219019" calcext:value-type="float">
            <text:p>15219019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101]=[.C102];[.D101]=[.D102]);&quot;yes&quot;;&quot;no&quot;)" office:value-type="string" office:string-value="no" calcext:value-type="string">
            <text:p>no</text:p>
          </table:table-cell>
          <table:table-cell table:formula="of:=IF(OR(LEN([.E101])&gt;1;LEN([.F101])&gt;1);IF(LEN([.F101])=1;&quot;del&quot;;IF(ISERROR(FIND(&quot;,&quot;;[.F101];1));&quot;ins&quot;;&quot;mltple_var&quot;));&quot;snp&quot;)" office:value-type="string" office:string-value="del" calcext:value-type="string">
            <text:p>del</text:p>
          </table:table-cell>
          <table:table-cell table:formula="of:=IF([.L101]=&quot;mltple_var&quot;;&quot;n/a&quot;;LEN([.F101])-LEN([.E101])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2" calcext:value-type="float">
            <text:p>12</text:p>
          </table:table-cell>
          <table:table-cell office:value-type="float" office:value="15219023" calcext:value-type="float">
            <text:p>15219023</text:p>
          </table:table-cell>
          <table:table-cell office:value-type="string" calcext:value-type="string">
            <text:p>ATCCCG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2_23040V3.1-E1</text:p>
          </table:table-cell>
          <table:table-cell office:value-type="string" calcext:value-type="string">
            <text:p>transcript:Pp3c12_23040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102]=[.C103];[.D102]=[.D103]);&quot;yes&quot;;&quot;no&quot;)" office:value-type="string" office:string-value="no" calcext:value-type="string">
            <text:p>no</text:p>
          </table:table-cell>
          <table:table-cell table:formula="of:=IF(OR(LEN([.E102])&gt;1;LEN([.F102])&gt;1);IF(LEN([.F102])=1;&quot;del&quot;;IF(ISERROR(FIND(&quot;,&quot;;[.F102];1));&quot;ins&quot;;&quot;mltple_var&quot;));&quot;snp&quot;)" office:value-type="string" office:string-value="del" calcext:value-type="string">
            <text:p>del</text:p>
          </table:table-cell>
          <table:table-cell table:formula="of:=IF([.L102]=&quot;mltple_var&quot;;&quot;n/a&quot;;LEN([.F102])-LEN([.E102])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05153" calcext:value-type="float">
            <text:p>7051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3_1250V3.1-E4</text:p>
          </table:table-cell>
          <table:table-cell office:value-type="string" calcext:value-type="string">
            <text:p>transcript:Pp3c13_12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03]=[.C104];[.D103]=[.D104]);&quot;yes&quot;;&quot;no&quot;)" office:value-type="string" office:string-value="no" calcext:value-type="string">
            <text:p>no</text:p>
          </table:table-cell>
          <table:table-cell table:formula="of:=IF(OR(LEN([.E103])&gt;1;LEN([.F103])&gt;1);IF(LEN([.F103])=1;&quot;del&quot;;IF(ISERROR(FIND(&quot;,&quot;;[.F103];1));&quot;ins&quot;;&quot;mltple_var&quot;));&quot;snp&quot;)" office:value-type="string" office:string-value="snp" calcext:value-type="string">
            <text:p>snp</text:p>
          </table:table-cell>
          <table:table-cell table:formula="of:=IF([.L103]=&quot;mltple_var&quot;;&quot;n/a&quot;;LEN([.F103])-LEN([.E10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05169" calcext:value-type="float">
            <text:p>7051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3_1250V3.1-E4</text:p>
          </table:table-cell>
          <table:table-cell office:value-type="string" calcext:value-type="string">
            <text:p>transcript:Pp3c13_12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04]=[.C105];[.D104]=[.D105]);&quot;yes&quot;;&quot;no&quot;)" office:value-type="string" office:string-value="no" calcext:value-type="string">
            <text:p>no</text:p>
          </table:table-cell>
          <table:table-cell table:formula="of:=IF(OR(LEN([.E104])&gt;1;LEN([.F104])&gt;1);IF(LEN([.F104])=1;&quot;del&quot;;IF(ISERROR(FIND(&quot;,&quot;;[.F104];1));&quot;ins&quot;;&quot;mltple_var&quot;));&quot;snp&quot;)" office:value-type="string" office:string-value="snp" calcext:value-type="string">
            <text:p>snp</text:p>
          </table:table-cell>
          <table:table-cell table:formula="of:=IF([.L104]=&quot;mltple_var&quot;;&quot;n/a&quot;;LEN([.F104])-LEN([.E10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705178" calcext:value-type="float">
            <text:p>7051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3_1250V3.1-E4</text:p>
          </table:table-cell>
          <table:table-cell office:value-type="string" calcext:value-type="string">
            <text:p>transcript:Pp3c13_12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05]=[.C106];[.D105]=[.D106]);&quot;yes&quot;;&quot;no&quot;)" office:value-type="string" office:string-value="no" calcext:value-type="string">
            <text:p>no</text:p>
          </table:table-cell>
          <table:table-cell table:formula="of:=IF(OR(LEN([.E105])&gt;1;LEN([.F105])&gt;1);IF(LEN([.F105])=1;&quot;del&quot;;IF(ISERROR(FIND(&quot;,&quot;;[.F105];1));&quot;ins&quot;;&quot;mltple_var&quot;));&quot;snp&quot;)" office:value-type="string" office:string-value="snp" calcext:value-type="string">
            <text:p>snp</text:p>
          </table:table-cell>
          <table:table-cell table:formula="of:=IF([.L105]=&quot;mltple_var&quot;;&quot;n/a&quot;;LEN([.F105])-LEN([.E10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9341576" calcext:value-type="float">
            <text:p>93415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GTAGTA</text:p>
          </table:table-cell>
          <table:table-cell office:value-type="string" calcext:value-type="string">
            <text:p>Pp3c16_14950V3.2-E1</text:p>
          </table:table-cell>
          <table:table-cell office:value-type="string" calcext:value-type="string">
            <text:p>transcript:Pp3c16_14950V3.2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106]=[.C107];[.D106]=[.D107]);&quot;yes&quot;;&quot;no&quot;)" office:value-type="string" office:string-value="no" calcext:value-type="string">
            <text:p>no</text:p>
          </table:table-cell>
          <table:table-cell table:formula="of:=IF(OR(LEN([.E106])&gt;1;LEN([.F106])&gt;1);IF(LEN([.F106])=1;&quot;del&quot;;IF(ISERROR(FIND(&quot;,&quot;;[.F106];1));&quot;ins&quot;;&quot;mltple_var&quot;));&quot;snp&quot;)" office:value-type="string" office:string-value="ins" calcext:value-type="string">
            <text:p>ins</text:p>
          </table:table-cell>
          <table:table-cell table:formula="of:=IF([.L106]=&quot;mltple_var&quot;;&quot;n/a&quot;;LEN([.F106])-LEN([.E106]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2" calcext:value-type="float">
            <text:p>22</text:p>
          </table:table-cell>
          <table:table-cell office:value-type="float" office:value="5050179" calcext:value-type="float">
            <text:p>5050179</text:p>
          </table:table-cell>
          <table:table-cell office:value-type="string" calcext:value-type="string">
            <text:p>AGGATAGCCTGAAGGCGGATAGCCTGAAG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22_8260V3.2-E3</text:p>
          </table:table-cell>
          <table:table-cell office:value-type="string" calcext:value-type="string">
            <text:p>transcript:Pp3c22_8260V3.2</text:p>
          </table:table-cell>
          <table:table-cell office:value-type="string" calcext:value-type="string">
            <text:p>disruptive_inframe_deletion</text:p>
          </table:table-cell>
          <table:table-cell office:value-type="string" calcext:value-type="string">
            <text:p>Pp3c22_8260V3.2-E3</text:p>
          </table:table-cell>
          <table:table-cell table:formula="of:=IF(AND([.C107]=[.C108];[.D107]=[.D108]);&quot;yes&quot;;&quot;no&quot;)" office:value-type="string" office:string-value="no" calcext:value-type="string">
            <text:p>no</text:p>
          </table:table-cell>
          <table:table-cell table:formula="of:=IF(OR(LEN([.E107])&gt;1;LEN([.F107])&gt;1);IF(LEN([.F107])=1;&quot;del&quot;;IF(ISERROR(FIND(&quot;,&quot;;[.F107];1));&quot;ins&quot;;&quot;mltple_var&quot;));&quot;snp&quot;)" office:value-type="string" office:string-value="del" calcext:value-type="string">
            <text:p>del</text:p>
          </table:table-cell>
          <table:table-cell table:formula="of:=IF([.L107]=&quot;mltple_var&quot;;&quot;n/a&quot;;LEN([.F107])-LEN([.E107]))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20" calcext:value-type="float">
            <text:p>14731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08]=[.C109];[.D108]=[.D109]);&quot;yes&quot;;&quot;no&quot;)" office:value-type="string" office:string-value="no" calcext:value-type="string">
            <text:p>no</text:p>
          </table:table-cell>
          <table:table-cell table:formula="of:=IF(OR(LEN([.E108])&gt;1;LEN([.F108])&gt;1);IF(LEN([.F108])=1;&quot;del&quot;;IF(ISERROR(FIND(&quot;,&quot;;[.F108];1));&quot;ins&quot;;&quot;mltple_var&quot;));&quot;snp&quot;)" office:value-type="string" office:string-value="snp" calcext:value-type="string">
            <text:p>snp</text:p>
          </table:table-cell>
          <table:table-cell table:formula="of:=IF([.L108]=&quot;mltple_var&quot;;&quot;n/a&quot;;LEN([.F108])-LEN([.E10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0" calcext:value-type="float">
            <text:p>1473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09]=[.C110];[.D109]=[.D110]);&quot;yes&quot;;&quot;no&quot;)" office:value-type="string" office:string-value="no" calcext:value-type="string">
            <text:p>no</text:p>
          </table:table-cell>
          <table:table-cell table:formula="of:=IF(OR(LEN([.E109])&gt;1;LEN([.F109])&gt;1);IF(LEN([.F109])=1;&quot;del&quot;;IF(ISERROR(FIND(&quot;,&quot;;[.F109];1));&quot;ins&quot;;&quot;mltple_var&quot;));&quot;snp&quot;)" office:value-type="string" office:string-value="snp" calcext:value-type="string">
            <text:p>snp</text:p>
          </table:table-cell>
          <table:table-cell table:formula="of:=IF([.L109]=&quot;mltple_var&quot;;&quot;n/a&quot;;LEN([.F109])-LEN([.E10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161" calcext:value-type="float">
            <text:p>1473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10]=[.C111];[.D110]=[.D111]);&quot;yes&quot;;&quot;no&quot;)" office:value-type="string" office:string-value="no" calcext:value-type="string">
            <text:p>no</text:p>
          </table:table-cell>
          <table:table-cell table:formula="of:=IF(OR(LEN([.E110])&gt;1;LEN([.F110])&gt;1);IF(LEN([.F110])=1;&quot;del&quot;;IF(ISERROR(FIND(&quot;,&quot;;[.F110];1));&quot;ins&quot;;&quot;mltple_var&quot;));&quot;snp&quot;)" office:value-type="string" office:string-value="snp" calcext:value-type="string">
            <text:p>snp</text:p>
          </table:table-cell>
          <table:table-cell table:formula="of:=IF([.L110]=&quot;mltple_var&quot;;&quot;n/a&quot;;LEN([.F110])-LEN([.E11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16" calcext:value-type="float">
            <text:p>14732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11]=[.C112];[.D111]=[.D112]);&quot;yes&quot;;&quot;no&quot;)" office:value-type="string" office:string-value="no" calcext:value-type="string">
            <text:p>no</text:p>
          </table:table-cell>
          <table:table-cell table:formula="of:=IF(OR(LEN([.E111])&gt;1;LEN([.F111])&gt;1);IF(LEN([.F111])=1;&quot;del&quot;;IF(ISERROR(FIND(&quot;,&quot;;[.F111];1));&quot;ins&quot;;&quot;mltple_var&quot;));&quot;snp&quot;)" office:value-type="string" office:string-value="snp" calcext:value-type="string">
            <text:p>snp</text:p>
          </table:table-cell>
          <table:table-cell table:formula="of:=IF([.L111]=&quot;mltple_var&quot;;&quot;n/a&quot;;LEN([.F111])-LEN([.E11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33" calcext:value-type="float">
            <text:p>14732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12]=[.C113];[.D112]=[.D113]);&quot;yes&quot;;&quot;no&quot;)" office:value-type="string" office:string-value="no" calcext:value-type="string">
            <text:p>no</text:p>
          </table:table-cell>
          <table:table-cell table:formula="of:=IF(OR(LEN([.E112])&gt;1;LEN([.F112])&gt;1);IF(LEN([.F112])=1;&quot;del&quot;;IF(ISERROR(FIND(&quot;,&quot;;[.F112];1));&quot;ins&quot;;&quot;mltple_var&quot;));&quot;snp&quot;)" office:value-type="string" office:string-value="snp" calcext:value-type="string">
            <text:p>snp</text:p>
          </table:table-cell>
          <table:table-cell table:formula="of:=IF([.L112]=&quot;mltple_var&quot;;&quot;n/a&quot;;LEN([.F112])-LEN([.E11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59" calcext:value-type="float">
            <text:p>14732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13]=[.C114];[.D113]=[.D114]);&quot;yes&quot;;&quot;no&quot;)" office:value-type="string" office:string-value="no" calcext:value-type="string">
            <text:p>no</text:p>
          </table:table-cell>
          <table:table-cell table:formula="of:=IF(OR(LEN([.E113])&gt;1;LEN([.F113])&gt;1);IF(LEN([.F113])=1;&quot;del&quot;;IF(ISERROR(FIND(&quot;,&quot;;[.F113];1));&quot;ins&quot;;&quot;mltple_var&quot;));&quot;snp&quot;)" office:value-type="string" office:string-value="snp" calcext:value-type="string">
            <text:p>snp</text:p>
          </table:table-cell>
          <table:table-cell table:formula="of:=IF([.L113]=&quot;mltple_var&quot;;&quot;n/a&quot;;LEN([.F113])-LEN([.E11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71" calcext:value-type="float">
            <text:p>14732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14]=[.C115];[.D114]=[.D115]);&quot;yes&quot;;&quot;no&quot;)" office:value-type="string" office:string-value="no" calcext:value-type="string">
            <text:p>no</text:p>
          </table:table-cell>
          <table:table-cell table:formula="of:=IF(OR(LEN([.E114])&gt;1;LEN([.F114])&gt;1);IF(LEN([.F114])=1;&quot;del&quot;;IF(ISERROR(FIND(&quot;,&quot;;[.F114];1));&quot;ins&quot;;&quot;mltple_var&quot;));&quot;snp&quot;)" office:value-type="string" office:string-value="snp" calcext:value-type="string">
            <text:p>snp</text:p>
          </table:table-cell>
          <table:table-cell table:formula="of:=IF([.L114]=&quot;mltple_var&quot;;&quot;n/a&quot;;LEN([.F114])-LEN([.E11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MODERATE</text:p>
          </table:table-cell>
          <table:table-cell office:value-type="float" office:value="27" calcext:value-type="float">
            <text:p>27</text:p>
          </table:table-cell>
          <table:table-cell office:value-type="float" office:value="1473292" calcext:value-type="float">
            <text:p>14732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15]=[.C116];[.D115]=[.D116]);&quot;yes&quot;;&quot;no&quot;)" office:value-type="string" office:string-value="no" calcext:value-type="string">
            <text:p>no</text:p>
          </table:table-cell>
          <table:table-cell table:formula="of:=IF(OR(LEN([.E115])&gt;1;LEN([.F115])&gt;1);IF(LEN([.F115])=1;&quot;del&quot;;IF(ISERROR(FIND(&quot;,&quot;;[.F115];1));&quot;ins&quot;;&quot;mltple_var&quot;));&quot;snp&quot;)" office:value-type="string" office:string-value="snp" calcext:value-type="string">
            <text:p>snp</text:p>
          </table:table-cell>
          <table:table-cell table:formula="of:=IF([.L115]=&quot;mltple_var&quot;;&quot;n/a&quot;;LEN([.F115])-LEN([.E11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2856943" calcext:value-type="float">
            <text:p>28569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GAGAGAGAGAGA,A</text:p>
          </table:table-cell>
          <table:table-cell office:value-type="string" calcext:value-type="string">
            <text:p>Pp3c2_4450V3.3-E2</text:p>
          </table:table-cell>
          <table:table-cell office:value-type="string" calcext:value-type="string">
            <text:p>transcript:Pp3c2_4450V3.3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16]=[.C117];[.D116]=[.D117]);&quot;yes&quot;;&quot;no&quot;)" office:value-type="string" office:string-value="no" calcext:value-type="string">
            <text:p>no</text:p>
          </table:table-cell>
          <table:table-cell table:formula="of:=IF(OR(LEN([.E116])&gt;1;LEN([.F116])&gt;1);IF(LEN([.F116])=1;&quot;del&quot;;IF(ISERROR(FIND(&quot;,&quot;;[.F116];1));&quot;ins&quot;;&quot;mltple_var&quot;));&quot;snp&quot;)" office:value-type="string" office:string-value="mltple_var" calcext:value-type="string">
            <text:p>mltple_var</text:p>
          </table:table-cell>
          <table:table-cell table:formula="of:=IF([.L116]=&quot;mltple_var&quot;;&quot;n/a&quot;;LEN([.F116])-LEN([.E116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2571631" calcext:value-type="float">
            <text:p>125716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_19520V3.1-E1</text:p>
          </table:table-cell>
          <table:table-cell office:value-type="string" calcext:value-type="string">
            <text:p>transcript:Pp3c2_19520V3.1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17]=[.C118];[.D117]=[.D118]);&quot;yes&quot;;&quot;no&quot;)" office:value-type="string" office:string-value="no" calcext:value-type="string">
            <text:p>no</text:p>
          </table:table-cell>
          <table:table-cell table:formula="of:=IF(OR(LEN([.E117])&gt;1;LEN([.F117])&gt;1);IF(LEN([.F117])=1;&quot;del&quot;;IF(ISERROR(FIND(&quot;,&quot;;[.F117];1));&quot;ins&quot;;&quot;mltple_var&quot;));&quot;snp&quot;)" office:value-type="string" office:string-value="snp" calcext:value-type="string">
            <text:p>snp</text:p>
          </table:table-cell>
          <table:table-cell table:formula="of:=IF([.L117]=&quot;mltple_var&quot;;&quot;n/a&quot;;LEN([.F117])-LEN([.E11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884" calcext:value-type="float">
            <text:p>10348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18]=[.C119];[.D118]=[.D119]);&quot;yes&quot;;&quot;no&quot;)" office:value-type="string" office:string-value="no" calcext:value-type="string">
            <text:p>no</text:p>
          </table:table-cell>
          <table:table-cell table:formula="of:=IF(OR(LEN([.E118])&gt;1;LEN([.F118])&gt;1);IF(LEN([.F118])=1;&quot;del&quot;;IF(ISERROR(FIND(&quot;,&quot;;[.F118];1));&quot;ins&quot;;&quot;mltple_var&quot;));&quot;snp&quot;)" office:value-type="string" office:string-value="snp" calcext:value-type="string">
            <text:p>snp</text:p>
          </table:table-cell>
          <table:table-cell table:formula="of:=IF([.L118]=&quot;mltple_var&quot;;&quot;n/a&quot;;LEN([.F118])-LEN([.E11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896" calcext:value-type="float">
            <text:p>10348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1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19]=[.C120];[.D119]=[.D120]);&quot;yes&quot;;&quot;no&quot;)" office:value-type="string" office:string-value="no" calcext:value-type="string">
            <text:p>no</text:p>
          </table:table-cell>
          <table:table-cell table:formula="of:=IF(OR(LEN([.E119])&gt;1;LEN([.F119])&gt;1);IF(LEN([.F119])=1;&quot;del&quot;;IF(ISERROR(FIND(&quot;,&quot;;[.F119];1));&quot;ins&quot;;&quot;mltple_var&quot;));&quot;snp&quot;)" office:value-type="string" office:string-value="snp" calcext:value-type="string">
            <text:p>snp</text:p>
          </table:table-cell>
          <table:table-cell table:formula="of:=IF([.L119]=&quot;mltple_var&quot;;&quot;n/a&quot;;LEN([.F119])-LEN([.E11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899" calcext:value-type="float">
            <text:p>10348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20]=[.C121];[.D120]=[.D121]);&quot;yes&quot;;&quot;no&quot;)" office:value-type="string" office:string-value="no" calcext:value-type="string">
            <text:p>no</text:p>
          </table:table-cell>
          <table:table-cell table:formula="of:=IF(OR(LEN([.E120])&gt;1;LEN([.F120])&gt;1);IF(LEN([.F120])=1;&quot;del&quot;;IF(ISERROR(FIND(&quot;,&quot;;[.F120];1));&quot;ins&quot;;&quot;mltple_var&quot;));&quot;snp&quot;)" office:value-type="string" office:string-value="snp" calcext:value-type="string">
            <text:p>snp</text:p>
          </table:table-cell>
          <table:table-cell table:formula="of:=IF([.L120]=&quot;mltple_var&quot;;&quot;n/a&quot;;LEN([.F120])-LEN([.E12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914" calcext:value-type="float">
            <text:p>10349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21]=[.C122];[.D121]=[.D122]);&quot;yes&quot;;&quot;no&quot;)" office:value-type="string" office:string-value="no" calcext:value-type="string">
            <text:p>no</text:p>
          </table:table-cell>
          <table:table-cell table:formula="of:=IF(OR(LEN([.E121])&gt;1;LEN([.F121])&gt;1);IF(LEN([.F121])=1;&quot;del&quot;;IF(ISERROR(FIND(&quot;,&quot;;[.F121];1));&quot;ins&quot;;&quot;mltple_var&quot;));&quot;snp&quot;)" office:value-type="string" office:string-value="snp" calcext:value-type="string">
            <text:p>snp</text:p>
          </table:table-cell>
          <table:table-cell table:formula="of:=IF([.L121]=&quot;mltple_var&quot;;&quot;n/a&quot;;LEN([.F121])-LEN([.E12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34926" calcext:value-type="float">
            <text:p>10349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3_1680V3.1-E1</text:p>
          </table:table-cell>
          <table:table-cell office:value-type="string" calcext:value-type="string">
            <text:p>transcript:Pp3c3_168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22]=[.C123];[.D122]=[.D123]);&quot;yes&quot;;&quot;no&quot;)" office:value-type="string" office:string-value="no" calcext:value-type="string">
            <text:p>no</text:p>
          </table:table-cell>
          <table:table-cell table:formula="of:=IF(OR(LEN([.E122])&gt;1;LEN([.F122])&gt;1);IF(LEN([.F122])=1;&quot;del&quot;;IF(ISERROR(FIND(&quot;,&quot;;[.F122];1));&quot;ins&quot;;&quot;mltple_var&quot;));&quot;snp&quot;)" office:value-type="string" office:string-value="snp" calcext:value-type="string">
            <text:p>snp</text:p>
          </table:table-cell>
          <table:table-cell table:formula="of:=IF([.L122]=&quot;mltple_var&quot;;&quot;n/a&quot;;LEN([.F122])-LEN([.E12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7554239" calcext:value-type="float">
            <text:p>75542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0600V3.2-E1</text:p>
          </table:table-cell>
          <table:table-cell office:value-type="string" calcext:value-type="string">
            <text:p>transcript:Pp3c3_10600V3.2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23]=[.C124];[.D123]=[.D124]);&quot;yes&quot;;&quot;no&quot;)" office:value-type="string" office:string-value="no" calcext:value-type="string">
            <text:p>no</text:p>
          </table:table-cell>
          <table:table-cell table:formula="of:=IF(OR(LEN([.E123])&gt;1;LEN([.F123])&gt;1);IF(LEN([.F123])=1;&quot;del&quot;;IF(ISERROR(FIND(&quot;,&quot;;[.F123];1));&quot;ins&quot;;&quot;mltple_var&quot;));&quot;snp&quot;)" office:value-type="string" office:string-value="snp" calcext:value-type="string">
            <text:p>snp</text:p>
          </table:table-cell>
          <table:table-cell table:formula="of:=IF([.L123]=&quot;mltple_var&quot;;&quot;n/a&quot;;LEN([.F123])-LEN([.E12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8562763" calcext:value-type="float">
            <text:p>85627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12340V3.1-E3</text:p>
          </table:table-cell>
          <table:table-cell office:value-type="string" calcext:value-type="string">
            <text:p>transcript:Pp3c3_1234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24]=[.C125];[.D124]=[.D125]);&quot;yes&quot;;&quot;no&quot;)" office:value-type="string" office:string-value="no" calcext:value-type="string">
            <text:p>no</text:p>
          </table:table-cell>
          <table:table-cell table:formula="of:=IF(OR(LEN([.E124])&gt;1;LEN([.F124])&gt;1);IF(LEN([.F124])=1;&quot;del&quot;;IF(ISERROR(FIND(&quot;,&quot;;[.F124];1));&quot;ins&quot;;&quot;mltple_var&quot;));&quot;snp&quot;)" office:value-type="string" office:string-value="snp" calcext:value-type="string">
            <text:p>snp</text:p>
          </table:table-cell>
          <table:table-cell table:formula="of:=IF([.L124]=&quot;mltple_var&quot;;&quot;n/a&quot;;LEN([.F124])-LEN([.E12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9769669" calcext:value-type="float">
            <text:p>97696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,GATATATATAT</text:p>
          </table:table-cell>
          <table:table-cell office:value-type="string" calcext:value-type="string">
            <text:p>Pp3c3_13640V3.1-E7</text:p>
          </table:table-cell>
          <table:table-cell office:value-type="string" calcext:value-type="string">
            <text:p>transcript:Pp3c3_13640V3.1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125]=[.C126];[.D125]=[.D126]);&quot;yes&quot;;&quot;no&quot;)" office:value-type="string" office:string-value="no" calcext:value-type="string">
            <text:p>no</text:p>
          </table:table-cell>
          <table:table-cell table:formula="of:=IF(OR(LEN([.E125])&gt;1;LEN([.F125])&gt;1);IF(LEN([.F125])=1;&quot;del&quot;;IF(ISERROR(FIND(&quot;,&quot;;[.F125];1));&quot;ins&quot;;&quot;mltple_var&quot;));&quot;snp&quot;)" office:value-type="string" office:string-value="mltple_var" calcext:value-type="string">
            <text:p>mltple_var</text:p>
          </table:table-cell>
          <table:table-cell table:formula="of:=IF([.L125]=&quot;mltple_var&quot;;&quot;n/a&quot;;LEN([.F125])-LEN([.E125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3318396" calcext:value-type="float">
            <text:p>133183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CAGAATGCTGGTGCCGCTGGGAGTCGA</text:p>
          </table:table-cell>
          <table:table-cell office:value-type="string" calcext:value-type="string">
            <text:p>Pp3c10_19289V3.1-E1</text:p>
          </table:table-cell>
          <table:table-cell office:value-type="string" calcext:value-type="string">
            <text:p>transcript:Pp3c10_19289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26]=[.C127];[.D126]=[.D127]);&quot;yes&quot;;&quot;no&quot;)" office:value-type="string" office:string-value="no" calcext:value-type="string">
            <text:p>no</text:p>
          </table:table-cell>
          <table:table-cell table:formula="of:=IF(OR(LEN([.E126])&gt;1;LEN([.F126])&gt;1);IF(LEN([.F126])=1;&quot;del&quot;;IF(ISERROR(FIND(&quot;,&quot;;[.F126];1));&quot;ins&quot;;&quot;mltple_var&quot;));&quot;snp&quot;)" office:value-type="string" office:string-value="ins" calcext:value-type="string">
            <text:p>ins</text:p>
          </table:table-cell>
          <table:table-cell table:formula="of:=IF([.L126]=&quot;mltple_var&quot;;&quot;n/a&quot;;LEN([.F126])-LEN([.E126]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5741415" calcext:value-type="float">
            <text:p>5741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16_9379V3.1-E1</text:p>
          </table:table-cell>
          <table:table-cell office:value-type="string" calcext:value-type="string">
            <text:p>transcript:Pp3c16_9379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27]=[.C128];[.D127]=[.D128]);&quot;yes&quot;;&quot;no&quot;)" office:value-type="string" office:string-value="no" calcext:value-type="string">
            <text:p>no</text:p>
          </table:table-cell>
          <table:table-cell table:formula="of:=IF(OR(LEN([.E127])&gt;1;LEN([.F127])&gt;1);IF(LEN([.F127])=1;&quot;del&quot;;IF(ISERROR(FIND(&quot;,&quot;;[.F127];1));&quot;ins&quot;;&quot;mltple_var&quot;));&quot;snp&quot;)" office:value-type="string" office:string-value="snp" calcext:value-type="string">
            <text:p>snp</text:p>
          </table:table-cell>
          <table:table-cell table:formula="of:=IF([.L127]=&quot;mltple_var&quot;;&quot;n/a&quot;;LEN([.F127])-LEN([.E12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10" calcext:value-type="float">
            <text:p>14732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28]=[.C129];[.D128]=[.D129]);&quot;yes&quot;;&quot;no&quot;)" office:value-type="string" office:string-value="no" calcext:value-type="string">
            <text:p>no</text:p>
          </table:table-cell>
          <table:table-cell table:formula="of:=IF(OR(LEN([.E128])&gt;1;LEN([.F128])&gt;1);IF(LEN([.F128])=1;&quot;del&quot;;IF(ISERROR(FIND(&quot;,&quot;;[.F128];1));&quot;ins&quot;;&quot;mltple_var&quot;));&quot;snp&quot;)" office:value-type="string" office:string-value="snp" calcext:value-type="string">
            <text:p>snp</text:p>
          </table:table-cell>
          <table:table-cell table:formula="of:=IF([.L128]=&quot;mltple_var&quot;;&quot;n/a&quot;;LEN([.F128])-LEN([.E12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23_C2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73283" calcext:value-type="float">
            <text:p>14732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7_2630V3.2-E1</text:p>
          </table:table-cell>
          <table:table-cell office:value-type="string" calcext:value-type="string">
            <text:p>transcript:Pp3c27_2630V3.3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29]=[.C130];[.D129]=[.D130]);&quot;yes&quot;;&quot;no&quot;)" office:value-type="string" office:string-value="no" calcext:value-type="string">
            <text:p>no</text:p>
          </table:table-cell>
          <table:table-cell table:formula="of:=IF(OR(LEN([.E129])&gt;1;LEN([.F129])&gt;1);IF(LEN([.F129])=1;&quot;del&quot;;IF(ISERROR(FIND(&quot;,&quot;;[.F129];1));&quot;ins&quot;;&quot;mltple_var&quot;));&quot;snp&quot;)" office:value-type="string" office:string-value="snp" calcext:value-type="string">
            <text:p>snp</text:p>
          </table:table-cell>
          <table:table-cell table:formula="of:=IF([.L129]=&quot;mltple_var&quot;;&quot;n/a&quot;;LEN([.F129])-LEN([.E12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4119631" calcext:value-type="float">
            <text:p>4119631</text:p>
          </table:table-cell>
          <table:table-cell office:value-type="string" calcext:value-type="string">
            <text:p>CAAAA</text:p>
          </table:table-cell>
          <table:table-cell office:value-type="string" calcext:value-type="string">
            <text:p>C,CA</text:p>
          </table:table-cell>
          <table:table-cell office:value-type="string" calcext:value-type="string">
            <text:p>Pp3c4_5880V3.1-E2</text:p>
          </table:table-cell>
          <table:table-cell office:value-type="string" calcext:value-type="string">
            <text:p>transcript:Pp3c4_588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4_5880V3.1-E2</text:p>
          </table:table-cell>
          <table:table-cell table:formula="of:=IF(AND([.C130]=[.C131];[.D130]=[.D131]);&quot;yes&quot;;&quot;no&quot;)" office:value-type="string" office:string-value="no" calcext:value-type="string">
            <text:p>no</text:p>
          </table:table-cell>
          <table:table-cell table:formula="of:=IF(OR(LEN([.E130])&gt;1;LEN([.F130])&gt;1);IF(LEN([.F130])=1;&quot;del&quot;;IF(ISERROR(FIND(&quot;,&quot;;[.F130];1));&quot;ins&quot;;&quot;mltple_var&quot;));&quot;snp&quot;)" office:value-type="string" office:string-value="mltple_var" calcext:value-type="string">
            <text:p>mltple_var</text:p>
          </table:table-cell>
          <table:table-cell table:formula="of:=IF([.L130]=&quot;mltple_var&quot;;&quot;n/a&quot;;LEN([.F130])-LEN([.E130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float" office:value="16981155" calcext:value-type="float">
            <text:p>16981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TCCATCT</text:p>
          </table:table-cell>
          <table:table-cell office:value-type="string" calcext:value-type="string">
            <text:p>Pp3c5_24219V3.1-E2</text:p>
          </table:table-cell>
          <table:table-cell office:value-type="string" calcext:value-type="string">
            <text:p>transcript:Pp3c5_24219V3.1</text:p>
          </table:table-cell>
          <table:table-cell office:value-type="string" calcext:value-type="string">
            <text:p>frameshift_variant&amp;stop_gained</text:p>
          </table:table-cell>
          <table:table-cell office:value-type="string" calcext:value-type="string">
            <text:p>Pp3c5_24219V3.1-E2</text:p>
          </table:table-cell>
          <table:table-cell table:formula="of:=IF(AND([.C131]=[.C132];[.D131]=[.D132]);&quot;yes&quot;;&quot;no&quot;)" office:value-type="string" office:string-value="no" calcext:value-type="string">
            <text:p>no</text:p>
          </table:table-cell>
          <table:table-cell table:formula="of:=IF(OR(LEN([.E131])&gt;1;LEN([.F131])&gt;1);IF(LEN([.F131])=1;&quot;del&quot;;IF(ISERROR(FIND(&quot;,&quot;;[.F131];1));&quot;ins&quot;;&quot;mltple_var&quot;));&quot;snp&quot;)" office:value-type="string" office:string-value="ins" calcext:value-type="string">
            <text:p>ins</text:p>
          </table:table-cell>
          <table:table-cell table:formula="of:=IF([.L131]=&quot;mltple_var&quot;;&quot;n/a&quot;;LEN([.F131])-LEN([.E131]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16829991" calcext:value-type="float">
            <text:p>16829991</text:p>
          </table:table-cell>
          <table:table-cell office:value-type="string" calcext:value-type="string">
            <text:p>CAAT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6_25610V3.1-E2</text:p>
          </table:table-cell>
          <table:table-cell office:value-type="string" calcext:value-type="string">
            <text:p>transcript:Pp3c6_25610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6_25610V3.1-E2</text:p>
          </table:table-cell>
          <table:table-cell table:formula="of:=IF(AND([.C132]=[.C133];[.D132]=[.D133]);&quot;yes&quot;;&quot;no&quot;)" office:value-type="string" office:string-value="no" calcext:value-type="string">
            <text:p>no</text:p>
          </table:table-cell>
          <table:table-cell table:formula="of:=IF(OR(LEN([.E132])&gt;1;LEN([.F132])&gt;1);IF(LEN([.F132])=1;&quot;del&quot;;IF(ISERROR(FIND(&quot;,&quot;;[.F132];1));&quot;ins&quot;;&quot;mltple_var&quot;));&quot;snp&quot;)" office:value-type="string" office:string-value="del" calcext:value-type="string">
            <text:p>del</text:p>
          </table:table-cell>
          <table:table-cell table:formula="of:=IF([.L132]=&quot;mltple_var&quot;;&quot;n/a&quot;;LEN([.F132])-LEN([.E132])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float" office:value="5857488" calcext:value-type="float">
            <text:p>5857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TTTCTC,TTTTTC</text:p>
          </table:table-cell>
          <table:table-cell office:value-type="string" calcext:value-type="string">
            <text:p>Pp3c14_9104V3.1-E1</text:p>
          </table:table-cell>
          <table:table-cell office:value-type="string" calcext:value-type="string">
            <text:p>transcript:Pp3c14_9104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4_9104V3.1-E1</text:p>
          </table:table-cell>
          <table:table-cell table:formula="of:=IF(AND([.C133]=[.C134];[.D133]=[.D134]);&quot;yes&quot;;&quot;no&quot;)" office:value-type="string" office:string-value="no" calcext:value-type="string">
            <text:p>no</text:p>
          </table:table-cell>
          <table:table-cell table:formula="of:=IF(OR(LEN([.E133])&gt;1;LEN([.F133])&gt;1);IF(LEN([.F133])=1;&quot;del&quot;;IF(ISERROR(FIND(&quot;,&quot;;[.F133];1));&quot;ins&quot;;&quot;mltple_var&quot;));&quot;snp&quot;)" office:value-type="string" office:string-value="mltple_var" calcext:value-type="string">
            <text:p>mltple_var</text:p>
          </table:table-cell>
          <table:table-cell table:formula="of:=IF([.L133]=&quot;mltple_var&quot;;&quot;n/a&quot;;LEN([.F133])-LEN([.E133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7090074" calcext:value-type="float">
            <text:p>7090074</text:p>
          </table:table-cell>
          <table:table-cell office:value-type="string" calcext:value-type="string">
            <text:p>ATCAA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7_9870V3.6-E7</text:p>
          </table:table-cell>
          <table:table-cell office:value-type="string" calcext:value-type="string">
            <text:p>transcript:Pp3c17_9870V3.6</text:p>
          </table:table-cell>
          <table:table-cell office:value-type="string" calcext:value-type="string">
            <text:p>start_lost&amp;conservative_inframe_deletion</text:p>
          </table:table-cell>
          <table:table-cell office:value-type="string" calcext:value-type="string">
            <text:p>Pp3c17_9870V3.7-E7</text:p>
          </table:table-cell>
          <table:table-cell table:formula="of:=IF(AND([.C134]=[.C135];[.D134]=[.D135]);&quot;yes&quot;;&quot;no&quot;)" office:value-type="string" office:string-value="no" calcext:value-type="string">
            <text:p>no</text:p>
          </table:table-cell>
          <table:table-cell table:formula="of:=IF(OR(LEN([.E134])&gt;1;LEN([.F134])&gt;1);IF(LEN([.F134])=1;&quot;del&quot;;IF(ISERROR(FIND(&quot;,&quot;;[.F134];1));&quot;ins&quot;;&quot;mltple_var&quot;));&quot;snp&quot;)" office:value-type="string" office:string-value="del" calcext:value-type="string">
            <text:p>del</text:p>
          </table:table-cell>
          <table:table-cell table:formula="of:=IF([.L134]=&quot;mltple_var&quot;;&quot;n/a&quot;;LEN([.F134])-LEN([.E134])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8659368" calcext:value-type="float">
            <text:p>86593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ATATATAT</text:p>
          </table:table-cell>
          <table:table-cell office:value-type="string" calcext:value-type="string">
            <text:p>Pp3c18_11850V3.1-E2</text:p>
          </table:table-cell>
          <table:table-cell office:value-type="string" calcext:value-type="string">
            <text:p>transcript:Pp3c18_11850V3.1</text:p>
          </table:table-cell>
          <table:table-cell office:value-type="string" calcext:value-type="string">
            <text:p>frameshift_variant</text:p>
          </table:table-cell>
          <table:table-cell/>
          <table:table-cell table:formula="of:=IF(AND([.C135]=[.C136];[.D135]=[.D136]);&quot;yes&quot;;&quot;no&quot;)" office:value-type="string" office:string-value="no" calcext:value-type="string">
            <text:p>no</text:p>
          </table:table-cell>
          <table:table-cell table:formula="of:=IF(OR(LEN([.E135])&gt;1;LEN([.F135])&gt;1);IF(LEN([.F135])=1;&quot;del&quot;;IF(ISERROR(FIND(&quot;,&quot;;[.F135];1));&quot;ins&quot;;&quot;mltple_var&quot;));&quot;snp&quot;)" office:value-type="string" office:string-value="ins" calcext:value-type="string">
            <text:p>ins</text:p>
          </table:table-cell>
          <table:table-cell table:formula="of:=IF([.L135]=&quot;mltple_var&quot;;&quot;n/a&quot;;LEN([.F135])-LEN([.E135]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439798" calcext:value-type="float">
            <text:p>439798</text:p>
          </table:table-cell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9_1040V3.2-E1</text:p>
          </table:table-cell>
          <table:table-cell office:value-type="string" calcext:value-type="string">
            <text:p>transcript:Pp3c19_1040V3.2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19_1040V3.2-E1</text:p>
          </table:table-cell>
          <table:table-cell table:formula="of:=IF(AND([.C136]=[.C137];[.D136]=[.D137]);&quot;yes&quot;;&quot;no&quot;)" office:value-type="string" office:string-value="no" calcext:value-type="string">
            <text:p>no</text:p>
          </table:table-cell>
          <table:table-cell table:formula="of:=IF(OR(LEN([.E136])&gt;1;LEN([.F136])&gt;1);IF(LEN([.F136])=1;&quot;del&quot;;IF(ISERROR(FIND(&quot;,&quot;;[.F136];1));&quot;ins&quot;;&quot;mltple_var&quot;));&quot;snp&quot;)" office:value-type="string" office:string-value="del" calcext:value-type="string">
            <text:p>del</text:p>
          </table:table-cell>
          <table:table-cell table:formula="of:=IF([.L136]=&quot;mltple_var&quot;;&quot;n/a&quot;;LEN([.F136])-LEN([.E136])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HIGH</text:p>
          </table:table-cell>
          <table:table-cell office:value-type="float" office:value="20" calcext:value-type="float">
            <text:p>20</text:p>
          </table:table-cell>
          <table:table-cell office:value-type="float" office:value="6268510" calcext:value-type="float">
            <text:p>62685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ATATAT</text:p>
          </table:table-cell>
          <table:table-cell office:value-type="string" calcext:value-type="string">
            <text:p>Pp3c20_10309V3.1-E2</text:p>
          </table:table-cell>
          <table:table-cell office:value-type="string" calcext:value-type="string">
            <text:p>transcript:Pp3c20_10309V3.1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Pp3c20_10309V3.1-E2</text:p>
          </table:table-cell>
          <table:table-cell table:formula="of:=IF(AND([.C137]=[.C138];[.D137]=[.D138]);&quot;yes&quot;;&quot;no&quot;)" office:value-type="string" office:string-value="no" calcext:value-type="string">
            <text:p>no</text:p>
          </table:table-cell>
          <table:table-cell table:formula="of:=IF(OR(LEN([.E137])&gt;1;LEN([.F137])&gt;1);IF(LEN([.F137])=1;&quot;del&quot;;IF(ISERROR(FIND(&quot;,&quot;;[.F137];1));&quot;ins&quot;;&quot;mltple_var&quot;));&quot;snp&quot;)" office:value-type="string" office:string-value="ins" calcext:value-type="string">
            <text:p>ins</text:p>
          </table:table-cell>
          <table:table-cell table:formula="of:=IF([.L137]=&quot;mltple_var&quot;;&quot;n/a&quot;;LEN([.F137])-LEN([.E137]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1_50V3.1-E1</text:p>
          </table:table-cell>
          <table:table-cell office:value-type="string" calcext:value-type="string">
            <text:p>transcript:Pp3c1_5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38]=[.C139];[.D138]=[.D139]);&quot;yes&quot;;&quot;no&quot;)" office:value-type="string" office:string-value="no" calcext:value-type="string">
            <text:p>no</text:p>
          </table:table-cell>
          <table:table-cell table:formula="of:=IF(OR(LEN([.E138])&gt;1;LEN([.F138])&gt;1);IF(LEN([.F138])=1;&quot;del&quot;;IF(ISERROR(FIND(&quot;,&quot;;[.F138];1));&quot;ins&quot;;&quot;mltple_var&quot;));&quot;snp&quot;)" office:value-type="string" office:string-value="snp" calcext:value-type="string">
            <text:p>snp</text:p>
          </table:table-cell>
          <table:table-cell table:formula="of:=IF([.L138]=&quot;mltple_var&quot;;&quot;n/a&quot;;LEN([.F138])-LEN([.E13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office:value-type="float" office:value="18453063" calcext:value-type="float">
            <text:p>18453063</text:p>
          </table:table-cell>
          <table:table-cell office:value-type="string" calcext:value-type="string">
            <text:p>TCATCGTTGTCGTCGTCATCGTCT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3_26971V3.1-E1</text:p>
          </table:table-cell>
          <table:table-cell office:value-type="string" calcext:value-type="string">
            <text:p>transcript:Pp3c3_26971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139]=[.C140];[.D139]=[.D140]);&quot;yes&quot;;&quot;no&quot;)" office:value-type="string" office:string-value="no" calcext:value-type="string">
            <text:p>no</text:p>
          </table:table-cell>
          <table:table-cell table:formula="of:=IF(OR(LEN([.E139])&gt;1;LEN([.F139])&gt;1);IF(LEN([.F139])=1;&quot;del&quot;;IF(ISERROR(FIND(&quot;,&quot;;[.F139];1));&quot;ins&quot;;&quot;mltple_var&quot;));&quot;snp&quot;)" office:value-type="string" office:string-value="del" calcext:value-type="string">
            <text:p>del</text:p>
          </table:table-cell>
          <table:table-cell table:formula="of:=IF([.L139]=&quot;mltple_var&quot;;&quot;n/a&quot;;LEN([.F139])-LEN([.E139]))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4" calcext:value-type="float">
            <text:p>4</text:p>
          </table:table-cell>
          <table:table-cell office:value-type="float" office:value="4119631" calcext:value-type="float">
            <text:p>4119631</text:p>
          </table:table-cell>
          <table:table-cell office:value-type="string" calcext:value-type="string">
            <text:p>CAAAA</text:p>
          </table:table-cell>
          <table:table-cell office:value-type="string" calcext:value-type="string">
            <text:p>C,CA</text:p>
          </table:table-cell>
          <table:table-cell office:value-type="string" calcext:value-type="string">
            <text:p>Pp3c4_5880V3.1-E2</text:p>
          </table:table-cell>
          <table:table-cell office:value-type="string" calcext:value-type="string">
            <text:p>transcript:Pp3c4_5880V3.1</text:p>
          </table:table-cell>
          <table:table-cell office:value-type="string" calcext:value-type="string">
            <text:p>conservative_inframe_deletion</text:p>
          </table:table-cell>
          <table:table-cell office:value-type="string" calcext:value-type="string">
            <text:p>Pp3c4_5880V3.1-E2</text:p>
          </table:table-cell>
          <table:table-cell table:formula="of:=IF(AND([.C140]=[.C141];[.D140]=[.D141]);&quot;yes&quot;;&quot;no&quot;)" office:value-type="string" office:string-value="no" calcext:value-type="string">
            <text:p>no</text:p>
          </table:table-cell>
          <table:table-cell table:formula="of:=IF(OR(LEN([.E140])&gt;1;LEN([.F140])&gt;1);IF(LEN([.F140])=1;&quot;del&quot;;IF(ISERROR(FIND(&quot;,&quot;;[.F140];1));&quot;ins&quot;;&quot;mltple_var&quot;));&quot;snp&quot;)" office:value-type="string" office:string-value="mltple_var" calcext:value-type="string">
            <text:p>mltple_var</text:p>
          </table:table-cell>
          <table:table-cell table:formula="of:=IF([.L140]=&quot;mltple_var&quot;;&quot;n/a&quot;;LEN([.F140])-LEN([.E140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6" calcext:value-type="float">
            <text:p>6</text:p>
          </table:table-cell>
          <table:table-cell office:value-type="float" office:value="16829982" calcext:value-type="float">
            <text:p>16829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6_25610V3.1-E2</text:p>
          </table:table-cell>
          <table:table-cell office:value-type="string" calcext:value-type="string">
            <text:p>transcript:Pp3c6_2561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41]=[.C142];[.D141]=[.D142]);&quot;yes&quot;;&quot;no&quot;)" office:value-type="string" office:string-value="no" calcext:value-type="string">
            <text:p>no</text:p>
          </table:table-cell>
          <table:table-cell table:formula="of:=IF(OR(LEN([.E141])&gt;1;LEN([.F141])&gt;1);IF(LEN([.F141])=1;&quot;del&quot;;IF(ISERROR(FIND(&quot;,&quot;;[.F141];1));&quot;ins&quot;;&quot;mltple_var&quot;));&quot;snp&quot;)" office:value-type="string" office:string-value="snp" calcext:value-type="string">
            <text:p>snp</text:p>
          </table:table-cell>
          <table:table-cell table:formula="of:=IF([.L141]=&quot;mltple_var&quot;;&quot;n/a&quot;;LEN([.F141])-LEN([.E14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3" calcext:value-type="float">
            <text:p>13</text:p>
          </table:table-cell>
          <table:table-cell office:value-type="float" office:value="1883149" calcext:value-type="float">
            <text:p>1883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3_3240V3.1-E1</text:p>
          </table:table-cell>
          <table:table-cell office:value-type="string" calcext:value-type="string">
            <text:p>transcript:Pp3c13_324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42]=[.C143];[.D142]=[.D143]);&quot;yes&quot;;&quot;no&quot;)" office:value-type="string" office:string-value="no" calcext:value-type="string">
            <text:p>no</text:p>
          </table:table-cell>
          <table:table-cell table:formula="of:=IF(OR(LEN([.E142])&gt;1;LEN([.F142])&gt;1);IF(LEN([.F142])=1;&quot;del&quot;;IF(ISERROR(FIND(&quot;,&quot;;[.F142];1));&quot;ins&quot;;&quot;mltple_var&quot;));&quot;snp&quot;)" office:value-type="string" office:string-value="snp" calcext:value-type="string">
            <text:p>snp</text:p>
          </table:table-cell>
          <table:table-cell table:formula="of:=IF([.L142]=&quot;mltple_var&quot;;&quot;n/a&quot;;LEN([.F142])-LEN([.E14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8198720" calcext:value-type="float">
            <text:p>81987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6_12890V3.2-E1</text:p>
          </table:table-cell>
          <table:table-cell office:value-type="string" calcext:value-type="string">
            <text:p>transcript:Pp3c16_128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43]=[.C144];[.D143]=[.D144]);&quot;yes&quot;;&quot;no&quot;)" office:value-type="string" office:string-value="no" calcext:value-type="string">
            <text:p>no</text:p>
          </table:table-cell>
          <table:table-cell table:formula="of:=IF(OR(LEN([.E143])&gt;1;LEN([.F143])&gt;1);IF(LEN([.F143])=1;&quot;del&quot;;IF(ISERROR(FIND(&quot;,&quot;;[.F143];1));&quot;ins&quot;;&quot;mltple_var&quot;));&quot;snp&quot;)" office:value-type="string" office:string-value="snp" calcext:value-type="string">
            <text:p>snp</text:p>
          </table:table-cell>
          <table:table-cell table:formula="of:=IF([.L143]=&quot;mltple_var&quot;;&quot;n/a&quot;;LEN([.F143])-LEN([.E14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8198722" calcext:value-type="float">
            <text:p>81987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16_12890V3.2-E1</text:p>
          </table:table-cell>
          <table:table-cell office:value-type="string" calcext:value-type="string">
            <text:p>transcript:Pp3c16_12890V3.1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44]=[.C145];[.D144]=[.D145]);&quot;yes&quot;;&quot;no&quot;)" office:value-type="string" office:string-value="no" calcext:value-type="string">
            <text:p>no</text:p>
          </table:table-cell>
          <table:table-cell table:formula="of:=IF(OR(LEN([.E144])&gt;1;LEN([.F144])&gt;1);IF(LEN([.F144])=1;&quot;del&quot;;IF(ISERROR(FIND(&quot;,&quot;;[.F144];1));&quot;ins&quot;;&quot;mltple_var&quot;));&quot;snp&quot;)" office:value-type="string" office:string-value="snp" calcext:value-type="string">
            <text:p>snp</text:p>
          </table:table-cell>
          <table:table-cell table:formula="of:=IF([.L144]=&quot;mltple_var&quot;;&quot;n/a&quot;;LEN([.F144])-LEN([.E14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10335220" calcext:value-type="float">
            <text:p>103352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CCGCTTCAGCTTCCGCTCTCTTCAATGCGATAGAT</text:p>
          </table:table-cell>
          <table:table-cell office:value-type="string" calcext:value-type="string">
            <text:p>Pp3c16_16830V3.1-E6</text:p>
          </table:table-cell>
          <table:table-cell office:value-type="string" calcext:value-type="string">
            <text:p>transcript:Pp3c16_16830V3.1</text:p>
          </table:table-cell>
          <table:table-cell office:value-type="string" calcext:value-type="string">
            <text:p>disruptive_inframe_insertion</text:p>
          </table:table-cell>
          <table:table-cell/>
          <table:table-cell table:formula="of:=IF(AND([.C145]=[.C146];[.D145]=[.D146]);&quot;yes&quot;;&quot;no&quot;)" office:value-type="string" office:string-value="no" calcext:value-type="string">
            <text:p>no</text:p>
          </table:table-cell>
          <table:table-cell table:formula="of:=IF(OR(LEN([.E145])&gt;1;LEN([.F145])&gt;1);IF(LEN([.F145])=1;&quot;del&quot;;IF(ISERROR(FIND(&quot;,&quot;;[.F145];1));&quot;ins&quot;;&quot;mltple_var&quot;));&quot;snp&quot;)" office:value-type="string" office:string-value="ins" calcext:value-type="string">
            <text:p>ins</text:p>
          </table:table-cell>
          <table:table-cell table:formula="of:=IF([.L145]=&quot;mltple_var&quot;;&quot;n/a&quot;;LEN([.F145])-LEN([.E145]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16" calcext:value-type="float">
            <text:p>16</text:p>
          </table:table-cell>
          <table:table-cell office:value-type="float" office:value="16552371" calcext:value-type="float">
            <text:p>16552371</text:p>
          </table:table-cell>
          <table:table-cell office:value-type="string" calcext:value-type="string">
            <text:p>GCTCTTGGCAGCCAATTCCAACTGGACCTGCTCTTGGCAGCCAATTCCAACTGAACTTGCTCTTGGCTGCCGATTCCAATTGAACC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6_26130V3.1-E2</text:p>
          </table:table-cell>
          <table:table-cell office:value-type="string" calcext:value-type="string">
            <text:p>transcript:Pp3c16_26130V3.2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146]=[.C147];[.D146]=[.D147]);&quot;yes&quot;;&quot;no&quot;)" office:value-type="string" office:string-value="no" calcext:value-type="string">
            <text:p>no</text:p>
          </table:table-cell>
          <table:table-cell table:formula="of:=IF(OR(LEN([.E146])&gt;1;LEN([.F146])&gt;1);IF(LEN([.F146])=1;&quot;del&quot;;IF(ISERROR(FIND(&quot;,&quot;;[.F146];1));&quot;ins&quot;;&quot;mltple_var&quot;));&quot;snp&quot;)" office:value-type="string" office:string-value="del" calcext:value-type="string">
            <text:p>del</text:p>
          </table:table-cell>
          <table:table-cell table:formula="of:=IF([.L146]=&quot;mltple_var&quot;;&quot;n/a&quot;;LEN([.F146])-LEN([.E146]))"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511708" calcext:value-type="float">
            <text:p>1511708</text:p>
          </table:table-cell>
          <table:table-cell office:value-type="string" calcext:value-type="string">
            <text:p>GGTCGT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25_2350V3.1-E1</text:p>
          </table:table-cell>
          <table:table-cell office:value-type="string" calcext:value-type="string">
            <text:p>transcript:Pp3c25_2350V3.1</text:p>
          </table:table-cell>
          <table:table-cell office:value-type="string" calcext:value-type="string">
            <text:p>disruptive_inframe_deletion</text:p>
          </table:table-cell>
          <table:table-cell/>
          <table:table-cell table:formula="of:=IF(AND([.C147]=[.C148];[.D147]=[.D148]);&quot;yes&quot;;&quot;no&quot;)" office:value-type="string" office:string-value="no" calcext:value-type="string">
            <text:p>no</text:p>
          </table:table-cell>
          <table:table-cell table:formula="of:=IF(OR(LEN([.E147])&gt;1;LEN([.F147])&gt;1);IF(LEN([.F147])=1;&quot;del&quot;;IF(ISERROR(FIND(&quot;,&quot;;[.F147];1));&quot;ins&quot;;&quot;mltple_var&quot;));&quot;snp&quot;)" office:value-type="string" office:string-value="del" calcext:value-type="string">
            <text:p>del</text:p>
          </table:table-cell>
          <table:table-cell table:formula="of:=IF([.L147]=&quot;mltple_var&quot;;&quot;n/a&quot;;LEN([.F147])-LEN([.E147])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MODERATE</text:p>
          </table:table-cell>
          <table:table-cell office:value-type="float" office:value="25" calcext:value-type="float">
            <text:p>25</text:p>
          </table:table-cell>
          <table:table-cell office:value-type="float" office:value="11176112" calcext:value-type="float">
            <text:p>11176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5_15500V3.3-E1</text:p>
          </table:table-cell>
          <table:table-cell office:value-type="string" calcext:value-type="string">
            <text:p>transcript:Pp3c25_15500V3.3</text:p>
          </table:table-cell>
          <table:table-cell office:value-type="string" calcext:value-type="string">
            <text:p>missense_variant</text:p>
          </table:table-cell>
          <table:table-cell/>
          <table:table-cell table:formula="of:=IF(AND([.C148]=[.C149];[.D148]=[.D149]);&quot;yes&quot;;&quot;no&quot;)" office:value-type="string" office:string-value="no" calcext:value-type="string">
            <text:p>no</text:p>
          </table:table-cell>
          <table:table-cell table:formula="of:=IF(OR(LEN([.E148])&gt;1;LEN([.F148])&gt;1);IF(LEN([.F148])=1;&quot;del&quot;;IF(ISERROR(FIND(&quot;,&quot;;[.F148];1));&quot;ins&quot;;&quot;mltple_var&quot;));&quot;snp&quot;)" office:value-type="string" office:string-value="snp" calcext:value-type="string">
            <text:p>snp</text:p>
          </table:table-cell>
          <table:table-cell table:formula="of:=IF([.L148]=&quot;mltple_var&quot;;&quot;n/a&quot;;LEN([.F148])-LEN([.E14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29381856" calcext:value-type="float">
            <text:p>293818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G,G</text:p>
          </table:table-cell>
          <table:table-cell office:value-type="string" calcext:value-type="string">
            <text:p>Pp3c1_42090V3.4-E1</text:p>
          </table:table-cell>
          <table:table-cell office:value-type="string" calcext:value-type="string">
            <text:p>transcript:Pp3c1_42090V3.4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49]=[.C150];[.D149]=[.D150]);&quot;yes&quot;;&quot;no&quot;)" office:value-type="string" office:string-value="no" calcext:value-type="string">
            <text:p>no</text:p>
          </table:table-cell>
          <table:table-cell table:formula="of:=IF(OR(LEN([.E149])&gt;1;LEN([.F149])&gt;1);IF(LEN([.F149])=1;&quot;del&quot;;IF(ISERROR(FIND(&quot;,&quot;;[.F149];1));&quot;ins&quot;;&quot;mltple_var&quot;));&quot;snp&quot;)" office:value-type="string" office:string-value="mltple_var" calcext:value-type="string">
            <text:p>mltple_var</text:p>
          </table:table-cell>
          <table:table-cell table:formula="of:=IF([.L149]=&quot;mltple_var&quot;;&quot;n/a&quot;;LEN([.F149])-LEN([.E149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5768199" calcext:value-type="float">
            <text:p>157681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p3c2_23491V3.2-E2</text:p>
          </table:table-cell>
          <table:table-cell office:value-type="string" calcext:value-type="string">
            <text:p>transcript:Pp3c2_23491V3.2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0]=[.C151];[.D150]=[.D151]);&quot;yes&quot;;&quot;no&quot;)" office:value-type="string" office:string-value="no" calcext:value-type="string">
            <text:p>no</text:p>
          </table:table-cell>
          <table:table-cell table:formula="of:=IF(OR(LEN([.E150])&gt;1;LEN([.F150])&gt;1);IF(LEN([.F150])=1;&quot;del&quot;;IF(ISERROR(FIND(&quot;,&quot;;[.F150];1));&quot;ins&quot;;&quot;mltple_var&quot;));&quot;snp&quot;)" office:value-type="string" office:string-value="ins" calcext:value-type="string">
            <text:p>ins</text:p>
          </table:table-cell>
          <table:table-cell table:formula="of:=IF([.L150]=&quot;mltple_var&quot;;&quot;n/a&quot;;LEN([.F150])-LEN([.E150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5768201" calcext:value-type="float">
            <text:p>157682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CATTCAATATTATGTACCCATGTGCCTATGGGTATATTAGCCAATGATACGCAATTTCCTACCATTTGA</text:p>
          </table:table-cell>
          <table:table-cell office:value-type="string" calcext:value-type="string">
            <text:p>Pp3c2_23491V3.2-E2</text:p>
          </table:table-cell>
          <table:table-cell office:value-type="string" calcext:value-type="string">
            <text:p>transcript:Pp3c2_23491V3.2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1]=[.C152];[.D151]=[.D152]);&quot;yes&quot;;&quot;no&quot;)" office:value-type="string" office:string-value="no" calcext:value-type="string">
            <text:p>no</text:p>
          </table:table-cell>
          <table:table-cell table:formula="of:=IF(OR(LEN([.E151])&gt;1;LEN([.F151])&gt;1);IF(LEN([.F151])=1;&quot;del&quot;;IF(ISERROR(FIND(&quot;,&quot;;[.F151];1));&quot;ins&quot;;&quot;mltple_var&quot;));&quot;snp&quot;)" office:value-type="string" office:string-value="ins" calcext:value-type="string">
            <text:p>ins</text:p>
          </table:table-cell>
          <table:table-cell table:formula="of:=IF([.L151]=&quot;mltple_var&quot;;&quot;n/a&quot;;LEN([.F151])-LEN([.E151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0858096" calcext:value-type="float">
            <text:p>108580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3_15420V3.1-E1</text:p>
          </table:table-cell>
          <table:table-cell office:value-type="string" calcext:value-type="string">
            <text:p>transcript:Pp3c3_15420V3.1</text:p>
          </table:table-cell>
          <table:table-cell office:value-type="string" calcext:value-type="string">
            <text:p>splice_region_variant&amp;intron_variant</text:p>
          </table:table-cell>
          <table:table-cell/>
          <table:table-cell table:formula="of:=IF(AND([.C152]=[.C153];[.D152]=[.D153]);&quot;yes&quot;;&quot;no&quot;)" office:value-type="string" office:string-value="no" calcext:value-type="string">
            <text:p>no</text:p>
          </table:table-cell>
          <table:table-cell table:formula="of:=IF(OR(LEN([.E152])&gt;1;LEN([.F152])&gt;1);IF(LEN([.F152])=1;&quot;del&quot;;IF(ISERROR(FIND(&quot;,&quot;;[.F152];1));&quot;ins&quot;;&quot;mltple_var&quot;));&quot;snp&quot;)" office:value-type="string" office:string-value="snp" calcext:value-type="string">
            <text:p>snp</text:p>
          </table:table-cell>
          <table:table-cell table:formula="of:=IF([.L152]=&quot;mltple_var&quot;;&quot;n/a&quot;;LEN([.F152])-LEN([.E15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11781138" calcext:value-type="float">
            <text:p>117811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p3c5_17090V3.2-E1</text:p>
          </table:table-cell>
          <table:table-cell office:value-type="string" calcext:value-type="string">
            <text:p>transcript:Pp3c5_17090V3.2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53]=[.C154];[.D153]=[.D154]);&quot;yes&quot;;&quot;no&quot;)" office:value-type="string" office:string-value="no" calcext:value-type="string">
            <text:p>no</text:p>
          </table:table-cell>
          <table:table-cell table:formula="of:=IF(OR(LEN([.E153])&gt;1;LEN([.F153])&gt;1);IF(LEN([.F153])=1;&quot;del&quot;;IF(ISERROR(FIND(&quot;,&quot;;[.F153];1));&quot;ins&quot;;&quot;mltple_var&quot;));&quot;snp&quot;)" office:value-type="string" office:string-value="snp" calcext:value-type="string">
            <text:p>snp</text:p>
          </table:table-cell>
          <table:table-cell table:formula="of:=IF([.L153]=&quot;mltple_var&quot;;&quot;n/a&quot;;LEN([.F153])-LEN([.E15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7157448" calcext:value-type="float">
            <text:p>171574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,*</text:p>
          </table:table-cell>
          <table:table-cell office:value-type="string" calcext:value-type="string">
            <text:p>Pp3c6_25940V3.2-E1</text:p>
          </table:table-cell>
          <table:table-cell office:value-type="string" calcext:value-type="string">
            <text:p>transcript:Pp3c6_25940V3.2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54]=[.C155];[.D154]=[.D155]);&quot;yes&quot;;&quot;no&quot;)" office:value-type="string" office:string-value="no" calcext:value-type="string">
            <text:p>no</text:p>
          </table:table-cell>
          <table:table-cell table:formula="of:=IF(OR(LEN([.E154])&gt;1;LEN([.F154])&gt;1);IF(LEN([.F154])=1;&quot;del&quot;;IF(ISERROR(FIND(&quot;,&quot;;[.F154];1));&quot;ins&quot;;&quot;mltple_var&quot;));&quot;snp&quot;)" office:value-type="string" office:string-value="mltple_var" calcext:value-type="string">
            <text:p>mltple_var</text:p>
          </table:table-cell>
          <table:table-cell table:formula="of:=IF([.L154]=&quot;mltple_var&quot;;&quot;n/a&quot;;LEN([.F154])-LEN([.E154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4988178" calcext:value-type="float">
            <text:p>49881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14_7440V3.1-E14</text:p>
          </table:table-cell>
          <table:table-cell office:value-type="string" calcext:value-type="string">
            <text:p>transcript:Pp3c14_7440V3.1</text:p>
          </table:table-cell>
          <table:table-cell office:value-type="string" calcext:value-type="string">
            <text:p>5_prime_UTR_premature_start_codon_gain_variant</text:p>
          </table:table-cell>
          <table:table-cell/>
          <table:table-cell table:formula="of:=IF(AND([.C155]=[.C156];[.D155]=[.D156]);&quot;yes&quot;;&quot;no&quot;)" office:value-type="string" office:string-value="no" calcext:value-type="string">
            <text:p>no</text:p>
          </table:table-cell>
          <table:table-cell table:formula="of:=IF(OR(LEN([.E155])&gt;1;LEN([.F155])&gt;1);IF(LEN([.F155])=1;&quot;del&quot;;IF(ISERROR(FIND(&quot;,&quot;;[.F155];1));&quot;ins&quot;;&quot;mltple_var&quot;));&quot;snp&quot;)" office:value-type="string" office:string-value="snp" calcext:value-type="string">
            <text:p>snp</text:p>
          </table:table-cell>
          <table:table-cell table:formula="of:=IF([.L155]=&quot;mltple_var&quot;;&quot;n/a&quot;;LEN([.F155])-LEN([.E15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529926" calcext:value-type="float">
            <text:p>5299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9_1310V3.1-E4</text:p>
          </table:table-cell>
          <table:table-cell office:value-type="string" calcext:value-type="string">
            <text:p>transcript:Pp3c19_13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56]=[.C157];[.D156]=[.D157]);&quot;yes&quot;;&quot;no&quot;)" office:value-type="string" office:string-value="no" calcext:value-type="string">
            <text:p>no</text:p>
          </table:table-cell>
          <table:table-cell table:formula="of:=IF(OR(LEN([.E156])&gt;1;LEN([.F156])&gt;1);IF(LEN([.F156])=1;&quot;del&quot;;IF(ISERROR(FIND(&quot;,&quot;;[.F156];1));&quot;ins&quot;;&quot;mltple_var&quot;));&quot;snp&quot;)" office:value-type="string" office:string-value="snp" calcext:value-type="string">
            <text:p>snp</text:p>
          </table:table-cell>
          <table:table-cell table:formula="of:=IF([.L156]=&quot;mltple_var&quot;;&quot;n/a&quot;;LEN([.F156])-LEN([.E15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529938" calcext:value-type="float">
            <text:p>5299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p3c19_1310V3.1-E4</text:p>
          </table:table-cell>
          <table:table-cell office:value-type="string" calcext:value-type="string">
            <text:p>transcript:Pp3c19_13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57]=[.C158];[.D157]=[.D158]);&quot;yes&quot;;&quot;no&quot;)" office:value-type="string" office:string-value="no" calcext:value-type="string">
            <text:p>no</text:p>
          </table:table-cell>
          <table:table-cell table:formula="of:=IF(OR(LEN([.E157])&gt;1;LEN([.F157])&gt;1);IF(LEN([.F157])=1;&quot;del&quot;;IF(ISERROR(FIND(&quot;,&quot;;[.F157];1));&quot;ins&quot;;&quot;mltple_var&quot;));&quot;snp&quot;)" office:value-type="string" office:string-value="snp" calcext:value-type="string">
            <text:p>snp</text:p>
          </table:table-cell>
          <table:table-cell table:formula="of:=IF([.L157]=&quot;mltple_var&quot;;&quot;n/a&quot;;LEN([.F157])-LEN([.E15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3766833" calcext:value-type="float">
            <text:p>13766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,*</text:p>
          </table:table-cell>
          <table:table-cell office:value-type="string" calcext:value-type="string">
            <text:p>Pp3c20_20860V3.3-E7</text:p>
          </table:table-cell>
          <table:table-cell office:value-type="string" calcext:value-type="string">
            <text:p>transcript:Pp3c20_20860V3.3</text:p>
          </table:table-cell>
          <table:table-cell office:value-type="string" calcext:value-type="string">
            <text:p>splice_region_variant</text:p>
          </table:table-cell>
          <table:table-cell/>
          <table:table-cell table:formula="of:=IF(AND([.C158]=[.C159];[.D158]=[.D159]);&quot;yes&quot;;&quot;no&quot;)" office:value-type="string" office:string-value="no" calcext:value-type="string">
            <text:p>no</text:p>
          </table:table-cell>
          <table:table-cell table:formula="of:=IF(OR(LEN([.E158])&gt;1;LEN([.F158])&gt;1);IF(LEN([.F158])=1;&quot;del&quot;;IF(ISERROR(FIND(&quot;,&quot;;[.F158];1));&quot;ins&quot;;&quot;mltple_var&quot;));&quot;snp&quot;)" office:value-type="string" office:string-value="mltple_var" calcext:value-type="string">
            <text:p>mltple_var</text:p>
          </table:table-cell>
          <table:table-cell table:formula="of:=IF([.L158]=&quot;mltple_var&quot;;&quot;n/a&quot;;LEN([.F158])-LEN([.E158])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11176112" calcext:value-type="float">
            <text:p>11176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5_15500V3.1-E3</text:p>
          </table:table-cell>
          <table:table-cell office:value-type="string" calcext:value-type="string">
            <text:p>transcript:Pp3c25_1550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59]=[.C160];[.D159]=[.D160]);&quot;yes&quot;;&quot;no&quot;)" office:value-type="string" office:string-value="no" calcext:value-type="string">
            <text:p>no</text:p>
          </table:table-cell>
          <table:table-cell table:formula="of:=IF(OR(LEN([.E159])&gt;1;LEN([.F159])&gt;1);IF(LEN([.F159])=1;&quot;del&quot;;IF(ISERROR(FIND(&quot;,&quot;;[.F159];1));&quot;ins&quot;;&quot;mltple_var&quot;));&quot;snp&quot;)" office:value-type="string" office:string-value="snp" calcext:value-type="string">
            <text:p>snp</text:p>
          </table:table-cell>
          <table:table-cell table:formula="of:=IF([.L159]=&quot;mltple_var&quot;;&quot;n/a&quot;;LEN([.F159])-LEN([.E15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91186" calcext:value-type="float">
            <text:p>2911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3c26_710V3.1-E3</text:p>
          </table:table-cell>
          <table:table-cell office:value-type="string" calcext:value-type="string">
            <text:p>transcript:Pp3c26_7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60]=[.C161];[.D160]=[.D161]);&quot;yes&quot;;&quot;no&quot;)" office:value-type="string" office:string-value="no" calcext:value-type="string">
            <text:p>no</text:p>
          </table:table-cell>
          <table:table-cell table:formula="of:=IF(OR(LEN([.E160])&gt;1;LEN([.F160])&gt;1);IF(LEN([.F160])=1;&quot;del&quot;;IF(ISERROR(FIND(&quot;,&quot;;[.F160];1));&quot;ins&quot;;&quot;mltple_var&quot;));&quot;snp&quot;)" office:value-type="string" office:string-value="snp" calcext:value-type="string">
            <text:p>snp</text:p>
          </table:table-cell>
          <table:table-cell table:formula="of:=IF([.L160]=&quot;mltple_var&quot;;&quot;n/a&quot;;LEN([.F160])-LEN([.E16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06_57_C4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91201" calcext:value-type="float">
            <text:p>2912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p3c26_710V3.1-E3</text:p>
          </table:table-cell>
          <table:table-cell office:value-type="string" calcext:value-type="string">
            <text:p>transcript:Pp3c26_710V3.1</text:p>
          </table:table-cell>
          <table:table-cell office:value-type="string" calcext:value-type="string">
            <text:p>synonymous_variant</text:p>
          </table:table-cell>
          <table:table-cell/>
          <table:table-cell table:formula="of:=IF(AND([.C161]=[.C162];[.D161]=[.D162]);&quot;yes&quot;;&quot;no&quot;)" office:value-type="string" office:string-value="no" calcext:value-type="string">
            <text:p>no</text:p>
          </table:table-cell>
          <table:table-cell table:formula="of:=IF(OR(LEN([.E161])&gt;1;LEN([.F161])&gt;1);IF(LEN([.F161])=1;&quot;del&quot;;IF(ISERROR(FIND(&quot;,&quot;;[.F161];1));&quot;ins&quot;;&quot;mltple_var&quot;));&quot;snp&quot;)" office:value-type="string" office:string-value="snp" calcext:value-type="string">
            <text:p>snp</text:p>
          </table:table-cell>
          <table:table-cell table:formula="of:=IF([.L161]=&quot;mltple_var&quot;;&quot;n/a&quot;;LEN([.F161])-LEN([.E161]))" office:value-type="float" office:value="0" calcext:value-type="float">
            <text:p>0</text:p>
          </table:table-cell>
        </table:table-row>
      </table:table>
      <table:table table:name="4. PilotTable_unique-impact-mutations" table:style-name="ta1">
        <table:table-column table:style-name="co19" table:default-cell-style-name="ce13"/>
        <table:table-column table:style-name="co20" table:default-cell-style-name="ce28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5" table:default-cell-style-name="Default"/>
        <table:table-column table:style-name="co7" table:number-columns-repeated="2" table:default-cell-style-name="Default"/>
        <table:table-row table:style-name="ro1">
          <table:table-cell table:style-name="ce11" office:value-type="string" calcext:value-type="string">
            <text:p>IMPACT</text:p>
          </table:table-cell>
          <table:table-cell table:style-name="ce19" office:value-type="string" calcext:value-type="string">
            <text:p>sample</text:p>
          </table:table-cell>
          <table:table-cell table:style-name="ce26" office:value-type="string" calcext:value-type="string">
            <text:p>Compter - IMPACT</text:p>
          </table:table-cell>
          <table:table-cell table:style-name="ce36" office:value-type="string" calcext:value-type="string">
            <text:p>sum</text:p>
          </table:table-cell>
          <table:table-cell table:style-name="ce36" office:value-type="string" calcext:value-type="string">
            <text:p>average</text:p>
          </table:table-cell>
          <table:table-cell table:style-name="ce36" office:value-type="string" calcext:value-type="string">
            <text:p>sd</text:p>
          </table:table-cell>
          <table:table-cell/>
          <table:table-cell table:style-name="ce11" office:value-type="string" calcext:value-type="string">
            <text:p>sample</text:p>
          </table:table-cell>
          <table:table-cell table:style-name="ce19" office:value-type="string" calcext:value-type="string">
            <text:p>IMPACT</text:p>
          </table:table-cell>
          <table:table-cell table:style-name="ce26" office:value-type="string" calcext:value-type="string">
            <text:p>Compter - POS</text:p>
          </table:table-cell>
          <table:table-cell table:style-name="ce36" office:value-type="string" calcext:value-type="string">
            <text:p>sum</text:p>
          </table:table-cell>
          <table:table-cell/>
        </table:table-row>
        <table:table-row table:style-name="ro1">
          <table:table-cell table:style-name="ce12" office:value-type="string" calcext:value-type="string">
            <text:p>HIGH</text:p>
          </table:table-cell>
          <table:table-cell table:style-name="ce20" office:value-type="string" calcext:value-type="string">
            <text:p>FG06_13_C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4"/>
          <table:table-cell table:style-name="ce12" office:value-type="string" calcext:value-type="string">
            <text:p>FG06_13_C4</text:p>
          </table:table-cell>
          <table:table-cell table:style-name="ce20" office:value-type="string" calcext:value-type="string">
            <text:p>HIGH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FG06_14_C1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"/>
          <table:table-cell table:style-name="ce13"/>
          <table:table-cell table:style-name="ce21" office:value-type="string" calcext:value-type="string">
            <text:p>LOW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FG06_22_B2</text:p>
          </table:table-cell>
          <table:table-cell table:style-name="ce28" office:value-type="float" office:value="5" calcext:value-type="float">
            <text:p>5</text:p>
          </table:table-cell>
          <table:table-cell table:formula="of:=SUM([.C2:.C6])" office:value-type="float" office:value="40" calcext:value-type="float">
            <text:p>40</text:p>
          </table:table-cell>
          <table:table-cell table:formula="of:=AVERAGE([.C2:.C6])" office:value-type="float" office:value="8" calcext:value-type="float">
            <text:p>8</text:p>
          </table:table-cell>
          <table:table-cell table:style-name="ce44" table:formula="of:=STDEV([.C2:.C6])" office:value-type="float" office:value="7.03562363973514" calcext:value-type="float">
            <text:p>7,0</text:p>
          </table:table-cell>
          <table:table-cell/>
          <table:table-cell table:style-name="ce14"/>
          <table:table-cell table:style-name="ce22" office:value-type="string" calcext:value-type="string">
            <text:p>MODERATE</text:p>
          </table:table-cell>
          <table:table-cell table:style-name="ce29" office:value-type="float" office:value="14" calcext:value-type="float">
            <text:p>14</text:p>
          </table:table-cell>
          <table:table-cell table:style-name="ce1" table:formula="of:=SUM([.J2:.J4])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FG06_23_C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4"/>
          <table:table-cell table:style-name="ce12" office:value-type="string" calcext:value-type="string">
            <text:p>FG06_14_C1</text:p>
          </table:table-cell>
          <table:table-cell table:style-name="ce20" office:value-type="string" calcext:value-type="string">
            <text:p>HIGH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4"/>
          <table:table-cell table:style-name="ce22" office:value-type="string" calcext:value-type="string">
            <text:p>FG06_57_C4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4"/>
          <table:table-cell table:style-name="ce13"/>
          <table:table-cell table:style-name="ce21" office:value-type="string" calcext:value-type="string">
            <text:p>LOW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W</text:p>
          </table:table-cell>
          <table:table-cell table:style-name="ce20" office:value-type="string" calcext:value-type="string">
            <text:p>FG06_13_C4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4"/>
          <table:table-cell table:style-name="ce14"/>
          <table:table-cell table:style-name="ce22" office:value-type="string" calcext:value-type="string">
            <text:p>MODERATE</text:p>
          </table:table-cell>
          <table:table-cell table:style-name="ce29" office:value-type="float" office:value="11" calcext:value-type="float">
            <text:p>11</text:p>
          </table:table-cell>
          <table:table-cell table:style-name="ce1" table:formula="of:=SUM([.J5:.J7])"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FG06_14_C1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4"/>
          <table:table-cell table:style-name="ce12" office:value-type="string" calcext:value-type="string">
            <text:p>FG06_22_B2</text:p>
          </table:table-cell>
          <table:table-cell table:style-name="ce20" office:value-type="string" calcext:value-type="string">
            <text:p>HIGH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FG06_22_B2</text:p>
          </table:table-cell>
          <table:table-cell table:style-name="ce28" office:value-type="float" office:value="6" calcext:value-type="float">
            <text:p>6</text:p>
          </table:table-cell>
          <table:table-cell table:formula="of:=SUM([.C7:.C11])" office:value-type="float" office:value="49" calcext:value-type="float">
            <text:p>49</text:p>
          </table:table-cell>
          <table:table-cell table:formula="of:=AVERAGE([.C7:.C11])" office:value-type="float" office:value="9.8" calcext:value-type="float">
            <text:p>9,8</text:p>
          </table:table-cell>
          <table:table-cell table:style-name="ce44" table:formula="of:=STDEV([.C7:.C11])" office:value-type="float" office:value="3.76828873628335" calcext:value-type="float">
            <text:p>3,8</text:p>
          </table:table-cell>
          <table:table-cell/>
          <table:table-cell table:style-name="ce13"/>
          <table:table-cell table:style-name="ce21" office:value-type="string" calcext:value-type="string">
            <text:p>LOW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FG06_23_C2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4"/>
          <table:table-cell table:style-name="ce14"/>
          <table:table-cell table:style-name="ce22" office:value-type="string" calcext:value-type="string">
            <text:p>MODERATE</text:p>
          </table:table-cell>
          <table:table-cell table:style-name="ce29" office:value-type="float" office:value="14" calcext:value-type="float">
            <text:p>14</text:p>
          </table:table-cell>
          <table:table-cell table:style-name="ce1" table:formula="of:=SUM([.J8:.J10])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4"/>
          <table:table-cell table:style-name="ce22" office:value-type="string" calcext:value-type="string">
            <text:p>FG06_57_C4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4"/>
          <table:table-cell table:style-name="ce12" office:value-type="string" calcext:value-type="string">
            <text:p>FG06_23_C2</text:p>
          </table:table-cell>
          <table:table-cell table:style-name="ce20" office:value-type="string" calcext:value-type="string">
            <text:p>HIGH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ODERATE</text:p>
          </table:table-cell>
          <table:table-cell table:style-name="ce20" office:value-type="string" calcext:value-type="string">
            <text:p>FG06_13_C4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4"/>
          <table:table-cell table:style-name="ce13"/>
          <table:table-cell table:style-name="ce21" office:value-type="string" calcext:value-type="string">
            <text:p>LOW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FG06_14_C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4"/>
          <table:table-cell table:style-name="ce14"/>
          <table:table-cell table:style-name="ce22" office:value-type="string" calcext:value-type="string">
            <text:p>MODERATE</text:p>
          </table:table-cell>
          <table:table-cell table:style-name="ce29" office:value-type="float" office:value="21" calcext:value-type="float">
            <text:p>21</text:p>
          </table:table-cell>
          <table:table-cell table:style-name="ce1" table:formula="of:=SUM([.J11:.J13])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FG06_22_B2</text:p>
          </table:table-cell>
          <table:table-cell table:style-name="ce28" office:value-type="float" office:value="14" calcext:value-type="float">
            <text:p>14</text:p>
          </table:table-cell>
          <table:table-cell table:formula="of:=SUM([.C12:.C16])" office:value-type="float" office:value="71" calcext:value-type="float">
            <text:p>71</text:p>
          </table:table-cell>
          <table:table-cell table:formula="of:=AVERAGE([.C12:.C16])" office:value-type="float" office:value="14.2" calcext:value-type="float">
            <text:p>14,2</text:p>
          </table:table-cell>
          <table:table-cell table:style-name="ce44" table:formula="of:=STDEV([.C12:.C16])" office:value-type="float" office:value="4.08656334834051" calcext:value-type="float">
            <text:p>4,1</text:p>
          </table:table-cell>
          <table:table-cell/>
          <table:table-cell table:style-name="ce12" office:value-type="string" calcext:value-type="string">
            <text:p>FG06_57_C4</text:p>
          </table:table-cell>
          <table:table-cell table:style-name="ce20" office:value-type="string" calcext:value-type="string">
            <text:p>HIGH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FG06_23_C2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4"/>
          <table:table-cell table:style-name="ce13"/>
          <table:table-cell table:style-name="ce21" office:value-type="string" calcext:value-type="string">
            <text:p>LOW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4"/>
          <table:table-cell table:style-name="ce22" office:value-type="string" calcext:value-type="string">
            <text:p>FG06_57_C4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4"/>
          <table:table-cell table:style-name="ce14"/>
          <table:table-cell table:style-name="ce22" office:value-type="string" calcext:value-type="string">
            <text:p>MODERATE</text:p>
          </table:table-cell>
          <table:table-cell table:style-name="ce29" office:value-type="float" office:value="11" calcext:value-type="float">
            <text:p>11</text:p>
          </table:table-cell>
          <table:table-cell table:style-name="ce1" table:formula="of:=SUM([.J14:.J16])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5" office:value-type="string" calcext:value-type="string">
            <text:p>Total Résultat</text:p>
          </table:table-cell>
          <table:table-cell table:style-name="ce23"/>
          <table:table-cell table:style-name="ce30" office:value-type="float" office:value="160" calcext:value-type="float">
            <text:p>160</text:p>
          </table:table-cell>
          <table:table-cell table:number-columns-repeated="4"/>
          <table:table-cell table:style-name="ce15" office:value-type="string" calcext:value-type="string">
            <text:p>Total Résultat</text:p>
          </table:table-cell>
          <table:table-cell table:style-name="ce23"/>
          <table:table-cell table:style-name="ce30" office:value-type="float" office:value="160" calcext:value-type="float">
            <text:p>160</text:p>
          </table:table-cell>
          <table:table-cell table:style-name="ce52" table:formula="of:=AVERAGE([.K2:.K16])" office:value-type="float" office:value="32" calcext:value-type="float">
            <text:p>32</text:p>
          </table:table-cell>
          <table:table-cell table:style-name="ce52" office:value-type="string" calcext:value-type="string">
            <text:p>average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6"/>
          <table:table-cell table:style-name="ce24"/>
          <table:table-cell table:style-name="ce19" office:value-type="string" calcext:value-type="string">
            <text:p>Données</text:p>
          </table:table-cell>
          <table:table-cell table:style-name="ce37" table:number-columns-repeated="3"/>
          <table:table-cell table:style-name="ce45"/>
          <table:table-cell/>
          <table:table-cell table:style-name="ce11" office:value-type="string" calcext:value-type="string">
            <text:p>mutation type</text:p>
          </table:table-cell>
          <table:table-cell table:style-name="ce26" office:value-type="string" calcext:value-type="string">
            <text:p>Compter - POS</text:p>
          </table:table-cell>
          <table:table-cell table:style-name="ce53" office:value-type="string" calcext:value-type="string">
            <text:p>ratio</text:p>
          </table:table-cell>
          <table:table-cell/>
        </table:table-row>
        <table:table-row table:style-name="ro1">
          <table:table-cell table:style-name="ce17" office:value-type="string" calcext:value-type="string">
            <text:p>IMPACT</text:p>
          </table:table-cell>
          <table:table-cell table:style-name="ce25" office:value-type="string" calcext:value-type="string">
            <text:p>mutation type</text:p>
          </table:table-cell>
          <table:table-cell table:style-name="ce31" office:value-type="string" calcext:value-type="string">
            <text:p>Compter - POS</text:p>
          </table:table-cell>
          <table:table-cell table:style-name="ce38" office:value-type="string" calcext:value-type="string">
            <text:p>Moyenne - eventlength</text:p>
          </table:table-cell>
          <table:table-cell table:style-name="ce38" office:value-type="string" calcext:value-type="string">
            <text:p>Écart type - eventlength</text:p>
          </table:table-cell>
          <table:table-cell table:style-name="ce38" office:value-type="string" calcext:value-type="string">
            <text:p>Min - eventlength</text:p>
          </table:table-cell>
          <table:table-cell table:style-name="ce46" office:value-type="string" calcext:value-type="string">
            <text:p>Max - eventlength</text:p>
          </table:table-cell>
          <table:table-cell/>
          <table:table-cell table:style-name="ce12" office:value-type="string" calcext:value-type="string">
            <text:p>del</text:p>
          </table:table-cell>
          <table:table-cell table:style-name="ce27" office:value-type="float" office:value="29" calcext:value-type="float">
            <text:p>29</text:p>
          </table:table-cell>
          <table:table-cell table:style-name="ce44" table:formula="of:=[.J22]/[.J$26]*100" office:value-type="float" office:value="18.125" calcext:value-type="float">
            <text:p>18,1</text:p>
          </table:table-cell>
          <table:table-cell/>
        </table:table-row>
        <table:table-row table:style-name="ro1">
          <table:table-cell table:style-name="ce12" office:value-type="string" calcext:value-type="string">
            <text:p>HIGH</text:p>
          </table:table-cell>
          <table:table-cell table:style-name="ce20" office:value-type="string" calcext:value-type="string">
            <text:p>del</text:p>
          </table:table-cell>
          <table:table-cell table:style-name="ce32" office:value-type="float" office:value="14" calcext:value-type="float">
            <text:p>14</text:p>
          </table:table-cell>
          <table:table-cell table:style-name="ce39" office:value-type="float" office:value="-11.8571428571429" calcext:value-type="float">
            <text:p>-11,8571428571429</text:p>
          </table:table-cell>
          <table:table-cell table:style-name="ce39" office:value-type="float" office:value="11.7791023744279" calcext:value-type="float">
            <text:p>11,7791023744279</text:p>
          </table:table-cell>
          <table:table-cell table:style-name="ce39" office:value-type="float" office:value="-32" calcext:value-type="float">
            <text:p>-32</text:p>
          </table:table-cell>
          <table:table-cell table:style-name="ce47" office:value-type="float" office:value="-1" calcext:value-type="float">
            <text:p>-1</text:p>
          </table:table-cell>
          <table:table-cell/>
          <table:table-cell table:style-name="ce13" office:value-type="string" calcext:value-type="string">
            <text:p>ins</text:p>
          </table:table-cell>
          <table:table-cell table:style-name="ce28" office:value-type="float" office:value="32" calcext:value-type="float">
            <text:p>32</text:p>
          </table:table-cell>
          <table:table-cell table:style-name="ce44" table:formula="of:=[.J23]/[.J$26]*100" office:value-type="float" office:value="20" calcext:value-type="float">
            <text:p>20,0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ins</text:p>
          </table:table-cell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21.3157894736842" calcext:value-type="float">
            <text:p>21,3157894736842</text:p>
          </table:table-cell>
          <table:table-cell table:style-name="ce40" office:value-type="float" office:value="23.6315528985647" calcext:value-type="float">
            <text:p>23,6315528985647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float" office:value="64" calcext:value-type="float">
            <text:p>64</text:p>
          </table:table-cell>
          <table:table-cell/>
          <table:table-cell table:style-name="ce13" office:value-type="string" calcext:value-type="string">
            <text:p>mltple_var</text:p>
          </table:table-cell>
          <table:table-cell table:style-name="ce28" office:value-type="float" office:value="23" calcext:value-type="float">
            <text:p>23</text:p>
          </table:table-cell>
          <table:table-cell table:style-name="ce44" table:formula="of:=[.J24]/[.J$26]*100" office:value-type="float" office:value="14.375" calcext:value-type="float">
            <text:p>14,4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mltple_var</text:p>
          </table:table-cell>
          <table:table-cell table:style-name="ce33" office:value-type="float" office:value="6" calcext:value-type="float">
            <text:p>6</text:p>
          </table:table-cell>
          <table:table-cell table:style-name="Valeur_20_de_20_la_20_table_20_dynamique" table:number-columns-repeated="3"/>
          <table:table-cell table:style-name="ce49"/>
          <table:table-cell/>
          <table:table-cell table:style-name="ce13" office:value-type="string" calcext:value-type="string">
            <text:p>snp</text:p>
          </table:table-cell>
          <table:table-cell table:style-name="ce29" office:value-type="float" office:value="76" calcext:value-type="float">
            <text:p>76</text:p>
          </table:table-cell>
          <table:table-cell table:style-name="ce44" table:formula="of:=[.J25]/[.J$26]*100" office:value-type="float" office:value="47.5" calcext:value-type="float">
            <text:p>47,5</text:p>
          </table:table-cell>
          <table:table-cell/>
        </table:table-row>
        <table:table-row table:style-name="ro1">
          <table:table-cell table:style-name="ce14"/>
          <table:table-cell table:style-name="ce22" office:value-type="string" calcext:value-type="string">
            <text:p>snp</text:p>
          </table:table-cell>
          <table:table-cell table:style-name="ce3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table:formula="of:#VALUE!" office:value-type="string" office:string-value="" calcext:value-type="error">
            <text:p>#VALEUR !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Total Résultat</text:p>
          </table:table-cell>
          <table:table-cell table:style-name="ce30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W</text:p>
          </table:table-cell>
          <table:table-cell table:style-name="ce20" office:value-type="string" calcext:value-type="string">
            <text:p>del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float" office:value="-36.25" calcext:value-type="float">
            <text:p>-36,25</text:p>
          </table:table-cell>
          <table:table-cell table:style-name="ce39" office:value-type="float" office:value="33.9742549587184" calcext:value-type="float">
            <text:p>33,9742549587184</text:p>
          </table:table-cell>
          <table:table-cell table:style-name="ce39" office:value-type="float" office:value="-79" calcext:value-type="float">
            <text:p>-79</text:p>
          </table:table-cell>
          <table:table-cell table:style-name="ce47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ins</text:p>
          </table:table-cell>
          <table:table-cell table:style-name="ce33" office:value-type="float" office:value="4" calcext:value-type="float">
            <text:p>4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1.0376115919594" calcext:value-type="float">
            <text:p>31,0376115919594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mltple_var</text:p>
          </table:table-cell>
          <table:table-cell table:style-name="ce33" office:value-type="float" office:value="10" calcext:value-type="float">
            <text:p>10</text:p>
          </table:table-cell>
          <table:table-cell table:style-name="Valeur_20_de_20_la_20_table_20_dynamique" table:number-columns-repeated="3"/>
          <table:table-cell table:style-name="ce49"/>
          <table:table-cell table:number-columns-repeated="5"/>
        </table:table-row>
        <table:table-row table:style-name="ro1">
          <table:table-cell table:style-name="ce14"/>
          <table:table-cell table:style-name="ce22" office:value-type="string" calcext:value-type="string">
            <text:p>snp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MODERATE</text:p>
          </table:table-cell>
          <table:table-cell table:style-name="ce20" office:value-type="string" calcext:value-type="string">
            <text:p>del</text:p>
          </table:table-cell>
          <table:table-cell table:style-name="ce32" office:value-type="float" office:value="11" calcext:value-type="float">
            <text:p>11</text:p>
          </table:table-cell>
          <table:table-cell table:style-name="ce39" office:value-type="float" office:value="-24.8181818181818" calcext:value-type="float">
            <text:p>-24,8181818181818</text:p>
          </table:table-cell>
          <table:table-cell table:style-name="ce39" office:value-type="float" office:value="24.6690826007705" calcext:value-type="float">
            <text:p>24,6690826007705</text:p>
          </table:table-cell>
          <table:table-cell table:style-name="ce39" office:value-type="float" office:value="-87" calcext:value-type="float">
            <text:p>-87</text:p>
          </table:table-cell>
          <table:table-cell table:style-name="ce47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ins</text:p>
          </table:table-cell>
          <table:table-cell table:style-name="ce33" office:value-type="float" office:value="9" calcext:value-type="float">
            <text:p>9</text:p>
          </table:table-cell>
          <table:table-cell table:style-name="ce40" office:value-type="float" office:value="41.6666666666667" calcext:value-type="float">
            <text:p>41,6666666666667</text:p>
          </table:table-cell>
          <table:table-cell table:style-name="ce40" office:value-type="float" office:value="43.4856298103178" calcext:value-type="float">
            <text:p>43,4856298103178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mltple_var</text:p>
          </table:table-cell>
          <table:table-cell table:style-name="ce33" office:value-type="float" office:value="7" calcext:value-type="float">
            <text:p>7</text:p>
          </table:table-cell>
          <table:table-cell table:style-name="Valeur_20_de_20_la_20_table_20_dynamique" table:number-columns-repeated="3"/>
          <table:table-cell table:style-name="ce49"/>
          <table:table-cell table:number-columns-repeated="5"/>
        </table:table-row>
        <table:table-row table:style-name="ro1">
          <table:table-cell table:style-name="ce14"/>
          <table:table-cell table:style-name="ce22" office:value-type="string" calcext:value-type="string">
            <text:p>snp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Total Résultat</text:p>
          </table:table-cell>
          <table:table-cell table:style-name="ce23"/>
          <table:table-cell table:style-name="ce35" office:value-type="float" office:value="160" calcext:value-type="float">
            <text:p>160</text:p>
          </table:table-cell>
          <table:table-cell table:style-name="ce42" office:value-type="float" office:value="2.21897810218978" calcext:value-type="float">
            <text:p>2,21897810218978</text:p>
          </table:table-cell>
          <table:table-cell table:style-name="ce42" office:value-type="float" office:value="24.2416496625088" calcext:value-type="float">
            <text:p>24,2416496625088</text:p>
          </table:table-cell>
          <table:table-cell table:style-name="ce42" office:value-type="float" office:value="-87" calcext:value-type="float">
            <text:p>-87</text:p>
          </table:table-cell>
          <table:table-cell table:style-name="ce51" office:value-type="float" office:value="144" calcext:value-type="float">
            <text:p>144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1" office:value-type="string" calcext:value-type="string">
            <text:p>CHROM</text:p>
          </table:table-cell>
          <table:table-cell table:style-name="ce26" office:value-type="string" calcext:value-type="string">
            <text:p>Compter - POS</text:p>
          </table:table-cell>
          <table:table-cell table:number-columns-repeated="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Total Résultat</text:p>
          </table:table-cell>
          <table:table-cell table:style-name="ce30" office:value-type="float" office:value="160" calcext:value-type="float">
            <text:p>16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1" table:target-range-address="'2. List_Impact-mutations'.A1:'2. List_Impact-mutations'.K357" table:display-filter-buttons="true"/>
        <table:database-range table:name="__Anonymous_Sheet_DB__2" table:target-range-address="'3. List_Impact-mutations_unique'.A1:'3. List_Impact-mutations_unique'.M161" table:display-filter-buttons="true"/>
      </table:database-ranges>
      <table:data-pilot-tables>
        <table:data-pilot-table table:name="DataPilot1" table:application-data="" table:target-range-address="'4. PilotTable_unique-impact-mutations'.A1:'4. PilotTable_unique-impact-mutations'.C17" table:buttons="'4. PilotTable_unique-impact-mutations'.A1 '4. PilotTable_unique-impact-mutations'.B1" table:show-filter-button="false" table:drill-down-on-double-click="false">
          <table:source-cell-range table:cell-range-address="'3. List_Impact-mutations_unique'.A1:'3. List_Impact-mutations_unique'.K161"/>
          <table:data-pilot-field table:source-field-name="IMPACT" table:orientation="row" table:used-hierarchy="0" table:function="auto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ODERA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ample" table:orientation="row" table:used-hierarchy="0" table:function="auto">
            <table:data-pilot-level table:show-empty="false" calcext:repeat-item-labels="false">
              <table:data-pilot-members>
                <table:data-pilot-member table:name="FG06_13_C4" table:display="true" table:show-details="true"/>
                <table:data-pilot-member table:name="FG06_14_C1" table:display="true" table:show-details="true"/>
                <table:data-pilot-member table:name="FG06_22_B2" table:display="true" table:show-details="true"/>
                <table:data-pilot-member table:name="FG06_23_C2" table:display="true" table:show-details="true"/>
                <table:data-pilot-member table:name="FG06_57_C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ACT" table:orientation="data" table:used-hierarchy="0" table:function="count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ODERA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4. PilotTable_unique-impact-mutations'.A21:'4. PilotTable_unique-impact-mutations'.G35" table:buttons="'4. PilotTable_unique-impact-mutations'.A22 '4. PilotTable_unique-impact-mutations'.B22 '4. PilotTable_unique-impact-mutations'.C21" table:show-filter-button="false" table:drill-down-on-double-click="false">
          <table:source-cell-range table:cell-range-address="'3. List_Impact-mutations_unique'.A1:'3. List_Impact-mutations_unique'.M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MPACT" table:orientation="row" table:used-hierarchy="0" table:function="auto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ODERA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utation type" table:orientation="row" table:used-hierarchy="0" table:function="auto">
            <table:data-pilot-level table:show-empty="false" calcext:repeat-item-labels="false">
              <table:data-pilot-members>
                <table:data-pilot-member table:name="del" table:display="true" table:show-details="true"/>
                <table:data-pilot-member table:name="ins" table:display="true" table:show-details="true"/>
                <table:data-pilot-member table:name="mltple_var" table:display="true" table:show-details="true"/>
                <table:data-pilot-member table:name="sn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S" table:orientation="data" table:used-hierarchy="0" table:function="count">
            <table:data-pilot-level table:show-empty="false" calcext:repeat-item-labels="false">
              <table:data-pilot-members>
                <table:data-pilot-member table:name="20509" table:display="true" table:show-details="true"/>
                <table:data-pilot-member table:name="291167" table:display="true" table:show-details="true"/>
                <table:data-pilot-member table:name="291186" table:display="true" table:show-details="true"/>
                <table:data-pilot-member table:name="291201" table:display="true" table:show-details="true"/>
                <table:data-pilot-member table:name="291681" table:display="true" table:show-details="true"/>
                <table:data-pilot-member table:name="325492" table:display="true" table:show-details="true"/>
                <table:data-pilot-member table:name="325561" table:display="true" table:show-details="true"/>
                <table:data-pilot-member table:name="325855" table:display="true" table:show-details="true"/>
                <table:data-pilot-member table:name="325863" table:display="true" table:show-details="true"/>
                <table:data-pilot-member table:name="438052" table:display="true" table:show-details="true"/>
                <table:data-pilot-member table:name="439798" table:display="true" table:show-details="true"/>
                <table:data-pilot-member table:name="461776" table:display="true" table:show-details="true"/>
                <table:data-pilot-member table:name="502550" table:display="true" table:show-details="true"/>
                <table:data-pilot-member table:name="529926" table:display="true" table:show-details="true"/>
                <table:data-pilot-member table:name="529938" table:display="true" table:show-details="true"/>
                <table:data-pilot-member table:name="612386" table:display="true" table:show-details="true"/>
                <table:data-pilot-member table:name="705153" table:display="true" table:show-details="true"/>
                <table:data-pilot-member table:name="705169" table:display="true" table:show-details="true"/>
                <table:data-pilot-member table:name="705178" table:display="true" table:show-details="true"/>
                <table:data-pilot-member table:name="727298" table:display="true" table:show-details="true"/>
                <table:data-pilot-member table:name="787490" table:display="true" table:show-details="true"/>
                <table:data-pilot-member table:name="880412" table:display="true" table:show-details="true"/>
                <table:data-pilot-member table:name="945241" table:display="true" table:show-details="true"/>
                <table:data-pilot-member table:name="1034156" table:display="true" table:show-details="true"/>
                <table:data-pilot-member table:name="1034157" table:display="true" table:show-details="true"/>
                <table:data-pilot-member table:name="1034884" table:display="true" table:show-details="true"/>
                <table:data-pilot-member table:name="1034894" table:display="true" table:show-details="true"/>
                <table:data-pilot-member table:name="1034896" table:display="true" table:show-details="true"/>
                <table:data-pilot-member table:name="1034899" table:display="true" table:show-details="true"/>
                <table:data-pilot-member table:name="1034913" table:display="true" table:show-details="true"/>
                <table:data-pilot-member table:name="1034914" table:display="true" table:show-details="true"/>
                <table:data-pilot-member table:name="1034926" table:display="true" table:show-details="true"/>
                <table:data-pilot-member table:name="1034938" table:display="true" table:show-details="true"/>
                <table:data-pilot-member table:name="1034949" table:display="true" table:show-details="true"/>
                <table:data-pilot-member table:name="1057408" table:display="true" table:show-details="true"/>
                <table:data-pilot-member table:name="1077380" table:display="true" table:show-details="true"/>
                <table:data-pilot-member table:name="1077400" table:display="true" table:show-details="true"/>
                <table:data-pilot-member table:name="1250389" table:display="true" table:show-details="true"/>
                <table:data-pilot-member table:name="1386004" table:display="true" table:show-details="true"/>
                <table:data-pilot-member table:name="1395020" table:display="true" table:show-details="true"/>
                <table:data-pilot-member table:name="1395021" table:display="true" table:show-details="true"/>
                <table:data-pilot-member table:name="1395023" table:display="true" table:show-details="true"/>
                <table:data-pilot-member table:name="1395024" table:display="true" table:show-details="true"/>
                <table:data-pilot-member table:name="1473120" table:display="true" table:show-details="true"/>
                <table:data-pilot-member table:name="1473131" table:display="true" table:show-details="true"/>
                <table:data-pilot-member table:name="1473160" table:display="true" table:show-details="true"/>
                <table:data-pilot-member table:name="1473161" table:display="true" table:show-details="true"/>
                <table:data-pilot-member table:name="1473178" table:display="true" table:show-details="true"/>
                <table:data-pilot-member table:name="1473199" table:display="true" table:show-details="true"/>
                <table:data-pilot-member table:name="1473203" table:display="true" table:show-details="true"/>
                <table:data-pilot-member table:name="1473210" table:display="true" table:show-details="true"/>
                <table:data-pilot-member table:name="1473216" table:display="true" table:show-details="true"/>
                <table:data-pilot-member table:name="1473224" table:display="true" table:show-details="true"/>
                <table:data-pilot-member table:name="1473233" table:display="true" table:show-details="true"/>
                <table:data-pilot-member table:name="1473236" table:display="true" table:show-details="true"/>
                <table:data-pilot-member table:name="1473259" table:display="true" table:show-details="true"/>
                <table:data-pilot-member table:name="1473271" table:display="true" table:show-details="true"/>
                <table:data-pilot-member table:name="1473283" table:display="true" table:show-details="true"/>
                <table:data-pilot-member table:name="1473292" table:display="true" table:show-details="true"/>
                <table:data-pilot-member table:name="1511708" table:display="true" table:show-details="true"/>
                <table:data-pilot-member table:name="1543373" table:display="true" table:show-details="true"/>
                <table:data-pilot-member table:name="1883149" table:display="true" table:show-details="true"/>
                <table:data-pilot-member table:name="2462143" table:display="true" table:show-details="true"/>
                <table:data-pilot-member table:name="2744993" table:display="true" table:show-details="true"/>
                <table:data-pilot-member table:name="2744995" table:display="true" table:show-details="true"/>
                <table:data-pilot-member table:name="2792845" table:display="true" table:show-details="true"/>
                <table:data-pilot-member table:name="2844142" table:display="true" table:show-details="true"/>
                <table:data-pilot-member table:name="2844213" table:display="true" table:show-details="true"/>
                <table:data-pilot-member table:name="2856943" table:display="true" table:show-details="true"/>
                <table:data-pilot-member table:name="3174070" table:display="true" table:show-details="true"/>
                <table:data-pilot-member table:name="3182581" table:display="true" table:show-details="true"/>
                <table:data-pilot-member table:name="3201329" table:display="true" table:show-details="true"/>
                <table:data-pilot-member table:name="3851819" table:display="true" table:show-details="true"/>
                <table:data-pilot-member table:name="4102499" table:display="true" table:show-details="true"/>
                <table:data-pilot-member table:name="4119631" table:display="true" table:show-details="true"/>
                <table:data-pilot-member table:name="4304850" table:display="true" table:show-details="true"/>
                <table:data-pilot-member table:name="4701974" table:display="true" table:show-details="true"/>
                <table:data-pilot-member table:name="4739447" table:display="true" table:show-details="true"/>
                <table:data-pilot-member table:name="4988178" table:display="true" table:show-details="true"/>
                <table:data-pilot-member table:name="5050179" table:display="true" table:show-details="true"/>
                <table:data-pilot-member table:name="5670375" table:display="true" table:show-details="true"/>
                <table:data-pilot-member table:name="5670384" table:display="true" table:show-details="true"/>
                <table:data-pilot-member table:name="5741415" table:display="true" table:show-details="true"/>
                <table:data-pilot-member table:name="5831723" table:display="true" table:show-details="true"/>
                <table:data-pilot-member table:name="5857488" table:display="true" table:show-details="true"/>
                <table:data-pilot-member table:name="6106397" table:display="true" table:show-details="true"/>
                <table:data-pilot-member table:name="6268510" table:display="true" table:show-details="true"/>
                <table:data-pilot-member table:name="6799905" table:display="true" table:show-details="true"/>
                <table:data-pilot-member table:name="7090074" table:display="true" table:show-details="true"/>
                <table:data-pilot-member table:name="7246585" table:display="true" table:show-details="true"/>
                <table:data-pilot-member table:name="7554239" table:display="true" table:show-details="true"/>
                <table:data-pilot-member table:name="7707751" table:display="true" table:show-details="true"/>
                <table:data-pilot-member table:name="7707752" table:display="true" table:show-details="true"/>
                <table:data-pilot-member table:name="8198720" table:display="true" table:show-details="true"/>
                <table:data-pilot-member table:name="8198722" table:display="true" table:show-details="true"/>
                <table:data-pilot-member table:name="8562763" table:display="true" table:show-details="true"/>
                <table:data-pilot-member table:name="8584913" table:display="true" table:show-details="true"/>
                <table:data-pilot-member table:name="8584921" table:display="true" table:show-details="true"/>
                <table:data-pilot-member table:name="8659368" table:display="true" table:show-details="true"/>
                <table:data-pilot-member table:name="9290386" table:display="true" table:show-details="true"/>
                <table:data-pilot-member table:name="9341576" table:display="true" table:show-details="true"/>
                <table:data-pilot-member table:name="9567760" table:display="true" table:show-details="true"/>
                <table:data-pilot-member table:name="9769669" table:display="true" table:show-details="true"/>
                <table:data-pilot-member table:name="9992252" table:display="true" table:show-details="true"/>
                <table:data-pilot-member table:name="9992254" table:display="true" table:show-details="true"/>
                <table:data-pilot-member table:name="10179340" table:display="true" table:show-details="true"/>
                <table:data-pilot-member table:name="10335220" table:display="true" table:show-details="true"/>
                <table:data-pilot-member table:name="10422649" table:display="true" table:show-details="true"/>
                <table:data-pilot-member table:name="10858096" table:display="true" table:show-details="true"/>
                <table:data-pilot-member table:name="11089283" table:display="true" table:show-details="true"/>
                <table:data-pilot-member table:name="11111852" table:display="true" table:show-details="true"/>
                <table:data-pilot-member table:name="11174562" table:display="true" table:show-details="true"/>
                <table:data-pilot-member table:name="11174574" table:display="true" table:show-details="true"/>
                <table:data-pilot-member table:name="11176112" table:display="true" table:show-details="true"/>
                <table:data-pilot-member table:name="11387961" table:display="true" table:show-details="true"/>
                <table:data-pilot-member table:name="11457122" table:display="true" table:show-details="true"/>
                <table:data-pilot-member table:name="11776900" table:display="true" table:show-details="true"/>
                <table:data-pilot-member table:name="11777531" table:display="true" table:show-details="true"/>
                <table:data-pilot-member table:name="11777539" table:display="true" table:show-details="true"/>
                <table:data-pilot-member table:name="11781138" table:display="true" table:show-details="true"/>
                <table:data-pilot-member table:name="12076989" table:display="true" table:show-details="true"/>
                <table:data-pilot-member table:name="12093867" table:display="true" table:show-details="true"/>
                <table:data-pilot-member table:name="12391050" table:display="true" table:show-details="true"/>
                <table:data-pilot-member table:name="12391059" table:display="true" table:show-details="true"/>
                <table:data-pilot-member table:name="12571631" table:display="true" table:show-details="true"/>
                <table:data-pilot-member table:name="12619694" table:display="true" table:show-details="true"/>
                <table:data-pilot-member table:name="12758222" table:display="true" table:show-details="true"/>
                <table:data-pilot-member table:name="13318396" table:display="true" table:show-details="true"/>
                <table:data-pilot-member table:name="13363841" table:display="true" table:show-details="true"/>
                <table:data-pilot-member table:name="13388238" table:display="true" table:show-details="true"/>
                <table:data-pilot-member table:name="13461295" table:display="true" table:show-details="true"/>
                <table:data-pilot-member table:name="13766833" table:display="true" table:show-details="true"/>
                <table:data-pilot-member table:name="13810899" table:display="true" table:show-details="true"/>
                <table:data-pilot-member table:name="14116403" table:display="true" table:show-details="true"/>
                <table:data-pilot-member table:name="14322901" table:display="true" table:show-details="true"/>
                <table:data-pilot-member table:name="15218971" table:display="true" table:show-details="true"/>
                <table:data-pilot-member table:name="15219012" table:display="true" table:show-details="true"/>
                <table:data-pilot-member table:name="15219019" table:display="true" table:show-details="true"/>
                <table:data-pilot-member table:name="15219023" table:display="true" table:show-details="true"/>
                <table:data-pilot-member table:name="15219280" table:display="true" table:show-details="true"/>
                <table:data-pilot-member table:name="15614872" table:display="true" table:show-details="true"/>
                <table:data-pilot-member table:name="15768199" table:display="true" table:show-details="true"/>
                <table:data-pilot-member table:name="15768201" table:display="true" table:show-details="true"/>
                <table:data-pilot-member table:name="16552371" table:display="true" table:show-details="true"/>
                <table:data-pilot-member table:name="16829982" table:display="true" table:show-details="true"/>
                <table:data-pilot-member table:name="16829991" table:display="true" table:show-details="true"/>
                <table:data-pilot-member table:name="16981155" table:display="true" table:show-details="true"/>
                <table:data-pilot-member table:name="17157448" table:display="true" table:show-details="true"/>
                <table:data-pilot-member table:name="17667278" table:display="true" table:show-details="true"/>
                <table:data-pilot-member table:name="18453063" table:display="true" table:show-details="true"/>
                <table:data-pilot-member table:name="21028833" table:display="true" table:show-details="true"/>
                <table:data-pilot-member table:name="21495189" table:display="true" table:show-details="true"/>
                <table:data-pilot-member table:name="293818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length" table:orientation="data" table:used-hierarchy="0" table:function="average">
            <table:data-pilot-level table:show-empty="false" calcext:repeat-item-labels="false">
              <table:data-pilot-members>
                <table:data-pilot-member table:name="-87" table:display="true" table:show-details="true"/>
                <table:data-pilot-member table:name="-79" table:display="true" table:show-details="true"/>
                <table:data-pilot-member table:name="-46" table:display="true" table:show-details="true"/>
                <table:data-pilot-member table:name="-42" table:display="true" table:show-details="true"/>
                <table:data-pilot-member table:name="-39" table:display="true" table:show-details="true"/>
                <table:data-pilot-member table:name="-32" table:display="true" table:show-details="true"/>
                <table:data-pilot-member table:name="-30" table:display="true" table:show-details="true"/>
                <table:data-pilot-member table:name="-26" table:display="true" table:show-details="true"/>
                <table:data-pilot-member table:name="-24" table:display="true" table:show-details="true"/>
                <table:data-pilot-member table:name="-19" table:display="true" table:show-details="true"/>
                <table:data-pilot-member table:name="-15" table:display="true" table:show-details="true"/>
                <table:data-pilot-member table:name="-12" table:display="true" table:show-details="true"/>
                <table:data-pilot-member table:name="-9" table:display="true" table:show-details="true"/>
                <table:data-pilot-member table:name="-6" table:display="true" table:show-details="true"/>
                <table:data-pilot-member table:name="-5" table:display="true" table:show-details="true"/>
                <table:data-pilot-member table:name="-4" table:display="true" table:show-details="true"/>
                <table:data-pilot-member table:name="-3" table:display="true" table:show-details="true"/>
                <table:data-pilot-member table:name="-2" table:display="true" table:show-details="true"/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6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9" table:display="true" table:show-details="true"/>
                <table:data-pilot-member table:name="64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144" table:display="true" table:show-details="true"/>
                <table:data-pilot-member table:name="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length" table:orientation="data" table:used-hierarchy="0" table:function="stdev">
            <table:data-pilot-level table:show-empty="false" calcext:repeat-item-labels="false">
              <table:data-pilot-members>
                <table:data-pilot-member table:name="-87" table:display="true" table:show-details="true"/>
                <table:data-pilot-member table:name="-79" table:display="true" table:show-details="true"/>
                <table:data-pilot-member table:name="-46" table:display="true" table:show-details="true"/>
                <table:data-pilot-member table:name="-42" table:display="true" table:show-details="true"/>
                <table:data-pilot-member table:name="-39" table:display="true" table:show-details="true"/>
                <table:data-pilot-member table:name="-32" table:display="true" table:show-details="true"/>
                <table:data-pilot-member table:name="-30" table:display="true" table:show-details="true"/>
                <table:data-pilot-member table:name="-26" table:display="true" table:show-details="true"/>
                <table:data-pilot-member table:name="-24" table:display="true" table:show-details="true"/>
                <table:data-pilot-member table:name="-19" table:display="true" table:show-details="true"/>
                <table:data-pilot-member table:name="-15" table:display="true" table:show-details="true"/>
                <table:data-pilot-member table:name="-12" table:display="true" table:show-details="true"/>
                <table:data-pilot-member table:name="-9" table:display="true" table:show-details="true"/>
                <table:data-pilot-member table:name="-6" table:display="true" table:show-details="true"/>
                <table:data-pilot-member table:name="-5" table:display="true" table:show-details="true"/>
                <table:data-pilot-member table:name="-4" table:display="true" table:show-details="true"/>
                <table:data-pilot-member table:name="-3" table:display="true" table:show-details="true"/>
                <table:data-pilot-member table:name="-2" table:display="true" table:show-details="true"/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6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9" table:display="true" table:show-details="true"/>
                <table:data-pilot-member table:name="64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144" table:display="true" table:show-details="true"/>
                <table:data-pilot-member table:name="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length" table:orientation="data" table:used-hierarchy="-1" table:function="min">
            <table:data-pilot-level calcext:repeat-item-labels="false"/>
          </table:data-pilot-field>
          <table:data-pilot-field table:source-field-name="eventlength" table:orientation="data" table:used-hierarchy="-1" table:function="max">
            <table:data-pilot-level calcext:repeat-item-labels="false"/>
          </table:data-pilot-field>
        </table:data-pilot-table>
        <table:data-pilot-table table:name="DataPilot3" table:application-data="" table:target-range-address="'4. PilotTable_unique-impact-mutations'.H1:'4. PilotTable_unique-impact-mutations'.J17" table:buttons="'4. PilotTable_unique-impact-mutations'.H1 '4. PilotTable_unique-impact-mutations'.I1" table:identify-categories="true" table:show-filter-button="false">
          <table:source-cell-range table:cell-range-address="'3. List_Impact-mutations_unique'.A1:'3. List_Impact-mutations_unique'.M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ample" table:orientation="row" table:used-hierarchy="0" table:function="auto">
            <table:data-pilot-level table:show-empty="false" calcext:repeat-item-labels="false">
              <table:data-pilot-members>
                <table:data-pilot-member table:name="FG06_13_C4" table:display="true" table:show-details="true"/>
                <table:data-pilot-member table:name="FG06_14_C1" table:display="true" table:show-details="true"/>
                <table:data-pilot-member table:name="FG06_22_B2" table:display="true" table:show-details="true"/>
                <table:data-pilot-member table:name="FG06_23_C2" table:display="true" table:show-details="true"/>
                <table:data-pilot-member table:name="FG06_57_C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ACT" table:orientation="row" table:used-hierarchy="0" table:function="auto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ODERA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S" table:orientation="data" table:used-hierarchy="0" table:function="count">
            <table:data-pilot-level table:show-empty="false" calcext:repeat-item-labels="false">
              <table:data-pilot-members>
                <table:data-pilot-member table:name="20509" table:display="true" table:show-details="true"/>
                <table:data-pilot-member table:name="291167" table:display="true" table:show-details="true"/>
                <table:data-pilot-member table:name="291186" table:display="true" table:show-details="true"/>
                <table:data-pilot-member table:name="291201" table:display="true" table:show-details="true"/>
                <table:data-pilot-member table:name="291681" table:display="true" table:show-details="true"/>
                <table:data-pilot-member table:name="325492" table:display="true" table:show-details="true"/>
                <table:data-pilot-member table:name="325561" table:display="true" table:show-details="true"/>
                <table:data-pilot-member table:name="325855" table:display="true" table:show-details="true"/>
                <table:data-pilot-member table:name="325863" table:display="true" table:show-details="true"/>
                <table:data-pilot-member table:name="438052" table:display="true" table:show-details="true"/>
                <table:data-pilot-member table:name="439798" table:display="true" table:show-details="true"/>
                <table:data-pilot-member table:name="461776" table:display="true" table:show-details="true"/>
                <table:data-pilot-member table:name="502550" table:display="true" table:show-details="true"/>
                <table:data-pilot-member table:name="529926" table:display="true" table:show-details="true"/>
                <table:data-pilot-member table:name="529938" table:display="true" table:show-details="true"/>
                <table:data-pilot-member table:name="612386" table:display="true" table:show-details="true"/>
                <table:data-pilot-member table:name="705153" table:display="true" table:show-details="true"/>
                <table:data-pilot-member table:name="705169" table:display="true" table:show-details="true"/>
                <table:data-pilot-member table:name="705178" table:display="true" table:show-details="true"/>
                <table:data-pilot-member table:name="727298" table:display="true" table:show-details="true"/>
                <table:data-pilot-member table:name="787490" table:display="true" table:show-details="true"/>
                <table:data-pilot-member table:name="880412" table:display="true" table:show-details="true"/>
                <table:data-pilot-member table:name="945241" table:display="true" table:show-details="true"/>
                <table:data-pilot-member table:name="1034156" table:display="true" table:show-details="true"/>
                <table:data-pilot-member table:name="1034157" table:display="true" table:show-details="true"/>
                <table:data-pilot-member table:name="1034884" table:display="true" table:show-details="true"/>
                <table:data-pilot-member table:name="1034894" table:display="true" table:show-details="true"/>
                <table:data-pilot-member table:name="1034896" table:display="true" table:show-details="true"/>
                <table:data-pilot-member table:name="1034899" table:display="true" table:show-details="true"/>
                <table:data-pilot-member table:name="1034913" table:display="true" table:show-details="true"/>
                <table:data-pilot-member table:name="1034914" table:display="true" table:show-details="true"/>
                <table:data-pilot-member table:name="1034926" table:display="true" table:show-details="true"/>
                <table:data-pilot-member table:name="1034938" table:display="true" table:show-details="true"/>
                <table:data-pilot-member table:name="1034949" table:display="true" table:show-details="true"/>
                <table:data-pilot-member table:name="1057408" table:display="true" table:show-details="true"/>
                <table:data-pilot-member table:name="1077380" table:display="true" table:show-details="true"/>
                <table:data-pilot-member table:name="1077400" table:display="true" table:show-details="true"/>
                <table:data-pilot-member table:name="1250389" table:display="true" table:show-details="true"/>
                <table:data-pilot-member table:name="1386004" table:display="true" table:show-details="true"/>
                <table:data-pilot-member table:name="1395020" table:display="true" table:show-details="true"/>
                <table:data-pilot-member table:name="1395021" table:display="true" table:show-details="true"/>
                <table:data-pilot-member table:name="1395023" table:display="true" table:show-details="true"/>
                <table:data-pilot-member table:name="1395024" table:display="true" table:show-details="true"/>
                <table:data-pilot-member table:name="1473120" table:display="true" table:show-details="true"/>
                <table:data-pilot-member table:name="1473131" table:display="true" table:show-details="true"/>
                <table:data-pilot-member table:name="1473160" table:display="true" table:show-details="true"/>
                <table:data-pilot-member table:name="1473161" table:display="true" table:show-details="true"/>
                <table:data-pilot-member table:name="1473178" table:display="true" table:show-details="true"/>
                <table:data-pilot-member table:name="1473199" table:display="true" table:show-details="true"/>
                <table:data-pilot-member table:name="1473203" table:display="true" table:show-details="true"/>
                <table:data-pilot-member table:name="1473210" table:display="true" table:show-details="true"/>
                <table:data-pilot-member table:name="1473216" table:display="true" table:show-details="true"/>
                <table:data-pilot-member table:name="1473224" table:display="true" table:show-details="true"/>
                <table:data-pilot-member table:name="1473233" table:display="true" table:show-details="true"/>
                <table:data-pilot-member table:name="1473236" table:display="true" table:show-details="true"/>
                <table:data-pilot-member table:name="1473259" table:display="true" table:show-details="true"/>
                <table:data-pilot-member table:name="1473271" table:display="true" table:show-details="true"/>
                <table:data-pilot-member table:name="1473283" table:display="true" table:show-details="true"/>
                <table:data-pilot-member table:name="1473292" table:display="true" table:show-details="true"/>
                <table:data-pilot-member table:name="1511708" table:display="true" table:show-details="true"/>
                <table:data-pilot-member table:name="1543373" table:display="true" table:show-details="true"/>
                <table:data-pilot-member table:name="1883149" table:display="true" table:show-details="true"/>
                <table:data-pilot-member table:name="2462143" table:display="true" table:show-details="true"/>
                <table:data-pilot-member table:name="2744993" table:display="true" table:show-details="true"/>
                <table:data-pilot-member table:name="2744995" table:display="true" table:show-details="true"/>
                <table:data-pilot-member table:name="2792845" table:display="true" table:show-details="true"/>
                <table:data-pilot-member table:name="2844142" table:display="true" table:show-details="true"/>
                <table:data-pilot-member table:name="2844213" table:display="true" table:show-details="true"/>
                <table:data-pilot-member table:name="2856943" table:display="true" table:show-details="true"/>
                <table:data-pilot-member table:name="3174070" table:display="true" table:show-details="true"/>
                <table:data-pilot-member table:name="3182581" table:display="true" table:show-details="true"/>
                <table:data-pilot-member table:name="3201329" table:display="true" table:show-details="true"/>
                <table:data-pilot-member table:name="3851819" table:display="true" table:show-details="true"/>
                <table:data-pilot-member table:name="4102499" table:display="true" table:show-details="true"/>
                <table:data-pilot-member table:name="4119631" table:display="true" table:show-details="true"/>
                <table:data-pilot-member table:name="4304850" table:display="true" table:show-details="true"/>
                <table:data-pilot-member table:name="4701974" table:display="true" table:show-details="true"/>
                <table:data-pilot-member table:name="4739447" table:display="true" table:show-details="true"/>
                <table:data-pilot-member table:name="4988178" table:display="true" table:show-details="true"/>
                <table:data-pilot-member table:name="5050179" table:display="true" table:show-details="true"/>
                <table:data-pilot-member table:name="5670375" table:display="true" table:show-details="true"/>
                <table:data-pilot-member table:name="5670384" table:display="true" table:show-details="true"/>
                <table:data-pilot-member table:name="5741415" table:display="true" table:show-details="true"/>
                <table:data-pilot-member table:name="5831723" table:display="true" table:show-details="true"/>
                <table:data-pilot-member table:name="5857488" table:display="true" table:show-details="true"/>
                <table:data-pilot-member table:name="6106397" table:display="true" table:show-details="true"/>
                <table:data-pilot-member table:name="6268510" table:display="true" table:show-details="true"/>
                <table:data-pilot-member table:name="6799905" table:display="true" table:show-details="true"/>
                <table:data-pilot-member table:name="7090074" table:display="true" table:show-details="true"/>
                <table:data-pilot-member table:name="7246585" table:display="true" table:show-details="true"/>
                <table:data-pilot-member table:name="7554239" table:display="true" table:show-details="true"/>
                <table:data-pilot-member table:name="7707751" table:display="true" table:show-details="true"/>
                <table:data-pilot-member table:name="7707752" table:display="true" table:show-details="true"/>
                <table:data-pilot-member table:name="8198720" table:display="true" table:show-details="true"/>
                <table:data-pilot-member table:name="8198722" table:display="true" table:show-details="true"/>
                <table:data-pilot-member table:name="8562763" table:display="true" table:show-details="true"/>
                <table:data-pilot-member table:name="8584913" table:display="true" table:show-details="true"/>
                <table:data-pilot-member table:name="8584921" table:display="true" table:show-details="true"/>
                <table:data-pilot-member table:name="8659368" table:display="true" table:show-details="true"/>
                <table:data-pilot-member table:name="9290386" table:display="true" table:show-details="true"/>
                <table:data-pilot-member table:name="9341576" table:display="true" table:show-details="true"/>
                <table:data-pilot-member table:name="9567760" table:display="true" table:show-details="true"/>
                <table:data-pilot-member table:name="9769669" table:display="true" table:show-details="true"/>
                <table:data-pilot-member table:name="9992252" table:display="true" table:show-details="true"/>
                <table:data-pilot-member table:name="9992254" table:display="true" table:show-details="true"/>
                <table:data-pilot-member table:name="10179340" table:display="true" table:show-details="true"/>
                <table:data-pilot-member table:name="10335220" table:display="true" table:show-details="true"/>
                <table:data-pilot-member table:name="10422649" table:display="true" table:show-details="true"/>
                <table:data-pilot-member table:name="10858096" table:display="true" table:show-details="true"/>
                <table:data-pilot-member table:name="11089283" table:display="true" table:show-details="true"/>
                <table:data-pilot-member table:name="11111852" table:display="true" table:show-details="true"/>
                <table:data-pilot-member table:name="11174562" table:display="true" table:show-details="true"/>
                <table:data-pilot-member table:name="11174574" table:display="true" table:show-details="true"/>
                <table:data-pilot-member table:name="11176112" table:display="true" table:show-details="true"/>
                <table:data-pilot-member table:name="11387961" table:display="true" table:show-details="true"/>
                <table:data-pilot-member table:name="11457122" table:display="true" table:show-details="true"/>
                <table:data-pilot-member table:name="11776900" table:display="true" table:show-details="true"/>
                <table:data-pilot-member table:name="11777531" table:display="true" table:show-details="true"/>
                <table:data-pilot-member table:name="11777539" table:display="true" table:show-details="true"/>
                <table:data-pilot-member table:name="11781138" table:display="true" table:show-details="true"/>
                <table:data-pilot-member table:name="12076989" table:display="true" table:show-details="true"/>
                <table:data-pilot-member table:name="12093867" table:display="true" table:show-details="true"/>
                <table:data-pilot-member table:name="12391050" table:display="true" table:show-details="true"/>
                <table:data-pilot-member table:name="12391059" table:display="true" table:show-details="true"/>
                <table:data-pilot-member table:name="12571631" table:display="true" table:show-details="true"/>
                <table:data-pilot-member table:name="12619694" table:display="true" table:show-details="true"/>
                <table:data-pilot-member table:name="12758222" table:display="true" table:show-details="true"/>
                <table:data-pilot-member table:name="13318396" table:display="true" table:show-details="true"/>
                <table:data-pilot-member table:name="13363841" table:display="true" table:show-details="true"/>
                <table:data-pilot-member table:name="13388238" table:display="true" table:show-details="true"/>
                <table:data-pilot-member table:name="13461295" table:display="true" table:show-details="true"/>
                <table:data-pilot-member table:name="13766833" table:display="true" table:show-details="true"/>
                <table:data-pilot-member table:name="13810899" table:display="true" table:show-details="true"/>
                <table:data-pilot-member table:name="14116403" table:display="true" table:show-details="true"/>
                <table:data-pilot-member table:name="14322901" table:display="true" table:show-details="true"/>
                <table:data-pilot-member table:name="15218971" table:display="true" table:show-details="true"/>
                <table:data-pilot-member table:name="15219012" table:display="true" table:show-details="true"/>
                <table:data-pilot-member table:name="15219019" table:display="true" table:show-details="true"/>
                <table:data-pilot-member table:name="15219023" table:display="true" table:show-details="true"/>
                <table:data-pilot-member table:name="15219280" table:display="true" table:show-details="true"/>
                <table:data-pilot-member table:name="15614872" table:display="true" table:show-details="true"/>
                <table:data-pilot-member table:name="15768199" table:display="true" table:show-details="true"/>
                <table:data-pilot-member table:name="15768201" table:display="true" table:show-details="true"/>
                <table:data-pilot-member table:name="16552371" table:display="true" table:show-details="true"/>
                <table:data-pilot-member table:name="16829982" table:display="true" table:show-details="true"/>
                <table:data-pilot-member table:name="16829991" table:display="true" table:show-details="true"/>
                <table:data-pilot-member table:name="16981155" table:display="true" table:show-details="true"/>
                <table:data-pilot-member table:name="17157448" table:display="true" table:show-details="true"/>
                <table:data-pilot-member table:name="17667278" table:display="true" table:show-details="true"/>
                <table:data-pilot-member table:name="18453063" table:display="true" table:show-details="true"/>
                <table:data-pilot-member table:name="21028833" table:display="true" table:show-details="true"/>
                <table:data-pilot-member table:name="21495189" table:display="true" table:show-details="true"/>
                <table:data-pilot-member table:name="293818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4. PilotTable_unique-impact-mutations'.I21:'4. PilotTable_unique-impact-mutations'.J26" table:buttons="'4. PilotTable_unique-impact-mutations'.I21" table:show-filter-button="false" table:drill-down-on-double-click="false">
          <table:source-cell-range table:cell-range-address="'3. List_Impact-mutations_unique'.A1:'3. List_Impact-mutations_unique'.M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utation type" table:orientation="row" table:used-hierarchy="0" table:function="auto">
            <table:data-pilot-level table:show-empty="false" calcext:repeat-item-labels="false">
              <table:data-pilot-members>
                <table:data-pilot-member table:name="del" table:display="true" table:show-details="true"/>
                <table:data-pilot-member table:name="ins" table:display="true" table:show-details="true"/>
                <table:data-pilot-member table:name="mltple_var" table:display="true" table:show-details="true"/>
                <table:data-pilot-member table:name="sn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S" table:orientation="data" table:used-hierarchy="0" table:function="count">
            <table:data-pilot-level table:show-empty="false" calcext:repeat-item-labels="false">
              <table:data-pilot-members>
                <table:data-pilot-member table:name="20509" table:display="true" table:show-details="true"/>
                <table:data-pilot-member table:name="291167" table:display="true" table:show-details="true"/>
                <table:data-pilot-member table:name="291186" table:display="true" table:show-details="true"/>
                <table:data-pilot-member table:name="291201" table:display="true" table:show-details="true"/>
                <table:data-pilot-member table:name="291681" table:display="true" table:show-details="true"/>
                <table:data-pilot-member table:name="325492" table:display="true" table:show-details="true"/>
                <table:data-pilot-member table:name="325561" table:display="true" table:show-details="true"/>
                <table:data-pilot-member table:name="325855" table:display="true" table:show-details="true"/>
                <table:data-pilot-member table:name="325863" table:display="true" table:show-details="true"/>
                <table:data-pilot-member table:name="438052" table:display="true" table:show-details="true"/>
                <table:data-pilot-member table:name="439798" table:display="true" table:show-details="true"/>
                <table:data-pilot-member table:name="461776" table:display="true" table:show-details="true"/>
                <table:data-pilot-member table:name="502550" table:display="true" table:show-details="true"/>
                <table:data-pilot-member table:name="529926" table:display="true" table:show-details="true"/>
                <table:data-pilot-member table:name="529938" table:display="true" table:show-details="true"/>
                <table:data-pilot-member table:name="612386" table:display="true" table:show-details="true"/>
                <table:data-pilot-member table:name="705153" table:display="true" table:show-details="true"/>
                <table:data-pilot-member table:name="705169" table:display="true" table:show-details="true"/>
                <table:data-pilot-member table:name="705178" table:display="true" table:show-details="true"/>
                <table:data-pilot-member table:name="727298" table:display="true" table:show-details="true"/>
                <table:data-pilot-member table:name="787490" table:display="true" table:show-details="true"/>
                <table:data-pilot-member table:name="880412" table:display="true" table:show-details="true"/>
                <table:data-pilot-member table:name="945241" table:display="true" table:show-details="true"/>
                <table:data-pilot-member table:name="1034156" table:display="true" table:show-details="true"/>
                <table:data-pilot-member table:name="1034157" table:display="true" table:show-details="true"/>
                <table:data-pilot-member table:name="1034884" table:display="true" table:show-details="true"/>
                <table:data-pilot-member table:name="1034894" table:display="true" table:show-details="true"/>
                <table:data-pilot-member table:name="1034896" table:display="true" table:show-details="true"/>
                <table:data-pilot-member table:name="1034899" table:display="true" table:show-details="true"/>
                <table:data-pilot-member table:name="1034913" table:display="true" table:show-details="true"/>
                <table:data-pilot-member table:name="1034914" table:display="true" table:show-details="true"/>
                <table:data-pilot-member table:name="1034926" table:display="true" table:show-details="true"/>
                <table:data-pilot-member table:name="1034938" table:display="true" table:show-details="true"/>
                <table:data-pilot-member table:name="1034949" table:display="true" table:show-details="true"/>
                <table:data-pilot-member table:name="1057408" table:display="true" table:show-details="true"/>
                <table:data-pilot-member table:name="1077380" table:display="true" table:show-details="true"/>
                <table:data-pilot-member table:name="1077400" table:display="true" table:show-details="true"/>
                <table:data-pilot-member table:name="1250389" table:display="true" table:show-details="true"/>
                <table:data-pilot-member table:name="1386004" table:display="true" table:show-details="true"/>
                <table:data-pilot-member table:name="1395020" table:display="true" table:show-details="true"/>
                <table:data-pilot-member table:name="1395021" table:display="true" table:show-details="true"/>
                <table:data-pilot-member table:name="1395023" table:display="true" table:show-details="true"/>
                <table:data-pilot-member table:name="1395024" table:display="true" table:show-details="true"/>
                <table:data-pilot-member table:name="1473120" table:display="true" table:show-details="true"/>
                <table:data-pilot-member table:name="1473131" table:display="true" table:show-details="true"/>
                <table:data-pilot-member table:name="1473160" table:display="true" table:show-details="true"/>
                <table:data-pilot-member table:name="1473161" table:display="true" table:show-details="true"/>
                <table:data-pilot-member table:name="1473178" table:display="true" table:show-details="true"/>
                <table:data-pilot-member table:name="1473199" table:display="true" table:show-details="true"/>
                <table:data-pilot-member table:name="1473203" table:display="true" table:show-details="true"/>
                <table:data-pilot-member table:name="1473210" table:display="true" table:show-details="true"/>
                <table:data-pilot-member table:name="1473216" table:display="true" table:show-details="true"/>
                <table:data-pilot-member table:name="1473224" table:display="true" table:show-details="true"/>
                <table:data-pilot-member table:name="1473233" table:display="true" table:show-details="true"/>
                <table:data-pilot-member table:name="1473236" table:display="true" table:show-details="true"/>
                <table:data-pilot-member table:name="1473259" table:display="true" table:show-details="true"/>
                <table:data-pilot-member table:name="1473271" table:display="true" table:show-details="true"/>
                <table:data-pilot-member table:name="1473283" table:display="true" table:show-details="true"/>
                <table:data-pilot-member table:name="1473292" table:display="true" table:show-details="true"/>
                <table:data-pilot-member table:name="1511708" table:display="true" table:show-details="true"/>
                <table:data-pilot-member table:name="1543373" table:display="true" table:show-details="true"/>
                <table:data-pilot-member table:name="1883149" table:display="true" table:show-details="true"/>
                <table:data-pilot-member table:name="2462143" table:display="true" table:show-details="true"/>
                <table:data-pilot-member table:name="2744993" table:display="true" table:show-details="true"/>
                <table:data-pilot-member table:name="2744995" table:display="true" table:show-details="true"/>
                <table:data-pilot-member table:name="2792845" table:display="true" table:show-details="true"/>
                <table:data-pilot-member table:name="2844142" table:display="true" table:show-details="true"/>
                <table:data-pilot-member table:name="2844213" table:display="true" table:show-details="true"/>
                <table:data-pilot-member table:name="2856943" table:display="true" table:show-details="true"/>
                <table:data-pilot-member table:name="3174070" table:display="true" table:show-details="true"/>
                <table:data-pilot-member table:name="3182581" table:display="true" table:show-details="true"/>
                <table:data-pilot-member table:name="3201329" table:display="true" table:show-details="true"/>
                <table:data-pilot-member table:name="3851819" table:display="true" table:show-details="true"/>
                <table:data-pilot-member table:name="4102499" table:display="true" table:show-details="true"/>
                <table:data-pilot-member table:name="4119631" table:display="true" table:show-details="true"/>
                <table:data-pilot-member table:name="4304850" table:display="true" table:show-details="true"/>
                <table:data-pilot-member table:name="4701974" table:display="true" table:show-details="true"/>
                <table:data-pilot-member table:name="4739447" table:display="true" table:show-details="true"/>
                <table:data-pilot-member table:name="4988178" table:display="true" table:show-details="true"/>
                <table:data-pilot-member table:name="5050179" table:display="true" table:show-details="true"/>
                <table:data-pilot-member table:name="5670375" table:display="true" table:show-details="true"/>
                <table:data-pilot-member table:name="5670384" table:display="true" table:show-details="true"/>
                <table:data-pilot-member table:name="5741415" table:display="true" table:show-details="true"/>
                <table:data-pilot-member table:name="5831723" table:display="true" table:show-details="true"/>
                <table:data-pilot-member table:name="5857488" table:display="true" table:show-details="true"/>
                <table:data-pilot-member table:name="6106397" table:display="true" table:show-details="true"/>
                <table:data-pilot-member table:name="6268510" table:display="true" table:show-details="true"/>
                <table:data-pilot-member table:name="6799905" table:display="true" table:show-details="true"/>
                <table:data-pilot-member table:name="7090074" table:display="true" table:show-details="true"/>
                <table:data-pilot-member table:name="7246585" table:display="true" table:show-details="true"/>
                <table:data-pilot-member table:name="7554239" table:display="true" table:show-details="true"/>
                <table:data-pilot-member table:name="7707751" table:display="true" table:show-details="true"/>
                <table:data-pilot-member table:name="7707752" table:display="true" table:show-details="true"/>
                <table:data-pilot-member table:name="8198720" table:display="true" table:show-details="true"/>
                <table:data-pilot-member table:name="8198722" table:display="true" table:show-details="true"/>
                <table:data-pilot-member table:name="8562763" table:display="true" table:show-details="true"/>
                <table:data-pilot-member table:name="8584913" table:display="true" table:show-details="true"/>
                <table:data-pilot-member table:name="8584921" table:display="true" table:show-details="true"/>
                <table:data-pilot-member table:name="8659368" table:display="true" table:show-details="true"/>
                <table:data-pilot-member table:name="9290386" table:display="true" table:show-details="true"/>
                <table:data-pilot-member table:name="9341576" table:display="true" table:show-details="true"/>
                <table:data-pilot-member table:name="9567760" table:display="true" table:show-details="true"/>
                <table:data-pilot-member table:name="9769669" table:display="true" table:show-details="true"/>
                <table:data-pilot-member table:name="9992252" table:display="true" table:show-details="true"/>
                <table:data-pilot-member table:name="9992254" table:display="true" table:show-details="true"/>
                <table:data-pilot-member table:name="10179340" table:display="true" table:show-details="true"/>
                <table:data-pilot-member table:name="10335220" table:display="true" table:show-details="true"/>
                <table:data-pilot-member table:name="10422649" table:display="true" table:show-details="true"/>
                <table:data-pilot-member table:name="10858096" table:display="true" table:show-details="true"/>
                <table:data-pilot-member table:name="11089283" table:display="true" table:show-details="true"/>
                <table:data-pilot-member table:name="11111852" table:display="true" table:show-details="true"/>
                <table:data-pilot-member table:name="11174562" table:display="true" table:show-details="true"/>
                <table:data-pilot-member table:name="11174574" table:display="true" table:show-details="true"/>
                <table:data-pilot-member table:name="11176112" table:display="true" table:show-details="true"/>
                <table:data-pilot-member table:name="11387961" table:display="true" table:show-details="true"/>
                <table:data-pilot-member table:name="11457122" table:display="true" table:show-details="true"/>
                <table:data-pilot-member table:name="11776900" table:display="true" table:show-details="true"/>
                <table:data-pilot-member table:name="11777531" table:display="true" table:show-details="true"/>
                <table:data-pilot-member table:name="11777539" table:display="true" table:show-details="true"/>
                <table:data-pilot-member table:name="11781138" table:display="true" table:show-details="true"/>
                <table:data-pilot-member table:name="12076989" table:display="true" table:show-details="true"/>
                <table:data-pilot-member table:name="12093867" table:display="true" table:show-details="true"/>
                <table:data-pilot-member table:name="12391050" table:display="true" table:show-details="true"/>
                <table:data-pilot-member table:name="12391059" table:display="true" table:show-details="true"/>
                <table:data-pilot-member table:name="12571631" table:display="true" table:show-details="true"/>
                <table:data-pilot-member table:name="12619694" table:display="true" table:show-details="true"/>
                <table:data-pilot-member table:name="12758222" table:display="true" table:show-details="true"/>
                <table:data-pilot-member table:name="13318396" table:display="true" table:show-details="true"/>
                <table:data-pilot-member table:name="13363841" table:display="true" table:show-details="true"/>
                <table:data-pilot-member table:name="13388238" table:display="true" table:show-details="true"/>
                <table:data-pilot-member table:name="13461295" table:display="true" table:show-details="true"/>
                <table:data-pilot-member table:name="13766833" table:display="true" table:show-details="true"/>
                <table:data-pilot-member table:name="13810899" table:display="true" table:show-details="true"/>
                <table:data-pilot-member table:name="14116403" table:display="true" table:show-details="true"/>
                <table:data-pilot-member table:name="14322901" table:display="true" table:show-details="true"/>
                <table:data-pilot-member table:name="15218971" table:display="true" table:show-details="true"/>
                <table:data-pilot-member table:name="15219012" table:display="true" table:show-details="true"/>
                <table:data-pilot-member table:name="15219019" table:display="true" table:show-details="true"/>
                <table:data-pilot-member table:name="15219023" table:display="true" table:show-details="true"/>
                <table:data-pilot-member table:name="15219280" table:display="true" table:show-details="true"/>
                <table:data-pilot-member table:name="15614872" table:display="true" table:show-details="true"/>
                <table:data-pilot-member table:name="15768199" table:display="true" table:show-details="true"/>
                <table:data-pilot-member table:name="15768201" table:display="true" table:show-details="true"/>
                <table:data-pilot-member table:name="16552371" table:display="true" table:show-details="true"/>
                <table:data-pilot-member table:name="16829982" table:display="true" table:show-details="true"/>
                <table:data-pilot-member table:name="16829991" table:display="true" table:show-details="true"/>
                <table:data-pilot-member table:name="16981155" table:display="true" table:show-details="true"/>
                <table:data-pilot-member table:name="17157448" table:display="true" table:show-details="true"/>
                <table:data-pilot-member table:name="17667278" table:display="true" table:show-details="true"/>
                <table:data-pilot-member table:name="18453063" table:display="true" table:show-details="true"/>
                <table:data-pilot-member table:name="21028833" table:display="true" table:show-details="true"/>
                <table:data-pilot-member table:name="21495189" table:display="true" table:show-details="true"/>
                <table:data-pilot-member table:name="293818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4. PilotTable_unique-impact-mutations'.A39:'4. PilotTable_unique-impact-mutations'.B67" table:buttons="'4. PilotTable_unique-impact-mutations'.A39" table:show-filter-button="false" table:drill-down-on-double-click="false">
          <table:source-cell-range table:cell-range-address="'3. List_Impact-mutations_unique'.A1:'3. List_Impact-mutations_unique'.M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HROM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S" table:orientation="data" table:used-hierarchy="0" table:function="count">
            <table:data-pilot-level table:show-empty="false" calcext:repeat-item-labels="false">
              <table:data-pilot-members>
                <table:data-pilot-member table:name="20509" table:display="true" table:show-details="true"/>
                <table:data-pilot-member table:name="291167" table:display="true" table:show-details="true"/>
                <table:data-pilot-member table:name="291186" table:display="true" table:show-details="true"/>
                <table:data-pilot-member table:name="291201" table:display="true" table:show-details="true"/>
                <table:data-pilot-member table:name="291681" table:display="true" table:show-details="true"/>
                <table:data-pilot-member table:name="325492" table:display="true" table:show-details="true"/>
                <table:data-pilot-member table:name="325561" table:display="true" table:show-details="true"/>
                <table:data-pilot-member table:name="325855" table:display="true" table:show-details="true"/>
                <table:data-pilot-member table:name="325863" table:display="true" table:show-details="true"/>
                <table:data-pilot-member table:name="438052" table:display="true" table:show-details="true"/>
                <table:data-pilot-member table:name="439798" table:display="true" table:show-details="true"/>
                <table:data-pilot-member table:name="461776" table:display="true" table:show-details="true"/>
                <table:data-pilot-member table:name="502550" table:display="true" table:show-details="true"/>
                <table:data-pilot-member table:name="529926" table:display="true" table:show-details="true"/>
                <table:data-pilot-member table:name="529938" table:display="true" table:show-details="true"/>
                <table:data-pilot-member table:name="612386" table:display="true" table:show-details="true"/>
                <table:data-pilot-member table:name="705153" table:display="true" table:show-details="true"/>
                <table:data-pilot-member table:name="705169" table:display="true" table:show-details="true"/>
                <table:data-pilot-member table:name="705178" table:display="true" table:show-details="true"/>
                <table:data-pilot-member table:name="727298" table:display="true" table:show-details="true"/>
                <table:data-pilot-member table:name="787490" table:display="true" table:show-details="true"/>
                <table:data-pilot-member table:name="880412" table:display="true" table:show-details="true"/>
                <table:data-pilot-member table:name="945241" table:display="true" table:show-details="true"/>
                <table:data-pilot-member table:name="1034156" table:display="true" table:show-details="true"/>
                <table:data-pilot-member table:name="1034157" table:display="true" table:show-details="true"/>
                <table:data-pilot-member table:name="1034884" table:display="true" table:show-details="true"/>
                <table:data-pilot-member table:name="1034894" table:display="true" table:show-details="true"/>
                <table:data-pilot-member table:name="1034896" table:display="true" table:show-details="true"/>
                <table:data-pilot-member table:name="1034899" table:display="true" table:show-details="true"/>
                <table:data-pilot-member table:name="1034913" table:display="true" table:show-details="true"/>
                <table:data-pilot-member table:name="1034914" table:display="true" table:show-details="true"/>
                <table:data-pilot-member table:name="1034926" table:display="true" table:show-details="true"/>
                <table:data-pilot-member table:name="1034938" table:display="true" table:show-details="true"/>
                <table:data-pilot-member table:name="1034949" table:display="true" table:show-details="true"/>
                <table:data-pilot-member table:name="1057408" table:display="true" table:show-details="true"/>
                <table:data-pilot-member table:name="1077380" table:display="true" table:show-details="true"/>
                <table:data-pilot-member table:name="1077400" table:display="true" table:show-details="true"/>
                <table:data-pilot-member table:name="1250389" table:display="true" table:show-details="true"/>
                <table:data-pilot-member table:name="1386004" table:display="true" table:show-details="true"/>
                <table:data-pilot-member table:name="1395020" table:display="true" table:show-details="true"/>
                <table:data-pilot-member table:name="1395021" table:display="true" table:show-details="true"/>
                <table:data-pilot-member table:name="1395023" table:display="true" table:show-details="true"/>
                <table:data-pilot-member table:name="1395024" table:display="true" table:show-details="true"/>
                <table:data-pilot-member table:name="1473120" table:display="true" table:show-details="true"/>
                <table:data-pilot-member table:name="1473131" table:display="true" table:show-details="true"/>
                <table:data-pilot-member table:name="1473160" table:display="true" table:show-details="true"/>
                <table:data-pilot-member table:name="1473161" table:display="true" table:show-details="true"/>
                <table:data-pilot-member table:name="1473178" table:display="true" table:show-details="true"/>
                <table:data-pilot-member table:name="1473199" table:display="true" table:show-details="true"/>
                <table:data-pilot-member table:name="1473203" table:display="true" table:show-details="true"/>
                <table:data-pilot-member table:name="1473210" table:display="true" table:show-details="true"/>
                <table:data-pilot-member table:name="1473216" table:display="true" table:show-details="true"/>
                <table:data-pilot-member table:name="1473224" table:display="true" table:show-details="true"/>
                <table:data-pilot-member table:name="1473233" table:display="true" table:show-details="true"/>
                <table:data-pilot-member table:name="1473236" table:display="true" table:show-details="true"/>
                <table:data-pilot-member table:name="1473259" table:display="true" table:show-details="true"/>
                <table:data-pilot-member table:name="1473271" table:display="true" table:show-details="true"/>
                <table:data-pilot-member table:name="1473283" table:display="true" table:show-details="true"/>
                <table:data-pilot-member table:name="1473292" table:display="true" table:show-details="true"/>
                <table:data-pilot-member table:name="1511708" table:display="true" table:show-details="true"/>
                <table:data-pilot-member table:name="1543373" table:display="true" table:show-details="true"/>
                <table:data-pilot-member table:name="1883149" table:display="true" table:show-details="true"/>
                <table:data-pilot-member table:name="2462143" table:display="true" table:show-details="true"/>
                <table:data-pilot-member table:name="2744993" table:display="true" table:show-details="true"/>
                <table:data-pilot-member table:name="2744995" table:display="true" table:show-details="true"/>
                <table:data-pilot-member table:name="2792845" table:display="true" table:show-details="true"/>
                <table:data-pilot-member table:name="2844142" table:display="true" table:show-details="true"/>
                <table:data-pilot-member table:name="2844213" table:display="true" table:show-details="true"/>
                <table:data-pilot-member table:name="2856943" table:display="true" table:show-details="true"/>
                <table:data-pilot-member table:name="3174070" table:display="true" table:show-details="true"/>
                <table:data-pilot-member table:name="3182581" table:display="true" table:show-details="true"/>
                <table:data-pilot-member table:name="3201329" table:display="true" table:show-details="true"/>
                <table:data-pilot-member table:name="3851819" table:display="true" table:show-details="true"/>
                <table:data-pilot-member table:name="4102499" table:display="true" table:show-details="true"/>
                <table:data-pilot-member table:name="4119631" table:display="true" table:show-details="true"/>
                <table:data-pilot-member table:name="4304850" table:display="true" table:show-details="true"/>
                <table:data-pilot-member table:name="4701974" table:display="true" table:show-details="true"/>
                <table:data-pilot-member table:name="4739447" table:display="true" table:show-details="true"/>
                <table:data-pilot-member table:name="4988178" table:display="true" table:show-details="true"/>
                <table:data-pilot-member table:name="5050179" table:display="true" table:show-details="true"/>
                <table:data-pilot-member table:name="5670375" table:display="true" table:show-details="true"/>
                <table:data-pilot-member table:name="5670384" table:display="true" table:show-details="true"/>
                <table:data-pilot-member table:name="5741415" table:display="true" table:show-details="true"/>
                <table:data-pilot-member table:name="5831723" table:display="true" table:show-details="true"/>
                <table:data-pilot-member table:name="5857488" table:display="true" table:show-details="true"/>
                <table:data-pilot-member table:name="6106397" table:display="true" table:show-details="true"/>
                <table:data-pilot-member table:name="6268510" table:display="true" table:show-details="true"/>
                <table:data-pilot-member table:name="6799905" table:display="true" table:show-details="true"/>
                <table:data-pilot-member table:name="7090074" table:display="true" table:show-details="true"/>
                <table:data-pilot-member table:name="7246585" table:display="true" table:show-details="true"/>
                <table:data-pilot-member table:name="7554239" table:display="true" table:show-details="true"/>
                <table:data-pilot-member table:name="7707751" table:display="true" table:show-details="true"/>
                <table:data-pilot-member table:name="7707752" table:display="true" table:show-details="true"/>
                <table:data-pilot-member table:name="8198720" table:display="true" table:show-details="true"/>
                <table:data-pilot-member table:name="8198722" table:display="true" table:show-details="true"/>
                <table:data-pilot-member table:name="8562763" table:display="true" table:show-details="true"/>
                <table:data-pilot-member table:name="8584913" table:display="true" table:show-details="true"/>
                <table:data-pilot-member table:name="8584921" table:display="true" table:show-details="true"/>
                <table:data-pilot-member table:name="8659368" table:display="true" table:show-details="true"/>
                <table:data-pilot-member table:name="9290386" table:display="true" table:show-details="true"/>
                <table:data-pilot-member table:name="9341576" table:display="true" table:show-details="true"/>
                <table:data-pilot-member table:name="9567760" table:display="true" table:show-details="true"/>
                <table:data-pilot-member table:name="9769669" table:display="true" table:show-details="true"/>
                <table:data-pilot-member table:name="9992252" table:display="true" table:show-details="true"/>
                <table:data-pilot-member table:name="9992254" table:display="true" table:show-details="true"/>
                <table:data-pilot-member table:name="10179340" table:display="true" table:show-details="true"/>
                <table:data-pilot-member table:name="10335220" table:display="true" table:show-details="true"/>
                <table:data-pilot-member table:name="10422649" table:display="true" table:show-details="true"/>
                <table:data-pilot-member table:name="10858096" table:display="true" table:show-details="true"/>
                <table:data-pilot-member table:name="11089283" table:display="true" table:show-details="true"/>
                <table:data-pilot-member table:name="11111852" table:display="true" table:show-details="true"/>
                <table:data-pilot-member table:name="11174562" table:display="true" table:show-details="true"/>
                <table:data-pilot-member table:name="11174574" table:display="true" table:show-details="true"/>
                <table:data-pilot-member table:name="11176112" table:display="true" table:show-details="true"/>
                <table:data-pilot-member table:name="11387961" table:display="true" table:show-details="true"/>
                <table:data-pilot-member table:name="11457122" table:display="true" table:show-details="true"/>
                <table:data-pilot-member table:name="11776900" table:display="true" table:show-details="true"/>
                <table:data-pilot-member table:name="11777531" table:display="true" table:show-details="true"/>
                <table:data-pilot-member table:name="11777539" table:display="true" table:show-details="true"/>
                <table:data-pilot-member table:name="11781138" table:display="true" table:show-details="true"/>
                <table:data-pilot-member table:name="12076989" table:display="true" table:show-details="true"/>
                <table:data-pilot-member table:name="12093867" table:display="true" table:show-details="true"/>
                <table:data-pilot-member table:name="12391050" table:display="true" table:show-details="true"/>
                <table:data-pilot-member table:name="12391059" table:display="true" table:show-details="true"/>
                <table:data-pilot-member table:name="12571631" table:display="true" table:show-details="true"/>
                <table:data-pilot-member table:name="12619694" table:display="true" table:show-details="true"/>
                <table:data-pilot-member table:name="12758222" table:display="true" table:show-details="true"/>
                <table:data-pilot-member table:name="13318396" table:display="true" table:show-details="true"/>
                <table:data-pilot-member table:name="13363841" table:display="true" table:show-details="true"/>
                <table:data-pilot-member table:name="13388238" table:display="true" table:show-details="true"/>
                <table:data-pilot-member table:name="13461295" table:display="true" table:show-details="true"/>
                <table:data-pilot-member table:name="13766833" table:display="true" table:show-details="true"/>
                <table:data-pilot-member table:name="13810899" table:display="true" table:show-details="true"/>
                <table:data-pilot-member table:name="14116403" table:display="true" table:show-details="true"/>
                <table:data-pilot-member table:name="14322901" table:display="true" table:show-details="true"/>
                <table:data-pilot-member table:name="15218971" table:display="true" table:show-details="true"/>
                <table:data-pilot-member table:name="15219012" table:display="true" table:show-details="true"/>
                <table:data-pilot-member table:name="15219019" table:display="true" table:show-details="true"/>
                <table:data-pilot-member table:name="15219023" table:display="true" table:show-details="true"/>
                <table:data-pilot-member table:name="15219280" table:display="true" table:show-details="true"/>
                <table:data-pilot-member table:name="15614872" table:display="true" table:show-details="true"/>
                <table:data-pilot-member table:name="15768199" table:display="true" table:show-details="true"/>
                <table:data-pilot-member table:name="15768201" table:display="true" table:show-details="true"/>
                <table:data-pilot-member table:name="16552371" table:display="true" table:show-details="true"/>
                <table:data-pilot-member table:name="16829982" table:display="true" table:show-details="true"/>
                <table:data-pilot-member table:name="16829991" table:display="true" table:show-details="true"/>
                <table:data-pilot-member table:name="16981155" table:display="true" table:show-details="true"/>
                <table:data-pilot-member table:name="17157448" table:display="true" table:show-details="true"/>
                <table:data-pilot-member table:name="17667278" table:display="true" table:show-details="true"/>
                <table:data-pilot-member table:name="18453063" table:display="true" table:show-details="true"/>
                <table:data-pilot-member table:name="21028833" table:display="true" table:show-details="true"/>
                <table:data-pilot-member table:name="21495189" table:display="true" table:show-details="true"/>
                <table:data-pilot-member table:name="293818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in_20_de_20_la_20_table_20_dynamique" style:display-name="Coin de la table dynamique" style:family="table-cell" style:parent-style-name="Default"/>
    <style:style style:name="Valeur_20_de_20_la_20_table_20_dynamique" style:display-name="Valeur de la table dynamique" style:family="table-cell" style:parent-style-name="Default"/>
    <style:style style:name="Champ_20_de_20_la_20_table_20_dynamique" style:display-name="Champ de la table dynamique" style:family="table-cell" style:parent-style-name="Default"/>
    <style:style style:name="Catégorie_20_de_20_la_20_table_20_dynamique" style:display-name="Catégorie de la table dynamique" style:family="table-cell" style:parent-style-name="Default">
      <style:table-cell-properties style:text-align-source="fix" style:repeat-content="false"/>
      <style:paragraph-properties fo:text-align="start"/>
    </style:style>
    <style:style style:name="Titre_20_de_20_la_20_table_20_dynamique" style:display-name="Titre de la table dynamiqu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e_20_la_20_table_20_dynamique" style:display-name="Résultat de la table dynamique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Fab </meta:initial-creator>
    <meta:creation-date>2020-09-01T10:49:04.510124510</meta:creation-date>
    <meta:generator>LibreOffice/6.0.7.3$Linux_X86_64 LibreOffice_project/00m0$Build-3</meta:generator>
    <dc:date>2020-09-01T19:08:56.915041259</dc:date>
    <dc:creator>FabFab </dc:creator>
    <meta:editing-duration>PT4H27M46S</meta:editing-duration>
    <meta:editing-cycles>26</meta:editing-cycles>
    <meta:document-statistic meta:table-count="4" meta:cell-count="6634" meta:object-count="0"/>
  </office:meta>
</office:document-meta>
</file>